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0"/>
    <style:style style:name="ce3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7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Enhance Ch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739" calcext:value-type="float">
            <text:p>739</text:p>
          </table:table-cell>
          <table:table-cell office:value-type="float" office:value="34997" calcext:value-type="float">
            <text:p>34997</text:p>
          </table:table-cell>
          <table:table-cell table:formula="of:=[.C2]/675" office:value-type="float" office:value="1.09481481481482" calcext:value-type="float">
            <text:p>1.0948148148148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684" calcext:value-type="float">
            <text:p>684</text:p>
          </table:table-cell>
          <table:table-cell office:value-type="float" office:value="35373" calcext:value-type="float">
            <text:p>35373</text:p>
          </table:table-cell>
          <table:table-cell table:formula="of:=[.C3]/675" office:value-type="float" office:value="1.01333333333333" calcext:value-type="float">
            <text:p>1.0133333333333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729" calcext:value-type="float">
            <text:p>729</text:p>
          </table:table-cell>
          <table:table-cell office:value-type="float" office:value="35085" calcext:value-type="float">
            <text:p>35085</text:p>
          </table:table-cell>
          <table:table-cell table:formula="of:=[.C4]/675"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704" calcext:value-type="float">
            <text:p>704</text:p>
          </table:table-cell>
          <table:table-cell office:value-type="float" office:value="35223" calcext:value-type="float">
            <text:p>35223</text:p>
          </table:table-cell>
          <table:table-cell table:formula="of:=[.C5]/675" office:value-type="float" office:value="1.04296296296296" calcext:value-type="float">
            <text:p>1.042962962962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705" calcext:value-type="float">
            <text:p>705</text:p>
          </table:table-cell>
          <table:table-cell office:value-type="float" office:value="32943" calcext:value-type="float">
            <text:p>32943</text:p>
          </table:table-cell>
          <table:table-cell table:formula="of:=[.C6]/675" office:value-type="float" office:value="1.04444444444444" calcext:value-type="float">
            <text:p>1.044444444444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743" calcext:value-type="float">
            <text:p>743</text:p>
          </table:table-cell>
          <table:table-cell office:value-type="float" office:value="33344" calcext:value-type="float">
            <text:p>33344</text:p>
          </table:table-cell>
          <table:table-cell table:formula="of:=[.C7]/675" office:value-type="float" office:value="1.10074074074074" calcext:value-type="float">
            <text:p>1.10074074074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701" calcext:value-type="float">
            <text:p>701</text:p>
          </table:table-cell>
          <table:table-cell office:value-type="float" office:value="32500" calcext:value-type="float">
            <text:p>32500</text:p>
          </table:table-cell>
          <table:table-cell table:formula="of:=[.C8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693" calcext:value-type="float">
            <text:p>693</text:p>
          </table:table-cell>
          <table:table-cell office:value-type="float" office:value="32973" calcext:value-type="float">
            <text:p>32973</text:p>
          </table:table-cell>
          <table:table-cell table:formula="of:=[.C9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736" calcext:value-type="float">
            <text:p>736</text:p>
          </table:table-cell>
          <table:table-cell office:value-type="float" office:value="30367" calcext:value-type="float">
            <text:p>30367</text:p>
          </table:table-cell>
          <table:table-cell table:formula="of:=[.C10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692" calcext:value-type="float">
            <text:p>692</text:p>
          </table:table-cell>
          <table:table-cell office:value-type="float" office:value="30480" calcext:value-type="float">
            <text:p>30480</text:p>
          </table:table-cell>
          <table:table-cell table:formula="of:=[.C11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692" calcext:value-type="float">
            <text:p>692</text:p>
          </table:table-cell>
          <table:table-cell office:value-type="float" office:value="30336" calcext:value-type="float">
            <text:p>30336</text:p>
          </table:table-cell>
          <table:table-cell table:formula="of:=[.C12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709" calcext:value-type="float">
            <text:p>709</text:p>
          </table:table-cell>
          <table:table-cell office:value-type="float" office:value="30971" calcext:value-type="float">
            <text:p>30971</text:p>
          </table:table-cell>
          <table:table-cell table:formula="of:=[.C13]/675" office:value-type="float" office:value="1.05037037037037" calcext:value-type="float">
            <text:p>1.050370370370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741" calcext:value-type="float">
            <text:p>741</text:p>
          </table:table-cell>
          <table:table-cell office:value-type="float" office:value="28515" calcext:value-type="float">
            <text:p>28515</text:p>
          </table:table-cell>
          <table:table-cell table:formula="of:=[.C14]/675" office:value-type="float" office:value="1.09777777777778" calcext:value-type="float">
            <text:p>1.0977777777777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720" calcext:value-type="float">
            <text:p>720</text:p>
          </table:table-cell>
          <table:table-cell office:value-type="float" office:value="28748" calcext:value-type="float">
            <text:p>28748</text:p>
          </table:table-cell>
          <table:table-cell table:formula="of:=[.C15]/675" office:value-type="float" office:value="1.06666666666667" calcext:value-type="float">
            <text:p>1.066666666666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733" calcext:value-type="float">
            <text:p>733</text:p>
          </table:table-cell>
          <table:table-cell office:value-type="float" office:value="29000" calcext:value-type="float">
            <text:p>29000</text:p>
          </table:table-cell>
          <table:table-cell table:formula="of:=[.C16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688" calcext:value-type="float">
            <text:p>688</text:p>
          </table:table-cell>
          <table:table-cell office:value-type="float" office:value="28769" calcext:value-type="float">
            <text:p>28769</text:p>
          </table:table-cell>
          <table:table-cell table:formula="of:=[.C17]/675" office:value-type="float" office:value="1.01925925925926" calcext:value-type="float">
            <text:p>1.019259259259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736" calcext:value-type="float">
            <text:p>736</text:p>
          </table:table-cell>
          <table:table-cell office:value-type="float" office:value="26750" calcext:value-type="float">
            <text:p>26750</text:p>
          </table:table-cell>
          <table:table-cell table:formula="of:=[.C18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730" calcext:value-type="float">
            <text:p>730</text:p>
          </table:table-cell>
          <table:table-cell office:value-type="float" office:value="26780" calcext:value-type="float">
            <text:p>26780</text:p>
          </table:table-cell>
          <table:table-cell table:formula="of:=[.C19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742" calcext:value-type="float">
            <text:p>742</text:p>
          </table:table-cell>
          <table:table-cell office:value-type="float" office:value="27071" calcext:value-type="float">
            <text:p>27071</text:p>
          </table:table-cell>
          <table:table-cell table:formula="of:=[.C20]/675" office:value-type="float" office:value="1.09925925925926" calcext:value-type="float">
            <text:p>1.099259259259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696" calcext:value-type="float">
            <text:p>696</text:p>
          </table:table-cell>
          <table:table-cell office:value-type="float" office:value="26804" calcext:value-type="float">
            <text:p>26804</text:p>
          </table:table-cell>
          <table:table-cell table:formula="of:=[.C21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738" calcext:value-type="float">
            <text:p>738</text:p>
          </table:table-cell>
          <table:table-cell office:value-type="float" office:value="25651" calcext:value-type="float">
            <text:p>25651</text:p>
          </table:table-cell>
          <table:table-cell table:formula="of:=[.C22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733" calcext:value-type="float">
            <text:p>733</text:p>
          </table:table-cell>
          <table:table-cell office:value-type="float" office:value="25405" calcext:value-type="float">
            <text:p>25405</text:p>
          </table:table-cell>
          <table:table-cell table:formula="of:=[.C23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690" calcext:value-type="float">
            <text:p>690</text:p>
          </table:table-cell>
          <table:table-cell office:value-type="float" office:value="25637" calcext:value-type="float">
            <text:p>25637</text:p>
          </table:table-cell>
          <table:table-cell table:formula="of:=[.C24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734" calcext:value-type="float">
            <text:p>734</text:p>
          </table:table-cell>
          <table:table-cell office:value-type="float" office:value="25663" calcext:value-type="float">
            <text:p>25663</text:p>
          </table:table-cell>
          <table:table-cell table:formula="of:=[.C25]/675" office:value-type="float" office:value="1.08740740740741" calcext:value-type="float">
            <text:p>1.087407407407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683" calcext:value-type="float">
            <text:p>683</text:p>
          </table:table-cell>
          <table:table-cell office:value-type="float" office:value="24028" calcext:value-type="float">
            <text:p>24028</text:p>
          </table:table-cell>
          <table:table-cell table:formula="of:=[.C26]/675" office:value-type="float" office:value="1.01185185185185" calcext:value-type="float">
            <text:p>1.0118518518518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695" calcext:value-type="float">
            <text:p>695</text:p>
          </table:table-cell>
          <table:table-cell office:value-type="float" office:value="24026" calcext:value-type="float">
            <text:p>24026</text:p>
          </table:table-cell>
          <table:table-cell table:formula="of:=[.C27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739" calcext:value-type="float">
            <text:p>739</text:p>
          </table:table-cell>
          <table:table-cell office:value-type="float" office:value="23923" calcext:value-type="float">
            <text:p>23923</text:p>
          </table:table-cell>
          <table:table-cell table:formula="of:=[.C28]/675" office:value-type="float" office:value="1.09481481481482" calcext:value-type="float">
            <text:p>1.0948148148148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700" calcext:value-type="float">
            <text:p>700</text:p>
          </table:table-cell>
          <table:table-cell office:value-type="float" office:value="23996" calcext:value-type="float">
            <text:p>23996</text:p>
          </table:table-cell>
          <table:table-cell table:formula="of:=[.C29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685" calcext:value-type="float">
            <text:p>685</text:p>
          </table:table-cell>
          <table:table-cell office:value-type="float" office:value="22711" calcext:value-type="float">
            <text:p>22711</text:p>
          </table:table-cell>
          <table:table-cell table:formula="of:=[.C30]/675" office:value-type="float" office:value="1.01481481481481" calcext:value-type="float">
            <text:p>1.0148148148148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732" calcext:value-type="float">
            <text:p>732</text:p>
          </table:table-cell>
          <table:table-cell office:value-type="float" office:value="22864" calcext:value-type="float">
            <text:p>22864</text:p>
          </table:table-cell>
          <table:table-cell table:formula="of:=[.C31]/675" office:value-type="float" office:value="1.08444444444444" calcext:value-type="float">
            <text:p>1.084444444444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743" calcext:value-type="float">
            <text:p>743</text:p>
          </table:table-cell>
          <table:table-cell office:value-type="float" office:value="22646" calcext:value-type="float">
            <text:p>22646</text:p>
          </table:table-cell>
          <table:table-cell table:formula="of:=[.C32]/675" office:value-type="float" office:value="1.10074074074074" calcext:value-type="float">
            <text:p>1.1007407407407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699" calcext:value-type="float">
            <text:p>699</text:p>
          </table:table-cell>
          <table:table-cell office:value-type="float" office:value="22850" calcext:value-type="float">
            <text:p>22850</text:p>
          </table:table-cell>
          <table:table-cell table:formula="of:=[.C33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701" calcext:value-type="float">
            <text:p>701</text:p>
          </table:table-cell>
          <table:table-cell office:value-type="float" office:value="21674" calcext:value-type="float">
            <text:p>21674</text:p>
          </table:table-cell>
          <table:table-cell table:formula="of:=[.C34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693" calcext:value-type="float">
            <text:p>693</text:p>
          </table:table-cell>
          <table:table-cell office:value-type="float" office:value="21664" calcext:value-type="float">
            <text:p>21664</text:p>
          </table:table-cell>
          <table:table-cell table:formula="of:=[.C35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737" calcext:value-type="float">
            <text:p>737</text:p>
          </table:table-cell>
          <table:table-cell office:value-type="float" office:value="21630" calcext:value-type="float">
            <text:p>21630</text:p>
          </table:table-cell>
          <table:table-cell table:formula="of:=[.C36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731" calcext:value-type="float">
            <text:p>731</text:p>
          </table:table-cell>
          <table:table-cell office:value-type="float" office:value="21756" calcext:value-type="float">
            <text:p>21756</text:p>
          </table:table-cell>
          <table:table-cell table:formula="of:=[.C37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693" calcext:value-type="float">
            <text:p>693</text:p>
          </table:table-cell>
          <table:table-cell office:value-type="float" office:value="20686" calcext:value-type="float">
            <text:p>20686</text:p>
          </table:table-cell>
          <table:table-cell table:formula="of:=[.C38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38" calcext:value-type="float">
            <text:p>738</text:p>
          </table:table-cell>
          <table:table-cell office:value-type="float" office:value="20784" calcext:value-type="float">
            <text:p>20784</text:p>
          </table:table-cell>
          <table:table-cell table:formula="of:=[.C39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693" calcext:value-type="float">
            <text:p>693</text:p>
          </table:table-cell>
          <table:table-cell office:value-type="float" office:value="20721" calcext:value-type="float">
            <text:p>20721</text:p>
          </table:table-cell>
          <table:table-cell table:formula="of:=[.C40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30" calcext:value-type="float">
            <text:p>730</text:p>
          </table:table-cell>
          <table:table-cell office:value-type="float" office:value="20688" calcext:value-type="float">
            <text:p>20688</text:p>
          </table:table-cell>
          <table:table-cell table:formula="of:=[.C41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740" calcext:value-type="float">
            <text:p>740</text:p>
          </table:table-cell>
          <table:table-cell office:value-type="float" office:value="19991" calcext:value-type="float">
            <text:p>19991</text:p>
          </table:table-cell>
          <table:table-cell table:formula="of:=[.C42]/675" office:value-type="float" office:value="1.0962962962963" calcext:value-type="float">
            <text:p>1.096296296296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740" calcext:value-type="float">
            <text:p>740</text:p>
          </table:table-cell>
          <table:table-cell office:value-type="float" office:value="19817" calcext:value-type="float">
            <text:p>19817</text:p>
          </table:table-cell>
          <table:table-cell table:formula="of:=[.C43]/675" office:value-type="float" office:value="1.0962962962963" calcext:value-type="float">
            <text:p>1.096296296296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739" calcext:value-type="float">
            <text:p>739</text:p>
          </table:table-cell>
          <table:table-cell office:value-type="float" office:value="19725" calcext:value-type="float">
            <text:p>19725</text:p>
          </table:table-cell>
          <table:table-cell table:formula="of:=[.C44]/675" office:value-type="float" office:value="1.09481481481482" calcext:value-type="float">
            <text:p>1.094814814814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732" calcext:value-type="float">
            <text:p>732</text:p>
          </table:table-cell>
          <table:table-cell office:value-type="float" office:value="19710" calcext:value-type="float">
            <text:p>19710</text:p>
          </table:table-cell>
          <table:table-cell table:formula="of:=[.C45]/675" office:value-type="float" office:value="1.08444444444444" calcext:value-type="float">
            <text:p>1.0844444444444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692" calcext:value-type="float">
            <text:p>692</text:p>
          </table:table-cell>
          <table:table-cell office:value-type="float" office:value="19136" calcext:value-type="float">
            <text:p>19136</text:p>
          </table:table-cell>
          <table:table-cell table:formula="of:=[.C46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736" calcext:value-type="float">
            <text:p>736</text:p>
          </table:table-cell>
          <table:table-cell office:value-type="float" office:value="18841" calcext:value-type="float">
            <text:p>18841</text:p>
          </table:table-cell>
          <table:table-cell table:formula="of:=[.C47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693" calcext:value-type="float">
            <text:p>693</text:p>
          </table:table-cell>
          <table:table-cell office:value-type="float" office:value="18905" calcext:value-type="float">
            <text:p>18905</text:p>
          </table:table-cell>
          <table:table-cell table:formula="of:=[.C48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690" calcext:value-type="float">
            <text:p>690</text:p>
          </table:table-cell>
          <table:table-cell office:value-type="float" office:value="19059" calcext:value-type="float">
            <text:p>19059</text:p>
          </table:table-cell>
          <table:table-cell table:formula="of:=[.C49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753" calcext:value-type="float">
            <text:p>753</text:p>
          </table:table-cell>
          <table:table-cell office:value-type="float" office:value="18231" calcext:value-type="float">
            <text:p>18231</text:p>
          </table:table-cell>
          <table:table-cell table:formula="of:=[.C50]/675" office:value-type="float" office:value="1.11555555555556" calcext:value-type="float">
            <text:p>1.115555555555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741" calcext:value-type="float">
            <text:p>741</text:p>
          </table:table-cell>
          <table:table-cell office:value-type="float" office:value="18209" calcext:value-type="float">
            <text:p>18209</text:p>
          </table:table-cell>
          <table:table-cell table:formula="of:=[.C51]/675" office:value-type="float" office:value="1.09777777777778" calcext:value-type="float">
            <text:p>1.0977777777777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696" calcext:value-type="float">
            <text:p>696</text:p>
          </table:table-cell>
          <table:table-cell office:value-type="float" office:value="18210" calcext:value-type="float">
            <text:p>18210</text:p>
          </table:table-cell>
          <table:table-cell table:formula="of:=[.C52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744" calcext:value-type="float">
            <text:p>744</text:p>
          </table:table-cell>
          <table:table-cell office:value-type="float" office:value="18342" calcext:value-type="float">
            <text:p>18342</text:p>
          </table:table-cell>
          <table:table-cell table:formula="of:=[.C53]/675" office:value-type="float" office:value="1.10222222222222" calcext:value-type="float">
            <text:p>1.102222222222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744" calcext:value-type="float">
            <text:p>744</text:p>
          </table:table-cell>
          <table:table-cell office:value-type="float" office:value="17524" calcext:value-type="float">
            <text:p>17524</text:p>
          </table:table-cell>
          <table:table-cell table:formula="of:=[.C54]/675" office:value-type="float" office:value="1.10222222222222" calcext:value-type="float">
            <text:p>1.102222222222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690" calcext:value-type="float">
            <text:p>690</text:p>
          </table:table-cell>
          <table:table-cell office:value-type="float" office:value="17437" calcext:value-type="float">
            <text:p>17437</text:p>
          </table:table-cell>
          <table:table-cell table:formula="of:=[.C55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690" calcext:value-type="float">
            <text:p>690</text:p>
          </table:table-cell>
          <table:table-cell office:value-type="float" office:value="17419" calcext:value-type="float">
            <text:p>17419</text:p>
          </table:table-cell>
          <table:table-cell table:formula="of:=[.C56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692" calcext:value-type="float">
            <text:p>692</text:p>
          </table:table-cell>
          <table:table-cell office:value-type="float" office:value="17582" calcext:value-type="float">
            <text:p>17582</text:p>
          </table:table-cell>
          <table:table-cell table:formula="of:=[.C57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747" calcext:value-type="float">
            <text:p>747</text:p>
          </table:table-cell>
          <table:table-cell office:value-type="float" office:value="17026" calcext:value-type="float">
            <text:p>17026</text:p>
          </table:table-cell>
          <table:table-cell table:formula="of:=[.C58]/675" office:value-type="float" office:value="1.10666666666667" calcext:value-type="float">
            <text:p>1.106666666666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696" calcext:value-type="float">
            <text:p>696</text:p>
          </table:table-cell>
          <table:table-cell office:value-type="float" office:value="16790" calcext:value-type="float">
            <text:p>16790</text:p>
          </table:table-cell>
          <table:table-cell table:formula="of:=[.C59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692" calcext:value-type="float">
            <text:p>692</text:p>
          </table:table-cell>
          <table:table-cell office:value-type="float" office:value="16807" calcext:value-type="float">
            <text:p>16807</text:p>
          </table:table-cell>
          <table:table-cell table:formula="of:=[.C60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727" calcext:value-type="float">
            <text:p>727</text:p>
          </table:table-cell>
          <table:table-cell office:value-type="float" office:value="16760" calcext:value-type="float">
            <text:p>16760</text:p>
          </table:table-cell>
          <table:table-cell table:formula="of:=[.C61]/675" office:value-type="float" office:value="1.07703703703704" calcext:value-type="float">
            <text:p>1.077037037037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683" calcext:value-type="float">
            <text:p>683</text:p>
          </table:table-cell>
          <table:table-cell office:value-type="float" office:value="16117" calcext:value-type="float">
            <text:p>16117</text:p>
          </table:table-cell>
          <table:table-cell table:formula="of:=[.C62]/675" office:value-type="float" office:value="1.01185185185185" calcext:value-type="float">
            <text:p>1.011851851851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699" calcext:value-type="float">
            <text:p>699</text:p>
          </table:table-cell>
          <table:table-cell office:value-type="float" office:value="16223" calcext:value-type="float">
            <text:p>16223</text:p>
          </table:table-cell>
          <table:table-cell table:formula="of:=[.C63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746" calcext:value-type="float">
            <text:p>746</text:p>
          </table:table-cell>
          <table:table-cell office:value-type="float" office:value="16180" calcext:value-type="float">
            <text:p>16180</text:p>
          </table:table-cell>
          <table:table-cell table:formula="of:=[.C64]/675" office:value-type="float" office:value="1.10518518518519" calcext:value-type="float">
            <text:p>1.105185185185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732" calcext:value-type="float">
            <text:p>732</text:p>
          </table:table-cell>
          <table:table-cell office:value-type="float" office:value="16223" calcext:value-type="float">
            <text:p>16223</text:p>
          </table:table-cell>
          <table:table-cell table:formula="of:=[.C65]/675" office:value-type="float" office:value="1.08444444444444" calcext:value-type="float">
            <text:p>1.084444444444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699" calcext:value-type="float">
            <text:p>699</text:p>
          </table:table-cell>
          <table:table-cell office:value-type="float" office:value="15694" calcext:value-type="float">
            <text:p>15694</text:p>
          </table:table-cell>
          <table:table-cell table:formula="of:=[.C66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737" calcext:value-type="float">
            <text:p>737</text:p>
          </table:table-cell>
          <table:table-cell office:value-type="float" office:value="15699" calcext:value-type="float">
            <text:p>15699</text:p>
          </table:table-cell>
          <table:table-cell table:formula="of:=[.C67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738" calcext:value-type="float">
            <text:p>738</text:p>
          </table:table-cell>
          <table:table-cell office:value-type="float" office:value="15652" calcext:value-type="float">
            <text:p>15652</text:p>
          </table:table-cell>
          <table:table-cell table:formula="of:=[.C68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685" calcext:value-type="float">
            <text:p>685</text:p>
          </table:table-cell>
          <table:table-cell office:value-type="float" office:value="15615" calcext:value-type="float">
            <text:p>15615</text:p>
          </table:table-cell>
          <table:table-cell table:formula="of:=[.C69]/675" office:value-type="float" office:value="1.01481481481481" calcext:value-type="float">
            <text:p>1.0148148148148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690" calcext:value-type="float">
            <text:p>690</text:p>
          </table:table-cell>
          <table:table-cell office:value-type="float" office:value="15111" calcext:value-type="float">
            <text:p>15111</text:p>
          </table:table-cell>
          <table:table-cell table:formula="of:=[.C70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690" calcext:value-type="float">
            <text:p>690</text:p>
          </table:table-cell>
          <table:table-cell office:value-type="float" office:value="14973" calcext:value-type="float">
            <text:p>14973</text:p>
          </table:table-cell>
          <table:table-cell table:formula="of:=[.C71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703" calcext:value-type="float">
            <text:p>703</text:p>
          </table:table-cell>
          <table:table-cell office:value-type="float" office:value="15192" calcext:value-type="float">
            <text:p>15192</text:p>
          </table:table-cell>
          <table:table-cell table:formula="of:=[.C72]/675" office:value-type="float" office:value="1.04148148148148" calcext:value-type="float">
            <text:p>1.041481481481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731" calcext:value-type="float">
            <text:p>731</text:p>
          </table:table-cell>
          <table:table-cell office:value-type="float" office:value="15162" calcext:value-type="float">
            <text:p>15162</text:p>
          </table:table-cell>
          <table:table-cell table:formula="of:=[.C73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693" calcext:value-type="float">
            <text:p>693</text:p>
          </table:table-cell>
          <table:table-cell office:value-type="float" office:value="14613" calcext:value-type="float">
            <text:p>14613</text:p>
          </table:table-cell>
          <table:table-cell table:formula="of:=[.C74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731" calcext:value-type="float">
            <text:p>731</text:p>
          </table:table-cell>
          <table:table-cell office:value-type="float" office:value="14717" calcext:value-type="float">
            <text:p>14717</text:p>
          </table:table-cell>
          <table:table-cell table:formula="of:=[.C75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730" calcext:value-type="float">
            <text:p>730</text:p>
          </table:table-cell>
          <table:table-cell office:value-type="float" office:value="14614" calcext:value-type="float">
            <text:p>14614</text:p>
          </table:table-cell>
          <table:table-cell table:formula="of:=[.C76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700" calcext:value-type="float">
            <text:p>700</text:p>
          </table:table-cell>
          <table:table-cell office:value-type="float" office:value="14583" calcext:value-type="float">
            <text:p>14583</text:p>
          </table:table-cell>
          <table:table-cell table:formula="of:=[.C77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730" calcext:value-type="float">
            <text:p>730</text:p>
          </table:table-cell>
          <table:table-cell office:value-type="float" office:value="14233" calcext:value-type="float">
            <text:p>14233</text:p>
          </table:table-cell>
          <table:table-cell table:formula="of:=[.C78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690" calcext:value-type="float">
            <text:p>690</text:p>
          </table:table-cell>
          <table:table-cell office:value-type="float" office:value="14179" calcext:value-type="float">
            <text:p>14179</text:p>
          </table:table-cell>
          <table:table-cell table:formula="of:=[.C79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756" calcext:value-type="float">
            <text:p>756</text:p>
          </table:table-cell>
          <table:table-cell office:value-type="float" office:value="14237" calcext:value-type="float">
            <text:p>14237</text:p>
          </table:table-cell>
          <table:table-cell table:formula="of:=[.C80]/675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703" calcext:value-type="float">
            <text:p>703</text:p>
          </table:table-cell>
          <table:table-cell office:value-type="float" office:value="14090" calcext:value-type="float">
            <text:p>14090</text:p>
          </table:table-cell>
          <table:table-cell table:formula="of:=[.C81]/675" office:value-type="float" office:value="1.04148148148148" calcext:value-type="float">
            <text:p>1.0414814814814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692" calcext:value-type="float">
            <text:p>692</text:p>
          </table:table-cell>
          <table:table-cell office:value-type="float" office:value="13722" calcext:value-type="float">
            <text:p>13722</text:p>
          </table:table-cell>
          <table:table-cell table:formula="of:=[.C82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693" calcext:value-type="float">
            <text:p>693</text:p>
          </table:table-cell>
          <table:table-cell office:value-type="float" office:value="13719" calcext:value-type="float">
            <text:p>13719</text:p>
          </table:table-cell>
          <table:table-cell table:formula="of:=[.C83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690" calcext:value-type="float">
            <text:p>690</text:p>
          </table:table-cell>
          <table:table-cell office:value-type="float" office:value="13714" calcext:value-type="float">
            <text:p>13714</text:p>
          </table:table-cell>
          <table:table-cell table:formula="of:=[.C84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714" calcext:value-type="float">
            <text:p>714</text:p>
          </table:table-cell>
          <table:table-cell office:value-type="float" office:value="13712" calcext:value-type="float">
            <text:p>13712</text:p>
          </table:table-cell>
          <table:table-cell table:formula="of:=[.C85]/675" office:value-type="float" office:value="1.05777777777778" calcext:value-type="float">
            <text:p>1.0577777777777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742" calcext:value-type="float">
            <text:p>742</text:p>
          </table:table-cell>
          <table:table-cell office:value-type="float" office:value="13309" calcext:value-type="float">
            <text:p>13309</text:p>
          </table:table-cell>
          <table:table-cell table:formula="of:=[.C86]/675" office:value-type="float" office:value="1.09925925925926" calcext:value-type="float">
            <text:p>1.0992592592592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690" calcext:value-type="float">
            <text:p>690</text:p>
          </table:table-cell>
          <table:table-cell office:value-type="float" office:value="13280" calcext:value-type="float">
            <text:p>13280</text:p>
          </table:table-cell>
          <table:table-cell table:formula="of:=[.C87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693" calcext:value-type="float">
            <text:p>693</text:p>
          </table:table-cell>
          <table:table-cell office:value-type="float" office:value="13422" calcext:value-type="float">
            <text:p>13422</text:p>
          </table:table-cell>
          <table:table-cell table:formula="of:=[.C88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683" calcext:value-type="float">
            <text:p>683</text:p>
          </table:table-cell>
          <table:table-cell office:value-type="float" office:value="13272" calcext:value-type="float">
            <text:p>13272</text:p>
          </table:table-cell>
          <table:table-cell table:formula="of:=[.C89]/675" office:value-type="float" office:value="1.01185185185185" calcext:value-type="float">
            <text:p>1.0118518518518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690" calcext:value-type="float">
            <text:p>690</text:p>
          </table:table-cell>
          <table:table-cell office:value-type="float" office:value="12913" calcext:value-type="float">
            <text:p>12913</text:p>
          </table:table-cell>
          <table:table-cell table:formula="of:=[.C90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703" calcext:value-type="float">
            <text:p>703</text:p>
          </table:table-cell>
          <table:table-cell office:value-type="float" office:value="12910" calcext:value-type="float">
            <text:p>12910</text:p>
          </table:table-cell>
          <table:table-cell table:formula="of:=[.C91]/675" office:value-type="float" office:value="1.04148148148148" calcext:value-type="float">
            <text:p>1.041481481481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737" calcext:value-type="float">
            <text:p>737</text:p>
          </table:table-cell>
          <table:table-cell office:value-type="float" office:value="12919" calcext:value-type="float">
            <text:p>12919</text:p>
          </table:table-cell>
          <table:table-cell table:formula="of:=[.C92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701" calcext:value-type="float">
            <text:p>701</text:p>
          </table:table-cell>
          <table:table-cell office:value-type="float" office:value="12928" calcext:value-type="float">
            <text:p>12928</text:p>
          </table:table-cell>
          <table:table-cell table:formula="of:=[.C93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693" calcext:value-type="float">
            <text:p>693</text:p>
          </table:table-cell>
          <table:table-cell office:value-type="float" office:value="12563" calcext:value-type="float">
            <text:p>12563</text:p>
          </table:table-cell>
          <table:table-cell table:formula="of:=[.C94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729" calcext:value-type="float">
            <text:p>729</text:p>
          </table:table-cell>
          <table:table-cell office:value-type="float" office:value="12545" calcext:value-type="float">
            <text:p>12545</text:p>
          </table:table-cell>
          <table:table-cell table:formula="of:=[.C95]/675"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698" calcext:value-type="float">
            <text:p>698</text:p>
          </table:table-cell>
          <table:table-cell office:value-type="float" office:value="12579" calcext:value-type="float">
            <text:p>12579</text:p>
          </table:table-cell>
          <table:table-cell table:formula="of:=[.C96]/675" office:value-type="float" office:value="1.03407407407407" calcext:value-type="float">
            <text:p>1.0340740740740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702" calcext:value-type="float">
            <text:p>702</text:p>
          </table:table-cell>
          <table:table-cell office:value-type="float" office:value="12640" calcext:value-type="float">
            <text:p>12640</text:p>
          </table:table-cell>
          <table:table-cell table:formula="of:=[.C97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700" calcext:value-type="float">
            <text:p>700</text:p>
          </table:table-cell>
          <table:table-cell office:value-type="float" office:value="12217" calcext:value-type="float">
            <text:p>12217</text:p>
          </table:table-cell>
          <table:table-cell table:formula="of:=[.C98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690" calcext:value-type="float">
            <text:p>690</text:p>
          </table:table-cell>
          <table:table-cell office:value-type="float" office:value="12221" calcext:value-type="float">
            <text:p>12221</text:p>
          </table:table-cell>
          <table:table-cell table:formula="of:=[.C99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696" calcext:value-type="float">
            <text:p>696</text:p>
          </table:table-cell>
          <table:table-cell office:value-type="float" office:value="12182" calcext:value-type="float">
            <text:p>12182</text:p>
          </table:table-cell>
          <table:table-cell table:formula="of:=[.C100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727" calcext:value-type="float">
            <text:p>727</text:p>
          </table:table-cell>
          <table:table-cell office:value-type="float" office:value="12215" calcext:value-type="float">
            <text:p>12215</text:p>
          </table:table-cell>
          <table:table-cell table:formula="of:=[.C101]/675" office:value-type="float" office:value="1.07703703703704" calcext:value-type="float">
            <text:p>1.077037037037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734" calcext:value-type="float">
            <text:p>734</text:p>
          </table:table-cell>
          <table:table-cell office:value-type="float" office:value="11902" calcext:value-type="float">
            <text:p>11902</text:p>
          </table:table-cell>
          <table:table-cell table:formula="of:=[.C102]/675" office:value-type="float" office:value="1.08740740740741" calcext:value-type="float">
            <text:p>1.087407407407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741" calcext:value-type="float">
            <text:p>741</text:p>
          </table:table-cell>
          <table:table-cell office:value-type="float" office:value="11940" calcext:value-type="float">
            <text:p>11940</text:p>
          </table:table-cell>
          <table:table-cell table:formula="of:=[.C103]/675" office:value-type="float" office:value="1.09777777777778" calcext:value-type="float">
            <text:p>1.0977777777777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692" calcext:value-type="float">
            <text:p>692</text:p>
          </table:table-cell>
          <table:table-cell office:value-type="float" office:value="11869" calcext:value-type="float">
            <text:p>11869</text:p>
          </table:table-cell>
          <table:table-cell table:formula="of:=[.C104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756" calcext:value-type="float">
            <text:p>756</text:p>
          </table:table-cell>
          <table:table-cell office:value-type="float" office:value="11995" calcext:value-type="float">
            <text:p>11995</text:p>
          </table:table-cell>
          <table:table-cell table:formula="of:=[.C105]/675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740" calcext:value-type="float">
            <text:p>740</text:p>
          </table:table-cell>
          <table:table-cell office:value-type="float" office:value="11612" calcext:value-type="float">
            <text:p>11612</text:p>
          </table:table-cell>
          <table:table-cell table:formula="of:=[.C106]/675" office:value-type="float" office:value="1.0962962962963" calcext:value-type="float">
            <text:p>1.09629629629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743" calcext:value-type="float">
            <text:p>743</text:p>
          </table:table-cell>
          <table:table-cell office:value-type="float" office:value="11555" calcext:value-type="float">
            <text:p>11555</text:p>
          </table:table-cell>
          <table:table-cell table:formula="of:=[.C107]/675" office:value-type="float" office:value="1.10074074074074" calcext:value-type="float">
            <text:p>1.1007407407407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737" calcext:value-type="float">
            <text:p>737</text:p>
          </table:table-cell>
          <table:table-cell office:value-type="float" office:value="11556" calcext:value-type="float">
            <text:p>11556</text:p>
          </table:table-cell>
          <table:table-cell table:formula="of:=[.C108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693" calcext:value-type="float">
            <text:p>693</text:p>
          </table:table-cell>
          <table:table-cell office:value-type="float" office:value="11628" calcext:value-type="float">
            <text:p>11628</text:p>
          </table:table-cell>
          <table:table-cell table:formula="of:=[.C109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699" calcext:value-type="float">
            <text:p>699</text:p>
          </table:table-cell>
          <table:table-cell office:value-type="float" office:value="11298" calcext:value-type="float">
            <text:p>11298</text:p>
          </table:table-cell>
          <table:table-cell table:formula="of:=[.C110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694" calcext:value-type="float">
            <text:p>694</text:p>
          </table:table-cell>
          <table:table-cell office:value-type="float" office:value="11245" calcext:value-type="float">
            <text:p>11245</text:p>
          </table:table-cell>
          <table:table-cell table:formula="of:=[.C111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745" calcext:value-type="float">
            <text:p>745</text:p>
          </table:table-cell>
          <table:table-cell office:value-type="float" office:value="11336" calcext:value-type="float">
            <text:p>11336</text:p>
          </table:table-cell>
          <table:table-cell table:formula="of:=[.C112]/675" office:value-type="float" office:value="1.1037037037037" calcext:value-type="float">
            <text:p>1.10370370370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737" calcext:value-type="float">
            <text:p>737</text:p>
          </table:table-cell>
          <table:table-cell office:value-type="float" office:value="11420" calcext:value-type="float">
            <text:p>11420</text:p>
          </table:table-cell>
          <table:table-cell table:formula="of:=[.C113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736" calcext:value-type="float">
            <text:p>736</text:p>
          </table:table-cell>
          <table:table-cell office:value-type="float" office:value="11013" calcext:value-type="float">
            <text:p>11013</text:p>
          </table:table-cell>
          <table:table-cell table:formula="of:=[.C114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750" calcext:value-type="float">
            <text:p>750</text:p>
          </table:table-cell>
          <table:table-cell office:value-type="float" office:value="10977" calcext:value-type="float">
            <text:p>10977</text:p>
          </table:table-cell>
          <table:table-cell table:formula="of:=[.C115]/675" office:value-type="float" office:value="1.11111111111111" calcext:value-type="float">
            <text:p>1.1111111111111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738" calcext:value-type="float">
            <text:p>738</text:p>
          </table:table-cell>
          <table:table-cell office:value-type="float" office:value="11031" calcext:value-type="float">
            <text:p>11031</text:p>
          </table:table-cell>
          <table:table-cell table:formula="of:=[.C116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723" calcext:value-type="float">
            <text:p>723</text:p>
          </table:table-cell>
          <table:table-cell office:value-type="float" office:value="10954" calcext:value-type="float">
            <text:p>10954</text:p>
          </table:table-cell>
          <table:table-cell table:formula="of:=[.C117]/675" office:value-type="float" office:value="1.07111111111111" calcext:value-type="float">
            <text:p>1.0711111111111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695" calcext:value-type="float">
            <text:p>695</text:p>
          </table:table-cell>
          <table:table-cell office:value-type="float" office:value="10824" calcext:value-type="float">
            <text:p>10824</text:p>
          </table:table-cell>
          <table:table-cell table:formula="of:=[.C118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694" calcext:value-type="float">
            <text:p>694</text:p>
          </table:table-cell>
          <table:table-cell office:value-type="float" office:value="10715" calcext:value-type="float">
            <text:p>10715</text:p>
          </table:table-cell>
          <table:table-cell table:formula="of:=[.C119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693" calcext:value-type="float">
            <text:p>693</text:p>
          </table:table-cell>
          <table:table-cell office:value-type="float" office:value="10737" calcext:value-type="float">
            <text:p>10737</text:p>
          </table:table-cell>
          <table:table-cell table:formula="of:=[.C120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683" calcext:value-type="float">
            <text:p>683</text:p>
          </table:table-cell>
          <table:table-cell office:value-type="float" office:value="10749" calcext:value-type="float">
            <text:p>10749</text:p>
          </table:table-cell>
          <table:table-cell table:formula="of:=[.C121]/675" office:value-type="float" office:value="1.01185185185185" calcext:value-type="float">
            <text:p>1.0118518518518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706" calcext:value-type="float">
            <text:p>706</text:p>
          </table:table-cell>
          <table:table-cell office:value-type="float" office:value="10473" calcext:value-type="float">
            <text:p>10473</text:p>
          </table:table-cell>
          <table:table-cell table:formula="of:=[.C122]/675" office:value-type="float" office:value="1.04592592592593" calcext:value-type="float">
            <text:p>1.0459259259259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692" calcext:value-type="float">
            <text:p>692</text:p>
          </table:table-cell>
          <table:table-cell office:value-type="float" office:value="10520" calcext:value-type="float">
            <text:p>10520</text:p>
          </table:table-cell>
          <table:table-cell table:formula="of:=[.C123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733" calcext:value-type="float">
            <text:p>733</text:p>
          </table:table-cell>
          <table:table-cell office:value-type="float" office:value="10522" calcext:value-type="float">
            <text:p>10522</text:p>
          </table:table-cell>
          <table:table-cell table:formula="of:=[.C124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707" calcext:value-type="float">
            <text:p>707</text:p>
          </table:table-cell>
          <table:table-cell office:value-type="float" office:value="10531" calcext:value-type="float">
            <text:p>10531</text:p>
          </table:table-cell>
          <table:table-cell table:formula="of:=[.C125]/675" office:value-type="float" office:value="1.04740740740741" calcext:value-type="float">
            <text:p>1.047407407407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690" calcext:value-type="float">
            <text:p>690</text:p>
          </table:table-cell>
          <table:table-cell office:value-type="float" office:value="10256" calcext:value-type="float">
            <text:p>10256</text:p>
          </table:table-cell>
          <table:table-cell table:formula="of:=[.C126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692" calcext:value-type="float">
            <text:p>692</text:p>
          </table:table-cell>
          <table:table-cell office:value-type="float" office:value="10274" calcext:value-type="float">
            <text:p>10274</text:p>
          </table:table-cell>
          <table:table-cell table:formula="of:=[.C127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700" calcext:value-type="float">
            <text:p>700</text:p>
          </table:table-cell>
          <table:table-cell office:value-type="float" office:value="10248" calcext:value-type="float">
            <text:p>10248</text:p>
          </table:table-cell>
          <table:table-cell table:formula="of:=[.C128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700" calcext:value-type="float">
            <text:p>700</text:p>
          </table:table-cell>
          <table:table-cell office:value-type="float" office:value="10214" calcext:value-type="float">
            <text:p>10214</text:p>
          </table:table-cell>
          <table:table-cell table:formula="of:=[.C129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700" calcext:value-type="float">
            <text:p>700</text:p>
          </table:table-cell>
          <table:table-cell office:value-type="float" office:value="9985" calcext:value-type="float">
            <text:p>9985</text:p>
          </table:table-cell>
          <table:table-cell table:formula="of:=[.C130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706" calcext:value-type="float">
            <text:p>706</text:p>
          </table:table-cell>
          <table:table-cell office:value-type="float" office:value="10035" calcext:value-type="float">
            <text:p>10035</text:p>
          </table:table-cell>
          <table:table-cell table:formula="of:=[.C131]/675" office:value-type="float" office:value="1.04592592592593" calcext:value-type="float">
            <text:p>1.0459259259259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692" calcext:value-type="float">
            <text:p>692</text:p>
          </table:table-cell>
          <table:table-cell office:value-type="float" office:value="9996" calcext:value-type="float">
            <text:p>9996</text:p>
          </table:table-cell>
          <table:table-cell table:formula="of:=[.C132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757" calcext:value-type="float">
            <text:p>757</text:p>
          </table:table-cell>
          <table:table-cell office:value-type="float" office:value="10029" calcext:value-type="float">
            <text:p>10029</text:p>
          </table:table-cell>
          <table:table-cell table:formula="of:=[.C133]/675" office:value-type="float" office:value="1.12148148148148" calcext:value-type="float">
            <text:p>1.1214814814814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735" calcext:value-type="float">
            <text:p>735</text:p>
          </table:table-cell>
          <table:table-cell office:value-type="float" office:value="9826" calcext:value-type="float">
            <text:p>9826</text:p>
          </table:table-cell>
          <table:table-cell table:formula="of:=[.C134]/675" office:value-type="float" office:value="1.08888888888889" calcext:value-type="float">
            <text:p>1.0888888888888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714" calcext:value-type="float">
            <text:p>714</text:p>
          </table:table-cell>
          <table:table-cell office:value-type="float" office:value="9875" calcext:value-type="float">
            <text:p>9875</text:p>
          </table:table-cell>
          <table:table-cell table:formula="of:=[.C135]/675" office:value-type="float" office:value="1.05777777777778" calcext:value-type="float">
            <text:p>1.0577777777777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699" calcext:value-type="float">
            <text:p>699</text:p>
          </table:table-cell>
          <table:table-cell office:value-type="float" office:value="9827" calcext:value-type="float">
            <text:p>9827</text:p>
          </table:table-cell>
          <table:table-cell table:formula="of:=[.C136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702" calcext:value-type="float">
            <text:p>702</text:p>
          </table:table-cell>
          <table:table-cell office:value-type="float" office:value="9795" calcext:value-type="float">
            <text:p>9795</text:p>
          </table:table-cell>
          <table:table-cell table:formula="of:=[.C137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692" calcext:value-type="float">
            <text:p>692</text:p>
          </table:table-cell>
          <table:table-cell office:value-type="float" office:value="9637" calcext:value-type="float">
            <text:p>9637</text:p>
          </table:table-cell>
          <table:table-cell table:formula="of:=[.C138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700" calcext:value-type="float">
            <text:p>700</text:p>
          </table:table-cell>
          <table:table-cell office:value-type="float" office:value="9572" calcext:value-type="float">
            <text:p>9572</text:p>
          </table:table-cell>
          <table:table-cell table:formula="of:=[.C139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731" calcext:value-type="float">
            <text:p>731</text:p>
          </table:table-cell>
          <table:table-cell office:value-type="float" office:value="9576" calcext:value-type="float">
            <text:p>9576</text:p>
          </table:table-cell>
          <table:table-cell table:formula="of:=[.C140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704" calcext:value-type="float">
            <text:p>704</text:p>
          </table:table-cell>
          <table:table-cell office:value-type="float" office:value="9612" calcext:value-type="float">
            <text:p>9612</text:p>
          </table:table-cell>
          <table:table-cell table:formula="of:=[.C141]/675" office:value-type="float" office:value="1.04296296296296" calcext:value-type="float">
            <text:p>1.0429629629629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744" calcext:value-type="float">
            <text:p>744</text:p>
          </table:table-cell>
          <table:table-cell office:value-type="float" office:value="9419" calcext:value-type="float">
            <text:p>9419</text:p>
          </table:table-cell>
          <table:table-cell table:formula="of:=[.C142]/675" office:value-type="float" office:value="1.10222222222222" calcext:value-type="float">
            <text:p>1.1022222222222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692" calcext:value-type="float">
            <text:p>692</text:p>
          </table:table-cell>
          <table:table-cell office:value-type="float" office:value="9436" calcext:value-type="float">
            <text:p>9436</text:p>
          </table:table-cell>
          <table:table-cell table:formula="of:=[.C143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738" calcext:value-type="float">
            <text:p>738</text:p>
          </table:table-cell>
          <table:table-cell office:value-type="float" office:value="9396" calcext:value-type="float">
            <text:p>9396</text:p>
          </table:table-cell>
          <table:table-cell table:formula="of:=[.C144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736" calcext:value-type="float">
            <text:p>736</text:p>
          </table:table-cell>
          <table:table-cell office:value-type="float" office:value="9394" calcext:value-type="float">
            <text:p>9394</text:p>
          </table:table-cell>
          <table:table-cell table:formula="of:=[.C145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691" calcext:value-type="float">
            <text:p>691</text:p>
          </table:table-cell>
          <table:table-cell office:value-type="float" office:value="9165" calcext:value-type="float">
            <text:p>9165</text:p>
          </table:table-cell>
          <table:table-cell table:formula="of:=[.C146]/675" office:value-type="float" office:value="1.0237037037037" calcext:value-type="float">
            <text:p>1.02370370370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699" calcext:value-type="float">
            <text:p>699</text:p>
          </table:table-cell>
          <table:table-cell office:value-type="float" office:value="9205" calcext:value-type="float">
            <text:p>9205</text:p>
          </table:table-cell>
          <table:table-cell table:formula="of:=[.C147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694" calcext:value-type="float">
            <text:p>694</text:p>
          </table:table-cell>
          <table:table-cell office:value-type="float" office:value="9204" calcext:value-type="float">
            <text:p>9204</text:p>
          </table:table-cell>
          <table:table-cell table:formula="of:=[.C148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701" calcext:value-type="float">
            <text:p>701</text:p>
          </table:table-cell>
          <table:table-cell office:value-type="float" office:value="9226" calcext:value-type="float">
            <text:p>9226</text:p>
          </table:table-cell>
          <table:table-cell table:formula="of:=[.C149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748" calcext:value-type="float">
            <text:p>748</text:p>
          </table:table-cell>
          <table:table-cell office:value-type="float" office:value="9042" calcext:value-type="float">
            <text:p>9042</text:p>
          </table:table-cell>
          <table:table-cell table:formula="of:=[.C150]/675" office:value-type="float" office:value="1.10814814814815" calcext:value-type="float">
            <text:p>1.1081481481481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733" calcext:value-type="float">
            <text:p>733</text:p>
          </table:table-cell>
          <table:table-cell office:value-type="float" office:value="9054" calcext:value-type="float">
            <text:p>9054</text:p>
          </table:table-cell>
          <table:table-cell table:formula="of:=[.C151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702" calcext:value-type="float">
            <text:p>702</text:p>
          </table:table-cell>
          <table:table-cell office:value-type="float" office:value="9049" calcext:value-type="float">
            <text:p>9049</text:p>
          </table:table-cell>
          <table:table-cell table:formula="of:=[.C152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695" calcext:value-type="float">
            <text:p>695</text:p>
          </table:table-cell>
          <table:table-cell office:value-type="float" office:value="9009" calcext:value-type="float">
            <text:p>9009</text:p>
          </table:table-cell>
          <table:table-cell table:formula="of:=[.C153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731" calcext:value-type="float">
            <text:p>731</text:p>
          </table:table-cell>
          <table:table-cell office:value-type="float" office:value="8852" calcext:value-type="float">
            <text:p>8852</text:p>
          </table:table-cell>
          <table:table-cell table:formula="of:=[.C154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701" calcext:value-type="float">
            <text:p>701</text:p>
          </table:table-cell>
          <table:table-cell office:value-type="float" office:value="8905" calcext:value-type="float">
            <text:p>8905</text:p>
          </table:table-cell>
          <table:table-cell table:formula="of:=[.C155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690" calcext:value-type="float">
            <text:p>690</text:p>
          </table:table-cell>
          <table:table-cell office:value-type="float" office:value="8850" calcext:value-type="float">
            <text:p>8850</text:p>
          </table:table-cell>
          <table:table-cell table:formula="of:=[.C156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752" calcext:value-type="float">
            <text:p>752</text:p>
          </table:table-cell>
          <table:table-cell office:value-type="float" office:value="8836" calcext:value-type="float">
            <text:p>8836</text:p>
          </table:table-cell>
          <table:table-cell table:formula="of:=[.C157]/675" office:value-type="float" office:value="1.11407407407407" calcext:value-type="float">
            <text:p>1.1140740740740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205" calcext:value-type="float">
            <text:p>8205</text:p>
          </table:table-cell>
          <table:table-cell table:formula="of:=[.C158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7910" calcext:value-type="float">
            <text:p>7910</text:p>
          </table:table-cell>
          <table:table-cell table:formula="of:=[.C159]/675" office:value-type="float" office:value="1.09777777777778" calcext:value-type="float">
            <text:p>1.0977777777777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8630" calcext:value-type="float">
            <text:p>8630</text:p>
          </table:table-cell>
          <table:table-cell table:formula="of:=[.C160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8311" calcext:value-type="float">
            <text:p>8311</text:p>
          </table:table-cell>
          <table:table-cell table:formula="of:=[.C161]/675" office:value-type="float" office:value="1.04888888888889" calcext:value-type="float">
            <text:p>1.04888888888889</text:p>
          </table:table-cell>
          <table:table-cell table:number-columns-repeated="2"/>
        </table:table-row>
      </table:table>
      <table:table table:name="Pivot Table_Sim70_1" table:style-name="ta1">
        <table:shapes>
          <draw:frame draw:z-index="0" draw:style-name="gr1" draw:text-style-name="P1" svg:width="7.9929in" svg:height="4.4957in" svg:x="8.885in" svg:y="0in">
            <draw:object draw:notify-on-update-of-ranges="'Pivot Table_Sim70_1'.F3:'Pivot Table_Sim70_1'.F42 'Pivot Table_Sim70_1'.H2:'Pivot Table_Sim70_1'.H2 'Pivot Table_Sim70_1'.H3:'Pivot Table_Sim70_1'.H42 'Pivot Table_Sim70_1'.I2:'Pivot Table_Sim70_1'.I2 'Pivot Table_Sim70_1'.I3:'Pivot Table_Sim70_1'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ce44"/>
        <table:table-column table:style-name="co1" table:number-columns-repeated="5" table:default-cell-style-name="Default"/>
        <table:table-row table:style-name="ro1">
          <table:table-cell table:style-name="ce18"/>
          <table:table-cell table:style-name="ce23" office:value-type="string" calcext:value-type="string">
            <text:p>Data</text:p>
          </table:table-cell>
          <table:table-cell table:style-name="ce29"/>
          <table:table-cell table:style-name="ce41"/>
          <table:table-cell table:number-columns-repeated="5"/>
        </table:table-row>
        <table:table-row table:style-name="ro1">
          <table:table-cell table:style-name="ce19" office:value-type="string" calcext:value-type="string">
            <text:p>Enhance Chance</text:p>
          </table:table-cell>
          <table:table-cell table:style-name="ce24" office:value-type="string" calcext:value-type="string">
            <text:p>Average - Iterations</text:p>
          </table:table-cell>
          <table:table-cell table:style-name="ce30" office:value-type="string" calcext:value-type="string">
            <text:p>Min - Score Comp</text:p>
          </table:table-cell>
          <table:table-cell table:style-name="ce42" office:value-type="string" calcext:value-type="string">
            <text:p>Average - Score Comp</text:p>
          </table:table-cell>
          <table:table-cell/>
          <table:table-cell office:value-type="string" calcext:value-type="string">
            <text:p>Enhance Chance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style-name="ce20" office:value-type="float" office:value="0.025" calcext:value-type="float">
            <text:p>0.025</text:p>
          </table:table-cell>
          <table:table-cell table:style-name="ce25" office:value-type="float" office:value="35169.5" calcext:value-type="float">
            <text:p>35169.5</text:p>
          </table:table-cell>
          <table:table-cell table:style-name="ce31" office:value-type="float" office:value="1.01333333333333" calcext:value-type="float">
            <text:p>1.01333333333333</text:p>
          </table:table-cell>
          <table:table-cell table:style-name="ce43" office:value-type="float" office:value="1.05777777777778" calcext:value-type="float">
            <text:p>1.05777777777778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35169.5" calcext:value-type="float">
            <text:p>35169.5</text:p>
          </table:table-cell>
          <table:table-cell office:value-type="float" office:value="1.01333333333333" calcext:value-type="float">
            <text:p>1.01333333333333</text:p>
          </table:table-cell>
          <table:table-cell office:value-type="float" office:value="1.05777777777778" calcext:value-type="float">
            <text:p>1.0577777777777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940" calcext:value-type="float">
            <text:p>32940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259259259259" calcext:value-type="float">
            <text:p>1.0525925925925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2940" calcext:value-type="float">
            <text:p>32940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259259259259" calcext:value-type="float">
            <text:p>1.05259259259259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30538.5" calcext:value-type="float">
            <text:p>30538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4777777777778" calcext:value-type="float">
            <text:p>1.04777777777778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30538.5" calcext:value-type="float">
            <text:p>30538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4777777777778" calcext:value-type="float">
            <text:p>1.0477777777777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758" calcext:value-type="float">
            <text:p>28758</text:p>
          </table:table-cell>
          <table:table-cell office:value-type="float" office:value="1.01925925925926" calcext:value-type="float">
            <text:p>1.01925925925926</text:p>
          </table:table-cell>
          <table:table-cell office:value-type="float" office:value="1.06740740740741" calcext:value-type="float">
            <text:p>1.067407407407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8758" calcext:value-type="float">
            <text:p>28758</text:p>
          </table:table-cell>
          <table:table-cell office:value-type="float" office:value="1.01925925925926" calcext:value-type="float">
            <text:p>1.01925925925926</text:p>
          </table:table-cell>
          <table:table-cell office:value-type="float" office:value="1.06740740740741" calcext:value-type="float">
            <text:p>1.0674074074074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6851.25" calcext:value-type="float">
            <text:p>26851.25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7555555555556" calcext:value-type="float">
            <text:p>1.07555555555556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26851.25" calcext:value-type="float">
            <text:p>26851.25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7555555555556" calcext:value-type="float">
            <text:p>1.0755555555555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5589" calcext:value-type="float">
            <text:p>25589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7222222222222" calcext:value-type="float">
            <text:p>1.0722222222222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25589" calcext:value-type="float">
            <text:p>25589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7222222222222" calcext:value-type="float">
            <text:p>1.0722222222222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23993.25" calcext:value-type="float">
            <text:p>23993.2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4333333333333" calcext:value-type="float">
            <text:p>1.04333333333333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23993.25" calcext:value-type="float">
            <text:p>23993.2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4333333333333" calcext:value-type="float">
            <text:p>1.043333333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2767.75" calcext:value-type="float">
            <text:p>22767.75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888888888889" calcext:value-type="float">
            <text:p>1.0588888888888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2767.75" calcext:value-type="float">
            <text:p>22767.75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888888888889" calcext:value-type="float">
            <text:p>1.05888888888889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21681" calcext:value-type="float">
            <text:p>21681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21681" calcext:value-type="float">
            <text:p>21681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719.75" calcext:value-type="float">
            <text:p>20719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703703703704" calcext:value-type="float">
            <text:p>1.0570370370370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0719.75" calcext:value-type="float">
            <text:p>20719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703703703704" calcext:value-type="float">
            <text:p>1.0570370370370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9810.75" calcext:value-type="float">
            <text:p>19810.75</text:p>
          </table:table-cell>
          <table:table-cell office:value-type="float" office:value="1.08444444444444" calcext:value-type="float">
            <text:p>1.08444444444444</text:p>
          </table:table-cell>
          <table:table-cell office:value-type="float" office:value="1.09296296296296" calcext:value-type="float">
            <text:p>1.09296296296296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19810.75" calcext:value-type="float">
            <text:p>19810.75</text:p>
          </table:table-cell>
          <table:table-cell office:value-type="float" office:value="1.08444444444444" calcext:value-type="float">
            <text:p>1.08444444444444</text:p>
          </table:table-cell>
          <table:table-cell office:value-type="float" office:value="1.09296296296296" calcext:value-type="float">
            <text:p>1.0929629629629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985.25" calcext:value-type="float">
            <text:p>18985.2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11111111111" calcext:value-type="float">
            <text:p>1.0411111111111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8985.25" calcext:value-type="float">
            <text:p>18985.2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11111111111" calcext:value-type="float">
            <text:p>1.0411111111111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8248" calcext:value-type="float">
            <text:p>18248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8666666666667" calcext:value-type="float">
            <text:p>1.08666666666667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8248" calcext:value-type="float">
            <text:p>18248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8666666666667" calcext:value-type="float">
            <text:p>1.086666666666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490.5" calcext:value-type="float">
            <text:p>17490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296296296296" calcext:value-type="float">
            <text:p>1.0429629629629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7490.5" calcext:value-type="float">
            <text:p>17490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296296296296" calcext:value-type="float">
            <text:p>1.0429629629629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6845.75" calcext:value-type="float">
            <text:p>16845.7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6845.75" calcext:value-type="float">
            <text:p>16845.7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185.75" calcext:value-type="float">
            <text:p>16185.7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5925925925926" calcext:value-type="float">
            <text:p>1.0592592592592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185.75" calcext:value-type="float">
            <text:p>16185.7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5925925925926" calcext:value-type="float">
            <text:p>1.0592592592592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5665" calcext:value-type="float">
            <text:p>15665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888888888889" calcext:value-type="float">
            <text:p>1.05888888888889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5665" calcext:value-type="float">
            <text:p>15665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888888888889" calcext:value-type="float">
            <text:p>1.0588888888888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109.5" calcext:value-type="float">
            <text:p>15109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222222222222" calcext:value-type="float">
            <text:p>1.0422222222222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5109.5" calcext:value-type="float">
            <text:p>15109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222222222222" calcext:value-type="float">
            <text:p>1.0422222222222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4631.75" calcext:value-type="float">
            <text:p>14631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703703703704" calcext:value-type="float">
            <text:p>1.05703703703704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4631.75" calcext:value-type="float">
            <text:p>14631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703703703704" calcext:value-type="float">
            <text:p>1.057037037037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184.75" calcext:value-type="float">
            <text:p>14184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662962962963" calcext:value-type="float">
            <text:p>1.066296296296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4184.75" calcext:value-type="float">
            <text:p>14184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662962962963" calcext:value-type="float">
            <text:p>1.0662962962963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3716.75" calcext:value-type="float">
            <text:p>13716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3296296296296" calcext:value-type="float">
            <text:p>1.03296296296296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3716.75" calcext:value-type="float">
            <text:p>13716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3296296296296" calcext:value-type="float">
            <text:p>1.0329629629629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320.75" calcext:value-type="float">
            <text:p>13320.7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13320.75" calcext:value-type="float">
            <text:p>13320.7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2917.5" calcext:value-type="float">
            <text:p>12917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851851851852" calcext:value-type="float">
            <text:p>1.04851851851852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2917.5" calcext:value-type="float">
            <text:p>12917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851851851852" calcext:value-type="float">
            <text:p>1.048518518518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81.75" calcext:value-type="float">
            <text:p>12581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4518518518519" calcext:value-type="float">
            <text:p>1.0451851851851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2581.75" calcext:value-type="float">
            <text:p>12581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4518518518519" calcext:value-type="float">
            <text:p>1.0451851851851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2208.75" calcext:value-type="float">
            <text:p>12208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85185185185" calcext:value-type="float">
            <text:p>1.0418518518518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2208.75" calcext:value-type="float">
            <text:p>12208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85185185185" calcext:value-type="float">
            <text:p>1.0418518518518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1926.5" calcext:value-type="float">
            <text:p>11926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8259259259259" calcext:value-type="float">
            <text:p>1.0825925925925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1926.5" calcext:value-type="float">
            <text:p>11926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8259259259259" calcext:value-type="float">
            <text:p>1.0825925925925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1587.75" calcext:value-type="float">
            <text:p>11587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7888888888889" calcext:value-type="float">
            <text:p>1.07888888888889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1587.75" calcext:value-type="float">
            <text:p>11587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7888888888889" calcext:value-type="float">
            <text:p>1.0788888888888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324.75" calcext:value-type="float">
            <text:p>11324.75</text:p>
          </table:table-cell>
          <table:table-cell office:value-type="float" office:value="1.02814814814815" calcext:value-type="float">
            <text:p>1.02814814814815</text:p>
          </table:table-cell>
          <table:table-cell office:value-type="float" office:value="1.06481481481481" calcext:value-type="float">
            <text:p>1.064814814814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1324.75" calcext:value-type="float">
            <text:p>11324.75</text:p>
          </table:table-cell>
          <table:table-cell office:value-type="float" office:value="1.02814814814815" calcext:value-type="float">
            <text:p>1.02814814814815</text:p>
          </table:table-cell>
          <table:table-cell office:value-type="float" office:value="1.06481481481481" calcext:value-type="float">
            <text:p>1.0648148148148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0993.75" calcext:value-type="float">
            <text:p>10993.75</text:p>
          </table:table-cell>
          <table:table-cell office:value-type="float" office:value="1.07111111111111" calcext:value-type="float">
            <text:p>1.07111111111111</text:p>
          </table:table-cell>
          <table:table-cell office:value-type="float" office:value="1.09148148148148" calcext:value-type="float">
            <text:p>1.09148148148148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0993.75" calcext:value-type="float">
            <text:p>10993.75</text:p>
          </table:table-cell>
          <table:table-cell office:value-type="float" office:value="1.07111111111111" calcext:value-type="float">
            <text:p>1.07111111111111</text:p>
          </table:table-cell>
          <table:table-cell office:value-type="float" office:value="1.09148148148148" calcext:value-type="float">
            <text:p>1.0914814814814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756.25" calcext:value-type="float">
            <text:p>10756.2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2407407407407" calcext:value-type="float">
            <text:p>1.0240740740740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0756.25" calcext:value-type="float">
            <text:p>10756.2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2407407407407" calcext:value-type="float">
            <text:p>1.02407407407407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0511.5" calcext:value-type="float">
            <text:p>10511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5111111111111" calcext:value-type="float">
            <text:p>1.0511111111111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0511.5" calcext:value-type="float">
            <text:p>10511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5111111111111" calcext:value-type="float">
            <text:p>1.051111111111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48" calcext:value-type="float">
            <text:p>10248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3037037037037" calcext:value-type="float">
            <text:p>1.03037037037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48" calcext:value-type="float">
            <text:p>10248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3037037037037" calcext:value-type="float">
            <text:p>1.0303703703703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0011.25" calcext:value-type="float">
            <text:p>10011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5740740740741" calcext:value-type="float">
            <text:p>1.05740740740741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0011.25" calcext:value-type="float">
            <text:p>10011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5740740740741" calcext:value-type="float">
            <text:p>1.0574074074074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830.75" calcext:value-type="float">
            <text:p>9830.75</text:p>
          </table:table-cell>
          <table:table-cell office:value-type="float" office:value="1.03555555555556" calcext:value-type="float">
            <text:p>1.03555555555556</text:p>
          </table:table-cell>
          <table:table-cell office:value-type="float" office:value="1.05555555555556" calcext:value-type="float">
            <text:p>1.0555555555555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9830.75" calcext:value-type="float">
            <text:p>9830.75</text:p>
          </table:table-cell>
          <table:table-cell office:value-type="float" office:value="1.03555555555556" calcext:value-type="float">
            <text:p>1.03555555555556</text:p>
          </table:table-cell>
          <table:table-cell office:value-type="float" office:value="1.05555555555556" calcext:value-type="float">
            <text:p>1.0555555555555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9599.25" calcext:value-type="float">
            <text:p>9599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4703703703704" calcext:value-type="float">
            <text:p>1.04703703703704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9599.25" calcext:value-type="float">
            <text:p>9599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4703703703704" calcext:value-type="float">
            <text:p>1.047037037037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411.25" calcext:value-type="float">
            <text:p>9411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7777777777778" calcext:value-type="float">
            <text:p>1.0777777777777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411.25" calcext:value-type="float">
            <text:p>9411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7777777777778" calcext:value-type="float">
            <text:p>1.07777777777778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9200" calcext:value-type="float">
            <text:p>9200</text:p>
          </table:table-cell>
          <table:table-cell office:value-type="float" office:value="1.0237037037037" calcext:value-type="float">
            <text:p>1.0237037037037</text:p>
          </table:table-cell>
          <table:table-cell office:value-type="float" office:value="1.03148148148148" calcext:value-type="float">
            <text:p>1.03148148148148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9200" calcext:value-type="float">
            <text:p>9200</text:p>
          </table:table-cell>
          <table:table-cell office:value-type="float" office:value="1.0237037037037" calcext:value-type="float">
            <text:p>1.0237037037037</text:p>
          </table:table-cell>
          <table:table-cell office:value-type="float" office:value="1.03148148148148" calcext:value-type="float">
            <text:p>1.0314814814814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9038.5" calcext:value-type="float">
            <text:p>9038.5</text:p>
          </table:table-cell>
          <table:table-cell office:value-type="float" office:value="1.02962962962963" calcext:value-type="float">
            <text:p>1.02962962962963</text:p>
          </table:table-cell>
          <table:table-cell office:value-type="float" office:value="1.06592592592593" calcext:value-type="float">
            <text:p>1.0659259259259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9038.5" calcext:value-type="float">
            <text:p>9038.5</text:p>
          </table:table-cell>
          <table:table-cell office:value-type="float" office:value="1.02962962962963" calcext:value-type="float">
            <text:p>1.02962962962963</text:p>
          </table:table-cell>
          <table:table-cell office:value-type="float" office:value="1.06592592592593" calcext:value-type="float">
            <text:p>1.06592592592593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8860.75" calcext:value-type="float">
            <text:p>8860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6444444444444" calcext:value-type="float">
            <text:p>1.06444444444444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8860.75" calcext:value-type="float">
            <text:p>8860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6444444444444" calcext:value-type="float">
            <text:p>1.06444444444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float" office:value="8264" calcext:value-type="float">
            <text:p>8264</text:p>
          </table:table-cell>
          <table:table-cell table:style-name="ce33" office:value-type="float" office:value="1.04888888888889" calcext:value-type="float">
            <text:p>1.04888888888889</text:p>
          </table:table-cell>
          <table:table-cell table:style-name="ce45" office:value-type="float" office:value="1.07851851851852" calcext:value-type="float">
            <text:p>1.078518518518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64" calcext:value-type="float">
            <text:p>8264</text:p>
          </table:table-cell>
          <table:table-cell office:value-type="float" office:value="1.04888888888889" calcext:value-type="float">
            <text:p>1.04888888888889</text:p>
          </table:table-cell>
          <table:table-cell office:value-type="float" office:value="1.07851851851852" calcext:value-type="float">
            <text:p>1.07851851851852</text:p>
          </table:table-cell>
        </table:table-row>
        <table:table-row table:style-name="ro1">
          <table:table-cell table:style-name="ce22" office:value-type="string" calcext:value-type="string">
            <text:p>Total Result</text:p>
          </table:table-cell>
          <table:table-cell table:style-name="ce28" office:value-type="float" office:value="16311.86875" calcext:value-type="float">
            <text:p>16311.86875</text:p>
          </table:table-cell>
          <table:table-cell table:style-name="ce34" office:value-type="float" office:value="1.01185185185185" calcext:value-type="float">
            <text:p>1.01185185185185</text:p>
          </table:table-cell>
          <table:table-cell table:style-name="ce46" office:value-type="float" office:value="1.05775" calcext:value-type="float">
            <text:p>1.05775</text:p>
          </table:table-cell>
          <table:table-cell table:number-columns-repeated="5"/>
        </table:table-row>
      </table:table>
      <table:table table:name="Sim439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Enhance Ch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107217" calcext:value-type="float">
            <text:p>107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19450" calcext:value-type="float">
            <text:p>119450</text:p>
          </table:table-cell>
          <table:table-cell office:value-type="float" office:value="645" calcext:value-type="float">
            <text:p>645</text:p>
          </table:table-cell>
          <table:table-cell table:formula="of:=[.C2]/107217" office:value-type="float" office:value="1.11409571243366" calcext:value-type="float">
            <text:p>1.1140957124336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18982" calcext:value-type="float">
            <text:p>118982</text:p>
          </table:table-cell>
          <table:table-cell office:value-type="float" office:value="649" calcext:value-type="float">
            <text:p>649</text:p>
          </table:table-cell>
          <table:table-cell table:formula="of:=[.C3]/107217" office:value-type="float" office:value="1.10973073299943" calcext:value-type="float">
            <text:p>1.1097307329994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19863" calcext:value-type="float">
            <text:p>119863</text:p>
          </table:table-cell>
          <table:table-cell office:value-type="float" office:value="640" calcext:value-type="float">
            <text:p>640</text:p>
          </table:table-cell>
          <table:table-cell table:formula="of:=[.C4]/107217" office:value-type="float" office:value="1.11794771351558" calcext:value-type="float">
            <text:p>1.1179477135155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19712" calcext:value-type="float">
            <text:p>119712</text:p>
          </table:table-cell>
          <table:table-cell office:value-type="float" office:value="644" calcext:value-type="float">
            <text:p>644</text:p>
          </table:table-cell>
          <table:table-cell table:formula="of:=[.C5]/107217" office:value-type="float" office:value="1.1165393547665" calcext:value-type="float">
            <text:p>1.116539354766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18870" calcext:value-type="float">
            <text:p>118870</text:p>
          </table:table-cell>
          <table:table-cell office:value-type="float" office:value="374" calcext:value-type="float">
            <text:p>374</text:p>
          </table:table-cell>
          <table:table-cell table:formula="of:=[.C6]/107217" office:value-type="float" office:value="1.10868612253654" calcext:value-type="float">
            <text:p>1.108686122536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17869" calcext:value-type="float">
            <text:p>117869</text:p>
          </table:table-cell>
          <table:table-cell office:value-type="float" office:value="381" calcext:value-type="float">
            <text:p>381</text:p>
          </table:table-cell>
          <table:table-cell table:formula="of:=[.C7]/107217" office:value-type="float" office:value="1.09934991652443" calcext:value-type="float">
            <text:p>1.099349916524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18756" calcext:value-type="float">
            <text:p>118756</text:p>
          </table:table-cell>
          <table:table-cell office:value-type="float" office:value="382" calcext:value-type="float">
            <text:p>382</text:p>
          </table:table-cell>
          <table:table-cell table:formula="of:=[.C8]/107217" office:value-type="float" office:value="1.10762285831538" calcext:value-type="float">
            <text:p>1.107622858315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17274" calcext:value-type="float">
            <text:p>117274</text:p>
          </table:table-cell>
          <table:table-cell office:value-type="float" office:value="381" calcext:value-type="float">
            <text:p>381</text:p>
          </table:table-cell>
          <table:table-cell table:formula="of:=[.C9]/107217" office:value-type="float" office:value="1.09380042344031" calcext:value-type="float">
            <text:p>1.093800423440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122960" calcext:value-type="float">
            <text:p>122960</text:p>
          </table:table-cell>
          <table:table-cell office:value-type="float" office:value="275" calcext:value-type="float">
            <text:p>275</text:p>
          </table:table-cell>
          <table:table-cell table:formula="of:=[.C10]/107217" office:value-type="float" office:value="1.1468330581904" calcext:value-type="float">
            <text:p>1.14683305819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122180" calcext:value-type="float">
            <text:p>122180</text:p>
          </table:table-cell>
          <table:table-cell office:value-type="float" office:value="270" calcext:value-type="float">
            <text:p>270</text:p>
          </table:table-cell>
          <table:table-cell table:formula="of:=[.C11]/107217" office:value-type="float" office:value="1.13955809246668" calcext:value-type="float">
            <text:p>1.139558092466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121544" calcext:value-type="float">
            <text:p>121544</text:p>
          </table:table-cell>
          <table:table-cell office:value-type="float" office:value="273" calcext:value-type="float">
            <text:p>273</text:p>
          </table:table-cell>
          <table:table-cell table:formula="of:=[.C12]/107217" office:value-type="float" office:value="1.13362619733811" calcext:value-type="float">
            <text:p>1.133626197338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118298" calcext:value-type="float">
            <text:p>118298</text:p>
          </table:table-cell>
          <table:table-cell office:value-type="float" office:value="272" calcext:value-type="float">
            <text:p>272</text:p>
          </table:table-cell>
          <table:table-cell table:formula="of:=[.C13]/107217" office:value-type="float" office:value="1.10335114767248" calcext:value-type="float">
            <text:p>1.103351147672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0896" calcext:value-type="float">
            <text:p>120896</text:p>
          </table:table-cell>
          <table:table-cell office:value-type="float" office:value="212" calcext:value-type="float">
            <text:p>212</text:p>
          </table:table-cell>
          <table:table-cell table:formula="of:=[.C14]/107217" office:value-type="float" office:value="1.12758237965994" calcext:value-type="float">
            <text:p>1.127582379659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0823" calcext:value-type="float">
            <text:p>120823</text:p>
          </table:table-cell>
          <table:table-cell office:value-type="float" office:value="213" calcext:value-type="float">
            <text:p>213</text:p>
          </table:table-cell>
          <table:table-cell table:formula="of:=[.C15]/107217" office:value-type="float" office:value="1.12690151748323" calcext:value-type="float">
            <text:p>1.126901517483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0085" calcext:value-type="float">
            <text:p>120085</text:p>
          </table:table-cell>
          <table:table-cell office:value-type="float" office:value="212" calcext:value-type="float">
            <text:p>212</text:p>
          </table:table-cell>
          <table:table-cell table:formula="of:=[.C16]/107217" office:value-type="float" office:value="1.1200182806831" calcext:value-type="float">
            <text:p>1.12001828068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3051" calcext:value-type="float">
            <text:p>123051</text:p>
          </table:table-cell>
          <table:table-cell office:value-type="float" office:value="215" calcext:value-type="float">
            <text:p>215</text:p>
          </table:table-cell>
          <table:table-cell table:formula="of:=[.C17]/107217" office:value-type="float" office:value="1.1476818041915" calcext:value-type="float">
            <text:p>1.14768180419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124872" calcext:value-type="float">
            <text:p>124872</text:p>
          </table:table-cell>
          <table:table-cell office:value-type="float" office:value="174" calcext:value-type="float">
            <text:p>174</text:p>
          </table:table-cell>
          <table:table-cell table:formula="of:=[.C18]/107217" office:value-type="float" office:value="1.16466605109264" calcext:value-type="float">
            <text:p>1.164666051092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122380" calcext:value-type="float">
            <text:p>122380</text:p>
          </table:table-cell>
          <table:table-cell office:value-type="float" office:value="173" calcext:value-type="float">
            <text:p>173</text:p>
          </table:table-cell>
          <table:table-cell table:formula="of:=[.C19]/107217" office:value-type="float" office:value="1.14142346829327" calcext:value-type="float">
            <text:p>1.141423468293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123556" calcext:value-type="float">
            <text:p>123556</text:p>
          </table:table-cell>
          <table:table-cell office:value-type="float" office:value="174" calcext:value-type="float">
            <text:p>174</text:p>
          </table:table-cell>
          <table:table-cell table:formula="of:=[.C20]/107217" office:value-type="float" office:value="1.15239187815365" calcext:value-type="float">
            <text:p>1.152391878153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121393" calcext:value-type="float">
            <text:p>121393</text:p>
          </table:table-cell>
          <table:table-cell office:value-type="float" office:value="175" calcext:value-type="float">
            <text:p>175</text:p>
          </table:table-cell>
          <table:table-cell table:formula="of:=[.C21]/107217" office:value-type="float" office:value="1.13221783858903" calcext:value-type="float">
            <text:p>1.132217838589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123829" calcext:value-type="float">
            <text:p>123829</text:p>
          </table:table-cell>
          <table:table-cell office:value-type="float" office:value="144" calcext:value-type="float">
            <text:p>144</text:p>
          </table:table-cell>
          <table:table-cell table:formula="of:=[.C22]/107217" office:value-type="float" office:value="1.15493811615695" calcext:value-type="float">
            <text:p>1.154938116156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123846" calcext:value-type="float">
            <text:p>123846</text:p>
          </table:table-cell>
          <table:table-cell office:value-type="float" office:value="147" calcext:value-type="float">
            <text:p>147</text:p>
          </table:table-cell>
          <table:table-cell table:formula="of:=[.C23]/107217" office:value-type="float" office:value="1.15509667310221" calcext:value-type="float">
            <text:p>1.155096673102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122922" calcext:value-type="float">
            <text:p>122922</text:p>
          </table:table-cell>
          <table:table-cell office:value-type="float" office:value="147" calcext:value-type="float">
            <text:p>147</text:p>
          </table:table-cell>
          <table:table-cell table:formula="of:=[.C24]/107217" office:value-type="float" office:value="1.14647863678335" calcext:value-type="float">
            <text:p>1.146478636783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123221" calcext:value-type="float">
            <text:p>123221</text:p>
          </table:table-cell>
          <table:table-cell office:value-type="float" office:value="145" calcext:value-type="float">
            <text:p>145</text:p>
          </table:table-cell>
          <table:table-cell table:formula="of:=[.C25]/107217" office:value-type="float" office:value="1.14926737364411" calcext:value-type="float">
            <text:p>1.149267373644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124808" calcext:value-type="float">
            <text:p>124808</text:p>
          </table:table-cell>
          <table:table-cell office:value-type="float" office:value="125" calcext:value-type="float">
            <text:p>125</text:p>
          </table:table-cell>
          <table:table-cell table:formula="of:=[.C26]/107217" office:value-type="float" office:value="1.16406913082813" calcext:value-type="float">
            <text:p>1.164069130828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121390" calcext:value-type="float">
            <text:p>121390</text:p>
          </table:table-cell>
          <table:table-cell office:value-type="float" office:value="126" calcext:value-type="float">
            <text:p>126</text:p>
          </table:table-cell>
          <table:table-cell table:formula="of:=[.C27]/107217" office:value-type="float" office:value="1.13218985795163" calcext:value-type="float">
            <text:p>1.132189857951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125477" calcext:value-type="float">
            <text:p>125477</text:p>
          </table:table-cell>
          <table:table-cell office:value-type="float" office:value="127" calcext:value-type="float">
            <text:p>127</text:p>
          </table:table-cell>
          <table:table-cell table:formula="of:=[.C28]/107217" office:value-type="float" office:value="1.17030881296809" calcext:value-type="float">
            <text:p>1.1703088129680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122424" calcext:value-type="float">
            <text:p>122424</text:p>
          </table:table-cell>
          <table:table-cell office:value-type="float" office:value="127" calcext:value-type="float">
            <text:p>127</text:p>
          </table:table-cell>
          <table:table-cell table:formula="of:=[.C29]/107217" office:value-type="float" office:value="1.14183385097513" calcext:value-type="float">
            <text:p>1.141833850975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4565" calcext:value-type="float">
            <text:p>124565</text:p>
          </table:table-cell>
          <table:table-cell office:value-type="float" office:value="111" calcext:value-type="float">
            <text:p>111</text:p>
          </table:table-cell>
          <table:table-cell table:formula="of:=[.C30]/107217" office:value-type="float" office:value="1.16180269919882" calcext:value-type="float">
            <text:p>1.161802699198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1968" calcext:value-type="float">
            <text:p>121968</text:p>
          </table:table-cell>
          <table:table-cell office:value-type="float" office:value="110" calcext:value-type="float">
            <text:p>110</text:p>
          </table:table-cell>
          <table:table-cell table:formula="of:=[.C31]/107217" office:value-type="float" office:value="1.13758079409049" calcext:value-type="float">
            <text:p>1.1375807940904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4076" calcext:value-type="float">
            <text:p>124076</text:p>
          </table:table-cell>
          <table:table-cell office:value-type="float" office:value="111" calcext:value-type="float">
            <text:p>111</text:p>
          </table:table-cell>
          <table:table-cell table:formula="of:=[.C32]/107217" office:value-type="float" office:value="1.1572418553028" calcext:value-type="float">
            <text:p>1.15724185530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5317" calcext:value-type="float">
            <text:p>125317</text:p>
          </table:table-cell>
          <table:table-cell office:value-type="float" office:value="111" calcext:value-type="float">
            <text:p>111</text:p>
          </table:table-cell>
          <table:table-cell table:formula="of:=[.C33]/107217" office:value-type="float" office:value="1.16881651230682" calcext:value-type="float">
            <text:p>1.168816512306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123053" calcext:value-type="float">
            <text:p>123053</text:p>
          </table:table-cell>
          <table:table-cell office:value-type="float" office:value="99" calcext:value-type="float">
            <text:p>99</text:p>
          </table:table-cell>
          <table:table-cell table:formula="of:=[.C34]/107217" office:value-type="float" office:value="1.14770045794977" calcext:value-type="float">
            <text:p>1.147700457949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121374" calcext:value-type="float">
            <text:p>121374</text:p>
          </table:table-cell>
          <table:table-cell office:value-type="float" office:value="101" calcext:value-type="float">
            <text:p>101</text:p>
          </table:table-cell>
          <table:table-cell table:formula="of:=[.C35]/107217" office:value-type="float" office:value="1.1320406278855" calcext:value-type="float">
            <text:p>1.13204062788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125658" calcext:value-type="float">
            <text:p>125658</text:p>
          </table:table-cell>
          <table:table-cell office:value-type="float" office:value="100" calcext:value-type="float">
            <text:p>100</text:p>
          </table:table-cell>
          <table:table-cell table:formula="of:=[.C36]/107217" office:value-type="float" office:value="1.17199697809116" calcext:value-type="float">
            <text:p>1.171996978091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122638" calcext:value-type="float">
            <text:p>122638</text:p>
          </table:table-cell>
          <table:table-cell office:value-type="float" office:value="100" calcext:value-type="float">
            <text:p>100</text:p>
          </table:table-cell>
          <table:table-cell table:formula="of:=[.C37]/107217" office:value-type="float" office:value="1.14382980310958" calcext:value-type="float">
            <text:p>1.1438298031095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22813" calcext:value-type="float">
            <text:p>122813</text:p>
          </table:table-cell>
          <table:table-cell office:value-type="float" office:value="90" calcext:value-type="float">
            <text:p>90</text:p>
          </table:table-cell>
          <table:table-cell table:formula="of:=[.C38]/107217" office:value-type="float" office:value="1.14546200695785" calcext:value-type="float">
            <text:p>1.145462006957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24054" calcext:value-type="float">
            <text:p>124054</text:p>
          </table:table-cell>
          <table:table-cell office:value-type="float" office:value="92" calcext:value-type="float">
            <text:p>92</text:p>
          </table:table-cell>
          <table:table-cell table:formula="of:=[.C39]/107217" office:value-type="float" office:value="1.15703666396187" calcext:value-type="float">
            <text:p>1.1570366639618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25690" calcext:value-type="float">
            <text:p>125690</text:p>
          </table:table-cell>
          <table:table-cell office:value-type="float" office:value="89" calcext:value-type="float">
            <text:p>89</text:p>
          </table:table-cell>
          <table:table-cell table:formula="of:=[.C40]/107217" office:value-type="float" office:value="1.17229543822342" calcext:value-type="float">
            <text:p>1.1722954382234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25274" calcext:value-type="float">
            <text:p>125274</text:p>
          </table:table-cell>
          <table:table-cell office:value-type="float" office:value="89" calcext:value-type="float">
            <text:p>89</text:p>
          </table:table-cell>
          <table:table-cell table:formula="of:=[.C41]/107217" office:value-type="float" office:value="1.1684154565041" calcext:value-type="float">
            <text:p>1.16841545650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123438" calcext:value-type="float">
            <text:p>123438</text:p>
          </table:table-cell>
          <table:table-cell office:value-type="float" office:value="83" calcext:value-type="float">
            <text:p>83</text:p>
          </table:table-cell>
          <table:table-cell table:formula="of:=[.C42]/107217" office:value-type="float" office:value="1.15129130641596" calcext:value-type="float">
            <text:p>1.151291306415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125482" calcext:value-type="float">
            <text:p>125482</text:p>
          </table:table-cell>
          <table:table-cell office:value-type="float" office:value="83" calcext:value-type="float">
            <text:p>83</text:p>
          </table:table-cell>
          <table:table-cell table:formula="of:=[.C43]/107217" office:value-type="float" office:value="1.17035544736376" calcext:value-type="float">
            <text:p>1.170355447363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126617" calcext:value-type="float">
            <text:p>126617</text:p>
          </table:table-cell>
          <table:table-cell office:value-type="float" office:value="82" calcext:value-type="float">
            <text:p>82</text:p>
          </table:table-cell>
          <table:table-cell table:formula="of:=[.C44]/107217" office:value-type="float" office:value="1.18094145517968" calcext:value-type="float">
            <text:p>1.180941455179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125009" calcext:value-type="float">
            <text:p>125009</text:p>
          </table:table-cell>
          <table:table-cell office:value-type="float" office:value="81" calcext:value-type="float">
            <text:p>81</text:p>
          </table:table-cell>
          <table:table-cell table:formula="of:=[.C45]/107217" office:value-type="float" office:value="1.16594383353386" calcext:value-type="float">
            <text:p>1.1659438335338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24048" calcext:value-type="float">
            <text:p>124048</text:p>
          </table:table-cell>
          <table:table-cell office:value-type="float" office:value="77" calcext:value-type="float">
            <text:p>77</text:p>
          </table:table-cell>
          <table:table-cell table:formula="of:=[.C46]/107217" office:value-type="float" office:value="1.15698070268707" calcext:value-type="float">
            <text:p>1.1569807026870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23060" calcext:value-type="float">
            <text:p>123060</text:p>
          </table:table-cell>
          <table:table-cell office:value-type="float" office:value="77" calcext:value-type="float">
            <text:p>77</text:p>
          </table:table-cell>
          <table:table-cell table:formula="of:=[.C47]/107217" office:value-type="float" office:value="1.1477657461037" calcext:value-type="float">
            <text:p>1.14776574610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23220" calcext:value-type="float">
            <text:p>123220</text:p>
          </table:table-cell>
          <table:table-cell office:value-type="float" office:value="76" calcext:value-type="float">
            <text:p>76</text:p>
          </table:table-cell>
          <table:table-cell table:formula="of:=[.C48]/107217" office:value-type="float" office:value="1.14925804676497" calcext:value-type="float">
            <text:p>1.1492580467649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24698" calcext:value-type="float">
            <text:p>124698</text:p>
          </table:table-cell>
          <table:table-cell office:value-type="float" office:value="76" calcext:value-type="float">
            <text:p>76</text:p>
          </table:table-cell>
          <table:table-cell table:formula="of:=[.C49]/107217" office:value-type="float" office:value="1.16304317412351" calcext:value-type="float">
            <text:p>1.163043174123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124732" calcext:value-type="float">
            <text:p>124732</text:p>
          </table:table-cell>
          <table:table-cell office:value-type="float" office:value="70" calcext:value-type="float">
            <text:p>70</text:p>
          </table:table-cell>
          <table:table-cell table:formula="of:=[.C50]/107217" office:value-type="float" office:value="1.16336028801403" calcext:value-type="float">
            <text:p>1.1633602880140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125798" calcext:value-type="float">
            <text:p>125798</text:p>
          </table:table-cell>
          <table:table-cell office:value-type="float" office:value="70" calcext:value-type="float">
            <text:p>70</text:p>
          </table:table-cell>
          <table:table-cell table:formula="of:=[.C51]/107217" office:value-type="float" office:value="1.17330274116978" calcext:value-type="float">
            <text:p>1.1733027411697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125488" calcext:value-type="float">
            <text:p>125488</text:p>
          </table:table-cell>
          <table:table-cell office:value-type="float" office:value="70" calcext:value-type="float">
            <text:p>70</text:p>
          </table:table-cell>
          <table:table-cell table:formula="of:=[.C52]/107217" office:value-type="float" office:value="1.17041140863856" calcext:value-type="float">
            <text:p>1.170411408638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124886" calcext:value-type="float">
            <text:p>124886</text:p>
          </table:table-cell>
          <table:table-cell office:value-type="float" office:value="70" calcext:value-type="float">
            <text:p>70</text:p>
          </table:table-cell>
          <table:table-cell table:formula="of:=[.C53]/107217" office:value-type="float" office:value="1.16479662740051" calcext:value-type="float">
            <text:p>1.1647966274005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127304" calcext:value-type="float">
            <text:p>127304</text:p>
          </table:table-cell>
          <table:table-cell office:value-type="float" office:value="65" calcext:value-type="float">
            <text:p>65</text:p>
          </table:table-cell>
          <table:table-cell table:formula="of:=[.C54]/107217" office:value-type="float" office:value="1.18734902114404" calcext:value-type="float">
            <text:p>1.187349021144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127510" calcext:value-type="float">
            <text:p>127510</text:p>
          </table:table-cell>
          <table:table-cell office:value-type="float" office:value="66" calcext:value-type="float">
            <text:p>66</text:p>
          </table:table-cell>
          <table:table-cell table:formula="of:=[.C55]/107217" office:value-type="float" office:value="1.18927035824543" calcext:value-type="float">
            <text:p>1.1892703582454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126233" calcext:value-type="float">
            <text:p>126233</text:p>
          </table:table-cell>
          <table:table-cell office:value-type="float" office:value="64" calcext:value-type="float">
            <text:p>64</text:p>
          </table:table-cell>
          <table:table-cell table:formula="of:=[.C56]/107217" office:value-type="float" office:value="1.17735993359262" calcext:value-type="float">
            <text:p>1.177359933592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125282" calcext:value-type="float">
            <text:p>125282</text:p>
          </table:table-cell>
          <table:table-cell office:value-type="float" office:value="66" calcext:value-type="float">
            <text:p>66</text:p>
          </table:table-cell>
          <table:table-cell table:formula="of:=[.C57]/107217" office:value-type="float" office:value="1.16849007153716" calcext:value-type="float">
            <text:p>1.168490071537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126138" calcext:value-type="float">
            <text:p>126138</text:p>
          </table:table-cell>
          <table:table-cell office:value-type="float" office:value="60" calcext:value-type="float">
            <text:p>60</text:p>
          </table:table-cell>
          <table:table-cell table:formula="of:=[.C58]/107217" office:value-type="float" office:value="1.17647388007499" calcext:value-type="float">
            <text:p>1.1764738800749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125620" calcext:value-type="float">
            <text:p>125620</text:p>
          </table:table-cell>
          <table:table-cell office:value-type="float" office:value="61" calcext:value-type="float">
            <text:p>61</text:p>
          </table:table-cell>
          <table:table-cell table:formula="of:=[.C59]/107217" office:value-type="float" office:value="1.17164255668411" calcext:value-type="float">
            <text:p>1.171642556684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125295" calcext:value-type="float">
            <text:p>125295</text:p>
          </table:table-cell>
          <table:table-cell office:value-type="float" office:value="60" calcext:value-type="float">
            <text:p>60</text:p>
          </table:table-cell>
          <table:table-cell table:formula="of:=[.C60]/107217" office:value-type="float" office:value="1.16861132096589" calcext:value-type="float">
            <text:p>1.1686113209658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125126" calcext:value-type="float">
            <text:p>125126</text:p>
          </table:table-cell>
          <table:table-cell office:value-type="float" office:value="61" calcext:value-type="float">
            <text:p>61</text:p>
          </table:table-cell>
          <table:table-cell table:formula="of:=[.C61]/107217" office:value-type="float" office:value="1.16703507839242" calcext:value-type="float">
            <text:p>1.1670350783924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124128" calcext:value-type="float">
            <text:p>124128</text:p>
          </table:table-cell>
          <table:table-cell office:value-type="float" office:value="58" calcext:value-type="float">
            <text:p>58</text:p>
          </table:table-cell>
          <table:table-cell table:formula="of:=[.C62]/107217" office:value-type="float" office:value="1.15772685301771" calcext:value-type="float">
            <text:p>1.157726853017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121776" calcext:value-type="float">
            <text:p>121776</text:p>
          </table:table-cell>
          <table:table-cell office:value-type="float" office:value="57" calcext:value-type="float">
            <text:p>57</text:p>
          </table:table-cell>
          <table:table-cell table:formula="of:=[.C63]/107217" office:value-type="float" office:value="1.13579003329696" calcext:value-type="float">
            <text:p>1.135790033296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125940" calcext:value-type="float">
            <text:p>125940</text:p>
          </table:table-cell>
          <table:table-cell office:value-type="float" office:value="57" calcext:value-type="float">
            <text:p>57</text:p>
          </table:table-cell>
          <table:table-cell table:formula="of:=[.C64]/107217" office:value-type="float" office:value="1.17462715800666" calcext:value-type="float">
            <text:p>1.1746271580066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125653" calcext:value-type="float">
            <text:p>125653</text:p>
          </table:table-cell>
          <table:table-cell office:value-type="float" office:value="57" calcext:value-type="float">
            <text:p>57</text:p>
          </table:table-cell>
          <table:table-cell table:formula="of:=[.C65]/107217" office:value-type="float" office:value="1.1719503436955" calcext:value-type="float">
            <text:p>1.17195034369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125492" calcext:value-type="float">
            <text:p>125492</text:p>
          </table:table-cell>
          <table:table-cell office:value-type="float" office:value="54" calcext:value-type="float">
            <text:p>54</text:p>
          </table:table-cell>
          <table:table-cell table:formula="of:=[.C66]/107217" office:value-type="float" office:value="1.17044871615509" calcext:value-type="float">
            <text:p>1.1704487161550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126053" calcext:value-type="float">
            <text:p>126053</text:p>
          </table:table-cell>
          <table:table-cell office:value-type="float" office:value="54" calcext:value-type="float">
            <text:p>54</text:p>
          </table:table-cell>
          <table:table-cell table:formula="of:=[.C67]/107217" office:value-type="float" office:value="1.17568109534869" calcext:value-type="float">
            <text:p>1.1756810953486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125305" calcext:value-type="float">
            <text:p>125305</text:p>
          </table:table-cell>
          <table:table-cell office:value-type="float" office:value="54" calcext:value-type="float">
            <text:p>54</text:p>
          </table:table-cell>
          <table:table-cell table:formula="of:=[.C68]/107217" office:value-type="float" office:value="1.16870458975722" calcext:value-type="float">
            <text:p>1.168704589757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127395" calcext:value-type="float">
            <text:p>127395</text:p>
          </table:table-cell>
          <table:table-cell office:value-type="float" office:value="54" calcext:value-type="float">
            <text:p>54</text:p>
          </table:table-cell>
          <table:table-cell table:formula="of:=[.C69]/107217" office:value-type="float" office:value="1.18819776714514" calcext:value-type="float">
            <text:p>1.188197767145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124420" calcext:value-type="float">
            <text:p>124420</text:p>
          </table:table-cell>
          <table:table-cell office:value-type="float" office:value="51" calcext:value-type="float">
            <text:p>51</text:p>
          </table:table-cell>
          <table:table-cell table:formula="of:=[.C70]/107217" office:value-type="float" office:value="1.16045030172454" calcext:value-type="float">
            <text:p>1.1604503017245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123739" calcext:value-type="float">
            <text:p>123739</text:p>
          </table:table-cell>
          <table:table-cell office:value-type="float" office:value="51" calcext:value-type="float">
            <text:p>51</text:p>
          </table:table-cell>
          <table:table-cell table:formula="of:=[.C71]/107217" office:value-type="float" office:value="1.15409869703499" calcext:value-type="float">
            <text:p>1.1540986970349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128010" calcext:value-type="float">
            <text:p>128010</text:p>
          </table:table-cell>
          <table:table-cell office:value-type="float" office:value="51" calcext:value-type="float">
            <text:p>51</text:p>
          </table:table-cell>
          <table:table-cell table:formula="of:=[.C72]/107217" office:value-type="float" office:value="1.19393379781191" calcext:value-type="float">
            <text:p>1.1939337978119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126066" calcext:value-type="float">
            <text:p>126066</text:p>
          </table:table-cell>
          <table:table-cell office:value-type="float" office:value="52" calcext:value-type="float">
            <text:p>52</text:p>
          </table:table-cell>
          <table:table-cell table:formula="of:=[.C73]/107217" office:value-type="float" office:value="1.17580234477741" calcext:value-type="float">
            <text:p>1.1758023447774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126089" calcext:value-type="float">
            <text:p>126089</text:p>
          </table:table-cell>
          <table:table-cell office:value-type="float" office:value="48" calcext:value-type="float">
            <text:p>48</text:p>
          </table:table-cell>
          <table:table-cell table:formula="of:=[.C74]/107217" office:value-type="float" office:value="1.17601686299747" calcext:value-type="float">
            <text:p>1.1760168629974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126025" calcext:value-type="float">
            <text:p>126025</text:p>
          </table:table-cell>
          <table:table-cell office:value-type="float" office:value="49" calcext:value-type="float">
            <text:p>49</text:p>
          </table:table-cell>
          <table:table-cell table:formula="of:=[.C75]/107217" office:value-type="float" office:value="1.17541994273296" calcext:value-type="float">
            <text:p>1.175419942732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125655" calcext:value-type="float">
            <text:p>125655</text:p>
          </table:table-cell>
          <table:table-cell office:value-type="float" office:value="49" calcext:value-type="float">
            <text:p>49</text:p>
          </table:table-cell>
          <table:table-cell table:formula="of:=[.C76]/107217" office:value-type="float" office:value="1.17196899745376" calcext:value-type="float">
            <text:p>1.171968997453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124598" calcext:value-type="float">
            <text:p>124598</text:p>
          </table:table-cell>
          <table:table-cell office:value-type="float" office:value="49" calcext:value-type="float">
            <text:p>49</text:p>
          </table:table-cell>
          <table:table-cell table:formula="of:=[.C77]/107217" office:value-type="float" office:value="1.16211048621021" calcext:value-type="float">
            <text:p>1.162110486210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26044" calcext:value-type="float">
            <text:p>126044</text:p>
          </table:table-cell>
          <table:table-cell office:value-type="float" office:value="46" calcext:value-type="float">
            <text:p>46</text:p>
          </table:table-cell>
          <table:table-cell table:formula="of:=[.C78]/107217" office:value-type="float" office:value="1.17559715343649" calcext:value-type="float">
            <text:p>1.1755971534364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26183" calcext:value-type="float">
            <text:p>126183</text:p>
          </table:table-cell>
          <table:table-cell office:value-type="float" office:value="46" calcext:value-type="float">
            <text:p>46</text:p>
          </table:table-cell>
          <table:table-cell table:formula="of:=[.C79]/107217" office:value-type="float" office:value="1.17689358963597" calcext:value-type="float">
            <text:p>1.176893589635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25547" calcext:value-type="float">
            <text:p>125547</text:p>
          </table:table-cell>
          <table:table-cell office:value-type="float" office:value="46" calcext:value-type="float">
            <text:p>46</text:p>
          </table:table-cell>
          <table:table-cell table:formula="of:=[.C80]/107217" office:value-type="float" office:value="1.1709616945074" calcext:value-type="float">
            <text:p>1.17096169450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23239" calcext:value-type="float">
            <text:p>123239</text:p>
          </table:table-cell>
          <table:table-cell office:value-type="float" office:value="47" calcext:value-type="float">
            <text:p>47</text:p>
          </table:table-cell>
          <table:table-cell table:formula="of:=[.C81]/107217" office:value-type="float" office:value="1.1494352574685" calcext:value-type="float">
            <text:p>1.149435257468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124470" calcext:value-type="float">
            <text:p>124470</text:p>
          </table:table-cell>
          <table:table-cell office:value-type="float" office:value="45" calcext:value-type="float">
            <text:p>45</text:p>
          </table:table-cell>
          <table:table-cell table:formula="of:=[.C82]/107217" office:value-type="float" office:value="1.16091664568119" calcext:value-type="float">
            <text:p>1.160916645681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125420" calcext:value-type="float">
            <text:p>125420</text:p>
          </table:table-cell>
          <table:table-cell office:value-type="float" office:value="44" calcext:value-type="float">
            <text:p>44</text:p>
          </table:table-cell>
          <table:table-cell table:formula="of:=[.C83]/107217" office:value-type="float" office:value="1.16977718085751" calcext:value-type="float">
            <text:p>1.1697771808575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125484" calcext:value-type="float">
            <text:p>125484</text:p>
          </table:table-cell>
          <table:table-cell office:value-type="float" office:value="45" calcext:value-type="float">
            <text:p>45</text:p>
          </table:table-cell>
          <table:table-cell table:formula="of:=[.C84]/107217" office:value-type="float" office:value="1.17037410112202" calcext:value-type="float">
            <text:p>1.170374101122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126006" calcext:value-type="float">
            <text:p>126006</text:p>
          </table:table-cell>
          <table:table-cell office:value-type="float" office:value="45" calcext:value-type="float">
            <text:p>45</text:p>
          </table:table-cell>
          <table:table-cell table:formula="of:=[.C85]/107217" office:value-type="float" office:value="1.17524273202944" calcext:value-type="float">
            <text:p>1.1752427320294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124218" calcext:value-type="float">
            <text:p>124218</text:p>
          </table:table-cell>
          <table:table-cell office:value-type="float" office:value="42" calcext:value-type="float">
            <text:p>42</text:p>
          </table:table-cell>
          <table:table-cell table:formula="of:=[.C86]/107217" office:value-type="float" office:value="1.15856627213968" calcext:value-type="float">
            <text:p>1.1585662721396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126254" calcext:value-type="float">
            <text:p>126254</text:p>
          </table:table-cell>
          <table:table-cell office:value-type="float" office:value="43" calcext:value-type="float">
            <text:p>43</text:p>
          </table:table-cell>
          <table:table-cell table:formula="of:=[.C87]/107217" office:value-type="float" office:value="1.17755579805441" calcext:value-type="float">
            <text:p>1.1775557980544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126261" calcext:value-type="float">
            <text:p>126261</text:p>
          </table:table-cell>
          <table:table-cell office:value-type="float" office:value="43" calcext:value-type="float">
            <text:p>43</text:p>
          </table:table-cell>
          <table:table-cell table:formula="of:=[.C88]/107217" office:value-type="float" office:value="1.17762108620834" calcext:value-type="float">
            <text:p>1.1776210862083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125817" calcext:value-type="float">
            <text:p>125817</text:p>
          </table:table-cell>
          <table:table-cell office:value-type="float" office:value="43" calcext:value-type="float">
            <text:p>43</text:p>
          </table:table-cell>
          <table:table-cell table:formula="of:=[.C89]/107217" office:value-type="float" office:value="1.1734799518733" calcext:value-type="float">
            <text:p>1.173479951873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126485" calcext:value-type="float">
            <text:p>126485</text:p>
          </table:table-cell>
          <table:table-cell office:value-type="float" office:value="41" calcext:value-type="float">
            <text:p>41</text:p>
          </table:table-cell>
          <table:table-cell table:formula="of:=[.C90]/107217" office:value-type="float" office:value="1.17971030713413" calcext:value-type="float">
            <text:p>1.1797103071341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125624" calcext:value-type="float">
            <text:p>125624</text:p>
          </table:table-cell>
          <table:table-cell office:value-type="float" office:value="41" calcext:value-type="float">
            <text:p>41</text:p>
          </table:table-cell>
          <table:table-cell table:formula="of:=[.C91]/107217" office:value-type="float" office:value="1.17167986420064" calcext:value-type="float">
            <text:p>1.1716798642006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127230" calcext:value-type="float">
            <text:p>127230</text:p>
          </table:table-cell>
          <table:table-cell office:value-type="float" office:value="41" calcext:value-type="float">
            <text:p>41</text:p>
          </table:table-cell>
          <table:table-cell table:formula="of:=[.C92]/107217" office:value-type="float" office:value="1.1866588320882" calcext:value-type="float">
            <text:p>1.186658832088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126328" calcext:value-type="float">
            <text:p>126328</text:p>
          </table:table-cell>
          <table:table-cell office:value-type="float" office:value="41" calcext:value-type="float">
            <text:p>41</text:p>
          </table:table-cell>
          <table:table-cell table:formula="of:=[.C93]/107217" office:value-type="float" office:value="1.17824598711025" calcext:value-type="float">
            <text:p>1.178245987110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27080" calcext:value-type="float">
            <text:p>127080</text:p>
          </table:table-cell>
          <table:table-cell office:value-type="float" office:value="38" calcext:value-type="float">
            <text:p>38</text:p>
          </table:table-cell>
          <table:table-cell table:formula="of:=[.C94]/107217" office:value-type="float" office:value="1.18525980021825" calcext:value-type="float">
            <text:p>1.185259800218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27302" calcext:value-type="float">
            <text:p>127302</text:p>
          </table:table-cell>
          <table:table-cell office:value-type="float" office:value="39" calcext:value-type="float">
            <text:p>39</text:p>
          </table:table-cell>
          <table:table-cell table:formula="of:=[.C95]/107217" office:value-type="float" office:value="1.18733036738577" calcext:value-type="float">
            <text:p>1.1873303673857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27884" calcext:value-type="float">
            <text:p>127884</text:p>
          </table:table-cell>
          <table:table-cell office:value-type="float" office:value="38" calcext:value-type="float">
            <text:p>38</text:p>
          </table:table-cell>
          <table:table-cell table:formula="of:=[.C96]/107217" office:value-type="float" office:value="1.19275861104116" calcext:value-type="float">
            <text:p>1.1927586110411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27856" calcext:value-type="float">
            <text:p>127856</text:p>
          </table:table-cell>
          <table:table-cell office:value-type="float" office:value="38" calcext:value-type="float">
            <text:p>38</text:p>
          </table:table-cell>
          <table:table-cell table:formula="of:=[.C97]/107217" office:value-type="float" office:value="1.19249745842544" calcext:value-type="float">
            <text:p>1.192497458425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126368" calcext:value-type="float">
            <text:p>126368</text:p>
          </table:table-cell>
          <table:table-cell office:value-type="float" office:value="37" calcext:value-type="float">
            <text:p>37</text:p>
          </table:table-cell>
          <table:table-cell table:formula="of:=[.C98]/107217" office:value-type="float" office:value="1.17861906227557" calcext:value-type="float">
            <text:p>1.1786190622755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126669" calcext:value-type="float">
            <text:p>126669</text:p>
          </table:table-cell>
          <table:table-cell office:value-type="float" office:value="37" calcext:value-type="float">
            <text:p>37</text:p>
          </table:table-cell>
          <table:table-cell table:formula="of:=[.C99]/107217" office:value-type="float" office:value="1.1814264528946" calcext:value-type="float">
            <text:p>1.181426452894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126389" calcext:value-type="float">
            <text:p>126389</text:p>
          </table:table-cell>
          <table:table-cell office:value-type="float" office:value="37" calcext:value-type="float">
            <text:p>37</text:p>
          </table:table-cell>
          <table:table-cell table:formula="of:=[.C100]/107217" office:value-type="float" office:value="1.17881492673736" calcext:value-type="float">
            <text:p>1.178814926737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124828" calcext:value-type="float">
            <text:p>124828</text:p>
          </table:table-cell>
          <table:table-cell office:value-type="float" office:value="37" calcext:value-type="float">
            <text:p>37</text:p>
          </table:table-cell>
          <table:table-cell table:formula="of:=[.C101]/107217" office:value-type="float" office:value="1.16425566841079" calcext:value-type="float">
            <text:p>1.1642556684107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27210" calcext:value-type="float">
            <text:p>127210</text:p>
          </table:table-cell>
          <table:table-cell office:value-type="float" office:value="36" calcext:value-type="float">
            <text:p>36</text:p>
          </table:table-cell>
          <table:table-cell table:formula="of:=[.C102]/107217" office:value-type="float" office:value="1.18647229450554" calcext:value-type="float">
            <text:p>1.1864722945055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24980" calcext:value-type="float">
            <text:p>124980</text:p>
          </table:table-cell>
          <table:table-cell office:value-type="float" office:value="36" calcext:value-type="float">
            <text:p>36</text:p>
          </table:table-cell>
          <table:table-cell table:formula="of:=[.C103]/107217" office:value-type="float" office:value="1.16567335403901" calcext:value-type="float">
            <text:p>1.165673354039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25705" calcext:value-type="float">
            <text:p>125705</text:p>
          </table:table-cell>
          <table:table-cell office:value-type="float" office:value="36" calcext:value-type="float">
            <text:p>36</text:p>
          </table:table-cell>
          <table:table-cell table:formula="of:=[.C104]/107217" office:value-type="float" office:value="1.17243534141041" calcext:value-type="float">
            <text:p>1.172435341410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24776" calcext:value-type="float">
            <text:p>124776</text:p>
          </table:table-cell>
          <table:table-cell office:value-type="float" office:value="36" calcext:value-type="float">
            <text:p>36</text:p>
          </table:table-cell>
          <table:table-cell table:formula="of:=[.C105]/107217" office:value-type="float" office:value="1.16377067069588" calcext:value-type="float">
            <text:p>1.1637706706958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127024" calcext:value-type="float">
            <text:p>127024</text:p>
          </table:table-cell>
          <table:table-cell office:value-type="float" office:value="35" calcext:value-type="float">
            <text:p>35</text:p>
          </table:table-cell>
          <table:table-cell table:formula="of:=[.C106]/107217" office:value-type="float" office:value="1.1847374949868" calcext:value-type="float">
            <text:p>1.184737494986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125633" calcext:value-type="float">
            <text:p>125633</text:p>
          </table:table-cell>
          <table:table-cell office:value-type="float" office:value="34" calcext:value-type="float">
            <text:p>34</text:p>
          </table:table-cell>
          <table:table-cell table:formula="of:=[.C107]/107217" office:value-type="float" office:value="1.17176380611284" calcext:value-type="float">
            <text:p>1.1717638061128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127894" calcext:value-type="float">
            <text:p>127894</text:p>
          </table:table-cell>
          <table:table-cell office:value-type="float" office:value="35" calcext:value-type="float">
            <text:p>35</text:p>
          </table:table-cell>
          <table:table-cell table:formula="of:=[.C108]/107217" office:value-type="float" office:value="1.19285187983249" calcext:value-type="float">
            <text:p>1.1928518798324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125722" calcext:value-type="float">
            <text:p>125722</text:p>
          </table:table-cell>
          <table:table-cell office:value-type="float" office:value="34" calcext:value-type="float">
            <text:p>34</text:p>
          </table:table-cell>
          <table:table-cell table:formula="of:=[.C109]/107217" office:value-type="float" office:value="1.17259389835567" calcext:value-type="float">
            <text:p>1.172593898355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27601" calcext:value-type="float">
            <text:p>127601</text:p>
          </table:table-cell>
          <table:table-cell office:value-type="float" office:value="34" calcext:value-type="float">
            <text:p>34</text:p>
          </table:table-cell>
          <table:table-cell table:formula="of:=[.C110]/107217" office:value-type="float" office:value="1.19011910424653" calcext:value-type="float">
            <text:p>1.1901191042465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24931" calcext:value-type="float">
            <text:p>124931</text:p>
          </table:table-cell>
          <table:table-cell office:value-type="float" office:value="33" calcext:value-type="float">
            <text:p>33</text:p>
          </table:table-cell>
          <table:table-cell table:formula="of:=[.C111]/107217" office:value-type="float" office:value="1.16521633696149" calcext:value-type="float">
            <text:p>1.1652163369614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26896" calcext:value-type="float">
            <text:p>126896</text:p>
          </table:table-cell>
          <table:table-cell office:value-type="float" office:value="34" calcext:value-type="float">
            <text:p>34</text:p>
          </table:table-cell>
          <table:table-cell table:formula="of:=[.C112]/107217" office:value-type="float" office:value="1.18354365445778" calcext:value-type="float">
            <text:p>1.1835436544577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25696" calcext:value-type="float">
            <text:p>125696</text:p>
          </table:table-cell>
          <table:table-cell office:value-type="float" office:value="33" calcext:value-type="float">
            <text:p>33</text:p>
          </table:table-cell>
          <table:table-cell table:formula="of:=[.C113]/107217" office:value-type="float" office:value="1.17235139949821" calcext:value-type="float">
            <text:p>1.1723513994982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126578" calcext:value-type="float">
            <text:p>126578</text:p>
          </table:table-cell>
          <table:table-cell office:value-type="float" office:value="33" calcext:value-type="float">
            <text:p>33</text:p>
          </table:table-cell>
          <table:table-cell table:formula="of:=[.C114]/107217" office:value-type="float" office:value="1.1805777068935" calcext:value-type="float">
            <text:p>1.180577706893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127907" calcext:value-type="float">
            <text:p>127907</text:p>
          </table:table-cell>
          <table:table-cell office:value-type="float" office:value="33" calcext:value-type="float">
            <text:p>33</text:p>
          </table:table-cell>
          <table:table-cell table:formula="of:=[.C115]/107217" office:value-type="float" office:value="1.19297312926122" calcext:value-type="float">
            <text:p>1.1929731292612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125314" calcext:value-type="float">
            <text:p>125314</text:p>
          </table:table-cell>
          <table:table-cell office:value-type="float" office:value="32" calcext:value-type="float">
            <text:p>32</text:p>
          </table:table-cell>
          <table:table-cell table:formula="of:=[.C116]/107217" office:value-type="float" office:value="1.16878853166942" calcext:value-type="float">
            <text:p>1.168788531669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126987" calcext:value-type="float">
            <text:p>126987</text:p>
          </table:table-cell>
          <table:table-cell office:value-type="float" office:value="32" calcext:value-type="float">
            <text:p>32</text:p>
          </table:table-cell>
          <table:table-cell table:formula="of:=[.C117]/107217" office:value-type="float" office:value="1.18439240045888" calcext:value-type="float">
            <text:p>1.1843924004588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127026" calcext:value-type="float">
            <text:p>127026</text:p>
          </table:table-cell>
          <table:table-cell office:value-type="float" office:value="32" calcext:value-type="float">
            <text:p>32</text:p>
          </table:table-cell>
          <table:table-cell table:formula="of:=[.C118]/107217" office:value-type="float" office:value="1.18475614874507" calcext:value-type="float">
            <text:p>1.184756148745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125393" calcext:value-type="float">
            <text:p>125393</text:p>
          </table:table-cell>
          <table:table-cell office:value-type="float" office:value="31" calcext:value-type="float">
            <text:p>31</text:p>
          </table:table-cell>
          <table:table-cell table:formula="of:=[.C119]/107217" office:value-type="float" office:value="1.16952535512092" calcext:value-type="float">
            <text:p>1.1695253551209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125157" calcext:value-type="float">
            <text:p>125157</text:p>
          </table:table-cell>
          <table:table-cell office:value-type="float" office:value="32" calcext:value-type="float">
            <text:p>32</text:p>
          </table:table-cell>
          <table:table-cell table:formula="of:=[.C120]/107217" office:value-type="float" office:value="1.16732421164554" calcext:value-type="float">
            <text:p>1.1673242116455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124317" calcext:value-type="float">
            <text:p>124317</text:p>
          </table:table-cell>
          <table:table-cell office:value-type="float" office:value="31" calcext:value-type="float">
            <text:p>31</text:p>
          </table:table-cell>
          <table:table-cell table:formula="of:=[.C121]/107217" office:value-type="float" office:value="1.15948963317384" calcext:value-type="float">
            <text:p>1.1594896331738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127230" calcext:value-type="float">
            <text:p>127230</text:p>
          </table:table-cell>
          <table:table-cell office:value-type="float" office:value="30" calcext:value-type="float">
            <text:p>30</text:p>
          </table:table-cell>
          <table:table-cell table:formula="of:=[.C122]/107217" office:value-type="float" office:value="1.1866588320882" calcext:value-type="float">
            <text:p>1.186658832088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124536" calcext:value-type="float">
            <text:p>124536</text:p>
          </table:table-cell>
          <table:table-cell office:value-type="float" office:value="30" calcext:value-type="float">
            <text:p>30</text:p>
          </table:table-cell>
          <table:table-cell table:formula="of:=[.C123]/107217" office:value-type="float" office:value="1.16153221970396" calcext:value-type="float">
            <text:p>1.161532219703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124834" calcext:value-type="float">
            <text:p>124834</text:p>
          </table:table-cell>
          <table:table-cell office:value-type="float" office:value="30" calcext:value-type="float">
            <text:p>30</text:p>
          </table:table-cell>
          <table:table-cell table:formula="of:=[.C124]/107217" office:value-type="float" office:value="1.16431162968559" calcext:value-type="float">
            <text:p>1.1643116296855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126920" calcext:value-type="float">
            <text:p>126920</text:p>
          </table:table-cell>
          <table:table-cell office:value-type="float" office:value="31" calcext:value-type="float">
            <text:p>31</text:p>
          </table:table-cell>
          <table:table-cell table:formula="of:=[.C125]/107217" office:value-type="float" office:value="1.18376749955697" calcext:value-type="float">
            <text:p>1.1837674995569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126089" calcext:value-type="float">
            <text:p>126089</text:p>
          </table:table-cell>
          <table:table-cell office:value-type="float" office:value="30" calcext:value-type="float">
            <text:p>30</text:p>
          </table:table-cell>
          <table:table-cell table:formula="of:=[.C126]/107217" office:value-type="float" office:value="1.17601686299747" calcext:value-type="float">
            <text:p>1.1760168629974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128619" calcext:value-type="float">
            <text:p>128619</text:p>
          </table:table-cell>
          <table:table-cell office:value-type="float" office:value="29" calcext:value-type="float">
            <text:p>29</text:p>
          </table:table-cell>
          <table:table-cell table:formula="of:=[.C127]/107217" office:value-type="float" office:value="1.1996138672039" calcext:value-type="float">
            <text:p>1.19961386720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127193" calcext:value-type="float">
            <text:p>127193</text:p>
          </table:table-cell>
          <table:table-cell office:value-type="float" office:value="29" calcext:value-type="float">
            <text:p>29</text:p>
          </table:table-cell>
          <table:table-cell table:formula="of:=[.C128]/107217" office:value-type="float" office:value="1.18631373756028" calcext:value-type="float">
            <text:p>1.1863137375602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127244" calcext:value-type="float">
            <text:p>127244</text:p>
          </table:table-cell>
          <table:table-cell office:value-type="float" office:value="29" calcext:value-type="float">
            <text:p>29</text:p>
          </table:table-cell>
          <table:table-cell table:formula="of:=[.C129]/107217" office:value-type="float" office:value="1.18678940839606" calcext:value-type="float">
            <text:p>1.186789408396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127678" calcext:value-type="float">
            <text:p>127678</text:p>
          </table:table-cell>
          <table:table-cell office:value-type="float" office:value="29" calcext:value-type="float">
            <text:p>29</text:p>
          </table:table-cell>
          <table:table-cell table:formula="of:=[.C130]/107217" office:value-type="float" office:value="1.19083727393977" calcext:value-type="float">
            <text:p>1.1908372739397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125713" calcext:value-type="float">
            <text:p>125713</text:p>
          </table:table-cell>
          <table:table-cell office:value-type="float" office:value="29" calcext:value-type="float">
            <text:p>29</text:p>
          </table:table-cell>
          <table:table-cell table:formula="of:=[.C131]/107217" office:value-type="float" office:value="1.17250995644347" calcext:value-type="float">
            <text:p>1.1725099564434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127341" calcext:value-type="float">
            <text:p>127341</text:p>
          </table:table-cell>
          <table:table-cell office:value-type="float" office:value="29" calcext:value-type="float">
            <text:p>29</text:p>
          </table:table-cell>
          <table:table-cell table:formula="of:=[.C132]/107217" office:value-type="float" office:value="1.18769411567196" calcext:value-type="float">
            <text:p>1.187694115671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127122" calcext:value-type="float">
            <text:p>127122</text:p>
          </table:table-cell>
          <table:table-cell office:value-type="float" office:value="29" calcext:value-type="float">
            <text:p>29</text:p>
          </table:table-cell>
          <table:table-cell table:formula="of:=[.C133]/107217" office:value-type="float" office:value="1.18565152914183" calcext:value-type="float">
            <text:p>1.1856515291418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125420" calcext:value-type="float">
            <text:p>125420</text:p>
          </table:table-cell>
          <table:table-cell office:value-type="float" office:value="28" calcext:value-type="float">
            <text:p>28</text:p>
          </table:table-cell>
          <table:table-cell table:formula="of:=[.C134]/107217" office:value-type="float" office:value="1.16977718085751" calcext:value-type="float">
            <text:p>1.169777180857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126172" calcext:value-type="float">
            <text:p>126172</text:p>
          </table:table-cell>
          <table:table-cell office:value-type="float" office:value="28" calcext:value-type="float">
            <text:p>28</text:p>
          </table:table-cell>
          <table:table-cell table:formula="of:=[.C135]/107217" office:value-type="float" office:value="1.17679099396551" calcext:value-type="float">
            <text:p>1.176790993965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123766" calcext:value-type="float">
            <text:p>123766</text:p>
          </table:table-cell>
          <table:table-cell office:value-type="float" office:value="28" calcext:value-type="float">
            <text:p>28</text:p>
          </table:table-cell>
          <table:table-cell table:formula="of:=[.C136]/107217" office:value-type="float" office:value="1.15435052277158" calcext:value-type="float">
            <text:p>1.1543505227715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126355" calcext:value-type="float">
            <text:p>126355</text:p>
          </table:table-cell>
          <table:table-cell office:value-type="float" office:value="28" calcext:value-type="float">
            <text:p>28</text:p>
          </table:table-cell>
          <table:table-cell table:formula="of:=[.C137]/107217" office:value-type="float" office:value="1.17849781284684" calcext:value-type="float">
            <text:p>1.1784978128468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126857" calcext:value-type="float">
            <text:p>126857</text:p>
          </table:table-cell>
          <table:table-cell office:value-type="float" office:value="27" calcext:value-type="float">
            <text:p>27</text:p>
          </table:table-cell>
          <table:table-cell table:formula="of:=[.C138]/107217" office:value-type="float" office:value="1.1831799061716" calcext:value-type="float">
            <text:p>1.183179906171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127612" calcext:value-type="float">
            <text:p>127612</text:p>
          </table:table-cell>
          <table:table-cell office:value-type="float" office:value="27" calcext:value-type="float">
            <text:p>27</text:p>
          </table:table-cell>
          <table:table-cell table:formula="of:=[.C139]/107217" office:value-type="float" office:value="1.19022169991699" calcext:value-type="float">
            <text:p>1.1902216999169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126286" calcext:value-type="float">
            <text:p>126286</text:p>
          </table:table-cell>
          <table:table-cell office:value-type="float" office:value="27" calcext:value-type="float">
            <text:p>27</text:p>
          </table:table-cell>
          <table:table-cell table:formula="of:=[.C140]/107217" office:value-type="float" office:value="1.17785425818667" calcext:value-type="float">
            <text:p>1.1778542581866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128085" calcext:value-type="float">
            <text:p>128085</text:p>
          </table:table-cell>
          <table:table-cell office:value-type="float" office:value="27" calcext:value-type="float">
            <text:p>27</text:p>
          </table:table-cell>
          <table:table-cell table:formula="of:=[.C141]/107217" office:value-type="float" office:value="1.19463331374689" calcext:value-type="float">
            <text:p>1.1946333137468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24936" calcext:value-type="float">
            <text:p>124936</text:p>
          </table:table-cell>
          <table:table-cell office:value-type="float" office:value="26" calcext:value-type="float">
            <text:p>26</text:p>
          </table:table-cell>
          <table:table-cell table:formula="of:=[.C142]/107217" office:value-type="float" office:value="1.16526297135715" calcext:value-type="float">
            <text:p>1.1652629713571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26318" calcext:value-type="float">
            <text:p>126318</text:p>
          </table:table-cell>
          <table:table-cell office:value-type="float" office:value="26" calcext:value-type="float">
            <text:p>26</text:p>
          </table:table-cell>
          <table:table-cell table:formula="of:=[.C143]/107217" office:value-type="float" office:value="1.17815271831892" calcext:value-type="float">
            <text:p>1.1781527183189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24747" calcext:value-type="float">
            <text:p>124747</text:p>
          </table:table-cell>
          <table:table-cell office:value-type="float" office:value="26" calcext:value-type="float">
            <text:p>26</text:p>
          </table:table-cell>
          <table:table-cell table:formula="of:=[.C144]/107217" office:value-type="float" office:value="1.16350019120102" calcext:value-type="float">
            <text:p>1.1635001912010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27230" calcext:value-type="float">
            <text:p>127230</text:p>
          </table:table-cell>
          <table:table-cell office:value-type="float" office:value="26" calcext:value-type="float">
            <text:p>26</text:p>
          </table:table-cell>
          <table:table-cell table:formula="of:=[.C145]/107217" office:value-type="float" office:value="1.1866588320882" calcext:value-type="float">
            <text:p>1.186658832088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126267" calcext:value-type="float">
            <text:p>126267</text:p>
          </table:table-cell>
          <table:table-cell office:value-type="float" office:value="26" calcext:value-type="float">
            <text:p>26</text:p>
          </table:table-cell>
          <table:table-cell table:formula="of:=[.C146]/107217" office:value-type="float" office:value="1.17767704748314" calcext:value-type="float">
            <text:p>1.1776770474831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125752" calcext:value-type="float">
            <text:p>125752</text:p>
          </table:table-cell>
          <table:table-cell office:value-type="float" office:value="25" calcext:value-type="float">
            <text:p>25</text:p>
          </table:table-cell>
          <table:table-cell table:formula="of:=[.C147]/107217" office:value-type="float" office:value="1.17287370472966" calcext:value-type="float">
            <text:p>1.1728737047296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128116" calcext:value-type="float">
            <text:p>128116</text:p>
          </table:table-cell>
          <table:table-cell office:value-type="float" office:value="25" calcext:value-type="float">
            <text:p>25</text:p>
          </table:table-cell>
          <table:table-cell table:formula="of:=[.C148]/107217" office:value-type="float" office:value="1.19492244700001" calcext:value-type="float">
            <text:p>1.194922447000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126061" calcext:value-type="float">
            <text:p>126061</text:p>
          </table:table-cell>
          <table:table-cell office:value-type="float" office:value="26" calcext:value-type="float">
            <text:p>26</text:p>
          </table:table-cell>
          <table:table-cell table:formula="of:=[.C149]/107217" office:value-type="float" office:value="1.17575571038175" calcext:value-type="float">
            <text:p>1.175755710381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126299" calcext:value-type="float">
            <text:p>126299</text:p>
          </table:table-cell>
          <table:table-cell office:value-type="float" office:value="25" calcext:value-type="float">
            <text:p>25</text:p>
          </table:table-cell>
          <table:table-cell table:formula="of:=[.C150]/107217" office:value-type="float" office:value="1.1779755076154" calcext:value-type="float">
            <text:p>1.177975507615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127127" calcext:value-type="float">
            <text:p>127127</text:p>
          </table:table-cell>
          <table:table-cell office:value-type="float" office:value="25" calcext:value-type="float">
            <text:p>25</text:p>
          </table:table-cell>
          <table:table-cell table:formula="of:=[.C151]/107217" office:value-type="float" office:value="1.1856981635375" calcext:value-type="float">
            <text:p>1.18569816353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127241" calcext:value-type="float">
            <text:p>127241</text:p>
          </table:table-cell>
          <table:table-cell office:value-type="float" office:value="25" calcext:value-type="float">
            <text:p>25</text:p>
          </table:table-cell>
          <table:table-cell table:formula="of:=[.C152]/107217" office:value-type="float" office:value="1.18676142775866" calcext:value-type="float">
            <text:p>1.1867614277586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126298" calcext:value-type="float">
            <text:p>126298</text:p>
          </table:table-cell>
          <table:table-cell office:value-type="float" office:value="25" calcext:value-type="float">
            <text:p>25</text:p>
          </table:table-cell>
          <table:table-cell table:formula="of:=[.C153]/107217" office:value-type="float" office:value="1.17796618073626" calcext:value-type="float">
            <text:p>1.1779661807362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128277" calcext:value-type="float">
            <text:p>128277</text:p>
          </table:table-cell>
          <table:table-cell office:value-type="float" office:value="24" calcext:value-type="float">
            <text:p>24</text:p>
          </table:table-cell>
          <table:table-cell table:formula="of:=[.C154]/107217" office:value-type="float" office:value="1.19642407454042" calcext:value-type="float">
            <text:p>1.1964240745404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126034" calcext:value-type="float">
            <text:p>126034</text:p>
          </table:table-cell>
          <table:table-cell office:value-type="float" office:value="24" calcext:value-type="float">
            <text:p>24</text:p>
          </table:table-cell>
          <table:table-cell table:formula="of:=[.C155]/107217" office:value-type="float" office:value="1.17550388464516" calcext:value-type="float">
            <text:p>1.1755038846451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129027" calcext:value-type="float">
            <text:p>129027</text:p>
          </table:table-cell>
          <table:table-cell office:value-type="float" office:value="24" calcext:value-type="float">
            <text:p>24</text:p>
          </table:table-cell>
          <table:table-cell table:formula="of:=[.C156]/107217" office:value-type="float" office:value="1.20341923389015" calcext:value-type="float">
            <text:p>1.203419233890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125155" calcext:value-type="float">
            <text:p>125155</text:p>
          </table:table-cell>
          <table:table-cell office:value-type="float" office:value="24" calcext:value-type="float">
            <text:p>24</text:p>
          </table:table-cell>
          <table:table-cell table:formula="of:=[.C157]/107217" office:value-type="float" office:value="1.16730555788728" calcext:value-type="float">
            <text:p>1.1673055578872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7212" calcext:value-type="float">
            <text:p>127212</text:p>
          </table:table-cell>
          <table:table-cell office:value-type="float" office:value="22" calcext:value-type="float">
            <text:p>22</text:p>
          </table:table-cell>
          <table:table-cell table:formula="of:=[.C158]/107217" office:value-type="float" office:value="1.1864909482638" calcext:value-type="float">
            <text:p>1.18649094826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6274" calcext:value-type="float">
            <text:p>126274</text:p>
          </table:table-cell>
          <table:table-cell office:value-type="float" office:value="23" calcext:value-type="float">
            <text:p>23</text:p>
          </table:table-cell>
          <table:table-cell table:formula="of:=[.C159]/107217" office:value-type="float" office:value="1.17774233563707" calcext:value-type="float">
            <text:p>1.1777423356370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8399" calcext:value-type="float">
            <text:p>128399</text:p>
          </table:table-cell>
          <table:table-cell office:value-type="float" office:value="23" calcext:value-type="float">
            <text:p>23</text:p>
          </table:table-cell>
          <table:table-cell table:formula="of:=[.C160]/107217" office:value-type="float" office:value="1.19756195379464" calcext:value-type="float">
            <text:p>1.1975619537946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6793" calcext:value-type="float">
            <text:p>126793</text:p>
          </table:table-cell>
          <table:table-cell office:value-type="float" office:value="24" calcext:value-type="float">
            <text:p>24</text:p>
          </table:table-cell>
          <table:table-cell table:formula="of:=[.C161]/107217" office:value-type="float" office:value="1.18258298590709" calcext:value-type="float">
            <text:p>1.18258298590709</text:p>
          </table:table-cell>
          <table:table-cell table:number-columns-repeated="2"/>
        </table:table-row>
      </table:table>
      <table:table table:name="Pivot Table_Sim439_1" table:style-name="ta1">
        <table:shapes>
          <draw:frame draw:z-index="0" draw:style-name="gr1" draw:text-style-name="P1" svg:width="7.9949in" svg:height="4.4969in" svg:x="8.8858in" svg:y="0in">
            <draw:object draw:notify-on-update-of-ranges="'Pivot Table_Sim439_1'.F3:'Pivot Table_Sim439_1'.F42 'Pivot Table_Sim439_1'.H2:'Pivot Table_Sim439_1'.H2 'Pivot Table_Sim439_1'.H3:'Pivot Table_Sim439_1'.H42 'Pivot Table_Sim439_1'.I2:'Pivot Table_Sim439_1'.I2 'Pivot Table_Sim439_1'.I3:'Pivot Table_Sim439_1'.I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ce44"/>
        <table:table-column table:style-name="co1" table:number-columns-repeated="5" table:default-cell-style-name="Default"/>
        <table:table-row table:style-name="ro1">
          <table:table-cell table:style-name="ce18"/>
          <table:table-cell table:style-name="ce23" office:value-type="string" calcext:value-type="string">
            <text:p>Data</text:p>
          </table:table-cell>
          <table:table-cell table:style-name="ce29"/>
          <table:table-cell table:style-name="ce41"/>
          <table:table-cell table:number-columns-repeated="5"/>
        </table:table-row>
        <table:table-row table:style-name="ro1">
          <table:table-cell table:style-name="ce19" office:value-type="string" calcext:value-type="string">
            <text:p>Enhance Chance</text:p>
          </table:table-cell>
          <table:table-cell table:style-name="ce24" office:value-type="string" calcext:value-type="string">
            <text:p>Average - Iterations</text:p>
          </table:table-cell>
          <table:table-cell table:style-name="ce30" office:value-type="string" calcext:value-type="string">
            <text:p>Min - Score Comp</text:p>
          </table:table-cell>
          <table:table-cell table:style-name="ce42" office:value-type="string" calcext:value-type="string">
            <text:p>Average - Score Comp</text:p>
          </table:table-cell>
          <table:table-cell/>
          <table:table-cell office:value-type="string" calcext:value-type="string">
            <text:p>Enhance Chance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style-name="ce20" office:value-type="float" office:value="0.025" calcext:value-type="float">
            <text:p>0.025</text:p>
          </table:table-cell>
          <table:table-cell table:style-name="ce25" office:value-type="float" office:value="644.5" calcext:value-type="float">
            <text:p>644.5</text:p>
          </table:table-cell>
          <table:table-cell table:style-name="ce31" office:value-type="float" office:value="1.10973073299943" calcext:value-type="float">
            <text:p>1.10973073299943</text:p>
          </table:table-cell>
          <table:table-cell table:style-name="ce43" office:value-type="float" office:value="1.11457837842879" calcext:value-type="float">
            <text:p>1.11457837842879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644.5" calcext:value-type="float">
            <text:p>644.5</text:p>
          </table:table-cell>
          <table:table-cell office:value-type="float" office:value="1.10973073299943" calcext:value-type="float">
            <text:p>1.10973073299943</text:p>
          </table:table-cell>
          <table:table-cell office:value-type="float" office:value="1.11457837842879" calcext:value-type="float">
            <text:p>1.1145783784287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79.5" calcext:value-type="float">
            <text:p>379.5</text:p>
          </table:table-cell>
          <table:table-cell office:value-type="float" office:value="1.09380042344031" calcext:value-type="float">
            <text:p>1.09380042344031</text:p>
          </table:table-cell>
          <table:table-cell office:value-type="float" office:value="1.10236483020417" calcext:value-type="float">
            <text:p>1.1023648302041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9.5" calcext:value-type="float">
            <text:p>379.5</text:p>
          </table:table-cell>
          <table:table-cell office:value-type="float" office:value="1.09380042344031" calcext:value-type="float">
            <text:p>1.09380042344031</text:p>
          </table:table-cell>
          <table:table-cell office:value-type="float" office:value="1.10236483020417" calcext:value-type="float">
            <text:p>1.1023648302041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272.5" calcext:value-type="float">
            <text:p>272.5</text:p>
          </table:table-cell>
          <table:table-cell office:value-type="float" office:value="1.10335114767248" calcext:value-type="float">
            <text:p>1.10335114767248</text:p>
          </table:table-cell>
          <table:table-cell office:value-type="float" office:value="1.13084212391692" calcext:value-type="float">
            <text:p>1.13084212391692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272.5" calcext:value-type="float">
            <text:p>272.5</text:p>
          </table:table-cell>
          <table:table-cell office:value-type="float" office:value="1.10335114767248" calcext:value-type="float">
            <text:p>1.10335114767248</text:p>
          </table:table-cell>
          <table:table-cell office:value-type="float" office:value="1.13084212391692" calcext:value-type="float">
            <text:p>1.130842123916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1.1200182806831" calcext:value-type="float">
            <text:p>1.1200182806831</text:p>
          </table:table-cell>
          <table:table-cell office:value-type="float" office:value="1.13054599550444" calcext:value-type="float">
            <text:p>1.1305459955044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1.1200182806831" calcext:value-type="float">
            <text:p>1.1200182806831</text:p>
          </table:table-cell>
          <table:table-cell office:value-type="float" office:value="1.13054599550444" calcext:value-type="float">
            <text:p>1.1305459955044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74" calcext:value-type="float">
            <text:p>174</text:p>
          </table:table-cell>
          <table:table-cell office:value-type="float" office:value="1.13221783858903" calcext:value-type="float">
            <text:p>1.13221783858903</text:p>
          </table:table-cell>
          <table:table-cell office:value-type="float" office:value="1.14767480903215" calcext:value-type="float">
            <text:p>1.1476748090321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174" calcext:value-type="float">
            <text:p>174</text:p>
          </table:table-cell>
          <table:table-cell office:value-type="float" office:value="1.13221783858903" calcext:value-type="float">
            <text:p>1.13221783858903</text:p>
          </table:table-cell>
          <table:table-cell office:value-type="float" office:value="1.14767480903215" calcext:value-type="float">
            <text:p>1.1476748090321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45.75" calcext:value-type="float">
            <text:p>145.75</text:p>
          </table:table-cell>
          <table:table-cell office:value-type="float" office:value="1.14647863678335" calcext:value-type="float">
            <text:p>1.14647863678335</text:p>
          </table:table-cell>
          <table:table-cell office:value-type="float" office:value="1.15144519992165" calcext:value-type="float">
            <text:p>1.1514451999216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45.75" calcext:value-type="float">
            <text:p>145.75</text:p>
          </table:table-cell>
          <table:table-cell office:value-type="float" office:value="1.14647863678335" calcext:value-type="float">
            <text:p>1.14647863678335</text:p>
          </table:table-cell>
          <table:table-cell office:value-type="float" office:value="1.15144519992165" calcext:value-type="float">
            <text:p>1.1514451999216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26.25" calcext:value-type="float">
            <text:p>126.25</text:p>
          </table:table-cell>
          <table:table-cell office:value-type="float" office:value="1.13218985795163" calcext:value-type="float">
            <text:p>1.13218985795163</text:p>
          </table:table-cell>
          <table:table-cell office:value-type="float" office:value="1.15210041318075" calcext:value-type="float">
            <text:p>1.15210041318075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126.25" calcext:value-type="float">
            <text:p>126.25</text:p>
          </table:table-cell>
          <table:table-cell office:value-type="float" office:value="1.13218985795163" calcext:value-type="float">
            <text:p>1.13218985795163</text:p>
          </table:table-cell>
          <table:table-cell office:value-type="float" office:value="1.15210041318075" calcext:value-type="float">
            <text:p>1.152100413180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0.75" calcext:value-type="float">
            <text:p>110.75</text:p>
          </table:table-cell>
          <table:table-cell office:value-type="float" office:value="1.13758079409049" calcext:value-type="float">
            <text:p>1.13758079409049</text:p>
          </table:table-cell>
          <table:table-cell office:value-type="float" office:value="1.15636046522473" calcext:value-type="float">
            <text:p>1.1563604652247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10.75" calcext:value-type="float">
            <text:p>110.75</text:p>
          </table:table-cell>
          <table:table-cell office:value-type="float" office:value="1.13758079409049" calcext:value-type="float">
            <text:p>1.13758079409049</text:p>
          </table:table-cell>
          <table:table-cell office:value-type="float" office:value="1.15636046522473" calcext:value-type="float">
            <text:p>1.15636046522473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00" calcext:value-type="float">
            <text:p>100</text:p>
          </table:table-cell>
          <table:table-cell office:value-type="float" office:value="1.1320406278855" calcext:value-type="float">
            <text:p>1.1320406278855</text:p>
          </table:table-cell>
          <table:table-cell office:value-type="float" office:value="1.148891966759" calcext:value-type="float">
            <text:p>1.148891966759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100" calcext:value-type="float">
            <text:p>100</text:p>
          </table:table-cell>
          <table:table-cell office:value-type="float" office:value="1.1320406278855" calcext:value-type="float">
            <text:p>1.1320406278855</text:p>
          </table:table-cell>
          <table:table-cell office:value-type="float" office:value="1.148891966759" calcext:value-type="float">
            <text:p>1.14889196675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0" calcext:value-type="float">
            <text:p>90</text:p>
          </table:table-cell>
          <table:table-cell office:value-type="float" office:value="1.14546200695785" calcext:value-type="float">
            <text:p>1.14546200695785</text:p>
          </table:table-cell>
          <table:table-cell office:value-type="float" office:value="1.16080239141181" calcext:value-type="float">
            <text:p>1.1608023914118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90" calcext:value-type="float">
            <text:p>90</text:p>
          </table:table-cell>
          <table:table-cell office:value-type="float" office:value="1.14546200695785" calcext:value-type="float">
            <text:p>1.14546200695785</text:p>
          </table:table-cell>
          <table:table-cell office:value-type="float" office:value="1.16080239141181" calcext:value-type="float">
            <text:p>1.1608023914118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82.25" calcext:value-type="float">
            <text:p>82.25</text:p>
          </table:table-cell>
          <table:table-cell office:value-type="float" office:value="1.15129130641596" calcext:value-type="float">
            <text:p>1.15129130641596</text:p>
          </table:table-cell>
          <table:table-cell office:value-type="float" office:value="1.16713301062332" calcext:value-type="float">
            <text:p>1.16713301062332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82.25" calcext:value-type="float">
            <text:p>82.25</text:p>
          </table:table-cell>
          <table:table-cell office:value-type="float" office:value="1.15129130641596" calcext:value-type="float">
            <text:p>1.15129130641596</text:p>
          </table:table-cell>
          <table:table-cell office:value-type="float" office:value="1.16713301062332" calcext:value-type="float">
            <text:p>1.167133010623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6.5" calcext:value-type="float">
            <text:p>76.5</text:p>
          </table:table-cell>
          <table:table-cell office:value-type="float" office:value="1.1477657461037" calcext:value-type="float">
            <text:p>1.1477657461037</text:p>
          </table:table-cell>
          <table:table-cell office:value-type="float" office:value="1.15426191741981" calcext:value-type="float">
            <text:p>1.1542619174198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76.5" calcext:value-type="float">
            <text:p>76.5</text:p>
          </table:table-cell>
          <table:table-cell office:value-type="float" office:value="1.1477657461037" calcext:value-type="float">
            <text:p>1.1477657461037</text:p>
          </table:table-cell>
          <table:table-cell office:value-type="float" office:value="1.15426191741981" calcext:value-type="float">
            <text:p>1.1542619174198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70" calcext:value-type="float">
            <text:p>70</text:p>
          </table:table-cell>
          <table:table-cell office:value-type="float" office:value="1.16336028801403" calcext:value-type="float">
            <text:p>1.16336028801403</text:p>
          </table:table-cell>
          <table:table-cell office:value-type="float" office:value="1.16796776630572" calcext:value-type="float">
            <text:p>1.16796776630572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70" calcext:value-type="float">
            <text:p>70</text:p>
          </table:table-cell>
          <table:table-cell office:value-type="float" office:value="1.16336028801403" calcext:value-type="float">
            <text:p>1.16336028801403</text:p>
          </table:table-cell>
          <table:table-cell office:value-type="float" office:value="1.16796776630572" calcext:value-type="float">
            <text:p>1.1679677663057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5.25" calcext:value-type="float">
            <text:p>65.25</text:p>
          </table:table-cell>
          <table:table-cell office:value-type="float" office:value="1.16849007153716" calcext:value-type="float">
            <text:p>1.16849007153716</text:p>
          </table:table-cell>
          <table:table-cell office:value-type="float" office:value="1.18061734612981" calcext:value-type="float">
            <text:p>1.1806173461298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65.25" calcext:value-type="float">
            <text:p>65.25</text:p>
          </table:table-cell>
          <table:table-cell office:value-type="float" office:value="1.16849007153716" calcext:value-type="float">
            <text:p>1.16849007153716</text:p>
          </table:table-cell>
          <table:table-cell office:value-type="float" office:value="1.18061734612981" calcext:value-type="float">
            <text:p>1.1806173461298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60.5" calcext:value-type="float">
            <text:p>60.5</text:p>
          </table:table-cell>
          <table:table-cell office:value-type="float" office:value="1.16703507839242" calcext:value-type="float">
            <text:p>1.16703507839242</text:p>
          </table:table-cell>
          <table:table-cell office:value-type="float" office:value="1.17094070902935" calcext:value-type="float">
            <text:p>1.1709407090293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60.5" calcext:value-type="float">
            <text:p>60.5</text:p>
          </table:table-cell>
          <table:table-cell office:value-type="float" office:value="1.16703507839242" calcext:value-type="float">
            <text:p>1.16703507839242</text:p>
          </table:table-cell>
          <table:table-cell office:value-type="float" office:value="1.17094070902935" calcext:value-type="float">
            <text:p>1.170940709029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7.25" calcext:value-type="float">
            <text:p>57.25</text:p>
          </table:table-cell>
          <table:table-cell office:value-type="float" office:value="1.13579003329696" calcext:value-type="float">
            <text:p>1.13579003329696</text:p>
          </table:table-cell>
          <table:table-cell office:value-type="float" office:value="1.16002359700421" calcext:value-type="float">
            <text:p>1.1600235970042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57.25" calcext:value-type="float">
            <text:p>57.25</text:p>
          </table:table-cell>
          <table:table-cell office:value-type="float" office:value="1.13579003329696" calcext:value-type="float">
            <text:p>1.13579003329696</text:p>
          </table:table-cell>
          <table:table-cell office:value-type="float" office:value="1.16002359700421" calcext:value-type="float">
            <text:p>1.1600235970042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54" calcext:value-type="float">
            <text:p>54</text:p>
          </table:table-cell>
          <table:table-cell office:value-type="float" office:value="1.16870458975722" calcext:value-type="float">
            <text:p>1.16870458975722</text:p>
          </table:table-cell>
          <table:table-cell office:value-type="float" office:value="1.17575804210153" calcext:value-type="float">
            <text:p>1.17575804210153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54" calcext:value-type="float">
            <text:p>54</text:p>
          </table:table-cell>
          <table:table-cell office:value-type="float" office:value="1.16870458975722" calcext:value-type="float">
            <text:p>1.16870458975722</text:p>
          </table:table-cell>
          <table:table-cell office:value-type="float" office:value="1.17575804210153" calcext:value-type="float">
            <text:p>1.1757580421015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1.25" calcext:value-type="float">
            <text:p>51.25</text:p>
          </table:table-cell>
          <table:table-cell office:value-type="float" office:value="1.15409869703499" calcext:value-type="float">
            <text:p>1.15409869703499</text:p>
          </table:table-cell>
          <table:table-cell office:value-type="float" office:value="1.17107128533721" calcext:value-type="float">
            <text:p>1.1710712853372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51.25" calcext:value-type="float">
            <text:p>51.25</text:p>
          </table:table-cell>
          <table:table-cell office:value-type="float" office:value="1.15409869703499" calcext:value-type="float">
            <text:p>1.15409869703499</text:p>
          </table:table-cell>
          <table:table-cell office:value-type="float" office:value="1.17107128533721" calcext:value-type="float">
            <text:p>1.1710712853372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8.75" calcext:value-type="float">
            <text:p>48.75</text:p>
          </table:table-cell>
          <table:table-cell office:value-type="float" office:value="1.16211048621021" calcext:value-type="float">
            <text:p>1.16211048621021</text:p>
          </table:table-cell>
          <table:table-cell office:value-type="float" office:value="1.1713790723486" calcext:value-type="float">
            <text:p>1.1713790723486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48.75" calcext:value-type="float">
            <text:p>48.75</text:p>
          </table:table-cell>
          <table:table-cell office:value-type="float" office:value="1.16211048621021" calcext:value-type="float">
            <text:p>1.16211048621021</text:p>
          </table:table-cell>
          <table:table-cell office:value-type="float" office:value="1.1713790723486" calcext:value-type="float">
            <text:p>1.17137907234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6.25" calcext:value-type="float">
            <text:p>46.25</text:p>
          </table:table-cell>
          <table:table-cell office:value-type="float" office:value="1.1494352574685" calcext:value-type="float">
            <text:p>1.1494352574685</text:p>
          </table:table-cell>
          <table:table-cell office:value-type="float" office:value="1.16822192376209" calcext:value-type="float">
            <text:p>1.1682219237620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6.25" calcext:value-type="float">
            <text:p>46.25</text:p>
          </table:table-cell>
          <table:table-cell office:value-type="float" office:value="1.1494352574685" calcext:value-type="float">
            <text:p>1.1494352574685</text:p>
          </table:table-cell>
          <table:table-cell office:value-type="float" office:value="1.16822192376209" calcext:value-type="float">
            <text:p>1.1682219237620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44.75" calcext:value-type="float">
            <text:p>44.75</text:p>
          </table:table-cell>
          <table:table-cell office:value-type="float" office:value="1.16091664568119" calcext:value-type="float">
            <text:p>1.16091664568119</text:p>
          </table:table-cell>
          <table:table-cell office:value-type="float" office:value="1.16907766492254" calcext:value-type="float">
            <text:p>1.16907766492254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44.75" calcext:value-type="float">
            <text:p>44.75</text:p>
          </table:table-cell>
          <table:table-cell office:value-type="float" office:value="1.16091664568119" calcext:value-type="float">
            <text:p>1.16091664568119</text:p>
          </table:table-cell>
          <table:table-cell office:value-type="float" office:value="1.16907766492254" calcext:value-type="float">
            <text:p>1.1690776649225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2.75" calcext:value-type="float">
            <text:p>42.75</text:p>
          </table:table-cell>
          <table:table-cell office:value-type="float" office:value="1.15856627213968" calcext:value-type="float">
            <text:p>1.15856627213968</text:p>
          </table:table-cell>
          <table:table-cell office:value-type="float" office:value="1.17180577706894" calcext:value-type="float">
            <text:p>1.1718057770689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42.75" calcext:value-type="float">
            <text:p>42.75</text:p>
          </table:table-cell>
          <table:table-cell office:value-type="float" office:value="1.15856627213968" calcext:value-type="float">
            <text:p>1.15856627213968</text:p>
          </table:table-cell>
          <table:table-cell office:value-type="float" office:value="1.17180577706894" calcext:value-type="float">
            <text:p>1.1718057770689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41" calcext:value-type="float">
            <text:p>41</text:p>
          </table:table-cell>
          <table:table-cell office:value-type="float" office:value="1.17167986420064" calcext:value-type="float">
            <text:p>1.17167986420064</text:p>
          </table:table-cell>
          <table:table-cell office:value-type="float" office:value="1.1790737476333" calcext:value-type="float">
            <text:p>1.1790737476333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41" calcext:value-type="float">
            <text:p>41</text:p>
          </table:table-cell>
          <table:table-cell office:value-type="float" office:value="1.17167986420064" calcext:value-type="float">
            <text:p>1.17167986420064</text:p>
          </table:table-cell>
          <table:table-cell office:value-type="float" office:value="1.1790737476333" calcext:value-type="float">
            <text:p>1.1790737476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8.25" calcext:value-type="float">
            <text:p>38.25</text:p>
          </table:table-cell>
          <table:table-cell office:value-type="float" office:value="1.18525980021825" calcext:value-type="float">
            <text:p>1.18525980021825</text:p>
          </table:table-cell>
          <table:table-cell office:value-type="float" office:value="1.18946155926765" calcext:value-type="float">
            <text:p>1.1894615592676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8.25" calcext:value-type="float">
            <text:p>38.25</text:p>
          </table:table-cell>
          <table:table-cell office:value-type="float" office:value="1.18525980021825" calcext:value-type="float">
            <text:p>1.18525980021825</text:p>
          </table:table-cell>
          <table:table-cell office:value-type="float" office:value="1.18946155926765" calcext:value-type="float">
            <text:p>1.1894615592676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37" calcext:value-type="float">
            <text:p>37</text:p>
          </table:table-cell>
          <table:table-cell office:value-type="float" office:value="1.16425566841079" calcext:value-type="float">
            <text:p>1.16425566841079</text:p>
          </table:table-cell>
          <table:table-cell office:value-type="float" office:value="1.17577902757958" calcext:value-type="float">
            <text:p>1.1757790275795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37" calcext:value-type="float">
            <text:p>37</text:p>
          </table:table-cell>
          <table:table-cell office:value-type="float" office:value="1.16425566841079" calcext:value-type="float">
            <text:p>1.16425566841079</text:p>
          </table:table-cell>
          <table:table-cell office:value-type="float" office:value="1.17577902757958" calcext:value-type="float">
            <text:p>1.1757790275795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6" calcext:value-type="float">
            <text:p>36</text:p>
          </table:table-cell>
          <table:table-cell office:value-type="float" office:value="1.16377067069588" calcext:value-type="float">
            <text:p>1.16377067069588</text:p>
          </table:table-cell>
          <table:table-cell office:value-type="float" office:value="1.17208791516271" calcext:value-type="float">
            <text:p>1.1720879151627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36" calcext:value-type="float">
            <text:p>36</text:p>
          </table:table-cell>
          <table:table-cell office:value-type="float" office:value="1.16377067069588" calcext:value-type="float">
            <text:p>1.16377067069588</text:p>
          </table:table-cell>
          <table:table-cell office:value-type="float" office:value="1.17208791516271" calcext:value-type="float">
            <text:p>1.1720879151627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34.5" calcext:value-type="float">
            <text:p>34.5</text:p>
          </table:table-cell>
          <table:table-cell office:value-type="float" office:value="1.17176380611284" calcext:value-type="float">
            <text:p>1.17176380611284</text:p>
          </table:table-cell>
          <table:table-cell office:value-type="float" office:value="1.18048676982195" calcext:value-type="float">
            <text:p>1.18048676982195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34.5" calcext:value-type="float">
            <text:p>34.5</text:p>
          </table:table-cell>
          <table:table-cell office:value-type="float" office:value="1.17176380611284" calcext:value-type="float">
            <text:p>1.17176380611284</text:p>
          </table:table-cell>
          <table:table-cell office:value-type="float" office:value="1.18048676982195" calcext:value-type="float">
            <text:p>1.180486769821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3.5" calcext:value-type="float">
            <text:p>33.5</text:p>
          </table:table-cell>
          <table:table-cell office:value-type="float" office:value="1.16521633696149" calcext:value-type="float">
            <text:p>1.16521633696149</text:p>
          </table:table-cell>
          <table:table-cell office:value-type="float" office:value="1.177807623791" calcext:value-type="float">
            <text:p>1.17780762379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3.5" calcext:value-type="float">
            <text:p>33.5</text:p>
          </table:table-cell>
          <table:table-cell office:value-type="float" office:value="1.16521633696149" calcext:value-type="float">
            <text:p>1.16521633696149</text:p>
          </table:table-cell>
          <table:table-cell office:value-type="float" office:value="1.177807623791" calcext:value-type="float">
            <text:p>1.17780762379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32.5" calcext:value-type="float">
            <text:p>32.5</text:p>
          </table:table-cell>
          <table:table-cell office:value-type="float" office:value="1.16878853166942" calcext:value-type="float">
            <text:p>1.16878853166942</text:p>
          </table:table-cell>
          <table:table-cell office:value-type="float" office:value="1.18168294207075" calcext:value-type="float">
            <text:p>1.18168294207075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32.5" calcext:value-type="float">
            <text:p>32.5</text:p>
          </table:table-cell>
          <table:table-cell office:value-type="float" office:value="1.16878853166942" calcext:value-type="float">
            <text:p>1.16878853166942</text:p>
          </table:table-cell>
          <table:table-cell office:value-type="float" office:value="1.18168294207075" calcext:value-type="float">
            <text:p>1.1816829420707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1.5" calcext:value-type="float">
            <text:p>31.5</text:p>
          </table:table-cell>
          <table:table-cell office:value-type="float" office:value="1.15948963317384" calcext:value-type="float">
            <text:p>1.15948963317384</text:p>
          </table:table-cell>
          <table:table-cell office:value-type="float" office:value="1.17027383717134" calcext:value-type="float">
            <text:p>1.1702738371713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1.5" calcext:value-type="float">
            <text:p>31.5</text:p>
          </table:table-cell>
          <table:table-cell office:value-type="float" office:value="1.15948963317384" calcext:value-type="float">
            <text:p>1.15948963317384</text:p>
          </table:table-cell>
          <table:table-cell office:value-type="float" office:value="1.17027383717134" calcext:value-type="float">
            <text:p>1.1702738371713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30.25" calcext:value-type="float">
            <text:p>30.25</text:p>
          </table:table-cell>
          <table:table-cell office:value-type="float" office:value="1.16153221970396" calcext:value-type="float">
            <text:p>1.16153221970396</text:p>
          </table:table-cell>
          <table:table-cell office:value-type="float" office:value="1.17406754525868" calcext:value-type="float">
            <text:p>1.1740675452586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30.25" calcext:value-type="float">
            <text:p>30.25</text:p>
          </table:table-cell>
          <table:table-cell office:value-type="float" office:value="1.16153221970396" calcext:value-type="float">
            <text:p>1.16153221970396</text:p>
          </table:table-cell>
          <table:table-cell office:value-type="float" office:value="1.17406754525868" calcext:value-type="float">
            <text:p>1.174067545258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25" calcext:value-type="float">
            <text:p>29.25</text:p>
          </table:table-cell>
          <table:table-cell office:value-type="float" office:value="1.17601686299747" calcext:value-type="float">
            <text:p>1.17601686299747</text:p>
          </table:table-cell>
          <table:table-cell office:value-type="float" office:value="1.18718346903942" calcext:value-type="float">
            <text:p>1.1871834690394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9.25" calcext:value-type="float">
            <text:p>29.25</text:p>
          </table:table-cell>
          <table:table-cell office:value-type="float" office:value="1.17601686299747" calcext:value-type="float">
            <text:p>1.17601686299747</text:p>
          </table:table-cell>
          <table:table-cell office:value-type="float" office:value="1.18718346903942" calcext:value-type="float">
            <text:p>1.18718346903942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9" calcext:value-type="float">
            <text:p>29</text:p>
          </table:table-cell>
          <table:table-cell office:value-type="float" office:value="1.17250995644347" calcext:value-type="float">
            <text:p>1.17250995644347</text:p>
          </table:table-cell>
          <table:table-cell office:value-type="float" office:value="1.18417321879926" calcext:value-type="float">
            <text:p>1.18417321879926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29" calcext:value-type="float">
            <text:p>29</text:p>
          </table:table-cell>
          <table:table-cell office:value-type="float" office:value="1.17250995644347" calcext:value-type="float">
            <text:p>1.17250995644347</text:p>
          </table:table-cell>
          <table:table-cell office:value-type="float" office:value="1.18417321879926" calcext:value-type="float">
            <text:p>1.1841732187992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8" calcext:value-type="float">
            <text:p>28</text:p>
          </table:table-cell>
          <table:table-cell office:value-type="float" office:value="1.15435052277158" calcext:value-type="float">
            <text:p>1.15435052277158</text:p>
          </table:table-cell>
          <table:table-cell office:value-type="float" office:value="1.16985412761036" calcext:value-type="float">
            <text:p>1.1698541276103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8" calcext:value-type="float">
            <text:p>28</text:p>
          </table:table-cell>
          <table:table-cell office:value-type="float" office:value="1.15435052277158" calcext:value-type="float">
            <text:p>1.15435052277158</text:p>
          </table:table-cell>
          <table:table-cell office:value-type="float" office:value="1.16985412761036" calcext:value-type="float">
            <text:p>1.1698541276103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7" calcext:value-type="float">
            <text:p>27</text:p>
          </table:table-cell>
          <table:table-cell office:value-type="float" office:value="1.17785425818667" calcext:value-type="float">
            <text:p>1.17785425818667</text:p>
          </table:table-cell>
          <table:table-cell office:value-type="float" office:value="1.18647229450554" calcext:value-type="float">
            <text:p>1.18647229450554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27" calcext:value-type="float">
            <text:p>27</text:p>
          </table:table-cell>
          <table:table-cell office:value-type="float" office:value="1.17785425818667" calcext:value-type="float">
            <text:p>1.17785425818667</text:p>
          </table:table-cell>
          <table:table-cell office:value-type="float" office:value="1.18647229450554" calcext:value-type="float">
            <text:p>1.1864722945055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 office:value-type="float" office:value="1.16350019120102" calcext:value-type="float">
            <text:p>1.16350019120102</text:p>
          </table:table-cell>
          <table:table-cell office:value-type="float" office:value="1.17339367824132" calcext:value-type="float">
            <text:p>1.1733936782413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 office:value-type="float" office:value="1.16350019120102" calcext:value-type="float">
            <text:p>1.16350019120102</text:p>
          </table:table-cell>
          <table:table-cell office:value-type="float" office:value="1.17339367824132" calcext:value-type="float">
            <text:p>1.1733936782413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25.5" calcext:value-type="float">
            <text:p>25.5</text:p>
          </table:table-cell>
          <table:table-cell office:value-type="float" office:value="1.17287370472966" calcext:value-type="float">
            <text:p>1.17287370472966</text:p>
          </table:table-cell>
          <table:table-cell office:value-type="float" office:value="1.18030722739864" calcext:value-type="float">
            <text:p>1.18030722739864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25.5" calcext:value-type="float">
            <text:p>25.5</text:p>
          </table:table-cell>
          <table:table-cell office:value-type="float" office:value="1.17287370472966" calcext:value-type="float">
            <text:p>1.17287370472966</text:p>
          </table:table-cell>
          <table:table-cell office:value-type="float" office:value="1.18030722739864" calcext:value-type="float">
            <text:p>1.1803072273986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1.17796618073626" calcext:value-type="float">
            <text:p>1.17796618073626</text:p>
          </table:table-cell>
          <table:table-cell office:value-type="float" office:value="1.18210031991195" calcext:value-type="float">
            <text:p>1.1821003199119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1.17796618073626" calcext:value-type="float">
            <text:p>1.17796618073626</text:p>
          </table:table-cell>
          <table:table-cell office:value-type="float" office:value="1.18210031991195" calcext:value-type="float">
            <text:p>1.1821003199119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4" calcext:value-type="float">
            <text:p>24</text:p>
          </table:table-cell>
          <table:table-cell office:value-type="float" office:value="1.16730555788728" calcext:value-type="float">
            <text:p>1.16730555788728</text:p>
          </table:table-cell>
          <table:table-cell office:value-type="float" office:value="1.18566318774075" calcext:value-type="float">
            <text:p>1.18566318774075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24" calcext:value-type="float">
            <text:p>24</text:p>
          </table:table-cell>
          <table:table-cell office:value-type="float" office:value="1.16730555788728" calcext:value-type="float">
            <text:p>1.16730555788728</text:p>
          </table:table-cell>
          <table:table-cell office:value-type="float" office:value="1.18566318774075" calcext:value-type="float">
            <text:p>1.18566318774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float" office:value="23" calcext:value-type="float">
            <text:p>23</text:p>
          </table:table-cell>
          <table:table-cell table:style-name="ce33" office:value-type="float" office:value="1.17774233563707" calcext:value-type="float">
            <text:p>1.17774233563707</text:p>
          </table:table-cell>
          <table:table-cell table:style-name="ce45" office:value-type="float" office:value="1.18609455590065" calcext:value-type="float">
            <text:p>1.18609455590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.17774233563707" calcext:value-type="float">
            <text:p>1.17774233563707</text:p>
          </table:table-cell>
          <table:table-cell office:value-type="float" office:value="1.18609455590065" calcext:value-type="float">
            <text:p>1.18609455590065</text:p>
          </table:table-cell>
        </table:table-row>
        <table:table-row table:style-name="ro1">
          <table:table-cell table:style-name="ce22" office:value-type="string" calcext:value-type="string">
            <text:p>Total Result</text:p>
          </table:table-cell>
          <table:table-cell table:style-name="ce28" office:value-type="float" office:value="87.675" calcext:value-type="float">
            <text:p>87.675</text:p>
          </table:table-cell>
          <table:table-cell table:style-name="ce34" office:value-type="float" office:value="1.09380042344031" calcext:value-type="float">
            <text:p>1.09380042344031</text:p>
          </table:table-cell>
          <table:table-cell table:style-name="ce46" office:value-type="float" office:value="1.16649569331356" calcext:value-type="float">
            <text:p>1.16649569331356</text:p>
          </table:table-cell>
          <table:table-cell table:number-columns-repeated="5"/>
        </table:table-row>
      </table:table>
      <table:table table:name="Asim7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Enhance Ch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3108" calcext:value-type="float">
            <text:p>3108</text:p>
          </table:table-cell>
          <table:table-cell office:value-type="float" office:value="4304" calcext:value-type="float">
            <text:p>4304</text:p>
          </table:table-cell>
          <table:table-cell table:formula="of:=[.C2]/1950" office:value-type="float" office:value="1.59384615384615" calcext:value-type="float">
            <text:p>1.593846153846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3069" calcext:value-type="float">
            <text:p>3069</text:p>
          </table:table-cell>
          <table:table-cell office:value-type="float" office:value="4323" calcext:value-type="float">
            <text:p>4323</text:p>
          </table:table-cell>
          <table:table-cell table:formula="of:=[.C3]/1950" office:value-type="float" office:value="1.57384615384615" calcext:value-type="float">
            <text:p>1.573846153846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3018" calcext:value-type="float">
            <text:p>3018</text:p>
          </table:table-cell>
          <table:table-cell office:value-type="float" office:value="4319" calcext:value-type="float">
            <text:p>4319</text:p>
          </table:table-cell>
          <table:table-cell table:formula="of:=[.C4]/1950" office:value-type="float" office:value="1.54769230769231" calcext:value-type="float">
            <text:p>1.5476923076923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3070" calcext:value-type="float">
            <text:p>3070</text:p>
          </table:table-cell>
          <table:table-cell office:value-type="float" office:value="4318" calcext:value-type="float">
            <text:p>4318</text:p>
          </table:table-cell>
          <table:table-cell table:formula="of:=[.C5]/1950" office:value-type="float" office:value="1.57435897435897" calcext:value-type="float">
            <text:p>1.574358974358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270" calcext:value-type="float">
            <text:p>3270</text:p>
          </table:table-cell>
          <table:table-cell office:value-type="float" office:value="4239" calcext:value-type="float">
            <text:p>4239</text:p>
          </table:table-cell>
          <table:table-cell table:formula="of:=[.C6]/1950" office:value-type="float" office:value="1.67692307692308" calcext:value-type="float">
            <text:p>1.676923076923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253" calcext:value-type="float">
            <text:p>3253</text:p>
          </table:table-cell>
          <table:table-cell office:value-type="float" office:value="4246" calcext:value-type="float">
            <text:p>4246</text:p>
          </table:table-cell>
          <table:table-cell table:formula="of:=[.C7]/1950" office:value-type="float" office:value="1.66820512820513" calcext:value-type="float">
            <text:p>1.668205128205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275" calcext:value-type="float">
            <text:p>3275</text:p>
          </table:table-cell>
          <table:table-cell office:value-type="float" office:value="4248" calcext:value-type="float">
            <text:p>4248</text:p>
          </table:table-cell>
          <table:table-cell table:formula="of:=[.C8]/1950" office:value-type="float" office:value="1.67948717948718" calcext:value-type="float">
            <text:p>1.679487179487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120" calcext:value-type="float">
            <text:p>3120</text:p>
          </table:table-cell>
          <table:table-cell office:value-type="float" office:value="4243" calcext:value-type="float">
            <text:p>4243</text:p>
          </table:table-cell>
          <table:table-cell table:formula="of:=[.C9]/1950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3067" calcext:value-type="float">
            <text:p>3067</text:p>
          </table:table-cell>
          <table:table-cell office:value-type="float" office:value="4179" calcext:value-type="float">
            <text:p>4179</text:p>
          </table:table-cell>
          <table:table-cell table:formula="of:=[.C10]/1950" office:value-type="float" office:value="1.57282051282051" calcext:value-type="float">
            <text:p>1.572820512820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3230" calcext:value-type="float">
            <text:p>3230</text:p>
          </table:table-cell>
          <table:table-cell office:value-type="float" office:value="4177" calcext:value-type="float">
            <text:p>4177</text:p>
          </table:table-cell>
          <table:table-cell table:formula="of:=[.C11]/1950" office:value-type="float" office:value="1.65641025641026" calcext:value-type="float">
            <text:p>1.656410256410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3143" calcext:value-type="float">
            <text:p>3143</text:p>
          </table:table-cell>
          <table:table-cell office:value-type="float" office:value="4131" calcext:value-type="float">
            <text:p>4131</text:p>
          </table:table-cell>
          <table:table-cell table:formula="of:=[.C12]/1950" office:value-type="float" office:value="1.61179487179487" calcext:value-type="float">
            <text:p>1.611794871794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3094" calcext:value-type="float">
            <text:p>3094</text:p>
          </table:table-cell>
          <table:table-cell office:value-type="float" office:value="4132" calcext:value-type="float">
            <text:p>4132</text:p>
          </table:table-cell>
          <table:table-cell table:formula="of:=[.C13]/1950" office:value-type="float" office:value="1.58666666666667" calcext:value-type="float">
            <text:p>1.586666666666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2974" calcext:value-type="float">
            <text:p>2974</text:p>
          </table:table-cell>
          <table:table-cell office:value-type="float" office:value="4114" calcext:value-type="float">
            <text:p>4114</text:p>
          </table:table-cell>
          <table:table-cell table:formula="of:=[.C14]/1950" office:value-type="float" office:value="1.52512820512821" calcext:value-type="float">
            <text:p>1.525128205128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074" calcext:value-type="float">
            <text:p>3074</text:p>
          </table:table-cell>
          <table:table-cell office:value-type="float" office:value="4066" calcext:value-type="float">
            <text:p>4066</text:p>
          </table:table-cell>
          <table:table-cell table:formula="of:=[.C15]/1950" office:value-type="float" office:value="1.57641025641026" calcext:value-type="float">
            <text:p>1.576410256410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153" calcext:value-type="float">
            <text:p>3153</text:p>
          </table:table-cell>
          <table:table-cell office:value-type="float" office:value="3812" calcext:value-type="float">
            <text:p>3812</text:p>
          </table:table-cell>
          <table:table-cell table:formula="of:=[.C16]/1950" office:value-type="float" office:value="1.61692307692308" calcext:value-type="float">
            <text:p>1.616923076923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210" calcext:value-type="float">
            <text:p>3210</text:p>
          </table:table-cell>
          <table:table-cell office:value-type="float" office:value="4045" calcext:value-type="float">
            <text:p>4045</text:p>
          </table:table-cell>
          <table:table-cell table:formula="of:=[.C17]/1950" office:value-type="float" office:value="1.64615384615385" calcext:value-type="float">
            <text:p>1.646153846153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3276" calcext:value-type="float">
            <text:p>3276</text:p>
          </table:table-cell>
          <table:table-cell office:value-type="float" office:value="3950" calcext:value-type="float">
            <text:p>3950</text:p>
          </table:table-cell>
          <table:table-cell table:formula="of:=[.C18]/1950" office:value-type="float" office:value="1.68" calcext:value-type="float">
            <text:p>1.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3095" calcext:value-type="float">
            <text:p>3095</text:p>
          </table:table-cell>
          <table:table-cell office:value-type="float" office:value="3740" calcext:value-type="float">
            <text:p>3740</text:p>
          </table:table-cell>
          <table:table-cell table:formula="of:=[.C19]/1950" office:value-type="float" office:value="1.58717948717949" calcext:value-type="float">
            <text:p>1.587179487179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3033" calcext:value-type="float">
            <text:p>3033</text:p>
          </table:table-cell>
          <table:table-cell office:value-type="float" office:value="3975" calcext:value-type="float">
            <text:p>3975</text:p>
          </table:table-cell>
          <table:table-cell table:formula="of:=[.C20]/1950" office:value-type="float" office:value="1.55538461538462" calcext:value-type="float">
            <text:p>1.555384615384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2975" calcext:value-type="float">
            <text:p>2975</text:p>
          </table:table-cell>
          <table:table-cell office:value-type="float" office:value="3970" calcext:value-type="float">
            <text:p>3970</text:p>
          </table:table-cell>
          <table:table-cell table:formula="of:=[.C21]/1950" office:value-type="float" office:value="1.52564102564103" calcext:value-type="float">
            <text:p>1.525641025641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3247" calcext:value-type="float">
            <text:p>3247</text:p>
          </table:table-cell>
          <table:table-cell office:value-type="float" office:value="3909" calcext:value-type="float">
            <text:p>3909</text:p>
          </table:table-cell>
          <table:table-cell table:formula="of:=[.C22]/1950" office:value-type="float" office:value="1.66512820512821" calcext:value-type="float">
            <text:p>1.665128205128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3046" calcext:value-type="float">
            <text:p>3046</text:p>
          </table:table-cell>
          <table:table-cell office:value-type="float" office:value="3676" calcext:value-type="float">
            <text:p>3676</text:p>
          </table:table-cell>
          <table:table-cell table:formula="of:=[.C23]/1950" office:value-type="float" office:value="1.56205128205128" calcext:value-type="float">
            <text:p>1.562051282051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2997" calcext:value-type="float">
            <text:p>2997</text:p>
          </table:table-cell>
          <table:table-cell office:value-type="float" office:value="3143" calcext:value-type="float">
            <text:p>3143</text:p>
          </table:table-cell>
          <table:table-cell table:formula="of:=[.C24]/1950" office:value-type="float" office:value="1.53692307692308" calcext:value-type="float">
            <text:p>1.536923076923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3230" calcext:value-type="float">
            <text:p>3230</text:p>
          </table:table-cell>
          <table:table-cell office:value-type="float" office:value="3184" calcext:value-type="float">
            <text:p>3184</text:p>
          </table:table-cell>
          <table:table-cell table:formula="of:=[.C25]/1950" office:value-type="float" office:value="1.65641025641026" calcext:value-type="float">
            <text:p>1.656410256410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3232" calcext:value-type="float">
            <text:p>3232</text:p>
          </table:table-cell>
          <table:table-cell office:value-type="float" office:value="3174" calcext:value-type="float">
            <text:p>3174</text:p>
          </table:table-cell>
          <table:table-cell table:formula="of:=[.C26]/1950" office:value-type="float" office:value="1.6574358974359" calcext:value-type="float">
            <text:p>1.65743589743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3351" calcext:value-type="float">
            <text:p>3351</text:p>
          </table:table-cell>
          <table:table-cell office:value-type="float" office:value="3195" calcext:value-type="float">
            <text:p>3195</text:p>
          </table:table-cell>
          <table:table-cell table:formula="of:=[.C27]/1950" office:value-type="float" office:value="1.71846153846154" calcext:value-type="float">
            <text:p>1.718461538461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3110" calcext:value-type="float">
            <text:p>3110</text:p>
          </table:table-cell>
          <table:table-cell office:value-type="float" office:value="3159" calcext:value-type="float">
            <text:p>3159</text:p>
          </table:table-cell>
          <table:table-cell table:formula="of:=[.C28]/1950" office:value-type="float" office:value="1.5948717948718" calcext:value-type="float">
            <text:p>1.59487179487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3267" calcext:value-type="float">
            <text:p>3267</text:p>
          </table:table-cell>
          <table:table-cell office:value-type="float" office:value="3055" calcext:value-type="float">
            <text:p>3055</text:p>
          </table:table-cell>
          <table:table-cell table:formula="of:=[.C29]/1950" office:value-type="float" office:value="1.67538461538462" calcext:value-type="float">
            <text:p>1.675384615384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154" calcext:value-type="float">
            <text:p>3154</text:p>
          </table:table-cell>
          <table:table-cell office:value-type="float" office:value="2987" calcext:value-type="float">
            <text:p>2987</text:p>
          </table:table-cell>
          <table:table-cell table:formula="of:=[.C30]/1950" office:value-type="float" office:value="1.6174358974359" calcext:value-type="float">
            <text:p>1.61743589743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156" calcext:value-type="float">
            <text:p>3156</text:p>
          </table:table-cell>
          <table:table-cell office:value-type="float" office:value="2867" calcext:value-type="float">
            <text:p>2867</text:p>
          </table:table-cell>
          <table:table-cell table:formula="of:=[.C31]/1950" office:value-type="float" office:value="1.61846153846154" calcext:value-type="float">
            <text:p>1.618461538461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227" calcext:value-type="float">
            <text:p>3227</text:p>
          </table:table-cell>
          <table:table-cell office:value-type="float" office:value="2964" calcext:value-type="float">
            <text:p>2964</text:p>
          </table:table-cell>
          <table:table-cell table:formula="of:=[.C32]/1950" office:value-type="float" office:value="1.65487179487179" calcext:value-type="float">
            <text:p>1.654871794871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210" calcext:value-type="float">
            <text:p>3210</text:p>
          </table:table-cell>
          <table:table-cell office:value-type="float" office:value="3053" calcext:value-type="float">
            <text:p>3053</text:p>
          </table:table-cell>
          <table:table-cell table:formula="of:=[.C33]/1950" office:value-type="float" office:value="1.64615384615385" calcext:value-type="float">
            <text:p>1.646153846153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3077" calcext:value-type="float">
            <text:p>3077</text:p>
          </table:table-cell>
          <table:table-cell office:value-type="float" office:value="3364" calcext:value-type="float">
            <text:p>3364</text:p>
          </table:table-cell>
          <table:table-cell table:formula="of:=[.C34]/1950" office:value-type="float" office:value="1.57794871794872" calcext:value-type="float">
            <text:p>1.577948717948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3128" calcext:value-type="float">
            <text:p>3128</text:p>
          </table:table-cell>
          <table:table-cell office:value-type="float" office:value="3633" calcext:value-type="float">
            <text:p>3633</text:p>
          </table:table-cell>
          <table:table-cell table:formula="of:=[.C35]/1950" office:value-type="float" office:value="1.60410256410256" calcext:value-type="float">
            <text:p>1.604102564102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3289" calcext:value-type="float">
            <text:p>3289</text:p>
          </table:table-cell>
          <table:table-cell office:value-type="float" office:value="3667" calcext:value-type="float">
            <text:p>3667</text:p>
          </table:table-cell>
          <table:table-cell table:formula="of:=[.C36]/1950" office:value-type="float" office:value="1.68666666666667" calcext:value-type="float">
            <text:p>1.6866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3110" calcext:value-type="float">
            <text:p>3110</text:p>
          </table:table-cell>
          <table:table-cell office:value-type="float" office:value="3776" calcext:value-type="float">
            <text:p>3776</text:p>
          </table:table-cell>
          <table:table-cell table:formula="of:=[.C37]/1950" office:value-type="float" office:value="1.5948717948718" calcext:value-type="float">
            <text:p>1.59487179487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3044" calcext:value-type="float">
            <text:p>3044</text:p>
          </table:table-cell>
          <table:table-cell office:value-type="float" office:value="3728" calcext:value-type="float">
            <text:p>3728</text:p>
          </table:table-cell>
          <table:table-cell table:formula="of:=[.C38]/1950" office:value-type="float" office:value="1.56102564102564" calcext:value-type="float">
            <text:p>1.56102564102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3102" calcext:value-type="float">
            <text:p>3102</text:p>
          </table:table-cell>
          <table:table-cell office:value-type="float" office:value="3615" calcext:value-type="float">
            <text:p>3615</text:p>
          </table:table-cell>
          <table:table-cell table:formula="of:=[.C39]/1950" office:value-type="float" office:value="1.59076923076923" calcext:value-type="float">
            <text:p>1.590769230769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3042" calcext:value-type="float">
            <text:p>3042</text:p>
          </table:table-cell>
          <table:table-cell office:value-type="float" office:value="3024" calcext:value-type="float">
            <text:p>3024</text:p>
          </table:table-cell>
          <table:table-cell table:formula="of:=[.C40]/1950" office:value-type="float" office:value="1.56" calcext:value-type="float">
            <text:p>1.5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3273" calcext:value-type="float">
            <text:p>3273</text:p>
          </table:table-cell>
          <table:table-cell office:value-type="float" office:value="3032" calcext:value-type="float">
            <text:p>3032</text:p>
          </table:table-cell>
          <table:table-cell table:formula="of:=[.C41]/1950" office:value-type="float" office:value="1.67846153846154" calcext:value-type="float">
            <text:p>1.6784615384615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3373" calcext:value-type="float">
            <text:p>3373</text:p>
          </table:table-cell>
          <table:table-cell office:value-type="float" office:value="2927" calcext:value-type="float">
            <text:p>2927</text:p>
          </table:table-cell>
          <table:table-cell table:formula="of:=[.C42]/1950" office:value-type="float" office:value="1.72974358974359" calcext:value-type="float">
            <text:p>1.729743589743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3031" calcext:value-type="float">
            <text:p>3031</text:p>
          </table:table-cell>
          <table:table-cell office:value-type="float" office:value="2955" calcext:value-type="float">
            <text:p>2955</text:p>
          </table:table-cell>
          <table:table-cell table:formula="of:=[.C43]/1950" office:value-type="float" office:value="1.55435897435897" calcext:value-type="float">
            <text:p>1.5543589743589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3153" calcext:value-type="float">
            <text:p>3153</text:p>
          </table:table-cell>
          <table:table-cell office:value-type="float" office:value="2939" calcext:value-type="float">
            <text:p>2939</text:p>
          </table:table-cell>
          <table:table-cell table:formula="of:=[.C44]/1950" office:value-type="float" office:value="1.61692307692308" calcext:value-type="float">
            <text:p>1.616923076923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3045" calcext:value-type="float">
            <text:p>3045</text:p>
          </table:table-cell>
          <table:table-cell office:value-type="float" office:value="2889" calcext:value-type="float">
            <text:p>2889</text:p>
          </table:table-cell>
          <table:table-cell table:formula="of:=[.C45]/1950" office:value-type="float" office:value="1.56153846153846" calcext:value-type="float">
            <text:p>1.5615384615384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300" calcext:value-type="float">
            <text:p>3300</text:p>
          </table:table-cell>
          <table:table-cell office:value-type="float" office:value="2825" calcext:value-type="float">
            <text:p>2825</text:p>
          </table:table-cell>
          <table:table-cell table:formula="of:=[.C46]/1950" office:value-type="float" office:value="1.69230769230769" calcext:value-type="float">
            <text:p>1.6923076923076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000" calcext:value-type="float">
            <text:p>3000</text:p>
          </table:table-cell>
          <table:table-cell office:value-type="float" office:value="2867" calcext:value-type="float">
            <text:p>2867</text:p>
          </table:table-cell>
          <table:table-cell table:formula="of:=[.C47]/1950" office:value-type="float" office:value="1.53846153846154" calcext:value-type="float">
            <text:p>1.5384615384615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255" calcext:value-type="float">
            <text:p>3255</text:p>
          </table:table-cell>
          <table:table-cell office:value-type="float" office:value="2914" calcext:value-type="float">
            <text:p>2914</text:p>
          </table:table-cell>
          <table:table-cell table:formula="of:=[.C48]/1950" office:value-type="float" office:value="1.66923076923077" calcext:value-type="float">
            <text:p>1.6692307692307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026" calcext:value-type="float">
            <text:p>3026</text:p>
          </table:table-cell>
          <table:table-cell office:value-type="float" office:value="2915" calcext:value-type="float">
            <text:p>2915</text:p>
          </table:table-cell>
          <table:table-cell table:formula="of:=[.C49]/1950" office:value-type="float" office:value="1.55179487179487" calcext:value-type="float">
            <text:p>1.5517948717948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3403" calcext:value-type="float">
            <text:p>3403</text:p>
          </table:table-cell>
          <table:table-cell office:value-type="float" office:value="2889" calcext:value-type="float">
            <text:p>2889</text:p>
          </table:table-cell>
          <table:table-cell table:formula="of:=[.C50]/1950" office:value-type="float" office:value="1.74512820512821" calcext:value-type="float">
            <text:p>1.7451282051282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3293" calcext:value-type="float">
            <text:p>3293</text:p>
          </table:table-cell>
          <table:table-cell office:value-type="float" office:value="2881" calcext:value-type="float">
            <text:p>2881</text:p>
          </table:table-cell>
          <table:table-cell table:formula="of:=[.C51]/1950" office:value-type="float" office:value="1.68871794871795" calcext:value-type="float">
            <text:p>1.688717948717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3175" calcext:value-type="float">
            <text:p>3175</text:p>
          </table:table-cell>
          <table:table-cell office:value-type="float" office:value="2912" calcext:value-type="float">
            <text:p>2912</text:p>
          </table:table-cell>
          <table:table-cell table:formula="of:=[.C52]/1950" office:value-type="float" office:value="1.62820512820513" calcext:value-type="float">
            <text:p>1.628205128205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3059" calcext:value-type="float">
            <text:p>3059</text:p>
          </table:table-cell>
          <table:table-cell office:value-type="float" office:value="2810" calcext:value-type="float">
            <text:p>2810</text:p>
          </table:table-cell>
          <table:table-cell table:formula="of:=[.C53]/1950" office:value-type="float" office:value="1.56871794871795" calcext:value-type="float">
            <text:p>1.5687179487179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3053" calcext:value-type="float">
            <text:p>3053</text:p>
          </table:table-cell>
          <table:table-cell office:value-type="float" office:value="2849" calcext:value-type="float">
            <text:p>2849</text:p>
          </table:table-cell>
          <table:table-cell table:formula="of:=[.C54]/1950" office:value-type="float" office:value="1.56564102564103" calcext:value-type="float">
            <text:p>1.565641025641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3128" calcext:value-type="float">
            <text:p>3128</text:p>
          </table:table-cell>
          <table:table-cell office:value-type="float" office:value="2814" calcext:value-type="float">
            <text:p>2814</text:p>
          </table:table-cell>
          <table:table-cell table:formula="of:=[.C55]/1950" office:value-type="float" office:value="1.60410256410256" calcext:value-type="float">
            <text:p>1.6041025641025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3096" calcext:value-type="float">
            <text:p>3096</text:p>
          </table:table-cell>
          <table:table-cell office:value-type="float" office:value="2882" calcext:value-type="float">
            <text:p>2882</text:p>
          </table:table-cell>
          <table:table-cell table:formula="of:=[.C56]/1950" office:value-type="float" office:value="1.58769230769231" calcext:value-type="float">
            <text:p>1.5876923076923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3088" calcext:value-type="float">
            <text:p>3088</text:p>
          </table:table-cell>
          <table:table-cell office:value-type="float" office:value="2890" calcext:value-type="float">
            <text:p>2890</text:p>
          </table:table-cell>
          <table:table-cell table:formula="of:=[.C57]/1950" office:value-type="float" office:value="1.58358974358974" calcext:value-type="float">
            <text:p>1.583589743589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2976" calcext:value-type="float">
            <text:p>2976</text:p>
          </table:table-cell>
          <table:table-cell office:value-type="float" office:value="2867" calcext:value-type="float">
            <text:p>2867</text:p>
          </table:table-cell>
          <table:table-cell table:formula="of:=[.C58]/1950" office:value-type="float" office:value="1.52615384615385" calcext:value-type="float">
            <text:p>1.5261538461538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3361" calcext:value-type="float">
            <text:p>3361</text:p>
          </table:table-cell>
          <table:table-cell office:value-type="float" office:value="2835" calcext:value-type="float">
            <text:p>2835</text:p>
          </table:table-cell>
          <table:table-cell table:formula="of:=[.C59]/1950" office:value-type="float" office:value="1.72358974358974" calcext:value-type="float">
            <text:p>1.723589743589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3212" calcext:value-type="float">
            <text:p>3212</text:p>
          </table:table-cell>
          <table:table-cell office:value-type="float" office:value="3057" calcext:value-type="float">
            <text:p>3057</text:p>
          </table:table-cell>
          <table:table-cell table:formula="of:=[.C60]/1950" office:value-type="float" office:value="1.64717948717949" calcext:value-type="float">
            <text:p>1.6471794871794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3154" calcext:value-type="float">
            <text:p>3154</text:p>
          </table:table-cell>
          <table:table-cell office:value-type="float" office:value="3200" calcext:value-type="float">
            <text:p>3200</text:p>
          </table:table-cell>
          <table:table-cell table:formula="of:=[.C61]/1950" office:value-type="float" office:value="1.6174358974359" calcext:value-type="float">
            <text:p>1.617435897435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3060" calcext:value-type="float">
            <text:p>3060</text:p>
          </table:table-cell>
          <table:table-cell office:value-type="float" office:value="3185" calcext:value-type="float">
            <text:p>3185</text:p>
          </table:table-cell>
          <table:table-cell table:formula="of:=[.C62]/1950" office:value-type="float" office:value="1.56923076923077" calcext:value-type="float">
            <text:p>1.569230769230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3278" calcext:value-type="float">
            <text:p>3278</text:p>
          </table:table-cell>
          <table:table-cell office:value-type="float" office:value="3165" calcext:value-type="float">
            <text:p>3165</text:p>
          </table:table-cell>
          <table:table-cell table:formula="of:=[.C63]/1950" office:value-type="float" office:value="1.68102564102564" calcext:value-type="float">
            <text:p>1.681025641025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3234" calcext:value-type="float">
            <text:p>3234</text:p>
          </table:table-cell>
          <table:table-cell office:value-type="float" office:value="3220" calcext:value-type="float">
            <text:p>3220</text:p>
          </table:table-cell>
          <table:table-cell table:formula="of:=[.C64]/1950" office:value-type="float" office:value="1.65846153846154" calcext:value-type="float">
            <text:p>1.6584615384615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3240" calcext:value-type="float">
            <text:p>3240</text:p>
          </table:table-cell>
          <table:table-cell office:value-type="float" office:value="3453" calcext:value-type="float">
            <text:p>3453</text:p>
          </table:table-cell>
          <table:table-cell table:formula="of:=[.C65]/1950" office:value-type="float" office:value="1.66153846153846" calcext:value-type="float">
            <text:p>1.6615384615384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3184" calcext:value-type="float">
            <text:p>3184</text:p>
          </table:table-cell>
          <table:table-cell office:value-type="float" office:value="3396" calcext:value-type="float">
            <text:p>3396</text:p>
          </table:table-cell>
          <table:table-cell table:formula="of:=[.C66]/1950" office:value-type="float" office:value="1.63282051282051" calcext:value-type="float">
            <text:p>1.6328205128205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3130" calcext:value-type="float">
            <text:p>3130</text:p>
          </table:table-cell>
          <table:table-cell office:value-type="float" office:value="3412" calcext:value-type="float">
            <text:p>3412</text:p>
          </table:table-cell>
          <table:table-cell table:formula="of:=[.C67]/1950" office:value-type="float" office:value="1.60512820512821" calcext:value-type="float">
            <text:p>1.605128205128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3409" calcext:value-type="float">
            <text:p>3409</text:p>
          </table:table-cell>
          <table:table-cell office:value-type="float" office:value="3143" calcext:value-type="float">
            <text:p>3143</text:p>
          </table:table-cell>
          <table:table-cell table:formula="of:=[.C68]/1950" office:value-type="float" office:value="1.74820512820513" calcext:value-type="float">
            <text:p>1.7482051282051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3247" calcext:value-type="float">
            <text:p>3247</text:p>
          </table:table-cell>
          <table:table-cell office:value-type="float" office:value="3216" calcext:value-type="float">
            <text:p>3216</text:p>
          </table:table-cell>
          <table:table-cell table:formula="of:=[.C69]/1950" office:value-type="float" office:value="1.66512820512821" calcext:value-type="float">
            <text:p>1.6651282051282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3093" calcext:value-type="float">
            <text:p>3093</text:p>
          </table:table-cell>
          <table:table-cell office:value-type="float" office:value="3127" calcext:value-type="float">
            <text:p>3127</text:p>
          </table:table-cell>
          <table:table-cell table:formula="of:=[.C70]/1950" office:value-type="float" office:value="1.58615384615385" calcext:value-type="float">
            <text:p>1.5861538461538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3400" calcext:value-type="float">
            <text:p>3400</text:p>
          </table:table-cell>
          <table:table-cell office:value-type="float" office:value="3065" calcext:value-type="float">
            <text:p>3065</text:p>
          </table:table-cell>
          <table:table-cell table:formula="of:=[.C71]/1950" office:value-type="float" office:value="1.74358974358974" calcext:value-type="float">
            <text:p>1.7435897435897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3143" calcext:value-type="float">
            <text:p>3143</text:p>
          </table:table-cell>
          <table:table-cell office:value-type="float" office:value="3182" calcext:value-type="float">
            <text:p>3182</text:p>
          </table:table-cell>
          <table:table-cell table:formula="of:=[.C72]/1950" office:value-type="float" office:value="1.61179487179487" calcext:value-type="float">
            <text:p>1.6117948717948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3122" calcext:value-type="float">
            <text:p>3122</text:p>
          </table:table-cell>
          <table:table-cell office:value-type="float" office:value="3364" calcext:value-type="float">
            <text:p>3364</text:p>
          </table:table-cell>
          <table:table-cell table:formula="of:=[.C73]/1950" office:value-type="float" office:value="1.60102564102564" calcext:value-type="float">
            <text:p>1.6010256410256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3353" calcext:value-type="float">
            <text:p>3353</text:p>
          </table:table-cell>
          <table:table-cell office:value-type="float" office:value="3281" calcext:value-type="float">
            <text:p>3281</text:p>
          </table:table-cell>
          <table:table-cell table:formula="of:=[.C74]/1950" office:value-type="float" office:value="1.71948717948718" calcext:value-type="float">
            <text:p>1.719487179487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3204" calcext:value-type="float">
            <text:p>3204</text:p>
          </table:table-cell>
          <table:table-cell office:value-type="float" office:value="3059" calcext:value-type="float">
            <text:p>3059</text:p>
          </table:table-cell>
          <table:table-cell table:formula="of:=[.C75]/1950" office:value-type="float" office:value="1.64307692307692" calcext:value-type="float">
            <text:p>1.643076923076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3134" calcext:value-type="float">
            <text:p>3134</text:p>
          </table:table-cell>
          <table:table-cell office:value-type="float" office:value="2841" calcext:value-type="float">
            <text:p>2841</text:p>
          </table:table-cell>
          <table:table-cell table:formula="of:=[.C76]/1950" office:value-type="float" office:value="1.60717948717949" calcext:value-type="float">
            <text:p>1.6071794871794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3187" calcext:value-type="float">
            <text:p>3187</text:p>
          </table:table-cell>
          <table:table-cell office:value-type="float" office:value="2697" calcext:value-type="float">
            <text:p>2697</text:p>
          </table:table-cell>
          <table:table-cell table:formula="of:=[.C77]/1950" office:value-type="float" office:value="1.63435897435897" calcext:value-type="float">
            <text:p>1.634358974358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3231" calcext:value-type="float">
            <text:p>3231</text:p>
          </table:table-cell>
          <table:table-cell office:value-type="float" office:value="2658" calcext:value-type="float">
            <text:p>2658</text:p>
          </table:table-cell>
          <table:table-cell table:formula="of:=[.C78]/1950" office:value-type="float" office:value="1.65692307692308" calcext:value-type="float">
            <text:p>1.6569230769230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3289" calcext:value-type="float">
            <text:p>3289</text:p>
          </table:table-cell>
          <table:table-cell office:value-type="float" office:value="2872" calcext:value-type="float">
            <text:p>2872</text:p>
          </table:table-cell>
          <table:table-cell table:formula="of:=[.C79]/1950" office:value-type="float" office:value="1.68666666666667" calcext:value-type="float">
            <text:p>1.686666666666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3094" calcext:value-type="float">
            <text:p>3094</text:p>
          </table:table-cell>
          <table:table-cell office:value-type="float" office:value="3163" calcext:value-type="float">
            <text:p>3163</text:p>
          </table:table-cell>
          <table:table-cell table:formula="of:=[.C80]/1950" office:value-type="float" office:value="1.58666666666667" calcext:value-type="float">
            <text:p>1.586666666666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3371" calcext:value-type="float">
            <text:p>3371</text:p>
          </table:table-cell>
          <table:table-cell office:value-type="float" office:value="3246" calcext:value-type="float">
            <text:p>3246</text:p>
          </table:table-cell>
          <table:table-cell table:formula="of:=[.C81]/1950" office:value-type="float" office:value="1.72871794871795" calcext:value-type="float">
            <text:p>1.7287179487179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3208" calcext:value-type="float">
            <text:p>3208</text:p>
          </table:table-cell>
          <table:table-cell office:value-type="float" office:value="3205" calcext:value-type="float">
            <text:p>3205</text:p>
          </table:table-cell>
          <table:table-cell table:formula="of:=[.C82]/1950" office:value-type="float" office:value="1.64512820512821" calcext:value-type="float">
            <text:p>1.645128205128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3018" calcext:value-type="float">
            <text:p>3018</text:p>
          </table:table-cell>
          <table:table-cell office:value-type="float" office:value="3211" calcext:value-type="float">
            <text:p>3211</text:p>
          </table:table-cell>
          <table:table-cell table:formula="of:=[.C83]/1950" office:value-type="float" office:value="1.54769230769231" calcext:value-type="float">
            <text:p>1.5476923076923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3085" calcext:value-type="float">
            <text:p>3085</text:p>
          </table:table-cell>
          <table:table-cell office:value-type="float" office:value="3212" calcext:value-type="float">
            <text:p>3212</text:p>
          </table:table-cell>
          <table:table-cell table:formula="of:=[.C84]/1950" office:value-type="float" office:value="1.58205128205128" calcext:value-type="float">
            <text:p>1.582051282051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3122" calcext:value-type="float">
            <text:p>3122</text:p>
          </table:table-cell>
          <table:table-cell office:value-type="float" office:value="3208" calcext:value-type="float">
            <text:p>3208</text:p>
          </table:table-cell>
          <table:table-cell table:formula="of:=[.C85]/1950" office:value-type="float" office:value="1.60102564102564" calcext:value-type="float">
            <text:p>1.601025641025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3020" calcext:value-type="float">
            <text:p>3020</text:p>
          </table:table-cell>
          <table:table-cell office:value-type="float" office:value="3173" calcext:value-type="float">
            <text:p>3173</text:p>
          </table:table-cell>
          <table:table-cell table:formula="of:=[.C86]/1950" office:value-type="float" office:value="1.54871794871795" calcext:value-type="float">
            <text:p>1.5487179487179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3057" calcext:value-type="float">
            <text:p>3057</text:p>
          </table:table-cell>
          <table:table-cell office:value-type="float" office:value="3174" calcext:value-type="float">
            <text:p>3174</text:p>
          </table:table-cell>
          <table:table-cell table:formula="of:=[.C87]/1950" office:value-type="float" office:value="1.56769230769231" calcext:value-type="float">
            <text:p>1.5676923076923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3128" calcext:value-type="float">
            <text:p>3128</text:p>
          </table:table-cell>
          <table:table-cell office:value-type="float" office:value="3170" calcext:value-type="float">
            <text:p>3170</text:p>
          </table:table-cell>
          <table:table-cell table:formula="of:=[.C88]/1950" office:value-type="float" office:value="1.60410256410256" calcext:value-type="float">
            <text:p>1.6041025641025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2944" calcext:value-type="float">
            <text:p>2944</text:p>
          </table:table-cell>
          <table:table-cell office:value-type="float" office:value="3128" calcext:value-type="float">
            <text:p>3128</text:p>
          </table:table-cell>
          <table:table-cell table:formula="of:=[.C89]/1950" office:value-type="float" office:value="1.50974358974359" calcext:value-type="float">
            <text:p>1.5097435897435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3099" calcext:value-type="float">
            <text:p>3099</text:p>
          </table:table-cell>
          <table:table-cell office:value-type="float" office:value="3123" calcext:value-type="float">
            <text:p>3123</text:p>
          </table:table-cell>
          <table:table-cell table:formula="of:=[.C90]/1950" office:value-type="float" office:value="1.58923076923077" calcext:value-type="float">
            <text:p>1.5892307692307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3296" calcext:value-type="float">
            <text:p>3296</text:p>
          </table:table-cell>
          <table:table-cell office:value-type="float" office:value="3133" calcext:value-type="float">
            <text:p>3133</text:p>
          </table:table-cell>
          <table:table-cell table:formula="of:=[.C91]/1950" office:value-type="float" office:value="1.69025641025641" calcext:value-type="float">
            <text:p>1.6902564102564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2978" calcext:value-type="float">
            <text:p>2978</text:p>
          </table:table-cell>
          <table:table-cell office:value-type="float" office:value="3128" calcext:value-type="float">
            <text:p>3128</text:p>
          </table:table-cell>
          <table:table-cell table:formula="of:=[.C92]/1950" office:value-type="float" office:value="1.52717948717949" calcext:value-type="float">
            <text:p>1.527179487179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3189" calcext:value-type="float">
            <text:p>3189</text:p>
          </table:table-cell>
          <table:table-cell office:value-type="float" office:value="3129" calcext:value-type="float">
            <text:p>3129</text:p>
          </table:table-cell>
          <table:table-cell table:formula="of:=[.C93]/1950" office:value-type="float" office:value="1.63538461538462" calcext:value-type="float">
            <text:p>1.635384615384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3230" calcext:value-type="float">
            <text:p>3230</text:p>
          </table:table-cell>
          <table:table-cell office:value-type="float" office:value="2833" calcext:value-type="float">
            <text:p>2833</text:p>
          </table:table-cell>
          <table:table-cell table:formula="of:=[.C94]/1950" office:value-type="float" office:value="1.65641025641026" calcext:value-type="float">
            <text:p>1.6564102564102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3332" calcext:value-type="float">
            <text:p>3332</text:p>
          </table:table-cell>
          <table:table-cell office:value-type="float" office:value="2583" calcext:value-type="float">
            <text:p>2583</text:p>
          </table:table-cell>
          <table:table-cell table:formula="of:=[.C95]/1950" office:value-type="float" office:value="1.70871794871795" calcext:value-type="float">
            <text:p>1.7087179487179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2941" calcext:value-type="float">
            <text:p>2941</text:p>
          </table:table-cell>
          <table:table-cell office:value-type="float" office:value="2573" calcext:value-type="float">
            <text:p>2573</text:p>
          </table:table-cell>
          <table:table-cell table:formula="of:=[.C96]/1950" office:value-type="float" office:value="1.50820512820513" calcext:value-type="float">
            <text:p>1.5082051282051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3039" calcext:value-type="float">
            <text:p>3039</text:p>
          </table:table-cell>
          <table:table-cell office:value-type="float" office:value="2578" calcext:value-type="float">
            <text:p>2578</text:p>
          </table:table-cell>
          <table:table-cell table:formula="of:=[.C97]/1950" office:value-type="float" office:value="1.55846153846154" calcext:value-type="float">
            <text:p>1.5584615384615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3130" calcext:value-type="float">
            <text:p>3130</text:p>
          </table:table-cell>
          <table:table-cell office:value-type="float" office:value="2563" calcext:value-type="float">
            <text:p>2563</text:p>
          </table:table-cell>
          <table:table-cell table:formula="of:=[.C98]/1950" office:value-type="float" office:value="1.60512820512821" calcext:value-type="float">
            <text:p>1.6051282051282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3098" calcext:value-type="float">
            <text:p>3098</text:p>
          </table:table-cell>
          <table:table-cell office:value-type="float" office:value="2577" calcext:value-type="float">
            <text:p>2577</text:p>
          </table:table-cell>
          <table:table-cell table:formula="of:=[.C99]/1950" office:value-type="float" office:value="1.58871794871795" calcext:value-type="float">
            <text:p>1.5887179487179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3101" calcext:value-type="float">
            <text:p>3101</text:p>
          </table:table-cell>
          <table:table-cell office:value-type="float" office:value="2726" calcext:value-type="float">
            <text:p>2726</text:p>
          </table:table-cell>
          <table:table-cell table:formula="of:=[.C100]/1950" office:value-type="float" office:value="1.59025641025641" calcext:value-type="float">
            <text:p>1.5902564102564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2996" calcext:value-type="float">
            <text:p>2996</text:p>
          </table:table-cell>
          <table:table-cell office:value-type="float" office:value="2835" calcext:value-type="float">
            <text:p>2835</text:p>
          </table:table-cell>
          <table:table-cell table:formula="of:=[.C101]/1950" office:value-type="float" office:value="1.53641025641026" calcext:value-type="float">
            <text:p>1.536410256410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3139" calcext:value-type="float">
            <text:p>3139</text:p>
          </table:table-cell>
          <table:table-cell office:value-type="float" office:value="2723" calcext:value-type="float">
            <text:p>2723</text:p>
          </table:table-cell>
          <table:table-cell table:formula="of:=[.C102]/1950" office:value-type="float" office:value="1.60974358974359" calcext:value-type="float">
            <text:p>1.6097435897435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3036" calcext:value-type="float">
            <text:p>3036</text:p>
          </table:table-cell>
          <table:table-cell office:value-type="float" office:value="2724" calcext:value-type="float">
            <text:p>2724</text:p>
          </table:table-cell>
          <table:table-cell table:formula="of:=[.C103]/1950" office:value-type="float" office:value="1.55692307692308" calcext:value-type="float">
            <text:p>1.5569230769230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3161" calcext:value-type="float">
            <text:p>3161</text:p>
          </table:table-cell>
          <table:table-cell office:value-type="float" office:value="2525" calcext:value-type="float">
            <text:p>2525</text:p>
          </table:table-cell>
          <table:table-cell table:formula="of:=[.C104]/1950" office:value-type="float" office:value="1.62102564102564" calcext:value-type="float">
            <text:p>1.6210256410256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3142" calcext:value-type="float">
            <text:p>3142</text:p>
          </table:table-cell>
          <table:table-cell office:value-type="float" office:value="2935" calcext:value-type="float">
            <text:p>2935</text:p>
          </table:table-cell>
          <table:table-cell table:formula="of:=[.C105]/1950" office:value-type="float" office:value="1.61128205128205" calcext:value-type="float">
            <text:p>1.6112820512820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3336" calcext:value-type="float">
            <text:p>3336</text:p>
          </table:table-cell>
          <table:table-cell office:value-type="float" office:value="2567" calcext:value-type="float">
            <text:p>2567</text:p>
          </table:table-cell>
          <table:table-cell table:formula="of:=[.C106]/1950" office:value-type="float" office:value="1.71076923076923" calcext:value-type="float">
            <text:p>1.7107692307692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2894" calcext:value-type="float">
            <text:p>2894</text:p>
          </table:table-cell>
          <table:table-cell office:value-type="float" office:value="2440" calcext:value-type="float">
            <text:p>2440</text:p>
          </table:table-cell>
          <table:table-cell table:formula="of:=[.C107]/1950" office:value-type="float" office:value="1.48410256410256" calcext:value-type="float">
            <text:p>1.4841025641025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3048" calcext:value-type="float">
            <text:p>3048</text:p>
          </table:table-cell>
          <table:table-cell office:value-type="float" office:value="2415" calcext:value-type="float">
            <text:p>2415</text:p>
          </table:table-cell>
          <table:table-cell table:formula="of:=[.C108]/1950" office:value-type="float" office:value="1.56307692307692" calcext:value-type="float">
            <text:p>1.5630769230769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3219" calcext:value-type="float">
            <text:p>3219</text:p>
          </table:table-cell>
          <table:table-cell office:value-type="float" office:value="2447" calcext:value-type="float">
            <text:p>2447</text:p>
          </table:table-cell>
          <table:table-cell table:formula="of:=[.C109]/1950" office:value-type="float" office:value="1.65076923076923" calcext:value-type="float">
            <text:p>1.6507692307692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3259" calcext:value-type="float">
            <text:p>3259</text:p>
          </table:table-cell>
          <table:table-cell office:value-type="float" office:value="2431" calcext:value-type="float">
            <text:p>2431</text:p>
          </table:table-cell>
          <table:table-cell table:formula="of:=[.C110]/1950" office:value-type="float" office:value="1.67128205128205" calcext:value-type="float">
            <text:p>1.6712820512820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3331" calcext:value-type="float">
            <text:p>3331</text:p>
          </table:table-cell>
          <table:table-cell office:value-type="float" office:value="2480" calcext:value-type="float">
            <text:p>2480</text:p>
          </table:table-cell>
          <table:table-cell table:formula="of:=[.C111]/1950" office:value-type="float" office:value="1.70820512820513" calcext:value-type="float">
            <text:p>1.7082051282051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3193" calcext:value-type="float">
            <text:p>3193</text:p>
          </table:table-cell>
          <table:table-cell office:value-type="float" office:value="2442" calcext:value-type="float">
            <text:p>2442</text:p>
          </table:table-cell>
          <table:table-cell table:formula="of:=[.C112]/1950" office:value-type="float" office:value="1.6374358974359" calcext:value-type="float">
            <text:p>1.637435897435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3142" calcext:value-type="float">
            <text:p>3142</text:p>
          </table:table-cell>
          <table:table-cell office:value-type="float" office:value="2831" calcext:value-type="float">
            <text:p>2831</text:p>
          </table:table-cell>
          <table:table-cell table:formula="of:=[.C113]/1950" office:value-type="float" office:value="1.61128205128205" calcext:value-type="float">
            <text:p>1.6112820512820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3203" calcext:value-type="float">
            <text:p>3203</text:p>
          </table:table-cell>
          <table:table-cell office:value-type="float" office:value="2909" calcext:value-type="float">
            <text:p>2909</text:p>
          </table:table-cell>
          <table:table-cell table:formula="of:=[.C114]/1950" office:value-type="float" office:value="1.6425641025641" calcext:value-type="float">
            <text:p>1.64256410256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3416" calcext:value-type="float">
            <text:p>3416</text:p>
          </table:table-cell>
          <table:table-cell office:value-type="float" office:value="2913" calcext:value-type="float">
            <text:p>2913</text:p>
          </table:table-cell>
          <table:table-cell table:formula="of:=[.C115]/1950" office:value-type="float" office:value="1.75179487179487" calcext:value-type="float">
            <text:p>1.7517948717948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2985" calcext:value-type="float">
            <text:p>2985</text:p>
          </table:table-cell>
          <table:table-cell office:value-type="float" office:value="2920" calcext:value-type="float">
            <text:p>2920</text:p>
          </table:table-cell>
          <table:table-cell table:formula="of:=[.C116]/1950" office:value-type="float" office:value="1.53076923076923" calcext:value-type="float">
            <text:p>1.5307692307692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3402" calcext:value-type="float">
            <text:p>3402</text:p>
          </table:table-cell>
          <table:table-cell office:value-type="float" office:value="2920" calcext:value-type="float">
            <text:p>2920</text:p>
          </table:table-cell>
          <table:table-cell table:formula="of:=[.C117]/1950" office:value-type="float" office:value="1.74461538461538" calcext:value-type="float">
            <text:p>1.7446153846153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3102" calcext:value-type="float">
            <text:p>3102</text:p>
          </table:table-cell>
          <table:table-cell office:value-type="float" office:value="2882" calcext:value-type="float">
            <text:p>2882</text:p>
          </table:table-cell>
          <table:table-cell table:formula="of:=[.C118]/1950" office:value-type="float" office:value="1.59076923076923" calcext:value-type="float">
            <text:p>1.590769230769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3073" calcext:value-type="float">
            <text:p>3073</text:p>
          </table:table-cell>
          <table:table-cell office:value-type="float" office:value="2882" calcext:value-type="float">
            <text:p>2882</text:p>
          </table:table-cell>
          <table:table-cell table:formula="of:=[.C119]/1950" office:value-type="float" office:value="1.57589743589744" calcext:value-type="float">
            <text:p>1.575897435897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3019" calcext:value-type="float">
            <text:p>3019</text:p>
          </table:table-cell>
          <table:table-cell office:value-type="float" office:value="2884" calcext:value-type="float">
            <text:p>2884</text:p>
          </table:table-cell>
          <table:table-cell table:formula="of:=[.C120]/1950" office:value-type="float" office:value="1.54820512820513" calcext:value-type="float">
            <text:p>1.5482051282051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2910" calcext:value-type="float">
            <text:p>2910</text:p>
          </table:table-cell>
          <table:table-cell office:value-type="float" office:value="2889" calcext:value-type="float">
            <text:p>2889</text:p>
          </table:table-cell>
          <table:table-cell table:formula="of:=[.C121]/1950" office:value-type="float" office:value="1.49230769230769" calcext:value-type="float">
            <text:p>1.4923076923076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3287" calcext:value-type="float">
            <text:p>3287</text:p>
          </table:table-cell>
          <table:table-cell office:value-type="float" office:value="2854" calcext:value-type="float">
            <text:p>2854</text:p>
          </table:table-cell>
          <table:table-cell table:formula="of:=[.C122]/1950" office:value-type="float" office:value="1.68564102564103" calcext:value-type="float">
            <text:p>1.6856410256410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3101" calcext:value-type="float">
            <text:p>3101</text:p>
          </table:table-cell>
          <table:table-cell office:value-type="float" office:value="2811" calcext:value-type="float">
            <text:p>2811</text:p>
          </table:table-cell>
          <table:table-cell table:formula="of:=[.C123]/1950" office:value-type="float" office:value="1.59025641025641" calcext:value-type="float">
            <text:p>1.590256410256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3110" calcext:value-type="float">
            <text:p>3110</text:p>
          </table:table-cell>
          <table:table-cell office:value-type="float" office:value="2848" calcext:value-type="float">
            <text:p>2848</text:p>
          </table:table-cell>
          <table:table-cell table:formula="of:=[.C124]/1950" office:value-type="float" office:value="1.5948717948718" calcext:value-type="float">
            <text:p>1.594871794871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2984" calcext:value-type="float">
            <text:p>2984</text:p>
          </table:table-cell>
          <table:table-cell office:value-type="float" office:value="2847" calcext:value-type="float">
            <text:p>2847</text:p>
          </table:table-cell>
          <table:table-cell table:formula="of:=[.C125]/1950" office:value-type="float" office:value="1.53025641025641" calcext:value-type="float">
            <text:p>1.530256410256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3190" calcext:value-type="float">
            <text:p>3190</text:p>
          </table:table-cell>
          <table:table-cell office:value-type="float" office:value="2819" calcext:value-type="float">
            <text:p>2819</text:p>
          </table:table-cell>
          <table:table-cell table:formula="of:=[.C126]/1950" office:value-type="float" office:value="1.63589743589744" calcext:value-type="float">
            <text:p>1.6358974358974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3179" calcext:value-type="float">
            <text:p>3179</text:p>
          </table:table-cell>
          <table:table-cell office:value-type="float" office:value="2818" calcext:value-type="float">
            <text:p>2818</text:p>
          </table:table-cell>
          <table:table-cell table:formula="of:=[.C127]/1950" office:value-type="float" office:value="1.63025641025641" calcext:value-type="float">
            <text:p>1.630256410256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3222" calcext:value-type="float">
            <text:p>3222</text:p>
          </table:table-cell>
          <table:table-cell office:value-type="float" office:value="2821" calcext:value-type="float">
            <text:p>2821</text:p>
          </table:table-cell>
          <table:table-cell table:formula="of:=[.C128]/1950" office:value-type="float" office:value="1.65230769230769" calcext:value-type="float">
            <text:p>1.6523076923076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3175" calcext:value-type="float">
            <text:p>3175</text:p>
          </table:table-cell>
          <table:table-cell office:value-type="float" office:value="2822" calcext:value-type="float">
            <text:p>2822</text:p>
          </table:table-cell>
          <table:table-cell table:formula="of:=[.C129]/1950" office:value-type="float" office:value="1.62820512820513" calcext:value-type="float">
            <text:p>1.628205128205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3182" calcext:value-type="float">
            <text:p>3182</text:p>
          </table:table-cell>
          <table:table-cell office:value-type="float" office:value="2781" calcext:value-type="float">
            <text:p>2781</text:p>
          </table:table-cell>
          <table:table-cell table:formula="of:=[.C130]/1950" office:value-type="float" office:value="1.63179487179487" calcext:value-type="float">
            <text:p>1.6317948717948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3072" calcext:value-type="float">
            <text:p>3072</text:p>
          </table:table-cell>
          <table:table-cell office:value-type="float" office:value="2793" calcext:value-type="float">
            <text:p>2793</text:p>
          </table:table-cell>
          <table:table-cell table:formula="of:=[.C131]/1950" office:value-type="float" office:value="1.57538461538462" calcext:value-type="float">
            <text:p>1.5753846153846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3253" calcext:value-type="float">
            <text:p>3253</text:p>
          </table:table-cell>
          <table:table-cell office:value-type="float" office:value="2793" calcext:value-type="float">
            <text:p>2793</text:p>
          </table:table-cell>
          <table:table-cell table:formula="of:=[.C132]/1950" office:value-type="float" office:value="1.66820512820513" calcext:value-type="float">
            <text:p>1.668205128205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3142" calcext:value-type="float">
            <text:p>3142</text:p>
          </table:table-cell>
          <table:table-cell office:value-type="float" office:value="2799" calcext:value-type="float">
            <text:p>2799</text:p>
          </table:table-cell>
          <table:table-cell table:formula="of:=[.C133]/1950" office:value-type="float" office:value="1.61128205128205" calcext:value-type="float">
            <text:p>1.6112820512820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3126" calcext:value-type="float">
            <text:p>3126</text:p>
          </table:table-cell>
          <table:table-cell office:value-type="float" office:value="2765" calcext:value-type="float">
            <text:p>2765</text:p>
          </table:table-cell>
          <table:table-cell table:formula="of:=[.C134]/1950" office:value-type="float" office:value="1.60307692307692" calcext:value-type="float">
            <text:p>1.6030769230769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3145" calcext:value-type="float">
            <text:p>3145</text:p>
          </table:table-cell>
          <table:table-cell office:value-type="float" office:value="2759" calcext:value-type="float">
            <text:p>2759</text:p>
          </table:table-cell>
          <table:table-cell table:formula="of:=[.C135]/1950" office:value-type="float" office:value="1.61282051282051" calcext:value-type="float">
            <text:p>1.612820512820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3083" calcext:value-type="float">
            <text:p>3083</text:p>
          </table:table-cell>
          <table:table-cell office:value-type="float" office:value="2770" calcext:value-type="float">
            <text:p>2770</text:p>
          </table:table-cell>
          <table:table-cell table:formula="of:=[.C136]/1950" office:value-type="float" office:value="1.58102564102564" calcext:value-type="float">
            <text:p>1.5810256410256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3173" calcext:value-type="float">
            <text:p>3173</text:p>
          </table:table-cell>
          <table:table-cell office:value-type="float" office:value="2755" calcext:value-type="float">
            <text:p>2755</text:p>
          </table:table-cell>
          <table:table-cell table:formula="of:=[.C137]/1950" office:value-type="float" office:value="1.62717948717949" calcext:value-type="float">
            <text:p>1.6271794871794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2947" calcext:value-type="float">
            <text:p>2947</text:p>
          </table:table-cell>
          <table:table-cell office:value-type="float" office:value="2735" calcext:value-type="float">
            <text:p>2735</text:p>
          </table:table-cell>
          <table:table-cell table:formula="of:=[.C138]/1950" office:value-type="float" office:value="1.51128205128205" calcext:value-type="float">
            <text:p>1.5112820512820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3325" calcext:value-type="float">
            <text:p>3325</text:p>
          </table:table-cell>
          <table:table-cell office:value-type="float" office:value="2729" calcext:value-type="float">
            <text:p>2729</text:p>
          </table:table-cell>
          <table:table-cell table:formula="of:=[.C139]/1950" office:value-type="float" office:value="1.70512820512821" calcext:value-type="float">
            <text:p>1.7051282051282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3077" calcext:value-type="float">
            <text:p>3077</text:p>
          </table:table-cell>
          <table:table-cell office:value-type="float" office:value="2731" calcext:value-type="float">
            <text:p>2731</text:p>
          </table:table-cell>
          <table:table-cell table:formula="of:=[.C140]/1950" office:value-type="float" office:value="1.57794871794872" calcext:value-type="float">
            <text:p>1.5779487179487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3008" calcext:value-type="float">
            <text:p>3008</text:p>
          </table:table-cell>
          <table:table-cell office:value-type="float" office:value="2733" calcext:value-type="float">
            <text:p>2733</text:p>
          </table:table-cell>
          <table:table-cell table:formula="of:=[.C141]/1950" office:value-type="float" office:value="1.5425641025641" calcext:value-type="float">
            <text:p>1.542564102564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3097" calcext:value-type="float">
            <text:p>3097</text:p>
          </table:table-cell>
          <table:table-cell office:value-type="float" office:value="2705" calcext:value-type="float">
            <text:p>2705</text:p>
          </table:table-cell>
          <table:table-cell table:formula="of:=[.C142]/1950" office:value-type="float" office:value="1.58820512820513" calcext:value-type="float">
            <text:p>1.5882051282051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3119" calcext:value-type="float">
            <text:p>3119</text:p>
          </table:table-cell>
          <table:table-cell office:value-type="float" office:value="2699" calcext:value-type="float">
            <text:p>2699</text:p>
          </table:table-cell>
          <table:table-cell table:formula="of:=[.C143]/1950" office:value-type="float" office:value="1.59948717948718" calcext:value-type="float">
            <text:p>1.5994871794871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2836" calcext:value-type="float">
            <text:p>2836</text:p>
          </table:table-cell>
          <table:table-cell office:value-type="float" office:value="2713" calcext:value-type="float">
            <text:p>2713</text:p>
          </table:table-cell>
          <table:table-cell table:formula="of:=[.C144]/1950" office:value-type="float" office:value="1.45435897435897" calcext:value-type="float">
            <text:p>1.4543589743589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3061" calcext:value-type="float">
            <text:p>3061</text:p>
          </table:table-cell>
          <table:table-cell office:value-type="float" office:value="2710" calcext:value-type="float">
            <text:p>2710</text:p>
          </table:table-cell>
          <table:table-cell table:formula="of:=[.C145]/1950" office:value-type="float" office:value="1.56974358974359" calcext:value-type="float">
            <text:p>1.5697435897435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3189" calcext:value-type="float">
            <text:p>3189</text:p>
          </table:table-cell>
          <table:table-cell office:value-type="float" office:value="2676" calcext:value-type="float">
            <text:p>2676</text:p>
          </table:table-cell>
          <table:table-cell table:formula="of:=[.C146]/1950" office:value-type="float" office:value="1.63538461538462" calcext:value-type="float">
            <text:p>1.6353846153846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3043" calcext:value-type="float">
            <text:p>3043</text:p>
          </table:table-cell>
          <table:table-cell office:value-type="float" office:value="2674" calcext:value-type="float">
            <text:p>2674</text:p>
          </table:table-cell>
          <table:table-cell table:formula="of:=[.C147]/1950" office:value-type="float" office:value="1.56051282051282" calcext:value-type="float">
            <text:p>1.5605128205128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3141" calcext:value-type="float">
            <text:p>3141</text:p>
          </table:table-cell>
          <table:table-cell office:value-type="float" office:value="2677" calcext:value-type="float">
            <text:p>2677</text:p>
          </table:table-cell>
          <table:table-cell table:formula="of:=[.C148]/1950" office:value-type="float" office:value="1.61076923076923" calcext:value-type="float">
            <text:p>1.6107692307692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3175" calcext:value-type="float">
            <text:p>3175</text:p>
          </table:table-cell>
          <table:table-cell office:value-type="float" office:value="2680" calcext:value-type="float">
            <text:p>2680</text:p>
          </table:table-cell>
          <table:table-cell table:formula="of:=[.C149]/1950" office:value-type="float" office:value="1.62820512820513" calcext:value-type="float">
            <text:p>1.6282051282051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3098" calcext:value-type="float">
            <text:p>3098</text:p>
          </table:table-cell>
          <table:table-cell office:value-type="float" office:value="2651" calcext:value-type="float">
            <text:p>2651</text:p>
          </table:table-cell>
          <table:table-cell table:formula="of:=[.C150]/1950" office:value-type="float" office:value="1.58871794871795" calcext:value-type="float">
            <text:p>1.5887179487179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3054" calcext:value-type="float">
            <text:p>3054</text:p>
          </table:table-cell>
          <table:table-cell office:value-type="float" office:value="2654" calcext:value-type="float">
            <text:p>2654</text:p>
          </table:table-cell>
          <table:table-cell table:formula="of:=[.C151]/1950" office:value-type="float" office:value="1.56615384615385" calcext:value-type="float">
            <text:p>1.5661538461538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2981" calcext:value-type="float">
            <text:p>2981</text:p>
          </table:table-cell>
          <table:table-cell office:value-type="float" office:value="2648" calcext:value-type="float">
            <text:p>2648</text:p>
          </table:table-cell>
          <table:table-cell table:formula="of:=[.C152]/1950" office:value-type="float" office:value="1.52871794871795" calcext:value-type="float">
            <text:p>1.5287179487179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3010" calcext:value-type="float">
            <text:p>3010</text:p>
          </table:table-cell>
          <table:table-cell office:value-type="float" office:value="2646" calcext:value-type="float">
            <text:p>2646</text:p>
          </table:table-cell>
          <table:table-cell table:formula="of:=[.C153]/1950" office:value-type="float" office:value="1.54358974358974" calcext:value-type="float">
            <text:p>1.5435897435897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2960" calcext:value-type="float">
            <text:p>2960</text:p>
          </table:table-cell>
          <table:table-cell office:value-type="float" office:value="2620" calcext:value-type="float">
            <text:p>2620</text:p>
          </table:table-cell>
          <table:table-cell table:formula="of:=[.C154]/1950" office:value-type="float" office:value="1.51794871794872" calcext:value-type="float">
            <text:p>1.5179487179487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2989" calcext:value-type="float">
            <text:p>2989</text:p>
          </table:table-cell>
          <table:table-cell office:value-type="float" office:value="2618" calcext:value-type="float">
            <text:p>2618</text:p>
          </table:table-cell>
          <table:table-cell table:formula="of:=[.C155]/1950" office:value-type="float" office:value="1.53282051282051" calcext:value-type="float">
            <text:p>1.5328205128205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3148" calcext:value-type="float">
            <text:p>3148</text:p>
          </table:table-cell>
          <table:table-cell office:value-type="float" office:value="2611" calcext:value-type="float">
            <text:p>2611</text:p>
          </table:table-cell>
          <table:table-cell table:formula="of:=[.C156]/1950" office:value-type="float" office:value="1.61435897435897" calcext:value-type="float">
            <text:p>1.6143589743589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3063" calcext:value-type="float">
            <text:p>3063</text:p>
          </table:table-cell>
          <table:table-cell office:value-type="float" office:value="2620" calcext:value-type="float">
            <text:p>2620</text:p>
          </table:table-cell>
          <table:table-cell table:formula="of:=[.C157]/1950" office:value-type="float" office:value="1.57076923076923" calcext:value-type="float">
            <text:p>1.5707692307692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056" calcext:value-type="float">
            <text:p>3056</text:p>
          </table:table-cell>
          <table:table-cell office:value-type="float" office:value="2602" calcext:value-type="float">
            <text:p>2602</text:p>
          </table:table-cell>
          <table:table-cell table:formula="of:=[.C158]/1950" office:value-type="float" office:value="1.56717948717949" calcext:value-type="float">
            <text:p>1.5671794871794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064" calcext:value-type="float">
            <text:p>3064</text:p>
          </table:table-cell>
          <table:table-cell office:value-type="float" office:value="2599" calcext:value-type="float">
            <text:p>2599</text:p>
          </table:table-cell>
          <table:table-cell table:formula="of:=[.C159]/1950" office:value-type="float" office:value="1.57128205128205" calcext:value-type="float">
            <text:p>1.571282051282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078" calcext:value-type="float">
            <text:p>3078</text:p>
          </table:table-cell>
          <table:table-cell office:value-type="float" office:value="2590" calcext:value-type="float">
            <text:p>2590</text:p>
          </table:table-cell>
          <table:table-cell table:formula="of:=[.C160]/1950" office:value-type="float" office:value="1.57846153846154" calcext:value-type="float">
            <text:p>1.5784615384615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971" calcext:value-type="float">
            <text:p>2971</text:p>
          </table:table-cell>
          <table:table-cell office:value-type="float" office:value="2592" calcext:value-type="float">
            <text:p>2592</text:p>
          </table:table-cell>
          <table:table-cell table:formula="of:=[.C161]/1950" office:value-type="float" office:value="1.52358974358974" calcext:value-type="float">
            <text:p>1.52358974358974</text:p>
          </table:table-cell>
          <table:table-cell table:number-columns-repeated="2"/>
        </table:table-row>
      </table:table>
      <table:table table:name="Pivot Table_Asim71_1" table:style-name="ta1">
        <table:shapes>
          <draw:frame draw:z-index="0" draw:style-name="gr1" draw:text-style-name="P1" svg:width="7.9594in" svg:height="4.4772in" svg:x="8.9075in" svg:y="0in">
            <draw:object draw:notify-on-update-of-ranges="'Pivot Table_Asim71_1'.F3:'Pivot Table_Asim71_1'.F42 'Pivot Table_Asim71_1'.H2:'Pivot Table_Asim71_1'.H2 'Pivot Table_Asim71_1'.H3:'Pivot Table_Asim71_1'.H42 'Pivot Table_Asim71_1'.I2:'Pivot Table_Asim71_1'.I2 'Pivot Table_Asim71_1'.I3:'Pivot Table_Asim71_1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ce44"/>
        <table:table-column table:style-name="co1" table:number-columns-repeated="5" table:default-cell-style-name="Default"/>
        <table:table-row table:style-name="ro1">
          <table:table-cell table:style-name="ce18"/>
          <table:table-cell table:style-name="ce23" office:value-type="string" calcext:value-type="string">
            <text:p>Data</text:p>
          </table:table-cell>
          <table:table-cell table:style-name="ce29"/>
          <table:table-cell table:style-name="ce41"/>
          <table:table-cell table:number-columns-repeated="5"/>
        </table:table-row>
        <table:table-row table:style-name="ro1">
          <table:table-cell table:style-name="ce19" office:value-type="string" calcext:value-type="string">
            <text:p>Enhance Chance</text:p>
          </table:table-cell>
          <table:table-cell table:style-name="ce24" office:value-type="string" calcext:value-type="string">
            <text:p>Average - Iterations</text:p>
          </table:table-cell>
          <table:table-cell table:style-name="ce30" office:value-type="string" calcext:value-type="string">
            <text:p>Min - Score Comp</text:p>
          </table:table-cell>
          <table:table-cell table:style-name="ce42" office:value-type="string" calcext:value-type="string">
            <text:p>Average - Score Comp</text:p>
          </table:table-cell>
          <table:table-cell/>
          <table:table-cell office:value-type="string" calcext:value-type="string">
            <text:p>Enhance Chance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style-name="ce20" office:value-type="float" office:value="0.025" calcext:value-type="float">
            <text:p>0.025</text:p>
          </table:table-cell>
          <table:table-cell table:style-name="ce25" office:value-type="float" office:value="4316" calcext:value-type="float">
            <text:p>4316</text:p>
          </table:table-cell>
          <table:table-cell table:style-name="ce31" office:value-type="float" office:value="1.54769230769231" calcext:value-type="float">
            <text:p>1.54769230769231</text:p>
          </table:table-cell>
          <table:table-cell table:style-name="ce43" office:value-type="float" office:value="1.5724358974359" calcext:value-type="float">
            <text:p>1.5724358974359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4316" calcext:value-type="float">
            <text:p>4316</text:p>
          </table:table-cell>
          <table:table-cell office:value-type="float" office:value="1.54769230769231" calcext:value-type="float">
            <text:p>1.54769230769231</text:p>
          </table:table-cell>
          <table:table-cell office:value-type="float" office:value="1.5724358974359" calcext:value-type="float">
            <text:p>1.572435897435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244" calcext:value-type="float">
            <text:p>4244</text:p>
          </table:table-cell>
          <table:table-cell office:value-type="float" office:value="1.6" calcext:value-type="float">
            <text:p>1.6</text:p>
          </table:table-cell>
          <table:table-cell office:value-type="float" office:value="1.65615384615385" calcext:value-type="float">
            <text:p>1.6561538461538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4244" calcext:value-type="float">
            <text:p>4244</text:p>
          </table:table-cell>
          <table:table-cell office:value-type="float" office:value="1.6" calcext:value-type="float">
            <text:p>1.6</text:p>
          </table:table-cell>
          <table:table-cell office:value-type="float" office:value="1.65615384615385" calcext:value-type="float">
            <text:p>1.6561538461538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4154.75" calcext:value-type="float">
            <text:p>4154.75</text:p>
          </table:table-cell>
          <table:table-cell office:value-type="float" office:value="1.57282051282051" calcext:value-type="float">
            <text:p>1.57282051282051</text:p>
          </table:table-cell>
          <table:table-cell office:value-type="float" office:value="1.60692307692308" calcext:value-type="float">
            <text:p>1.60692307692308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4154.75" calcext:value-type="float">
            <text:p>4154.75</text:p>
          </table:table-cell>
          <table:table-cell office:value-type="float" office:value="1.57282051282051" calcext:value-type="float">
            <text:p>1.57282051282051</text:p>
          </table:table-cell>
          <table:table-cell office:value-type="float" office:value="1.60692307692308" calcext:value-type="float">
            <text:p>1.606923076923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09.25" calcext:value-type="float">
            <text:p>4009.25</text:p>
          </table:table-cell>
          <table:table-cell office:value-type="float" office:value="1.52512820512821" calcext:value-type="float">
            <text:p>1.52512820512821</text:p>
          </table:table-cell>
          <table:table-cell office:value-type="float" office:value="1.59115384615385" calcext:value-type="float">
            <text:p>1.5911538461538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009.25" calcext:value-type="float">
            <text:p>4009.25</text:p>
          </table:table-cell>
          <table:table-cell office:value-type="float" office:value="1.52512820512821" calcext:value-type="float">
            <text:p>1.52512820512821</text:p>
          </table:table-cell>
          <table:table-cell office:value-type="float" office:value="1.59115384615385" calcext:value-type="float">
            <text:p>1.5911538461538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3908.75" calcext:value-type="float">
            <text:p>3908.75</text:p>
          </table:table-cell>
          <table:table-cell office:value-type="float" office:value="1.52564102564103" calcext:value-type="float">
            <text:p>1.52564102564103</text:p>
          </table:table-cell>
          <table:table-cell office:value-type="float" office:value="1.58705128205128" calcext:value-type="float">
            <text:p>1.58705128205128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3908.75" calcext:value-type="float">
            <text:p>3908.75</text:p>
          </table:table-cell>
          <table:table-cell office:value-type="float" office:value="1.52564102564103" calcext:value-type="float">
            <text:p>1.52564102564103</text:p>
          </table:table-cell>
          <table:table-cell office:value-type="float" office:value="1.58705128205128" calcext:value-type="float">
            <text:p>1.587051282051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478" calcext:value-type="float">
            <text:p>3478</text:p>
          </table:table-cell>
          <table:table-cell office:value-type="float" office:value="1.53692307692308" calcext:value-type="float">
            <text:p>1.53692307692308</text:p>
          </table:table-cell>
          <table:table-cell office:value-type="float" office:value="1.60512820512821" calcext:value-type="float">
            <text:p>1.6051282051282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3478" calcext:value-type="float">
            <text:p>3478</text:p>
          </table:table-cell>
          <table:table-cell office:value-type="float" office:value="1.53692307692308" calcext:value-type="float">
            <text:p>1.53692307692308</text:p>
          </table:table-cell>
          <table:table-cell office:value-type="float" office:value="1.60512820512821" calcext:value-type="float">
            <text:p>1.60512820512821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1.5948717948718" calcext:value-type="float">
            <text:p>1.5948717948718</text:p>
          </table:table-cell>
          <table:table-cell office:value-type="float" office:value="1.66153846153846" calcext:value-type="float">
            <text:p>1.66153846153846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1.5948717948718" calcext:value-type="float">
            <text:p>1.5948717948718</text:p>
          </table:table-cell>
          <table:table-cell office:value-type="float" office:value="1.66153846153846" calcext:value-type="float">
            <text:p>1.6615384615384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967.75" calcext:value-type="float">
            <text:p>2967.75</text:p>
          </table:table-cell>
          <table:table-cell office:value-type="float" office:value="1.6174358974359" calcext:value-type="float">
            <text:p>1.6174358974359</text:p>
          </table:table-cell>
          <table:table-cell office:value-type="float" office:value="1.63423076923077" calcext:value-type="float">
            <text:p>1.6342307692307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967.75" calcext:value-type="float">
            <text:p>2967.75</text:p>
          </table:table-cell>
          <table:table-cell office:value-type="float" office:value="1.6174358974359" calcext:value-type="float">
            <text:p>1.6174358974359</text:p>
          </table:table-cell>
          <table:table-cell office:value-type="float" office:value="1.63423076923077" calcext:value-type="float">
            <text:p>1.6342307692307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3610" calcext:value-type="float">
            <text:p>3610</text:p>
          </table:table-cell>
          <table:table-cell office:value-type="float" office:value="1.57794871794872" calcext:value-type="float">
            <text:p>1.57794871794872</text:p>
          </table:table-cell>
          <table:table-cell office:value-type="float" office:value="1.61589743589744" calcext:value-type="float">
            <text:p>1.61589743589744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3610" calcext:value-type="float">
            <text:p>3610</text:p>
          </table:table-cell>
          <table:table-cell office:value-type="float" office:value="1.57794871794872" calcext:value-type="float">
            <text:p>1.57794871794872</text:p>
          </table:table-cell>
          <table:table-cell office:value-type="float" office:value="1.61589743589744" calcext:value-type="float">
            <text:p>1.6158974358974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349.75" calcext:value-type="float">
            <text:p>3349.75</text:p>
          </table:table-cell>
          <table:table-cell office:value-type="float" office:value="1.56" calcext:value-type="float">
            <text:p>1.56</text:p>
          </table:table-cell>
          <table:table-cell office:value-type="float" office:value="1.5975641025641" calcext:value-type="float">
            <text:p>1.597564102564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3349.75" calcext:value-type="float">
            <text:p>3349.75</text:p>
          </table:table-cell>
          <table:table-cell office:value-type="float" office:value="1.56" calcext:value-type="float">
            <text:p>1.56</text:p>
          </table:table-cell>
          <table:table-cell office:value-type="float" office:value="1.5975641025641" calcext:value-type="float">
            <text:p>1.597564102564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2927.5" calcext:value-type="float">
            <text:p>2927.5</text:p>
          </table:table-cell>
          <table:table-cell office:value-type="float" office:value="1.55435897435897" calcext:value-type="float">
            <text:p>1.55435897435897</text:p>
          </table:table-cell>
          <table:table-cell office:value-type="float" office:value="1.61564102564103" calcext:value-type="float">
            <text:p>1.61564102564103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2927.5" calcext:value-type="float">
            <text:p>2927.5</text:p>
          </table:table-cell>
          <table:table-cell office:value-type="float" office:value="1.55435897435897" calcext:value-type="float">
            <text:p>1.55435897435897</text:p>
          </table:table-cell>
          <table:table-cell office:value-type="float" office:value="1.61564102564103" calcext:value-type="float">
            <text:p>1.615641025641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880.25" calcext:value-type="float">
            <text:p>2880.25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61294871794872" calcext:value-type="float">
            <text:p>1.6129487179487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880.25" calcext:value-type="float">
            <text:p>2880.25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61294871794872" calcext:value-type="float">
            <text:p>1.6129487179487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2873" calcext:value-type="float">
            <text:p>2873</text:p>
          </table:table-cell>
          <table:table-cell office:value-type="float" office:value="1.56871794871795" calcext:value-type="float">
            <text:p>1.56871794871795</text:p>
          </table:table-cell>
          <table:table-cell office:value-type="float" office:value="1.65769230769231" calcext:value-type="float">
            <text:p>1.65769230769231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2873" calcext:value-type="float">
            <text:p>2873</text:p>
          </table:table-cell>
          <table:table-cell office:value-type="float" office:value="1.56871794871795" calcext:value-type="float">
            <text:p>1.56871794871795</text:p>
          </table:table-cell>
          <table:table-cell office:value-type="float" office:value="1.65769230769231" calcext:value-type="float">
            <text:p>1.6576923076923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858.75" calcext:value-type="float">
            <text:p>2858.75</text:p>
          </table:table-cell>
          <table:table-cell office:value-type="float" office:value="1.56564102564103" calcext:value-type="float">
            <text:p>1.56564102564103</text:p>
          </table:table-cell>
          <table:table-cell office:value-type="float" office:value="1.58525641025641" calcext:value-type="float">
            <text:p>1.5852564102564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858.75" calcext:value-type="float">
            <text:p>2858.75</text:p>
          </table:table-cell>
          <table:table-cell office:value-type="float" office:value="1.56564102564103" calcext:value-type="float">
            <text:p>1.56564102564103</text:p>
          </table:table-cell>
          <table:table-cell office:value-type="float" office:value="1.58525641025641" calcext:value-type="float">
            <text:p>1.5852564102564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989.75" calcext:value-type="float">
            <text:p>2989.75</text:p>
          </table:table-cell>
          <table:table-cell office:value-type="float" office:value="1.52615384615385" calcext:value-type="float">
            <text:p>1.52615384615385</text:p>
          </table:table-cell>
          <table:table-cell office:value-type="float" office:value="1.62858974358974" calcext:value-type="float">
            <text:p>1.62858974358974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2989.75" calcext:value-type="float">
            <text:p>2989.75</text:p>
          </table:table-cell>
          <table:table-cell office:value-type="float" office:value="1.52615384615385" calcext:value-type="float">
            <text:p>1.52615384615385</text:p>
          </table:table-cell>
          <table:table-cell office:value-type="float" office:value="1.62858974358974" calcext:value-type="float">
            <text:p>1.628589743589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255.75" calcext:value-type="float">
            <text:p>3255.75</text:p>
          </table:table-cell>
          <table:table-cell office:value-type="float" office:value="1.56923076923077" calcext:value-type="float">
            <text:p>1.56923076923077</text:p>
          </table:table-cell>
          <table:table-cell office:value-type="float" office:value="1.6425641025641" calcext:value-type="float">
            <text:p>1.642564102564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255.75" calcext:value-type="float">
            <text:p>3255.75</text:p>
          </table:table-cell>
          <table:table-cell office:value-type="float" office:value="1.56923076923077" calcext:value-type="float">
            <text:p>1.56923076923077</text:p>
          </table:table-cell>
          <table:table-cell office:value-type="float" office:value="1.6425641025641" calcext:value-type="float">
            <text:p>1.642564102564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3291.75" calcext:value-type="float">
            <text:p>3291.75</text:p>
          </table:table-cell>
          <table:table-cell office:value-type="float" office:value="1.60512820512821" calcext:value-type="float">
            <text:p>1.60512820512821</text:p>
          </table:table-cell>
          <table:table-cell office:value-type="float" office:value="1.66282051282051" calcext:value-type="float">
            <text:p>1.66282051282051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3291.75" calcext:value-type="float">
            <text:p>3291.75</text:p>
          </table:table-cell>
          <table:table-cell office:value-type="float" office:value="1.60512820512821" calcext:value-type="float">
            <text:p>1.60512820512821</text:p>
          </table:table-cell>
          <table:table-cell office:value-type="float" office:value="1.66282051282051" calcext:value-type="float">
            <text:p>1.6628205128205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184.5" calcext:value-type="float">
            <text:p>3184.5</text:p>
          </table:table-cell>
          <table:table-cell office:value-type="float" office:value="1.58615384615385" calcext:value-type="float">
            <text:p>1.58615384615385</text:p>
          </table:table-cell>
          <table:table-cell office:value-type="float" office:value="1.63564102564103" calcext:value-type="float">
            <text:p>1.63564102564103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3184.5" calcext:value-type="float">
            <text:p>3184.5</text:p>
          </table:table-cell>
          <table:table-cell office:value-type="float" office:value="1.58615384615385" calcext:value-type="float">
            <text:p>1.58615384615385</text:p>
          </table:table-cell>
          <table:table-cell office:value-type="float" office:value="1.63564102564103" calcext:value-type="float">
            <text:p>1.6356410256410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2969.5" calcext:value-type="float">
            <text:p>2969.5</text:p>
          </table:table-cell>
          <table:table-cell office:value-type="float" office:value="1.60717948717949" calcext:value-type="float">
            <text:p>1.60717948717949</text:p>
          </table:table-cell>
          <table:table-cell office:value-type="float" office:value="1.65102564102564" calcext:value-type="float">
            <text:p>1.65102564102564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2969.5" calcext:value-type="float">
            <text:p>2969.5</text:p>
          </table:table-cell>
          <table:table-cell office:value-type="float" office:value="1.60717948717949" calcext:value-type="float">
            <text:p>1.60717948717949</text:p>
          </table:table-cell>
          <table:table-cell office:value-type="float" office:value="1.65102564102564" calcext:value-type="float">
            <text:p>1.6510256410256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84.75" calcext:value-type="float">
            <text:p>2984.75</text:p>
          </table:table-cell>
          <table:table-cell office:value-type="float" office:value="1.58666666666667" calcext:value-type="float">
            <text:p>1.58666666666667</text:p>
          </table:table-cell>
          <table:table-cell office:value-type="float" office:value="1.66474358974359" calcext:value-type="float">
            <text:p>1.6647435897435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984.75" calcext:value-type="float">
            <text:p>2984.75</text:p>
          </table:table-cell>
          <table:table-cell office:value-type="float" office:value="1.58666666666667" calcext:value-type="float">
            <text:p>1.58666666666667</text:p>
          </table:table-cell>
          <table:table-cell office:value-type="float" office:value="1.66474358974359" calcext:value-type="float">
            <text:p>1.6647435897435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3209" calcext:value-type="float">
            <text:p>3209</text:p>
          </table:table-cell>
          <table:table-cell office:value-type="float" office:value="1.54769230769231" calcext:value-type="float">
            <text:p>1.54769230769231</text:p>
          </table:table-cell>
          <table:table-cell office:value-type="float" office:value="1.59397435897436" calcext:value-type="float">
            <text:p>1.59397435897436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3209" calcext:value-type="float">
            <text:p>3209</text:p>
          </table:table-cell>
          <table:table-cell office:value-type="float" office:value="1.54769230769231" calcext:value-type="float">
            <text:p>1.54769230769231</text:p>
          </table:table-cell>
          <table:table-cell office:value-type="float" office:value="1.59397435897436" calcext:value-type="float">
            <text:p>1.5939743589743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161.25" calcext:value-type="float">
            <text:p>3161.25</text:p>
          </table:table-cell>
          <table:table-cell office:value-type="float" office:value="1.50974358974359" calcext:value-type="float">
            <text:p>1.50974358974359</text:p>
          </table:table-cell>
          <table:table-cell office:value-type="float" office:value="1.5575641025641" calcext:value-type="float">
            <text:p>1.557564102564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161.25" calcext:value-type="float">
            <text:p>3161.25</text:p>
          </table:table-cell>
          <table:table-cell office:value-type="float" office:value="1.50974358974359" calcext:value-type="float">
            <text:p>1.50974358974359</text:p>
          </table:table-cell>
          <table:table-cell office:value-type="float" office:value="1.5575641025641" calcext:value-type="float">
            <text:p>1.557564102564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3128.25" calcext:value-type="float">
            <text:p>3128.25</text:p>
          </table:table-cell>
          <table:table-cell office:value-type="float" office:value="1.52717948717949" calcext:value-type="float">
            <text:p>1.52717948717949</text:p>
          </table:table-cell>
          <table:table-cell office:value-type="float" office:value="1.61051282051282" calcext:value-type="float">
            <text:p>1.61051282051282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3128.25" calcext:value-type="float">
            <text:p>3128.25</text:p>
          </table:table-cell>
          <table:table-cell office:value-type="float" office:value="1.52717948717949" calcext:value-type="float">
            <text:p>1.52717948717949</text:p>
          </table:table-cell>
          <table:table-cell office:value-type="float" office:value="1.61051282051282" calcext:value-type="float">
            <text:p>1.6105128205128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641.75" calcext:value-type="float">
            <text:p>2641.75</text:p>
          </table:table-cell>
          <table:table-cell office:value-type="float" office:value="1.50820512820513" calcext:value-type="float">
            <text:p>1.50820512820513</text:p>
          </table:table-cell>
          <table:table-cell office:value-type="float" office:value="1.60794871794872" calcext:value-type="float">
            <text:p>1.6079487179487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641.75" calcext:value-type="float">
            <text:p>2641.75</text:p>
          </table:table-cell>
          <table:table-cell office:value-type="float" office:value="1.50820512820513" calcext:value-type="float">
            <text:p>1.50820512820513</text:p>
          </table:table-cell>
          <table:table-cell office:value-type="float" office:value="1.60794871794872" calcext:value-type="float">
            <text:p>1.6079487179487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1.53641025641026" calcext:value-type="float">
            <text:p>1.53641025641026</text:p>
          </table:table-cell>
          <table:table-cell office:value-type="float" office:value="1.58012820512821" calcext:value-type="float">
            <text:p>1.58012820512821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1.53641025641026" calcext:value-type="float">
            <text:p>1.53641025641026</text:p>
          </table:table-cell>
          <table:table-cell office:value-type="float" office:value="1.58012820512821" calcext:value-type="float">
            <text:p>1.5801282051282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726.75" calcext:value-type="float">
            <text:p>2726.75</text:p>
          </table:table-cell>
          <table:table-cell office:value-type="float" office:value="1.55692307692308" calcext:value-type="float">
            <text:p>1.55692307692308</text:p>
          </table:table-cell>
          <table:table-cell office:value-type="float" office:value="1.59974358974359" calcext:value-type="float">
            <text:p>1.5997435897435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726.75" calcext:value-type="float">
            <text:p>2726.75</text:p>
          </table:table-cell>
          <table:table-cell office:value-type="float" office:value="1.55692307692308" calcext:value-type="float">
            <text:p>1.55692307692308</text:p>
          </table:table-cell>
          <table:table-cell office:value-type="float" office:value="1.59974358974359" calcext:value-type="float">
            <text:p>1.5997435897435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467.25" calcext:value-type="float">
            <text:p>2467.25</text:p>
          </table:table-cell>
          <table:table-cell office:value-type="float" office:value="1.48410256410256" calcext:value-type="float">
            <text:p>1.48410256410256</text:p>
          </table:table-cell>
          <table:table-cell office:value-type="float" office:value="1.60217948717949" calcext:value-type="float">
            <text:p>1.60217948717949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2467.25" calcext:value-type="float">
            <text:p>2467.25</text:p>
          </table:table-cell>
          <table:table-cell office:value-type="float" office:value="1.48410256410256" calcext:value-type="float">
            <text:p>1.48410256410256</text:p>
          </table:table-cell>
          <table:table-cell office:value-type="float" office:value="1.60217948717949" calcext:value-type="float">
            <text:p>1.602179487179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6" calcext:value-type="float">
            <text:p>2546</text:p>
          </table:table-cell>
          <table:table-cell office:value-type="float" office:value="1.61128205128205" calcext:value-type="float">
            <text:p>1.61128205128205</text:p>
          </table:table-cell>
          <table:table-cell office:value-type="float" office:value="1.65705128205128" calcext:value-type="float">
            <text:p>1.6570512820512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46" calcext:value-type="float">
            <text:p>2546</text:p>
          </table:table-cell>
          <table:table-cell office:value-type="float" office:value="1.61128205128205" calcext:value-type="float">
            <text:p>1.61128205128205</text:p>
          </table:table-cell>
          <table:table-cell office:value-type="float" office:value="1.65705128205128" calcext:value-type="float">
            <text:p>1.65705128205128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2915.5" calcext:value-type="float">
            <text:p>2915.5</text:p>
          </table:table-cell>
          <table:table-cell office:value-type="float" office:value="1.53076923076923" calcext:value-type="float">
            <text:p>1.53076923076923</text:p>
          </table:table-cell>
          <table:table-cell office:value-type="float" office:value="1.6674358974359" calcext:value-type="float">
            <text:p>1.667435897435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2915.5" calcext:value-type="float">
            <text:p>2915.5</text:p>
          </table:table-cell>
          <table:table-cell office:value-type="float" office:value="1.53076923076923" calcext:value-type="float">
            <text:p>1.53076923076923</text:p>
          </table:table-cell>
          <table:table-cell office:value-type="float" office:value="1.6674358974359" calcext:value-type="float">
            <text:p>1.667435897435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884.25" calcext:value-type="float">
            <text:p>2884.25</text:p>
          </table:table-cell>
          <table:table-cell office:value-type="float" office:value="1.49230769230769" calcext:value-type="float">
            <text:p>1.49230769230769</text:p>
          </table:table-cell>
          <table:table-cell office:value-type="float" office:value="1.55179487179487" calcext:value-type="float">
            <text:p>1.5517948717948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884.25" calcext:value-type="float">
            <text:p>2884.25</text:p>
          </table:table-cell>
          <table:table-cell office:value-type="float" office:value="1.49230769230769" calcext:value-type="float">
            <text:p>1.49230769230769</text:p>
          </table:table-cell>
          <table:table-cell office:value-type="float" office:value="1.55179487179487" calcext:value-type="float">
            <text:p>1.55179487179487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840" calcext:value-type="float">
            <text:p>2840</text:p>
          </table:table-cell>
          <table:table-cell office:value-type="float" office:value="1.53025641025641" calcext:value-type="float">
            <text:p>1.53025641025641</text:p>
          </table:table-cell>
          <table:table-cell office:value-type="float" office:value="1.60025641025641" calcext:value-type="float">
            <text:p>1.6002564102564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2840" calcext:value-type="float">
            <text:p>2840</text:p>
          </table:table-cell>
          <table:table-cell office:value-type="float" office:value="1.53025641025641" calcext:value-type="float">
            <text:p>1.53025641025641</text:p>
          </table:table-cell>
          <table:table-cell office:value-type="float" office:value="1.60025641025641" calcext:value-type="float">
            <text:p>1.6002564102564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20" calcext:value-type="float">
            <text:p>2820</text:p>
          </table:table-cell>
          <table:table-cell office:value-type="float" office:value="1.62820512820513" calcext:value-type="float">
            <text:p>1.62820512820513</text:p>
          </table:table-cell>
          <table:table-cell office:value-type="float" office:value="1.63666666666667" calcext:value-type="float">
            <text:p>1.6366666666666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820" calcext:value-type="float">
            <text:p>2820</text:p>
          </table:table-cell>
          <table:table-cell office:value-type="float" office:value="1.62820512820513" calcext:value-type="float">
            <text:p>1.62820512820513</text:p>
          </table:table-cell>
          <table:table-cell office:value-type="float" office:value="1.63666666666667" calcext:value-type="float">
            <text:p>1.6366666666666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791.5" calcext:value-type="float">
            <text:p>2791.5</text:p>
          </table:table-cell>
          <table:table-cell office:value-type="float" office:value="1.57538461538462" calcext:value-type="float">
            <text:p>1.57538461538462</text:p>
          </table:table-cell>
          <table:table-cell office:value-type="float" office:value="1.62166666666667" calcext:value-type="float">
            <text:p>1.62166666666667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2791.5" calcext:value-type="float">
            <text:p>2791.5</text:p>
          </table:table-cell>
          <table:table-cell office:value-type="float" office:value="1.57538461538462" calcext:value-type="float">
            <text:p>1.57538461538462</text:p>
          </table:table-cell>
          <table:table-cell office:value-type="float" office:value="1.62166666666667" calcext:value-type="float">
            <text:p>1.6216666666666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762.25" calcext:value-type="float">
            <text:p>2762.25</text:p>
          </table:table-cell>
          <table:table-cell office:value-type="float" office:value="1.58102564102564" calcext:value-type="float">
            <text:p>1.58102564102564</text:p>
          </table:table-cell>
          <table:table-cell office:value-type="float" office:value="1.60602564102564" calcext:value-type="float">
            <text:p>1.6060256410256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762.25" calcext:value-type="float">
            <text:p>2762.25</text:p>
          </table:table-cell>
          <table:table-cell office:value-type="float" office:value="1.58102564102564" calcext:value-type="float">
            <text:p>1.58102564102564</text:p>
          </table:table-cell>
          <table:table-cell office:value-type="float" office:value="1.60602564102564" calcext:value-type="float">
            <text:p>1.6060256410256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732" calcext:value-type="float">
            <text:p>2732</text:p>
          </table:table-cell>
          <table:table-cell office:value-type="float" office:value="1.51128205128205" calcext:value-type="float">
            <text:p>1.51128205128205</text:p>
          </table:table-cell>
          <table:table-cell office:value-type="float" office:value="1.58423076923077" calcext:value-type="float">
            <text:p>1.58423076923077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2732" calcext:value-type="float">
            <text:p>2732</text:p>
          </table:table-cell>
          <table:table-cell office:value-type="float" office:value="1.51128205128205" calcext:value-type="float">
            <text:p>1.51128205128205</text:p>
          </table:table-cell>
          <table:table-cell office:value-type="float" office:value="1.58423076923077" calcext:value-type="float">
            <text:p>1.5842307692307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706.75" calcext:value-type="float">
            <text:p>2706.75</text:p>
          </table:table-cell>
          <table:table-cell office:value-type="float" office:value="1.45435897435897" calcext:value-type="float">
            <text:p>1.45435897435897</text:p>
          </table:table-cell>
          <table:table-cell office:value-type="float" office:value="1.55294871794872" calcext:value-type="float">
            <text:p>1.5529487179487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706.75" calcext:value-type="float">
            <text:p>2706.75</text:p>
          </table:table-cell>
          <table:table-cell office:value-type="float" office:value="1.45435897435897" calcext:value-type="float">
            <text:p>1.45435897435897</text:p>
          </table:table-cell>
          <table:table-cell office:value-type="float" office:value="1.55294871794872" calcext:value-type="float">
            <text:p>1.5529487179487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2676.75" calcext:value-type="float">
            <text:p>2676.75</text:p>
          </table:table-cell>
          <table:table-cell office:value-type="float" office:value="1.56051282051282" calcext:value-type="float">
            <text:p>1.56051282051282</text:p>
          </table:table-cell>
          <table:table-cell office:value-type="float" office:value="1.60871794871795" calcext:value-type="float">
            <text:p>1.60871794871795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2676.75" calcext:value-type="float">
            <text:p>2676.75</text:p>
          </table:table-cell>
          <table:table-cell office:value-type="float" office:value="1.56051282051282" calcext:value-type="float">
            <text:p>1.56051282051282</text:p>
          </table:table-cell>
          <table:table-cell office:value-type="float" office:value="1.60871794871795" calcext:value-type="float">
            <text:p>1.608717948717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649.75" calcext:value-type="float">
            <text:p>2649.75</text:p>
          </table:table-cell>
          <table:table-cell office:value-type="float" office:value="1.52871794871795" calcext:value-type="float">
            <text:p>1.52871794871795</text:p>
          </table:table-cell>
          <table:table-cell office:value-type="float" office:value="1.55679487179487" calcext:value-type="float">
            <text:p>1.5567948717948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649.75" calcext:value-type="float">
            <text:p>2649.75</text:p>
          </table:table-cell>
          <table:table-cell office:value-type="float" office:value="1.52871794871795" calcext:value-type="float">
            <text:p>1.52871794871795</text:p>
          </table:table-cell>
          <table:table-cell office:value-type="float" office:value="1.55679487179487" calcext:value-type="float">
            <text:p>1.55679487179487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1.51794871794872" calcext:value-type="float">
            <text:p>1.51794871794872</text:p>
          </table:table-cell>
          <table:table-cell office:value-type="float" office:value="1.55897435897436" calcext:value-type="float">
            <text:p>1.55897435897436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1.51794871794872" calcext:value-type="float">
            <text:p>1.51794871794872</text:p>
          </table:table-cell>
          <table:table-cell office:value-type="float" office:value="1.55897435897436" calcext:value-type="float">
            <text:p>1.55897435897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float" office:value="2595.75" calcext:value-type="float">
            <text:p>2595.75</text:p>
          </table:table-cell>
          <table:table-cell table:style-name="ce33" office:value-type="float" office:value="1.52358974358974" calcext:value-type="float">
            <text:p>1.52358974358974</text:p>
          </table:table-cell>
          <table:table-cell table:style-name="ce45" office:value-type="float" office:value="1.56012820512821" calcext:value-type="float">
            <text:p>1.560128205128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95.75" calcext:value-type="float">
            <text:p>2595.75</text:p>
          </table:table-cell>
          <table:table-cell office:value-type="float" office:value="1.52358974358974" calcext:value-type="float">
            <text:p>1.52358974358974</text:p>
          </table:table-cell>
          <table:table-cell office:value-type="float" office:value="1.56012820512821" calcext:value-type="float">
            <text:p>1.56012820512821</text:p>
          </table:table-cell>
        </table:table-row>
        <table:table-row table:style-name="ro1">
          <table:table-cell table:style-name="ce22" office:value-type="string" calcext:value-type="string">
            <text:p>Total Result</text:p>
          </table:table-cell>
          <table:table-cell table:style-name="ce28" office:value-type="float" office:value="3073.66875" calcext:value-type="float">
            <text:p>3073.66875</text:p>
          </table:table-cell>
          <table:table-cell table:style-name="ce34" office:value-type="float" office:value="1.45435897435897" calcext:value-type="float">
            <text:p>1.45435897435897</text:p>
          </table:table-cell>
          <table:table-cell table:style-name="ce46" office:value-type="float" office:value="1.60999358974359" calcext:value-type="float">
            <text:p>1.60999358974359</text:p>
          </table:table-cell>
          <table:table-cell table:number-columns-repeated="5"/>
        </table:table-row>
      </table:table>
      <table:table table:name="Asim44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Enhance Ch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5910" calcext:value-type="float">
            <text:p>5910</text:p>
          </table:table-cell>
          <table:table-cell office:value-type="float" office:value="558" calcext:value-type="float">
            <text:p>558</text:p>
          </table:table-cell>
          <table:table-cell table:formula="of:=[.C2]/2720" office:value-type="float" office:value="2.17279411764706" calcext:value-type="float">
            <text:p>2.172794117647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5418" calcext:value-type="float">
            <text:p>5418</text:p>
          </table:table-cell>
          <table:table-cell office:value-type="float" office:value="555" calcext:value-type="float">
            <text:p>555</text:p>
          </table:table-cell>
          <table:table-cell table:formula="of:=[.C3]/2720" office:value-type="float" office:value="1.99191176470588" calcext:value-type="float">
            <text:p>1.991911764705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5338" calcext:value-type="float">
            <text:p>5338</text:p>
          </table:table-cell>
          <table:table-cell office:value-type="float" office:value="557" calcext:value-type="float">
            <text:p>557</text:p>
          </table:table-cell>
          <table:table-cell table:formula="of:=[.C4]/2720" office:value-type="float" office:value="1.9625" calcext:value-type="float">
            <text:p>1.962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5576" calcext:value-type="float">
            <text:p>5576</text:p>
          </table:table-cell>
          <table:table-cell office:value-type="float" office:value="559" calcext:value-type="float">
            <text:p>559</text:p>
          </table:table-cell>
          <table:table-cell table:formula="of:=[.C5]/2720" office:value-type="float" office:value="2.05" calcext:value-type="float">
            <text:p>2.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478" calcext:value-type="float">
            <text:p>5478</text:p>
          </table:table-cell>
          <table:table-cell office:value-type="float" office:value="340" calcext:value-type="float">
            <text:p>340</text:p>
          </table:table-cell>
          <table:table-cell table:formula="of:=[.C6]/2720" office:value-type="float" office:value="2.01397058823529" calcext:value-type="float">
            <text:p>2.013970588235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6025" calcext:value-type="float">
            <text:p>6025</text:p>
          </table:table-cell>
          <table:table-cell office:value-type="float" office:value="338" calcext:value-type="float">
            <text:p>338</text:p>
          </table:table-cell>
          <table:table-cell table:formula="of:=[.C7]/2720" office:value-type="float" office:value="2.21507352941176" calcext:value-type="float">
            <text:p>2.215073529411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381" calcext:value-type="float">
            <text:p>5381</text:p>
          </table:table-cell>
          <table:table-cell office:value-type="float" office:value="340" calcext:value-type="float">
            <text:p>340</text:p>
          </table:table-cell>
          <table:table-cell table:formula="of:=[.C8]/2720" office:value-type="float" office:value="1.97830882352941" calcext:value-type="float">
            <text:p>1.978308823529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467" calcext:value-type="float">
            <text:p>5467</text:p>
          </table:table-cell>
          <table:table-cell office:value-type="float" office:value="336" calcext:value-type="float">
            <text:p>336</text:p>
          </table:table-cell>
          <table:table-cell table:formula="of:=[.C9]/2720" office:value-type="float" office:value="2.00992647058824" calcext:value-type="float">
            <text:p>2.009926470588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5647" calcext:value-type="float">
            <text:p>5647</text:p>
          </table:table-cell>
          <table:table-cell office:value-type="float" office:value="238" calcext:value-type="float">
            <text:p>238</text:p>
          </table:table-cell>
          <table:table-cell table:formula="of:=[.C10]/2720" office:value-type="float" office:value="2.07610294117647" calcext:value-type="float">
            <text:p>2.076102941176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6089" calcext:value-type="float">
            <text:p>6089</text:p>
          </table:table-cell>
          <table:table-cell office:value-type="float" office:value="240" calcext:value-type="float">
            <text:p>240</text:p>
          </table:table-cell>
          <table:table-cell table:formula="of:=[.C11]/2720" office:value-type="float" office:value="2.23860294117647" calcext:value-type="float">
            <text:p>2.238602941176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5618" calcext:value-type="float">
            <text:p>5618</text:p>
          </table:table-cell>
          <table:table-cell office:value-type="float" office:value="242" calcext:value-type="float">
            <text:p>242</text:p>
          </table:table-cell>
          <table:table-cell table:formula="of:=[.C12]/2720" office:value-type="float" office:value="2.06544117647059" calcext:value-type="float">
            <text:p>2.065441176470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5682" calcext:value-type="float">
            <text:p>5682</text:p>
          </table:table-cell>
          <table:table-cell office:value-type="float" office:value="243" calcext:value-type="float">
            <text:p>243</text:p>
          </table:table-cell>
          <table:table-cell table:formula="of:=[.C13]/2720" office:value-type="float" office:value="2.08897058823529" calcext:value-type="float">
            <text:p>2.088970588235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801" calcext:value-type="float">
            <text:p>5801</text:p>
          </table:table-cell>
          <table:table-cell office:value-type="float" office:value="187" calcext:value-type="float">
            <text:p>187</text:p>
          </table:table-cell>
          <table:table-cell table:formula="of:=[.C14]/2720" office:value-type="float" office:value="2.13272058823529" calcext:value-type="float">
            <text:p>2.132720588235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625" calcext:value-type="float">
            <text:p>5625</text:p>
          </table:table-cell>
          <table:table-cell office:value-type="float" office:value="187" calcext:value-type="float">
            <text:p>187</text:p>
          </table:table-cell>
          <table:table-cell table:formula="of:=[.C15]/2720" office:value-type="float" office:value="2.06801470588235" calcext:value-type="float">
            <text:p>2.068014705882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463" calcext:value-type="float">
            <text:p>5463</text:p>
          </table:table-cell>
          <table:table-cell office:value-type="float" office:value="192" calcext:value-type="float">
            <text:p>192</text:p>
          </table:table-cell>
          <table:table-cell table:formula="of:=[.C16]/2720" office:value-type="float" office:value="2.00845588235294" calcext:value-type="float">
            <text:p>2.008455882352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999" calcext:value-type="float">
            <text:p>5999</text:p>
          </table:table-cell>
          <table:table-cell office:value-type="float" office:value="192" calcext:value-type="float">
            <text:p>192</text:p>
          </table:table-cell>
          <table:table-cell table:formula="of:=[.C17]/2720" office:value-type="float" office:value="2.20551470588235" calcext:value-type="float">
            <text:p>2.205514705882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5594" calcext:value-type="float">
            <text:p>5594</text:p>
          </table:table-cell>
          <table:table-cell office:value-type="float" office:value="156" calcext:value-type="float">
            <text:p>156</text:p>
          </table:table-cell>
          <table:table-cell table:formula="of:=[.C18]/2720" office:value-type="float" office:value="2.05661764705882" calcext:value-type="float">
            <text:p>2.056617647058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6009" calcext:value-type="float">
            <text:p>6009</text:p>
          </table:table-cell>
          <table:table-cell office:value-type="float" office:value="141" calcext:value-type="float">
            <text:p>141</text:p>
          </table:table-cell>
          <table:table-cell table:formula="of:=[.C19]/2720" office:value-type="float" office:value="2.20919117647059" calcext:value-type="float">
            <text:p>2.209191176470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5603" calcext:value-type="float">
            <text:p>5603</text:p>
          </table:table-cell>
          <table:table-cell office:value-type="float" office:value="132" calcext:value-type="float">
            <text:p>132</text:p>
          </table:table-cell>
          <table:table-cell table:formula="of:=[.C20]/2720" office:value-type="float" office:value="2.05992647058824" calcext:value-type="float">
            <text:p>2.059926470588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5492" calcext:value-type="float">
            <text:p>5492</text:p>
          </table:table-cell>
          <table:table-cell office:value-type="float" office:value="130" calcext:value-type="float">
            <text:p>130</text:p>
          </table:table-cell>
          <table:table-cell table:formula="of:=[.C21]/2720" office:value-type="float" office:value="2.01911764705882" calcext:value-type="float">
            <text:p>2.0191176470588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5843" calcext:value-type="float">
            <text:p>5843</text:p>
          </table:table-cell>
          <table:table-cell office:value-type="float" office:value="114" calcext:value-type="float">
            <text:p>114</text:p>
          </table:table-cell>
          <table:table-cell table:formula="of:=[.C22]/2720" office:value-type="float" office:value="2.14816176470588" calcext:value-type="float">
            <text:p>2.148161764705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5790" calcext:value-type="float">
            <text:p>5790</text:p>
          </table:table-cell>
          <table:table-cell office:value-type="float" office:value="111" calcext:value-type="float">
            <text:p>111</text:p>
          </table:table-cell>
          <table:table-cell table:formula="of:=[.C23]/2720" office:value-type="float" office:value="2.12867647058824" calcext:value-type="float">
            <text:p>2.128676470588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5749" calcext:value-type="float">
            <text:p>5749</text:p>
          </table:table-cell>
          <table:table-cell office:value-type="float" office:value="112" calcext:value-type="float">
            <text:p>112</text:p>
          </table:table-cell>
          <table:table-cell table:formula="of:=[.C24]/2720" office:value-type="float" office:value="2.11360294117647" calcext:value-type="float">
            <text:p>2.113602941176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5587" calcext:value-type="float">
            <text:p>5587</text:p>
          </table:table-cell>
          <table:table-cell office:value-type="float" office:value="111" calcext:value-type="float">
            <text:p>111</text:p>
          </table:table-cell>
          <table:table-cell table:formula="of:=[.C25]/2720" office:value-type="float" office:value="2.05404411764706" calcext:value-type="float">
            <text:p>2.054044117647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6130" calcext:value-type="float">
            <text:p>6130</text:p>
          </table:table-cell>
          <table:table-cell office:value-type="float" office:value="98" calcext:value-type="float">
            <text:p>98</text:p>
          </table:table-cell>
          <table:table-cell table:formula="of:=[.C26]/2720" office:value-type="float" office:value="2.25367647058824" calcext:value-type="float">
            <text:p>2.253676470588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5550" calcext:value-type="float">
            <text:p>5550</text:p>
          </table:table-cell>
          <table:table-cell office:value-type="float" office:value="98" calcext:value-type="float">
            <text:p>98</text:p>
          </table:table-cell>
          <table:table-cell table:formula="of:=[.C27]/2720" office:value-type="float" office:value="2.04044117647059" calcext:value-type="float">
            <text:p>2.040441176470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5357" calcext:value-type="float">
            <text:p>5357</text:p>
          </table:table-cell>
          <table:table-cell office:value-type="float" office:value="95" calcext:value-type="float">
            <text:p>95</text:p>
          </table:table-cell>
          <table:table-cell table:formula="of:=[.C28]/2720" office:value-type="float" office:value="1.96948529411765" calcext:value-type="float">
            <text:p>1.969485294117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5608" calcext:value-type="float">
            <text:p>5608</text:p>
          </table:table-cell>
          <table:table-cell office:value-type="float" office:value="95" calcext:value-type="float">
            <text:p>95</text:p>
          </table:table-cell>
          <table:table-cell table:formula="of:=[.C29]/2720" office:value-type="float" office:value="2.06176470588235" calcext:value-type="float">
            <text:p>2.061764705882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508" calcext:value-type="float">
            <text:p>5508</text:p>
          </table:table-cell>
          <table:table-cell office:value-type="float" office:value="84" calcext:value-type="float">
            <text:p>84</text:p>
          </table:table-cell>
          <table:table-cell table:formula="of:=[.C30]/2720" office:value-type="float" office:value="2.025" calcext:value-type="float">
            <text:p>2.0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567" calcext:value-type="float">
            <text:p>5567</text:p>
          </table:table-cell>
          <table:table-cell office:value-type="float" office:value="86" calcext:value-type="float">
            <text:p>86</text:p>
          </table:table-cell>
          <table:table-cell table:formula="of:=[.C31]/2720" office:value-type="float" office:value="2.04669117647059" calcext:value-type="float">
            <text:p>2.046691176470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948" calcext:value-type="float">
            <text:p>5948</text:p>
          </table:table-cell>
          <table:table-cell office:value-type="float" office:value="84" calcext:value-type="float">
            <text:p>84</text:p>
          </table:table-cell>
          <table:table-cell table:formula="of:=[.C32]/2720" office:value-type="float" office:value="2.18676470588235" calcext:value-type="float">
            <text:p>2.186764705882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393" calcext:value-type="float">
            <text:p>5393</text:p>
          </table:table-cell>
          <table:table-cell office:value-type="float" office:value="85" calcext:value-type="float">
            <text:p>85</text:p>
          </table:table-cell>
          <table:table-cell table:formula="of:=[.C33]/2720" office:value-type="float" office:value="1.98272058823529" calcext:value-type="float">
            <text:p>1.982720588235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5572" calcext:value-type="float">
            <text:p>5572</text:p>
          </table:table-cell>
          <table:table-cell office:value-type="float" office:value="76" calcext:value-type="float">
            <text:p>76</text:p>
          </table:table-cell>
          <table:table-cell table:formula="of:=[.C34]/2720" office:value-type="float" office:value="2.04852941176471" calcext:value-type="float">
            <text:p>2.048529411764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5084" calcext:value-type="float">
            <text:p>5084</text:p>
          </table:table-cell>
          <table:table-cell office:value-type="float" office:value="76" calcext:value-type="float">
            <text:p>76</text:p>
          </table:table-cell>
          <table:table-cell table:formula="of:=[.C35]/2720" office:value-type="float" office:value="1.86911764705882" calcext:value-type="float">
            <text:p>1.869117647058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5184" calcext:value-type="float">
            <text:p>5184</text:p>
          </table:table-cell>
          <table:table-cell office:value-type="float" office:value="75" calcext:value-type="float">
            <text:p>75</text:p>
          </table:table-cell>
          <table:table-cell table:formula="of:=[.C36]/2720" office:value-type="float" office:value="1.90588235294118" calcext:value-type="float">
            <text:p>1.905882352941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5417" calcext:value-type="float">
            <text:p>5417</text:p>
          </table:table-cell>
          <table:table-cell office:value-type="float" office:value="76" calcext:value-type="float">
            <text:p>76</text:p>
          </table:table-cell>
          <table:table-cell table:formula="of:=[.C37]/2720" office:value-type="float" office:value="1.99154411764706" calcext:value-type="float">
            <text:p>1.991544117647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5681" calcext:value-type="float">
            <text:p>5681</text:p>
          </table:table-cell>
          <table:table-cell office:value-type="float" office:value="68" calcext:value-type="float">
            <text:p>68</text:p>
          </table:table-cell>
          <table:table-cell table:formula="of:=[.C38]/2720" office:value-type="float" office:value="2.08860294117647" calcext:value-type="float">
            <text:p>2.0886029411764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5759" calcext:value-type="float">
            <text:p>5759</text:p>
          </table:table-cell>
          <table:table-cell office:value-type="float" office:value="69" calcext:value-type="float">
            <text:p>69</text:p>
          </table:table-cell>
          <table:table-cell table:formula="of:=[.C39]/2720" office:value-type="float" office:value="2.11727941176471" calcext:value-type="float">
            <text:p>2.1172794117647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5163" calcext:value-type="float">
            <text:p>5163</text:p>
          </table:table-cell>
          <table:table-cell office:value-type="float" office:value="69" calcext:value-type="float">
            <text:p>69</text:p>
          </table:table-cell>
          <table:table-cell table:formula="of:=[.C40]/2720" office:value-type="float" office:value="1.89816176470588" calcext:value-type="float">
            <text:p>1.8981617647058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5049" calcext:value-type="float">
            <text:p>5049</text:p>
          </table:table-cell>
          <table:table-cell office:value-type="float" office:value="69" calcext:value-type="float">
            <text:p>69</text:p>
          </table:table-cell>
          <table:table-cell table:formula="of:=[.C41]/2720" office:value-type="float" office:value="1.85625" calcext:value-type="float">
            <text:p>1.856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831" calcext:value-type="float">
            <text:p>5831</text:p>
          </table:table-cell>
          <table:table-cell office:value-type="float" office:value="63" calcext:value-type="float">
            <text:p>63</text:p>
          </table:table-cell>
          <table:table-cell table:formula="of:=[.C42]/2720" office:value-type="float" office:value="2.14375" calcext:value-type="float">
            <text:p>2.1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511" calcext:value-type="float">
            <text:p>5511</text:p>
          </table:table-cell>
          <table:table-cell office:value-type="float" office:value="63" calcext:value-type="float">
            <text:p>63</text:p>
          </table:table-cell>
          <table:table-cell table:formula="of:=[.C43]/2720" office:value-type="float" office:value="2.02610294117647" calcext:value-type="float">
            <text:p>2.026102941176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645" calcext:value-type="float">
            <text:p>5645</text:p>
          </table:table-cell>
          <table:table-cell office:value-type="float" office:value="66" calcext:value-type="float">
            <text:p>66</text:p>
          </table:table-cell>
          <table:table-cell table:formula="of:=[.C44]/2720" office:value-type="float" office:value="2.07536764705882" calcext:value-type="float">
            <text:p>2.075367647058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763" calcext:value-type="float">
            <text:p>5763</text:p>
          </table:table-cell>
          <table:table-cell office:value-type="float" office:value="63" calcext:value-type="float">
            <text:p>63</text:p>
          </table:table-cell>
          <table:table-cell table:formula="of:=[.C45]/2720" office:value-type="float" office:value="2.11875" calcext:value-type="float">
            <text:p>2.118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5934" calcext:value-type="float">
            <text:p>5934</text:p>
          </table:table-cell>
          <table:table-cell office:value-type="float" office:value="59" calcext:value-type="float">
            <text:p>59</text:p>
          </table:table-cell>
          <table:table-cell table:formula="of:=[.C46]/2720" office:value-type="float" office:value="2.18161764705882" calcext:value-type="float">
            <text:p>2.1816176470588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5432" calcext:value-type="float">
            <text:p>5432</text:p>
          </table:table-cell>
          <table:table-cell office:value-type="float" office:value="59" calcext:value-type="float">
            <text:p>59</text:p>
          </table:table-cell>
          <table:table-cell table:formula="of:=[.C47]/2720" office:value-type="float" office:value="1.99705882352941" calcext:value-type="float">
            <text:p>1.9970588235294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5635" calcext:value-type="float">
            <text:p>5635</text:p>
          </table:table-cell>
          <table:table-cell office:value-type="float" office:value="58" calcext:value-type="float">
            <text:p>58</text:p>
          </table:table-cell>
          <table:table-cell table:formula="of:=[.C48]/2720" office:value-type="float" office:value="2.07169117647059" calcext:value-type="float">
            <text:p>2.0716911764705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5066" calcext:value-type="float">
            <text:p>5066</text:p>
          </table:table-cell>
          <table:table-cell office:value-type="float" office:value="59" calcext:value-type="float">
            <text:p>59</text:p>
          </table:table-cell>
          <table:table-cell table:formula="of:=[.C49]/2720" office:value-type="float" office:value="1.8625" calcext:value-type="float">
            <text:p>1.8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5802" calcext:value-type="float">
            <text:p>5802</text:p>
          </table:table-cell>
          <table:table-cell office:value-type="float" office:value="54" calcext:value-type="float">
            <text:p>54</text:p>
          </table:table-cell>
          <table:table-cell table:formula="of:=[.C50]/2720" office:value-type="float" office:value="2.13308823529412" calcext:value-type="float">
            <text:p>2.133088235294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5866" calcext:value-type="float">
            <text:p>5866</text:p>
          </table:table-cell>
          <table:table-cell office:value-type="float" office:value="53" calcext:value-type="float">
            <text:p>53</text:p>
          </table:table-cell>
          <table:table-cell table:formula="of:=[.C51]/2720" office:value-type="float" office:value="2.15661764705882" calcext:value-type="float">
            <text:p>2.1566176470588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5896" calcext:value-type="float">
            <text:p>5896</text:p>
          </table:table-cell>
          <table:table-cell office:value-type="float" office:value="53" calcext:value-type="float">
            <text:p>53</text:p>
          </table:table-cell>
          <table:table-cell table:formula="of:=[.C52]/2720" office:value-type="float" office:value="2.16764705882353" calcext:value-type="float">
            <text:p>2.167647058823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5365" calcext:value-type="float">
            <text:p>5365</text:p>
          </table:table-cell>
          <table:table-cell office:value-type="float" office:value="54" calcext:value-type="float">
            <text:p>54</text:p>
          </table:table-cell>
          <table:table-cell table:formula="of:=[.C53]/2720" office:value-type="float" office:value="1.97242647058824" calcext:value-type="float">
            <text:p>1.9724264705882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5828" calcext:value-type="float">
            <text:p>5828</text:p>
          </table:table-cell>
          <table:table-cell office:value-type="float" office:value="54" calcext:value-type="float">
            <text:p>54</text:p>
          </table:table-cell>
          <table:table-cell table:formula="of:=[.C54]/2720" office:value-type="float" office:value="2.14264705882353" calcext:value-type="float">
            <text:p>2.142647058823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5578" calcext:value-type="float">
            <text:p>5578</text:p>
          </table:table-cell>
          <table:table-cell office:value-type="float" office:value="51" calcext:value-type="float">
            <text:p>51</text:p>
          </table:table-cell>
          <table:table-cell table:formula="of:=[.C55]/2720" office:value-type="float" office:value="2.05073529411765" calcext:value-type="float">
            <text:p>2.050735294117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5912" calcext:value-type="float">
            <text:p>5912</text:p>
          </table:table-cell>
          <table:table-cell office:value-type="float" office:value="51" calcext:value-type="float">
            <text:p>51</text:p>
          </table:table-cell>
          <table:table-cell table:formula="of:=[.C56]/2720" office:value-type="float" office:value="2.17352941176471" calcext:value-type="float">
            <text:p>2.1735294117647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6105" calcext:value-type="float">
            <text:p>6105</text:p>
          </table:table-cell>
          <table:table-cell office:value-type="float" office:value="50" calcext:value-type="float">
            <text:p>50</text:p>
          </table:table-cell>
          <table:table-cell table:formula="of:=[.C57]/2720" office:value-type="float" office:value="2.24448529411765" calcext:value-type="float">
            <text:p>2.2444852941176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5775" calcext:value-type="float">
            <text:p>5775</text:p>
          </table:table-cell>
          <table:table-cell office:value-type="float" office:value="47" calcext:value-type="float">
            <text:p>47</text:p>
          </table:table-cell>
          <table:table-cell table:formula="of:=[.C58]/2720" office:value-type="float" office:value="2.12316176470588" calcext:value-type="float">
            <text:p>2.1231617647058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5230" calcext:value-type="float">
            <text:p>5230</text:p>
          </table:table-cell>
          <table:table-cell office:value-type="float" office:value="47" calcext:value-type="float">
            <text:p>47</text:p>
          </table:table-cell>
          <table:table-cell table:formula="of:=[.C59]/2720" office:value-type="float" office:value="1.92279411764706" calcext:value-type="float">
            <text:p>1.9227941176470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5804" calcext:value-type="float">
            <text:p>5804</text:p>
          </table:table-cell>
          <table:table-cell office:value-type="float" office:value="47" calcext:value-type="float">
            <text:p>47</text:p>
          </table:table-cell>
          <table:table-cell table:formula="of:=[.C60]/2720" office:value-type="float" office:value="2.13382352941176" calcext:value-type="float">
            <text:p>2.133823529411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5909" calcext:value-type="float">
            <text:p>5909</text:p>
          </table:table-cell>
          <table:table-cell office:value-type="float" office:value="47" calcext:value-type="float">
            <text:p>47</text:p>
          </table:table-cell>
          <table:table-cell table:formula="of:=[.C61]/2720" office:value-type="float" office:value="2.17242647058824" calcext:value-type="float">
            <text:p>2.172426470588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5862" calcext:value-type="float">
            <text:p>5862</text:p>
          </table:table-cell>
          <table:table-cell office:value-type="float" office:value="44" calcext:value-type="float">
            <text:p>44</text:p>
          </table:table-cell>
          <table:table-cell table:formula="of:=[.C62]/2720" office:value-type="float" office:value="2.15514705882353" calcext:value-type="float">
            <text:p>2.1551470588235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5664" calcext:value-type="float">
            <text:p>5664</text:p>
          </table:table-cell>
          <table:table-cell office:value-type="float" office:value="45" calcext:value-type="float">
            <text:p>45</text:p>
          </table:table-cell>
          <table:table-cell table:formula="of:=[.C63]/2720" office:value-type="float" office:value="2.08235294117647" calcext:value-type="float">
            <text:p>2.082352941176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5557" calcext:value-type="float">
            <text:p>5557</text:p>
          </table:table-cell>
          <table:table-cell office:value-type="float" office:value="44" calcext:value-type="float">
            <text:p>44</text:p>
          </table:table-cell>
          <table:table-cell table:formula="of:=[.C64]/2720" office:value-type="float" office:value="2.04301470588235" calcext:value-type="float">
            <text:p>2.043014705882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5360" calcext:value-type="float">
            <text:p>5360</text:p>
          </table:table-cell>
          <table:table-cell office:value-type="float" office:value="43" calcext:value-type="float">
            <text:p>43</text:p>
          </table:table-cell>
          <table:table-cell table:formula="of:=[.C65]/2720" office:value-type="float" office:value="1.97058823529412" calcext:value-type="float">
            <text:p>1.970588235294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5572" calcext:value-type="float">
            <text:p>5572</text:p>
          </table:table-cell>
          <table:table-cell office:value-type="float" office:value="41" calcext:value-type="float">
            <text:p>41</text:p>
          </table:table-cell>
          <table:table-cell table:formula="of:=[.C66]/2720" office:value-type="float" office:value="2.04852941176471" calcext:value-type="float">
            <text:p>2.0485294117647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5706" calcext:value-type="float">
            <text:p>5706</text:p>
          </table:table-cell>
          <table:table-cell office:value-type="float" office:value="42" calcext:value-type="float">
            <text:p>42</text:p>
          </table:table-cell>
          <table:table-cell table:formula="of:=[.C67]/2720" office:value-type="float" office:value="2.09779411764706" calcext:value-type="float">
            <text:p>2.0977941176470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6054" calcext:value-type="float">
            <text:p>6054</text:p>
          </table:table-cell>
          <table:table-cell office:value-type="float" office:value="42" calcext:value-type="float">
            <text:p>42</text:p>
          </table:table-cell>
          <table:table-cell table:formula="of:=[.C68]/2720" office:value-type="float" office:value="2.22573529411765" calcext:value-type="float">
            <text:p>2.225735294117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5659" calcext:value-type="float">
            <text:p>5659</text:p>
          </table:table-cell>
          <table:table-cell office:value-type="float" office:value="42" calcext:value-type="float">
            <text:p>42</text:p>
          </table:table-cell>
          <table:table-cell table:formula="of:=[.C69]/2720" office:value-type="float" office:value="2.08051470588235" calcext:value-type="float">
            <text:p>2.080514705882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4820" calcext:value-type="float">
            <text:p>4820</text:p>
          </table:table-cell>
          <table:table-cell office:value-type="float" office:value="40" calcext:value-type="float">
            <text:p>40</text:p>
          </table:table-cell>
          <table:table-cell table:formula="of:=[.C70]/2720" office:value-type="float" office:value="1.77205882352941" calcext:value-type="float">
            <text:p>1.7720588235294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5877" calcext:value-type="float">
            <text:p>5877</text:p>
          </table:table-cell>
          <table:table-cell office:value-type="float" office:value="39" calcext:value-type="float">
            <text:p>39</text:p>
          </table:table-cell>
          <table:table-cell table:formula="of:=[.C71]/2720" office:value-type="float" office:value="2.16066176470588" calcext:value-type="float">
            <text:p>2.160661764705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5455" calcext:value-type="float">
            <text:p>5455</text:p>
          </table:table-cell>
          <table:table-cell office:value-type="float" office:value="39" calcext:value-type="float">
            <text:p>39</text:p>
          </table:table-cell>
          <table:table-cell table:formula="of:=[.C72]/2720" office:value-type="float" office:value="2.00551470588235" calcext:value-type="float">
            <text:p>2.005514705882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5622" calcext:value-type="float">
            <text:p>5622</text:p>
          </table:table-cell>
          <table:table-cell office:value-type="float" office:value="38" calcext:value-type="float">
            <text:p>38</text:p>
          </table:table-cell>
          <table:table-cell table:formula="of:=[.C73]/2720" office:value-type="float" office:value="2.06691176470588" calcext:value-type="float">
            <text:p>2.0669117647058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5529" calcext:value-type="float">
            <text:p>5529</text:p>
          </table:table-cell>
          <table:table-cell office:value-type="float" office:value="41" calcext:value-type="float">
            <text:p>41</text:p>
          </table:table-cell>
          <table:table-cell table:formula="of:=[.C74]/2720" office:value-type="float" office:value="2.03272058823529" calcext:value-type="float">
            <text:p>2.0327205882352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5751" calcext:value-type="float">
            <text:p>5751</text:p>
          </table:table-cell>
          <table:table-cell office:value-type="float" office:value="40" calcext:value-type="float">
            <text:p>40</text:p>
          </table:table-cell>
          <table:table-cell table:formula="of:=[.C75]/2720" office:value-type="float" office:value="2.11433823529412" calcext:value-type="float">
            <text:p>2.114338235294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5323" calcext:value-type="float">
            <text:p>5323</text:p>
          </table:table-cell>
          <table:table-cell office:value-type="float" office:value="38" calcext:value-type="float">
            <text:p>38</text:p>
          </table:table-cell>
          <table:table-cell table:formula="of:=[.C76]/2720" office:value-type="float" office:value="1.95698529411765" calcext:value-type="float">
            <text:p>1.9569852941176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5460" calcext:value-type="float">
            <text:p>5460</text:p>
          </table:table-cell>
          <table:table-cell office:value-type="float" office:value="38" calcext:value-type="float">
            <text:p>38</text:p>
          </table:table-cell>
          <table:table-cell table:formula="of:=[.C77]/2720" office:value-type="float" office:value="2.00735294117647" calcext:value-type="float">
            <text:p>2.007352941176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4787" calcext:value-type="float">
            <text:p>4787</text:p>
          </table:table-cell>
          <table:table-cell office:value-type="float" office:value="36" calcext:value-type="float">
            <text:p>36</text:p>
          </table:table-cell>
          <table:table-cell table:formula="of:=[.C78]/2720" office:value-type="float" office:value="1.75992647058824" calcext:value-type="float">
            <text:p>1.759926470588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5631" calcext:value-type="float">
            <text:p>5631</text:p>
          </table:table-cell>
          <table:table-cell office:value-type="float" office:value="37" calcext:value-type="float">
            <text:p>37</text:p>
          </table:table-cell>
          <table:table-cell table:formula="of:=[.C79]/2720" office:value-type="float" office:value="2.07022058823529" calcext:value-type="float">
            <text:p>2.070220588235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5659" calcext:value-type="float">
            <text:p>5659</text:p>
          </table:table-cell>
          <table:table-cell office:value-type="float" office:value="36" calcext:value-type="float">
            <text:p>36</text:p>
          </table:table-cell>
          <table:table-cell table:formula="of:=[.C80]/2720" office:value-type="float" office:value="2.08051470588235" calcext:value-type="float">
            <text:p>2.080514705882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5685" calcext:value-type="float">
            <text:p>5685</text:p>
          </table:table-cell>
          <table:table-cell office:value-type="float" office:value="36" calcext:value-type="float">
            <text:p>36</text:p>
          </table:table-cell>
          <table:table-cell table:formula="of:=[.C81]/2720" office:value-type="float" office:value="2.09007352941176" calcext:value-type="float">
            <text:p>2.090073529411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5452" calcext:value-type="float">
            <text:p>5452</text:p>
          </table:table-cell>
          <table:table-cell office:value-type="float" office:value="34" calcext:value-type="float">
            <text:p>34</text:p>
          </table:table-cell>
          <table:table-cell table:formula="of:=[.C82]/2720" office:value-type="float" office:value="2.00441176470588" calcext:value-type="float">
            <text:p>2.0044117647058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5634" calcext:value-type="float">
            <text:p>5634</text:p>
          </table:table-cell>
          <table:table-cell office:value-type="float" office:value="33" calcext:value-type="float">
            <text:p>33</text:p>
          </table:table-cell>
          <table:table-cell table:formula="of:=[.C83]/2720" office:value-type="float" office:value="2.07132352941176" calcext:value-type="float">
            <text:p>2.071323529411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5566" calcext:value-type="float">
            <text:p>5566</text:p>
          </table:table-cell>
          <table:table-cell office:value-type="float" office:value="34" calcext:value-type="float">
            <text:p>34</text:p>
          </table:table-cell>
          <table:table-cell table:formula="of:=[.C84]/2720" office:value-type="float" office:value="2.04632352941176" calcext:value-type="float">
            <text:p>2.046323529411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5588" calcext:value-type="float">
            <text:p>5588</text:p>
          </table:table-cell>
          <table:table-cell office:value-type="float" office:value="34" calcext:value-type="float">
            <text:p>34</text:p>
          </table:table-cell>
          <table:table-cell table:formula="of:=[.C85]/2720" office:value-type="float" office:value="2.05441176470588" calcext:value-type="float">
            <text:p>2.0544117647058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5600" calcext:value-type="float">
            <text:p>5600</text:p>
          </table:table-cell>
          <table:table-cell office:value-type="float" office:value="33" calcext:value-type="float">
            <text:p>33</text:p>
          </table:table-cell>
          <table:table-cell table:formula="of:=[.C86]/2720" office:value-type="float" office:value="2.05882352941176" calcext:value-type="float">
            <text:p>2.058823529411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6069" calcext:value-type="float">
            <text:p>6069</text:p>
          </table:table-cell>
          <table:table-cell office:value-type="float" office:value="33" calcext:value-type="float">
            <text:p>33</text:p>
          </table:table-cell>
          <table:table-cell table:formula="of:=[.C87]/2720" office:value-type="float" office:value="2.23125" calcext:value-type="float">
            <text:p>2.231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5178" calcext:value-type="float">
            <text:p>5178</text:p>
          </table:table-cell>
          <table:table-cell office:value-type="float" office:value="33" calcext:value-type="float">
            <text:p>33</text:p>
          </table:table-cell>
          <table:table-cell table:formula="of:=[.C88]/2720" office:value-type="float" office:value="1.90367647058824" calcext:value-type="float">
            <text:p>1.903676470588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5373" calcext:value-type="float">
            <text:p>5373</text:p>
          </table:table-cell>
          <table:table-cell office:value-type="float" office:value="38" calcext:value-type="float">
            <text:p>38</text:p>
          </table:table-cell>
          <table:table-cell table:formula="of:=[.C89]/2720" office:value-type="float" office:value="1.97536764705882" calcext:value-type="float">
            <text:p>1.9753676470588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5486" calcext:value-type="float">
            <text:p>5486</text:p>
          </table:table-cell>
          <table:table-cell office:value-type="float" office:value="37" calcext:value-type="float">
            <text:p>37</text:p>
          </table:table-cell>
          <table:table-cell table:formula="of:=[.C90]/2720" office:value-type="float" office:value="2.01691176470588" calcext:value-type="float">
            <text:p>2.0169117647058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5763" calcext:value-type="float">
            <text:p>5763</text:p>
          </table:table-cell>
          <table:table-cell office:value-type="float" office:value="37" calcext:value-type="float">
            <text:p>37</text:p>
          </table:table-cell>
          <table:table-cell table:formula="of:=[.C91]/2720" office:value-type="float" office:value="2.11875" calcext:value-type="float">
            <text:p>2.1187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5269" calcext:value-type="float">
            <text:p>5269</text:p>
          </table:table-cell>
          <table:table-cell office:value-type="float" office:value="37" calcext:value-type="float">
            <text:p>37</text:p>
          </table:table-cell>
          <table:table-cell table:formula="of:=[.C92]/2720" office:value-type="float" office:value="1.93713235294118" calcext:value-type="float">
            <text:p>1.937132352941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5689" calcext:value-type="float">
            <text:p>5689</text:p>
          </table:table-cell>
          <table:table-cell office:value-type="float" office:value="37" calcext:value-type="float">
            <text:p>37</text:p>
          </table:table-cell>
          <table:table-cell table:formula="of:=[.C93]/2720" office:value-type="float" office:value="2.09154411764706" calcext:value-type="float">
            <text:p>2.0915441176470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5192" calcext:value-type="float">
            <text:p>5192</text:p>
          </table:table-cell>
          <table:table-cell office:value-type="float" office:value="35" calcext:value-type="float">
            <text:p>35</text:p>
          </table:table-cell>
          <table:table-cell table:formula="of:=[.C94]/2720" office:value-type="float" office:value="1.90882352941176" calcext:value-type="float">
            <text:p>1.908823529411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5648" calcext:value-type="float">
            <text:p>5648</text:p>
          </table:table-cell>
          <table:table-cell office:value-type="float" office:value="35" calcext:value-type="float">
            <text:p>35</text:p>
          </table:table-cell>
          <table:table-cell table:formula="of:=[.C95]/2720" office:value-type="float" office:value="2.07647058823529" calcext:value-type="float">
            <text:p>2.076470588235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5691" calcext:value-type="float">
            <text:p>5691</text:p>
          </table:table-cell>
          <table:table-cell office:value-type="float" office:value="36" calcext:value-type="float">
            <text:p>36</text:p>
          </table:table-cell>
          <table:table-cell table:formula="of:=[.C96]/2720" office:value-type="float" office:value="2.09227941176471" calcext:value-type="float">
            <text:p>2.0922794117647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5802" calcext:value-type="float">
            <text:p>5802</text:p>
          </table:table-cell>
          <table:table-cell office:value-type="float" office:value="35" calcext:value-type="float">
            <text:p>35</text:p>
          </table:table-cell>
          <table:table-cell table:formula="of:=[.C97]/2720" office:value-type="float" office:value="2.13308823529412" calcext:value-type="float">
            <text:p>2.133088235294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5520" calcext:value-type="float">
            <text:p>5520</text:p>
          </table:table-cell>
          <table:table-cell office:value-type="float" office:value="34" calcext:value-type="float">
            <text:p>34</text:p>
          </table:table-cell>
          <table:table-cell table:formula="of:=[.C98]/2720" office:value-type="float" office:value="2.02941176470588" calcext:value-type="float">
            <text:p>2.0294117647058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5310" calcext:value-type="float">
            <text:p>5310</text:p>
          </table:table-cell>
          <table:table-cell office:value-type="float" office:value="34" calcext:value-type="float">
            <text:p>34</text:p>
          </table:table-cell>
          <table:table-cell table:formula="of:=[.C99]/2720" office:value-type="float" office:value="1.95220588235294" calcext:value-type="float">
            <text:p>1.952205882352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5614" calcext:value-type="float">
            <text:p>5614</text:p>
          </table:table-cell>
          <table:table-cell office:value-type="float" office:value="34" calcext:value-type="float">
            <text:p>34</text:p>
          </table:table-cell>
          <table:table-cell table:formula="of:=[.C100]/2720" office:value-type="float" office:value="2.06397058823529" calcext:value-type="float">
            <text:p>2.0639705882352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5324" calcext:value-type="float">
            <text:p>5324</text:p>
          </table:table-cell>
          <table:table-cell office:value-type="float" office:value="34" calcext:value-type="float">
            <text:p>34</text:p>
          </table:table-cell>
          <table:table-cell table:formula="of:=[.C101]/2720" office:value-type="float" office:value="1.95735294117647" calcext:value-type="float">
            <text:p>1.9573529411764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5595" calcext:value-type="float">
            <text:p>5595</text:p>
          </table:table-cell>
          <table:table-cell office:value-type="float" office:value="33" calcext:value-type="float">
            <text:p>33</text:p>
          </table:table-cell>
          <table:table-cell table:formula="of:=[.C102]/2720" office:value-type="float" office:value="2.05698529411765" calcext:value-type="float">
            <text:p>2.0569852941176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5569" calcext:value-type="float">
            <text:p>5569</text:p>
          </table:table-cell>
          <table:table-cell office:value-type="float" office:value="33" calcext:value-type="float">
            <text:p>33</text:p>
          </table:table-cell>
          <table:table-cell table:formula="of:=[.C103]/2720" office:value-type="float" office:value="2.04742647058824" calcext:value-type="float">
            <text:p>2.047426470588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5316" calcext:value-type="float">
            <text:p>5316</text:p>
          </table:table-cell>
          <table:table-cell office:value-type="float" office:value="33" calcext:value-type="float">
            <text:p>33</text:p>
          </table:table-cell>
          <table:table-cell table:formula="of:=[.C104]/2720" office:value-type="float" office:value="1.95441176470588" calcext:value-type="float">
            <text:p>1.9544117647058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5716" calcext:value-type="float">
            <text:p>5716</text:p>
          </table:table-cell>
          <table:table-cell office:value-type="float" office:value="33" calcext:value-type="float">
            <text:p>33</text:p>
          </table:table-cell>
          <table:table-cell table:formula="of:=[.C105]/2720" office:value-type="float" office:value="2.10147058823529" calcext:value-type="float">
            <text:p>2.1014705882352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5597" calcext:value-type="float">
            <text:p>5597</text:p>
          </table:table-cell>
          <table:table-cell office:value-type="float" office:value="31" calcext:value-type="float">
            <text:p>31</text:p>
          </table:table-cell>
          <table:table-cell table:formula="of:=[.C106]/2720" office:value-type="float" office:value="2.05772058823529" calcext:value-type="float">
            <text:p>2.0577205882352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5873" calcext:value-type="float">
            <text:p>5873</text:p>
          </table:table-cell>
          <table:table-cell office:value-type="float" office:value="31" calcext:value-type="float">
            <text:p>31</text:p>
          </table:table-cell>
          <table:table-cell table:formula="of:=[.C107]/2720" office:value-type="float" office:value="2.15919117647059" calcext:value-type="float">
            <text:p>2.1591911764705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5552" calcext:value-type="float">
            <text:p>5552</text:p>
          </table:table-cell>
          <table:table-cell office:value-type="float" office:value="31" calcext:value-type="float">
            <text:p>31</text:p>
          </table:table-cell>
          <table:table-cell table:formula="of:=[.C108]/2720" office:value-type="float" office:value="2.04117647058824" calcext:value-type="float">
            <text:p>2.041176470588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5647" calcext:value-type="float">
            <text:p>5647</text:p>
          </table:table-cell>
          <table:table-cell office:value-type="float" office:value="29" calcext:value-type="float">
            <text:p>29</text:p>
          </table:table-cell>
          <table:table-cell table:formula="of:=[.C109]/2720" office:value-type="float" office:value="2.07610294117647" calcext:value-type="float">
            <text:p>2.0761029411764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6045" calcext:value-type="float">
            <text:p>6045</text:p>
          </table:table-cell>
          <table:table-cell office:value-type="float" office:value="28" calcext:value-type="float">
            <text:p>28</text:p>
          </table:table-cell>
          <table:table-cell table:formula="of:=[.C110]/2720" office:value-type="float" office:value="2.22242647058824" calcext:value-type="float">
            <text:p>2.2224264705882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5557" calcext:value-type="float">
            <text:p>5557</text:p>
          </table:table-cell>
          <table:table-cell office:value-type="float" office:value="28" calcext:value-type="float">
            <text:p>28</text:p>
          </table:table-cell>
          <table:table-cell table:formula="of:=[.C111]/2720" office:value-type="float" office:value="2.04301470588235" calcext:value-type="float">
            <text:p>2.0430147058823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5507" calcext:value-type="float">
            <text:p>5507</text:p>
          </table:table-cell>
          <table:table-cell office:value-type="float" office:value="28" calcext:value-type="float">
            <text:p>28</text:p>
          </table:table-cell>
          <table:table-cell table:formula="of:=[.C112]/2720" office:value-type="float" office:value="2.02463235294118" calcext:value-type="float">
            <text:p>2.0246323529411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5554" calcext:value-type="float">
            <text:p>5554</text:p>
          </table:table-cell>
          <table:table-cell office:value-type="float" office:value="26" calcext:value-type="float">
            <text:p>26</text:p>
          </table:table-cell>
          <table:table-cell table:formula="of:=[.C113]/2720" office:value-type="float" office:value="2.04191176470588" calcext:value-type="float">
            <text:p>2.0419117647058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5210" calcext:value-type="float">
            <text:p>5210</text:p>
          </table:table-cell>
          <table:table-cell office:value-type="float" office:value="23" calcext:value-type="float">
            <text:p>23</text:p>
          </table:table-cell>
          <table:table-cell table:formula="of:=[.C114]/2720" office:value-type="float" office:value="1.91544117647059" calcext:value-type="float">
            <text:p>1.9154411764705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5655" calcext:value-type="float">
            <text:p>5655</text:p>
          </table:table-cell>
          <table:table-cell office:value-type="float" office:value="24" calcext:value-type="float">
            <text:p>24</text:p>
          </table:table-cell>
          <table:table-cell table:formula="of:=[.C115]/2720" office:value-type="float" office:value="2.07904411764706" calcext:value-type="float">
            <text:p>2.079044117647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5667" calcext:value-type="float">
            <text:p>5667</text:p>
          </table:table-cell>
          <table:table-cell office:value-type="float" office:value="23" calcext:value-type="float">
            <text:p>23</text:p>
          </table:table-cell>
          <table:table-cell table:formula="of:=[.C116]/2720" office:value-type="float" office:value="2.08345588235294" calcext:value-type="float">
            <text:p>2.0834558823529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5548" calcext:value-type="float">
            <text:p>5548</text:p>
          </table:table-cell>
          <table:table-cell office:value-type="float" office:value="23" calcext:value-type="float">
            <text:p>23</text:p>
          </table:table-cell>
          <table:table-cell table:formula="of:=[.C117]/2720" office:value-type="float" office:value="2.03970588235294" calcext:value-type="float">
            <text:p>2.0397058823529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5253" calcext:value-type="float">
            <text:p>5253</text:p>
          </table:table-cell>
          <table:table-cell office:value-type="float" office:value="22" calcext:value-type="float">
            <text:p>22</text:p>
          </table:table-cell>
          <table:table-cell table:formula="of:=[.C118]/2720" office:value-type="float" office:value="1.93125" calcext:value-type="float">
            <text:p>1.931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5480" calcext:value-type="float">
            <text:p>5480</text:p>
          </table:table-cell>
          <table:table-cell office:value-type="float" office:value="22" calcext:value-type="float">
            <text:p>22</text:p>
          </table:table-cell>
          <table:table-cell table:formula="of:=[.C119]/2720" office:value-type="float" office:value="2.01470588235294" calcext:value-type="float">
            <text:p>2.0147058823529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5639" calcext:value-type="float">
            <text:p>5639</text:p>
          </table:table-cell>
          <table:table-cell office:value-type="float" office:value="26" calcext:value-type="float">
            <text:p>26</text:p>
          </table:table-cell>
          <table:table-cell table:formula="of:=[.C120]/2720" office:value-type="float" office:value="2.07316176470588" calcext:value-type="float">
            <text:p>2.0731617647058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5611" calcext:value-type="float">
            <text:p>5611</text:p>
          </table:table-cell>
          <table:table-cell office:value-type="float" office:value="23" calcext:value-type="float">
            <text:p>23</text:p>
          </table:table-cell>
          <table:table-cell table:formula="of:=[.C121]/2720" office:value-type="float" office:value="2.06286764705882" calcext:value-type="float">
            <text:p>2.0628676470588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5790" calcext:value-type="float">
            <text:p>5790</text:p>
          </table:table-cell>
          <table:table-cell office:value-type="float" office:value="22" calcext:value-type="float">
            <text:p>22</text:p>
          </table:table-cell>
          <table:table-cell table:formula="of:=[.C122]/2720" office:value-type="float" office:value="2.12867647058824" calcext:value-type="float">
            <text:p>2.1286764705882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5482" calcext:value-type="float">
            <text:p>5482</text:p>
          </table:table-cell>
          <table:table-cell office:value-type="float" office:value="22" calcext:value-type="float">
            <text:p>22</text:p>
          </table:table-cell>
          <table:table-cell table:formula="of:=[.C123]/2720" office:value-type="float" office:value="2.01544117647059" calcext:value-type="float">
            <text:p>2.0154411764705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5307" calcext:value-type="float">
            <text:p>5307</text:p>
          </table:table-cell>
          <table:table-cell office:value-type="float" office:value="22" calcext:value-type="float">
            <text:p>22</text:p>
          </table:table-cell>
          <table:table-cell table:formula="of:=[.C124]/2720" office:value-type="float" office:value="1.95110294117647" calcext:value-type="float">
            <text:p>1.9511029411764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5830" calcext:value-type="float">
            <text:p>5830</text:p>
          </table:table-cell>
          <table:table-cell office:value-type="float" office:value="22" calcext:value-type="float">
            <text:p>22</text:p>
          </table:table-cell>
          <table:table-cell table:formula="of:=[.C125]/2720" office:value-type="float" office:value="2.14338235294118" calcext:value-type="float">
            <text:p>2.143382352941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5491" calcext:value-type="float">
            <text:p>5491</text:p>
          </table:table-cell>
          <table:table-cell office:value-type="float" office:value="22" calcext:value-type="float">
            <text:p>22</text:p>
          </table:table-cell>
          <table:table-cell table:formula="of:=[.C126]/2720" office:value-type="float" office:value="2.01875" calcext:value-type="float">
            <text:p>2.018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5711" calcext:value-type="float">
            <text:p>5711</text:p>
          </table:table-cell>
          <table:table-cell office:value-type="float" office:value="22" calcext:value-type="float">
            <text:p>22</text:p>
          </table:table-cell>
          <table:table-cell table:formula="of:=[.C127]/2720" office:value-type="float" office:value="2.09963235294118" calcext:value-type="float">
            <text:p>2.099632352941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5530" calcext:value-type="float">
            <text:p>5530</text:p>
          </table:table-cell>
          <table:table-cell office:value-type="float" office:value="22" calcext:value-type="float">
            <text:p>22</text:p>
          </table:table-cell>
          <table:table-cell table:formula="of:=[.C128]/2720" office:value-type="float" office:value="2.03308823529412" calcext:value-type="float">
            <text:p>2.0330882352941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5061" calcext:value-type="float">
            <text:p>5061</text:p>
          </table:table-cell>
          <table:table-cell office:value-type="float" office:value="22" calcext:value-type="float">
            <text:p>22</text:p>
          </table:table-cell>
          <table:table-cell table:formula="of:=[.C129]/2720" office:value-type="float" office:value="1.86066176470588" calcext:value-type="float">
            <text:p>1.8606617647058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5189" calcext:value-type="float">
            <text:p>5189</text:p>
          </table:table-cell>
          <table:table-cell office:value-type="float" office:value="21" calcext:value-type="float">
            <text:p>21</text:p>
          </table:table-cell>
          <table:table-cell table:formula="of:=[.C130]/2720" office:value-type="float" office:value="1.90772058823529" calcext:value-type="float">
            <text:p>1.907720588235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5729" calcext:value-type="float">
            <text:p>5729</text:p>
          </table:table-cell>
          <table:table-cell office:value-type="float" office:value="21" calcext:value-type="float">
            <text:p>21</text:p>
          </table:table-cell>
          <table:table-cell table:formula="of:=[.C131]/2720" office:value-type="float" office:value="2.10625" calcext:value-type="float">
            <text:p>2.106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5422" calcext:value-type="float">
            <text:p>5422</text:p>
          </table:table-cell>
          <table:table-cell office:value-type="float" office:value="21" calcext:value-type="float">
            <text:p>21</text:p>
          </table:table-cell>
          <table:table-cell table:formula="of:=[.C132]/2720" office:value-type="float" office:value="1.99338235294118" calcext:value-type="float">
            <text:p>1.9933823529411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5893" calcext:value-type="float">
            <text:p>5893</text:p>
          </table:table-cell>
          <table:table-cell office:value-type="float" office:value="21" calcext:value-type="float">
            <text:p>21</text:p>
          </table:table-cell>
          <table:table-cell table:formula="of:=[.C133]/2720" office:value-type="float" office:value="2.16654411764706" calcext:value-type="float">
            <text:p>2.166544117647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5490" calcext:value-type="float">
            <text:p>5490</text:p>
          </table:table-cell>
          <table:table-cell office:value-type="float" office:value="20" calcext:value-type="float">
            <text:p>20</text:p>
          </table:table-cell>
          <table:table-cell table:formula="of:=[.C134]/2720" office:value-type="float" office:value="2.01838235294118" calcext:value-type="float">
            <text:p>2.0183823529411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5071" calcext:value-type="float">
            <text:p>5071</text:p>
          </table:table-cell>
          <table:table-cell office:value-type="float" office:value="20" calcext:value-type="float">
            <text:p>20</text:p>
          </table:table-cell>
          <table:table-cell table:formula="of:=[.C135]/2720" office:value-type="float" office:value="1.86433823529412" calcext:value-type="float">
            <text:p>1.8643382352941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5655" calcext:value-type="float">
            <text:p>5655</text:p>
          </table:table-cell>
          <table:table-cell office:value-type="float" office:value="20" calcext:value-type="float">
            <text:p>20</text:p>
          </table:table-cell>
          <table:table-cell table:formula="of:=[.C136]/2720" office:value-type="float" office:value="2.07904411764706" calcext:value-type="float">
            <text:p>2.079044117647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5223" calcext:value-type="float">
            <text:p>5223</text:p>
          </table:table-cell>
          <table:table-cell office:value-type="float" office:value="20" calcext:value-type="float">
            <text:p>20</text:p>
          </table:table-cell>
          <table:table-cell table:formula="of:=[.C137]/2720" office:value-type="float" office:value="1.92022058823529" calcext:value-type="float">
            <text:p>1.9202205882352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5565" calcext:value-type="float">
            <text:p>5565</text:p>
          </table:table-cell>
          <table:table-cell office:value-type="float" office:value="20" calcext:value-type="float">
            <text:p>20</text:p>
          </table:table-cell>
          <table:table-cell table:formula="of:=[.C138]/2720" office:value-type="float" office:value="2.04595588235294" calcext:value-type="float">
            <text:p>2.0459558823529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5399" calcext:value-type="float">
            <text:p>5399</text:p>
          </table:table-cell>
          <table:table-cell office:value-type="float" office:value="20" calcext:value-type="float">
            <text:p>20</text:p>
          </table:table-cell>
          <table:table-cell table:formula="of:=[.C139]/2720" office:value-type="float" office:value="1.98492647058824" calcext:value-type="float">
            <text:p>1.9849264705882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5904" calcext:value-type="float">
            <text:p>5904</text:p>
          </table:table-cell>
          <table:table-cell office:value-type="float" office:value="20" calcext:value-type="float">
            <text:p>20</text:p>
          </table:table-cell>
          <table:table-cell table:formula="of:=[.C140]/2720" office:value-type="float" office:value="2.17058823529412" calcext:value-type="float">
            <text:p>2.1705882352941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5812" calcext:value-type="float">
            <text:p>5812</text:p>
          </table:table-cell>
          <table:table-cell office:value-type="float" office:value="20" calcext:value-type="float">
            <text:p>20</text:p>
          </table:table-cell>
          <table:table-cell table:formula="of:=[.C141]/2720" office:value-type="float" office:value="2.13676470588235" calcext:value-type="float">
            <text:p>2.136764705882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5496" calcext:value-type="float">
            <text:p>5496</text:p>
          </table:table-cell>
          <table:table-cell office:value-type="float" office:value="24" calcext:value-type="float">
            <text:p>24</text:p>
          </table:table-cell>
          <table:table-cell table:formula="of:=[.C142]/2720" office:value-type="float" office:value="2.02058823529412" calcext:value-type="float">
            <text:p>2.0205882352941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5278" calcext:value-type="float">
            <text:p>5278</text:p>
          </table:table-cell>
          <table:table-cell office:value-type="float" office:value="24" calcext:value-type="float">
            <text:p>24</text:p>
          </table:table-cell>
          <table:table-cell table:formula="of:=[.C143]/2720" office:value-type="float" office:value="1.94044117647059" calcext:value-type="float">
            <text:p>1.9404411764705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5936" calcext:value-type="float">
            <text:p>5936</text:p>
          </table:table-cell>
          <table:table-cell office:value-type="float" office:value="24" calcext:value-type="float">
            <text:p>24</text:p>
          </table:table-cell>
          <table:table-cell table:formula="of:=[.C144]/2720" office:value-type="float" office:value="2.18235294117647" calcext:value-type="float">
            <text:p>2.1823529411764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5350" calcext:value-type="float">
            <text:p>5350</text:p>
          </table:table-cell>
          <table:table-cell office:value-type="float" office:value="24" calcext:value-type="float">
            <text:p>24</text:p>
          </table:table-cell>
          <table:table-cell table:formula="of:=[.C145]/2720" office:value-type="float" office:value="1.96691176470588" calcext:value-type="float">
            <text:p>1.9669117647058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4942" calcext:value-type="float">
            <text:p>4942</text:p>
          </table:table-cell>
          <table:table-cell office:value-type="float" office:value="23" calcext:value-type="float">
            <text:p>23</text:p>
          </table:table-cell>
          <table:table-cell table:formula="of:=[.C146]/2720" office:value-type="float" office:value="1.81691176470588" calcext:value-type="float">
            <text:p>1.8169117647058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6158" calcext:value-type="float">
            <text:p>6158</text:p>
          </table:table-cell>
          <table:table-cell office:value-type="float" office:value="23" calcext:value-type="float">
            <text:p>23</text:p>
          </table:table-cell>
          <table:table-cell table:formula="of:=[.C147]/2720" office:value-type="float" office:value="2.26397058823529" calcext:value-type="float">
            <text:p>2.2639705882352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5737" calcext:value-type="float">
            <text:p>5737</text:p>
          </table:table-cell>
          <table:table-cell office:value-type="float" office:value="23" calcext:value-type="float">
            <text:p>23</text:p>
          </table:table-cell>
          <table:table-cell table:formula="of:=[.C148]/2720" office:value-type="float" office:value="2.10919117647059" calcext:value-type="float">
            <text:p>2.1091911764705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5649" calcext:value-type="float">
            <text:p>5649</text:p>
          </table:table-cell>
          <table:table-cell office:value-type="float" office:value="23" calcext:value-type="float">
            <text:p>23</text:p>
          </table:table-cell>
          <table:table-cell table:formula="of:=[.C149]/2720" office:value-type="float" office:value="2.07683823529412" calcext:value-type="float">
            <text:p>2.076838235294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table:formula="of:=[.C150]/2720" office:value-type="float" office:value="2.02757352941176" calcext:value-type="float">
            <text:p>2.0275735294117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5335" calcext:value-type="float">
            <text:p>5335</text:p>
          </table:table-cell>
          <table:table-cell office:value-type="float" office:value="23" calcext:value-type="float">
            <text:p>23</text:p>
          </table:table-cell>
          <table:table-cell table:formula="of:=[.C151]/2720" office:value-type="float" office:value="1.96139705882353" calcext:value-type="float">
            <text:p>1.9613970588235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5558" calcext:value-type="float">
            <text:p>5558</text:p>
          </table:table-cell>
          <table:table-cell office:value-type="float" office:value="23" calcext:value-type="float">
            <text:p>23</text:p>
          </table:table-cell>
          <table:table-cell table:formula="of:=[.C152]/2720" office:value-type="float" office:value="2.04338235294118" calcext:value-type="float">
            <text:p>2.0433823529411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5400" calcext:value-type="float">
            <text:p>5400</text:p>
          </table:table-cell>
          <table:table-cell office:value-type="float" office:value="23" calcext:value-type="float">
            <text:p>23</text:p>
          </table:table-cell>
          <table:table-cell table:formula="of:=[.C153]/2720" office:value-type="float" office:value="1.98529411764706" calcext:value-type="float">
            <text:p>1.9852941176470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5603" calcext:value-type="float">
            <text:p>5603</text:p>
          </table:table-cell>
          <table:table-cell office:value-type="float" office:value="22" calcext:value-type="float">
            <text:p>22</text:p>
          </table:table-cell>
          <table:table-cell table:formula="of:=[.C154]/2720" office:value-type="float" office:value="2.05992647058824" calcext:value-type="float">
            <text:p>2.0599264705882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5619" calcext:value-type="float">
            <text:p>5619</text:p>
          </table:table-cell>
          <table:table-cell office:value-type="float" office:value="22" calcext:value-type="float">
            <text:p>22</text:p>
          </table:table-cell>
          <table:table-cell table:formula="of:=[.C155]/2720" office:value-type="float" office:value="2.06580882352941" calcext:value-type="float">
            <text:p>2.0658088235294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5235" calcext:value-type="float">
            <text:p>5235</text:p>
          </table:table-cell>
          <table:table-cell office:value-type="float" office:value="22" calcext:value-type="float">
            <text:p>22</text:p>
          </table:table-cell>
          <table:table-cell table:formula="of:=[.C156]/2720" office:value-type="float" office:value="1.92463235294118" calcext:value-type="float">
            <text:p>1.9246323529411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5788" calcext:value-type="float">
            <text:p>5788</text:p>
          </table:table-cell>
          <table:table-cell office:value-type="float" office:value="22" calcext:value-type="float">
            <text:p>22</text:p>
          </table:table-cell>
          <table:table-cell table:formula="of:=[.C157]/2720" office:value-type="float" office:value="2.12794117647059" calcext:value-type="float">
            <text:p>2.1279411764705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103" calcext:value-type="float">
            <text:p>5103</text:p>
          </table:table-cell>
          <table:table-cell office:value-type="float" office:value="22" calcext:value-type="float">
            <text:p>22</text:p>
          </table:table-cell>
          <table:table-cell table:formula="of:=[.C158]/2720" office:value-type="float" office:value="1.87610294117647" calcext:value-type="float">
            <text:p>1.8761029411764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736" calcext:value-type="float">
            <text:p>5736</text:p>
          </table:table-cell>
          <table:table-cell office:value-type="float" office:value="21" calcext:value-type="float">
            <text:p>21</text:p>
          </table:table-cell>
          <table:table-cell table:formula="of:=[.C159]/2720" office:value-type="float" office:value="2.10882352941176" calcext:value-type="float">
            <text:p>2.108823529411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598" calcext:value-type="float">
            <text:p>5598</text:p>
          </table:table-cell>
          <table:table-cell office:value-type="float" office:value="22" calcext:value-type="float">
            <text:p>22</text:p>
          </table:table-cell>
          <table:table-cell table:formula="of:=[.C160]/2720" office:value-type="float" office:value="2.05808823529412" calcext:value-type="float">
            <text:p>2.0580882352941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689" calcext:value-type="float">
            <text:p>5689</text:p>
          </table:table-cell>
          <table:table-cell office:value-type="float" office:value="22" calcext:value-type="float">
            <text:p>22</text:p>
          </table:table-cell>
          <table:table-cell table:formula="of:=[.C161]/2720" office:value-type="float" office:value="2.09154411764706" calcext:value-type="float">
            <text:p>2.09154411764706</text:p>
          </table:table-cell>
          <table:table-cell table:number-columns-repeated="2"/>
        </table:table-row>
      </table:table>
      <table:table table:name="Pivot Table_Asim443_1" table:style-name="ta1">
        <table:shapes>
          <draw:frame draw:z-index="0" draw:style-name="gr1" draw:text-style-name="P1" svg:width="7.9811in" svg:height="4.489in" svg:x="8.8858in" svg:y="0in">
            <draw:object draw:notify-on-update-of-ranges="'Pivot Table_Asim443_1'.F3:'Pivot Table_Asim443_1'.F42 'Pivot Table_Asim443_1'.H2:'Pivot Table_Asim443_1'.H2 'Pivot Table_Asim443_1'.H3:'Pivot Table_Asim443_1'.H42 'Pivot Table_Asim443_1'.I2:'Pivot Table_Asim443_1'.I2 'Pivot Table_Asim443_1'.I3:'Pivot Table_Asim443_1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ce44"/>
        <table:table-column table:style-name="co1" table:number-columns-repeated="5" table:default-cell-style-name="Default"/>
        <table:table-row table:style-name="ro1">
          <table:table-cell table:style-name="ce18"/>
          <table:table-cell table:style-name="ce23" office:value-type="string" calcext:value-type="string">
            <text:p>Data</text:p>
          </table:table-cell>
          <table:table-cell table:style-name="ce29"/>
          <table:table-cell table:style-name="ce41"/>
          <table:table-cell table:number-columns-repeated="5"/>
        </table:table-row>
        <table:table-row table:style-name="ro1">
          <table:table-cell table:style-name="ce19" office:value-type="string" calcext:value-type="string">
            <text:p>Enhance Chance</text:p>
          </table:table-cell>
          <table:table-cell table:style-name="ce24" office:value-type="string" calcext:value-type="string">
            <text:p>Average - Iterations</text:p>
          </table:table-cell>
          <table:table-cell table:style-name="ce30" office:value-type="string" calcext:value-type="string">
            <text:p>Min - Score Comp</text:p>
          </table:table-cell>
          <table:table-cell table:style-name="ce42" office:value-type="string" calcext:value-type="string">
            <text:p>Average - Score Comp</text:p>
          </table:table-cell>
          <table:table-cell/>
          <table:table-cell office:value-type="string" calcext:value-type="string">
            <text:p>Enhance Chance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style-name="ce20" office:value-type="float" office:value="0.025" calcext:value-type="float">
            <text:p>0.025</text:p>
          </table:table-cell>
          <table:table-cell table:style-name="ce25" office:value-type="float" office:value="557.25" calcext:value-type="float">
            <text:p>557.25</text:p>
          </table:table-cell>
          <table:table-cell table:style-name="ce31" office:value-type="float" office:value="1.9625" calcext:value-type="float">
            <text:p>1.9625</text:p>
          </table:table-cell>
          <table:table-cell table:style-name="ce43" office:value-type="float" office:value="2.04430147058823" calcext:value-type="float">
            <text:p>2.04430147058823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557.25" calcext:value-type="float">
            <text:p>557.25</text:p>
          </table:table-cell>
          <table:table-cell office:value-type="float" office:value="1.9625" calcext:value-type="float">
            <text:p>1.9625</text:p>
          </table:table-cell>
          <table:table-cell office:value-type="float" office:value="2.04430147058823" calcext:value-type="float">
            <text:p>2.0443014705882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38.5" calcext:value-type="float">
            <text:p>338.5</text:p>
          </table:table-cell>
          <table:table-cell office:value-type="float" office:value="1.97830882352941" calcext:value-type="float">
            <text:p>1.97830882352941</text:p>
          </table:table-cell>
          <table:table-cell office:value-type="float" office:value="2.05431985294118" calcext:value-type="float">
            <text:p>2.0543198529411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38.5" calcext:value-type="float">
            <text:p>338.5</text:p>
          </table:table-cell>
          <table:table-cell office:value-type="float" office:value="1.97830882352941" calcext:value-type="float">
            <text:p>1.97830882352941</text:p>
          </table:table-cell>
          <table:table-cell office:value-type="float" office:value="2.05431985294118" calcext:value-type="float">
            <text:p>2.05431985294118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240.75" calcext:value-type="float">
            <text:p>240.75</text:p>
          </table:table-cell>
          <table:table-cell office:value-type="float" office:value="2.06544117647059" calcext:value-type="float">
            <text:p>2.06544117647059</text:p>
          </table:table-cell>
          <table:table-cell office:value-type="float" office:value="2.11727941176471" calcext:value-type="float">
            <text:p>2.11727941176471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240.75" calcext:value-type="float">
            <text:p>240.75</text:p>
          </table:table-cell>
          <table:table-cell office:value-type="float" office:value="2.06544117647059" calcext:value-type="float">
            <text:p>2.06544117647059</text:p>
          </table:table-cell>
          <table:table-cell office:value-type="float" office:value="2.11727941176471" calcext:value-type="float">
            <text:p>2.1172794117647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9.5" calcext:value-type="float">
            <text:p>189.5</text:p>
          </table:table-cell>
          <table:table-cell office:value-type="float" office:value="2.00845588235294" calcext:value-type="float">
            <text:p>2.00845588235294</text:p>
          </table:table-cell>
          <table:table-cell office:value-type="float" office:value="2.10367647058824" calcext:value-type="float">
            <text:p>2.103676470588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89.5" calcext:value-type="float">
            <text:p>189.5</text:p>
          </table:table-cell>
          <table:table-cell office:value-type="float" office:value="2.00845588235294" calcext:value-type="float">
            <text:p>2.00845588235294</text:p>
          </table:table-cell>
          <table:table-cell office:value-type="float" office:value="2.10367647058824" calcext:value-type="float">
            <text:p>2.1036764705882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39.75" calcext:value-type="float">
            <text:p>139.75</text:p>
          </table:table-cell>
          <table:table-cell office:value-type="float" office:value="2.01911764705882" calcext:value-type="float">
            <text:p>2.01911764705882</text:p>
          </table:table-cell>
          <table:table-cell office:value-type="float" office:value="2.08621323529412" calcext:value-type="float">
            <text:p>2.08621323529412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139.75" calcext:value-type="float">
            <text:p>139.75</text:p>
          </table:table-cell>
          <table:table-cell office:value-type="float" office:value="2.01911764705882" calcext:value-type="float">
            <text:p>2.01911764705882</text:p>
          </table:table-cell>
          <table:table-cell office:value-type="float" office:value="2.08621323529412" calcext:value-type="float">
            <text:p>2.0862132352941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2" calcext:value-type="float">
            <text:p>112</text:p>
          </table:table-cell>
          <table:table-cell office:value-type="float" office:value="2.05404411764706" calcext:value-type="float">
            <text:p>2.05404411764706</text:p>
          </table:table-cell>
          <table:table-cell office:value-type="float" office:value="2.11112132352941" calcext:value-type="float">
            <text:p>2.1111213235294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12" calcext:value-type="float">
            <text:p>112</text:p>
          </table:table-cell>
          <table:table-cell office:value-type="float" office:value="2.05404411764706" calcext:value-type="float">
            <text:p>2.05404411764706</text:p>
          </table:table-cell>
          <table:table-cell office:value-type="float" office:value="2.11112132352941" calcext:value-type="float">
            <text:p>2.11112132352941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96.5" calcext:value-type="float">
            <text:p>96.5</text:p>
          </table:table-cell>
          <table:table-cell office:value-type="float" office:value="1.96948529411765" calcext:value-type="float">
            <text:p>1.96948529411765</text:p>
          </table:table-cell>
          <table:table-cell office:value-type="float" office:value="2.08134191176471" calcext:value-type="float">
            <text:p>2.08134191176471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96.5" calcext:value-type="float">
            <text:p>96.5</text:p>
          </table:table-cell>
          <table:table-cell office:value-type="float" office:value="1.96948529411765" calcext:value-type="float">
            <text:p>1.96948529411765</text:p>
          </table:table-cell>
          <table:table-cell office:value-type="float" office:value="2.08134191176471" calcext:value-type="float">
            <text:p>2.0813419117647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4.75" calcext:value-type="float">
            <text:p>84.75</text:p>
          </table:table-cell>
          <table:table-cell office:value-type="float" office:value="1.98272058823529" calcext:value-type="float">
            <text:p>1.98272058823529</text:p>
          </table:table-cell>
          <table:table-cell office:value-type="float" office:value="2.06029411764706" calcext:value-type="float">
            <text:p>2.0602941176470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84.75" calcext:value-type="float">
            <text:p>84.75</text:p>
          </table:table-cell>
          <table:table-cell office:value-type="float" office:value="1.98272058823529" calcext:value-type="float">
            <text:p>1.98272058823529</text:p>
          </table:table-cell>
          <table:table-cell office:value-type="float" office:value="2.06029411764706" calcext:value-type="float">
            <text:p>2.06029411764706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75.75" calcext:value-type="float">
            <text:p>75.75</text:p>
          </table:table-cell>
          <table:table-cell office:value-type="float" office:value="1.86911764705882" calcext:value-type="float">
            <text:p>1.86911764705882</text:p>
          </table:table-cell>
          <table:table-cell office:value-type="float" office:value="1.95376838235294" calcext:value-type="float">
            <text:p>1.95376838235294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75.75" calcext:value-type="float">
            <text:p>75.75</text:p>
          </table:table-cell>
          <table:table-cell office:value-type="float" office:value="1.86911764705882" calcext:value-type="float">
            <text:p>1.86911764705882</text:p>
          </table:table-cell>
          <table:table-cell office:value-type="float" office:value="1.95376838235294" calcext:value-type="float">
            <text:p>1.9537683823529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8.75" calcext:value-type="float">
            <text:p>68.75</text:p>
          </table:table-cell>
          <table:table-cell office:value-type="float" office:value="1.85625" calcext:value-type="float">
            <text:p>1.85625</text:p>
          </table:table-cell>
          <table:table-cell office:value-type="float" office:value="1.99007352941176" calcext:value-type="float">
            <text:p>1.9900735294117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68.75" calcext:value-type="float">
            <text:p>68.75</text:p>
          </table:table-cell>
          <table:table-cell office:value-type="float" office:value="1.85625" calcext:value-type="float">
            <text:p>1.85625</text:p>
          </table:table-cell>
          <table:table-cell office:value-type="float" office:value="1.99007352941176" calcext:value-type="float">
            <text:p>1.9900735294117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63.75" calcext:value-type="float">
            <text:p>63.75</text:p>
          </table:table-cell>
          <table:table-cell office:value-type="float" office:value="2.02610294117647" calcext:value-type="float">
            <text:p>2.02610294117647</text:p>
          </table:table-cell>
          <table:table-cell office:value-type="float" office:value="2.09099264705882" calcext:value-type="float">
            <text:p>2.09099264705882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63.75" calcext:value-type="float">
            <text:p>63.75</text:p>
          </table:table-cell>
          <table:table-cell office:value-type="float" office:value="2.02610294117647" calcext:value-type="float">
            <text:p>2.02610294117647</text:p>
          </table:table-cell>
          <table:table-cell office:value-type="float" office:value="2.09099264705882" calcext:value-type="float">
            <text:p>2.0909926470588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8.75" calcext:value-type="float">
            <text:p>58.75</text:p>
          </table:table-cell>
          <table:table-cell office:value-type="float" office:value="1.8625" calcext:value-type="float">
            <text:p>1.8625</text:p>
          </table:table-cell>
          <table:table-cell office:value-type="float" office:value="2.02821691176471" calcext:value-type="float">
            <text:p>2.0282169117647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58.75" calcext:value-type="float">
            <text:p>58.75</text:p>
          </table:table-cell>
          <table:table-cell office:value-type="float" office:value="1.8625" calcext:value-type="float">
            <text:p>1.8625</text:p>
          </table:table-cell>
          <table:table-cell office:value-type="float" office:value="2.02821691176471" calcext:value-type="float">
            <text:p>2.0282169117647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53.5" calcext:value-type="float">
            <text:p>53.5</text:p>
          </table:table-cell>
          <table:table-cell office:value-type="float" office:value="1.97242647058824" calcext:value-type="float">
            <text:p>1.97242647058824</text:p>
          </table:table-cell>
          <table:table-cell office:value-type="float" office:value="2.10744485294118" calcext:value-type="float">
            <text:p>2.10744485294118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53.5" calcext:value-type="float">
            <text:p>53.5</text:p>
          </table:table-cell>
          <table:table-cell office:value-type="float" office:value="1.97242647058824" calcext:value-type="float">
            <text:p>1.97242647058824</text:p>
          </table:table-cell>
          <table:table-cell office:value-type="float" office:value="2.10744485294118" calcext:value-type="float">
            <text:p>2.1074448529411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1.5" calcext:value-type="float">
            <text:p>51.5</text:p>
          </table:table-cell>
          <table:table-cell office:value-type="float" office:value="2.05073529411765" calcext:value-type="float">
            <text:p>2.05073529411765</text:p>
          </table:table-cell>
          <table:table-cell office:value-type="float" office:value="2.15284926470588" calcext:value-type="float">
            <text:p>2.1528492647058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51.5" calcext:value-type="float">
            <text:p>51.5</text:p>
          </table:table-cell>
          <table:table-cell office:value-type="float" office:value="2.05073529411765" calcext:value-type="float">
            <text:p>2.05073529411765</text:p>
          </table:table-cell>
          <table:table-cell office:value-type="float" office:value="2.15284926470588" calcext:value-type="float">
            <text:p>2.1528492647058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47" calcext:value-type="float">
            <text:p>47</text:p>
          </table:table-cell>
          <table:table-cell office:value-type="float" office:value="1.92279411764706" calcext:value-type="float">
            <text:p>1.92279411764706</text:p>
          </table:table-cell>
          <table:table-cell office:value-type="float" office:value="2.08805147058824" calcext:value-type="float">
            <text:p>2.08805147058824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47" calcext:value-type="float">
            <text:p>47</text:p>
          </table:table-cell>
          <table:table-cell office:value-type="float" office:value="1.92279411764706" calcext:value-type="float">
            <text:p>1.92279411764706</text:p>
          </table:table-cell>
          <table:table-cell office:value-type="float" office:value="2.08805147058824" calcext:value-type="float">
            <text:p>2.0880514705882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4" calcext:value-type="float">
            <text:p>44</text:p>
          </table:table-cell>
          <table:table-cell office:value-type="float" office:value="1.97058823529412" calcext:value-type="float">
            <text:p>1.97058823529412</text:p>
          </table:table-cell>
          <table:table-cell office:value-type="float" office:value="2.06277573529412" calcext:value-type="float">
            <text:p>2.0627757352941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44" calcext:value-type="float">
            <text:p>44</text:p>
          </table:table-cell>
          <table:table-cell office:value-type="float" office:value="1.97058823529412" calcext:value-type="float">
            <text:p>1.97058823529412</text:p>
          </table:table-cell>
          <table:table-cell office:value-type="float" office:value="2.06277573529412" calcext:value-type="float">
            <text:p>2.0627757352941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41.75" calcext:value-type="float">
            <text:p>41.75</text:p>
          </table:table-cell>
          <table:table-cell office:value-type="float" office:value="2.04852941176471" calcext:value-type="float">
            <text:p>2.04852941176471</text:p>
          </table:table-cell>
          <table:table-cell office:value-type="float" office:value="2.11314338235294" calcext:value-type="float">
            <text:p>2.11314338235294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41.75" calcext:value-type="float">
            <text:p>41.75</text:p>
          </table:table-cell>
          <table:table-cell office:value-type="float" office:value="2.04852941176471" calcext:value-type="float">
            <text:p>2.04852941176471</text:p>
          </table:table-cell>
          <table:table-cell office:value-type="float" office:value="2.11314338235294" calcext:value-type="float">
            <text:p>2.1131433823529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9" calcext:value-type="float">
            <text:p>39</text:p>
          </table:table-cell>
          <table:table-cell office:value-type="float" office:value="1.77205882352941" calcext:value-type="float">
            <text:p>1.77205882352941</text:p>
          </table:table-cell>
          <table:table-cell office:value-type="float" office:value="2.00128676470588" calcext:value-type="float">
            <text:p>2.00128676470588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39" calcext:value-type="float">
            <text:p>39</text:p>
          </table:table-cell>
          <table:table-cell office:value-type="float" office:value="1.77205882352941" calcext:value-type="float">
            <text:p>1.77205882352941</text:p>
          </table:table-cell>
          <table:table-cell office:value-type="float" office:value="2.00128676470588" calcext:value-type="float">
            <text:p>2.0012867647058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9.25" calcext:value-type="float">
            <text:p>39.25</text:p>
          </table:table-cell>
          <table:table-cell office:value-type="float" office:value="1.95698529411765" calcext:value-type="float">
            <text:p>1.95698529411765</text:p>
          </table:table-cell>
          <table:table-cell office:value-type="float" office:value="2.02784926470588" calcext:value-type="float">
            <text:p>2.02784926470588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39.25" calcext:value-type="float">
            <text:p>39.25</text:p>
          </table:table-cell>
          <table:table-cell office:value-type="float" office:value="1.95698529411765" calcext:value-type="float">
            <text:p>1.95698529411765</text:p>
          </table:table-cell>
          <table:table-cell office:value-type="float" office:value="2.02784926470588" calcext:value-type="float">
            <text:p>2.027849264705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6.25" calcext:value-type="float">
            <text:p>36.25</text:p>
          </table:table-cell>
          <table:table-cell office:value-type="float" office:value="1.75992647058824" calcext:value-type="float">
            <text:p>1.75992647058824</text:p>
          </table:table-cell>
          <table:table-cell office:value-type="float" office:value="2.00018382352941" calcext:value-type="float">
            <text:p>2.0001838235294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6.25" calcext:value-type="float">
            <text:p>36.25</text:p>
          </table:table-cell>
          <table:table-cell office:value-type="float" office:value="1.75992647058824" calcext:value-type="float">
            <text:p>1.75992647058824</text:p>
          </table:table-cell>
          <table:table-cell office:value-type="float" office:value="2.00018382352941" calcext:value-type="float">
            <text:p>2.0001838235294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33.75" calcext:value-type="float">
            <text:p>33.75</text:p>
          </table:table-cell>
          <table:table-cell office:value-type="float" office:value="2.00441176470588" calcext:value-type="float">
            <text:p>2.00441176470588</text:p>
          </table:table-cell>
          <table:table-cell office:value-type="float" office:value="2.04411764705882" calcext:value-type="float">
            <text:p>2.04411764705882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33.75" calcext:value-type="float">
            <text:p>33.75</text:p>
          </table:table-cell>
          <table:table-cell office:value-type="float" office:value="2.00441176470588" calcext:value-type="float">
            <text:p>2.00441176470588</text:p>
          </table:table-cell>
          <table:table-cell office:value-type="float" office:value="2.04411764705882" calcext:value-type="float">
            <text:p>2.0441176470588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4.25" calcext:value-type="float">
            <text:p>34.25</text:p>
          </table:table-cell>
          <table:table-cell office:value-type="float" office:value="1.90367647058824" calcext:value-type="float">
            <text:p>1.90367647058824</text:p>
          </table:table-cell>
          <table:table-cell office:value-type="float" office:value="2.04227941176471" calcext:value-type="float">
            <text:p>2.0422794117647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4.25" calcext:value-type="float">
            <text:p>34.25</text:p>
          </table:table-cell>
          <table:table-cell office:value-type="float" office:value="1.90367647058824" calcext:value-type="float">
            <text:p>1.90367647058824</text:p>
          </table:table-cell>
          <table:table-cell office:value-type="float" office:value="2.04227941176471" calcext:value-type="float">
            <text:p>2.0422794117647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37" calcext:value-type="float">
            <text:p>37</text:p>
          </table:table-cell>
          <table:table-cell office:value-type="float" office:value="1.93713235294118" calcext:value-type="float">
            <text:p>1.93713235294118</text:p>
          </table:table-cell>
          <table:table-cell office:value-type="float" office:value="2.04108455882353" calcext:value-type="float">
            <text:p>2.04108455882353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37" calcext:value-type="float">
            <text:p>37</text:p>
          </table:table-cell>
          <table:table-cell office:value-type="float" office:value="1.93713235294118" calcext:value-type="float">
            <text:p>1.93713235294118</text:p>
          </table:table-cell>
          <table:table-cell office:value-type="float" office:value="2.04108455882353" calcext:value-type="float">
            <text:p>2.0410845588235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5.25" calcext:value-type="float">
            <text:p>35.25</text:p>
          </table:table-cell>
          <table:table-cell office:value-type="float" office:value="1.90882352941176" calcext:value-type="float">
            <text:p>1.90882352941176</text:p>
          </table:table-cell>
          <table:table-cell office:value-type="float" office:value="2.05266544117647" calcext:value-type="float">
            <text:p>2.0526654411764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5.25" calcext:value-type="float">
            <text:p>35.25</text:p>
          </table:table-cell>
          <table:table-cell office:value-type="float" office:value="1.90882352941176" calcext:value-type="float">
            <text:p>1.90882352941176</text:p>
          </table:table-cell>
          <table:table-cell office:value-type="float" office:value="2.05266544117647" calcext:value-type="float">
            <text:p>2.0526654411764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34" calcext:value-type="float">
            <text:p>34</text:p>
          </table:table-cell>
          <table:table-cell office:value-type="float" office:value="1.95220588235294" calcext:value-type="float">
            <text:p>1.95220588235294</text:p>
          </table:table-cell>
          <table:table-cell office:value-type="float" office:value="2.00073529411765" calcext:value-type="float">
            <text:p>2.0007352941176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34" calcext:value-type="float">
            <text:p>34</text:p>
          </table:table-cell>
          <table:table-cell office:value-type="float" office:value="1.95220588235294" calcext:value-type="float">
            <text:p>1.95220588235294</text:p>
          </table:table-cell>
          <table:table-cell office:value-type="float" office:value="2.00073529411765" calcext:value-type="float">
            <text:p>2.0007352941176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3" calcext:value-type="float">
            <text:p>33</text:p>
          </table:table-cell>
          <table:table-cell office:value-type="float" office:value="1.95441176470588" calcext:value-type="float">
            <text:p>1.95441176470588</text:p>
          </table:table-cell>
          <table:table-cell office:value-type="float" office:value="2.04007352941176" calcext:value-type="float">
            <text:p>2.0400735294117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33" calcext:value-type="float">
            <text:p>33</text:p>
          </table:table-cell>
          <table:table-cell office:value-type="float" office:value="1.95441176470588" calcext:value-type="float">
            <text:p>1.95441176470588</text:p>
          </table:table-cell>
          <table:table-cell office:value-type="float" office:value="2.04007352941176" calcext:value-type="float">
            <text:p>2.0400735294117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30.5" calcext:value-type="float">
            <text:p>30.5</text:p>
          </table:table-cell>
          <table:table-cell office:value-type="float" office:value="2.04117647058824" calcext:value-type="float">
            <text:p>2.04117647058824</text:p>
          </table:table-cell>
          <table:table-cell office:value-type="float" office:value="2.08354779411765" calcext:value-type="float">
            <text:p>2.08354779411765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30.5" calcext:value-type="float">
            <text:p>30.5</text:p>
          </table:table-cell>
          <table:table-cell office:value-type="float" office:value="2.04117647058824" calcext:value-type="float">
            <text:p>2.04117647058824</text:p>
          </table:table-cell>
          <table:table-cell office:value-type="float" office:value="2.08354779411765" calcext:value-type="float">
            <text:p>2.083547794117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7.5" calcext:value-type="float">
            <text:p>27.5</text:p>
          </table:table-cell>
          <table:table-cell office:value-type="float" office:value="2.02463235294118" calcext:value-type="float">
            <text:p>2.02463235294118</text:p>
          </table:table-cell>
          <table:table-cell office:value-type="float" office:value="2.08299632352941" calcext:value-type="float">
            <text:p>2.082996323529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7.5" calcext:value-type="float">
            <text:p>27.5</text:p>
          </table:table-cell>
          <table:table-cell office:value-type="float" office:value="2.02463235294118" calcext:value-type="float">
            <text:p>2.02463235294118</text:p>
          </table:table-cell>
          <table:table-cell office:value-type="float" office:value="2.08299632352941" calcext:value-type="float">
            <text:p>2.0829963235294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23.25" calcext:value-type="float">
            <text:p>23.25</text:p>
          </table:table-cell>
          <table:table-cell office:value-type="float" office:value="1.91544117647059" calcext:value-type="float">
            <text:p>1.91544117647059</text:p>
          </table:table-cell>
          <table:table-cell office:value-type="float" office:value="2.02941176470588" calcext:value-type="float">
            <text:p>2.02941176470588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23.25" calcext:value-type="float">
            <text:p>23.25</text:p>
          </table:table-cell>
          <table:table-cell office:value-type="float" office:value="1.91544117647059" calcext:value-type="float">
            <text:p>1.91544117647059</text:p>
          </table:table-cell>
          <table:table-cell office:value-type="float" office:value="2.02941176470588" calcext:value-type="float">
            <text:p>2.0294117647058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3.25" calcext:value-type="float">
            <text:p>23.25</text:p>
          </table:table-cell>
          <table:table-cell office:value-type="float" office:value="1.93125" calcext:value-type="float">
            <text:p>1.93125</text:p>
          </table:table-cell>
          <table:table-cell office:value-type="float" office:value="2.02049632352941" calcext:value-type="float">
            <text:p>2.0204963235294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3.25" calcext:value-type="float">
            <text:p>23.25</text:p>
          </table:table-cell>
          <table:table-cell office:value-type="float" office:value="1.93125" calcext:value-type="float">
            <text:p>1.93125</text:p>
          </table:table-cell>
          <table:table-cell office:value-type="float" office:value="2.02049632352941" calcext:value-type="float">
            <text:p>2.02049632352941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2" calcext:value-type="float">
            <text:p>22</text:p>
          </table:table-cell>
          <table:table-cell office:value-type="float" office:value="1.95110294117647" calcext:value-type="float">
            <text:p>1.95110294117647</text:p>
          </table:table-cell>
          <table:table-cell office:value-type="float" office:value="2.05965073529412" calcext:value-type="float">
            <text:p>2.05965073529412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22" calcext:value-type="float">
            <text:p>22</text:p>
          </table:table-cell>
          <table:table-cell office:value-type="float" office:value="1.95110294117647" calcext:value-type="float">
            <text:p>1.95110294117647</text:p>
          </table:table-cell>
          <table:table-cell office:value-type="float" office:value="2.05965073529412" calcext:value-type="float">
            <text:p>2.059650735294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.86066176470588" calcext:value-type="float">
            <text:p>1.86066176470588</text:p>
          </table:table-cell>
          <table:table-cell office:value-type="float" office:value="2.00303308823529" calcext:value-type="float">
            <text:p>2.0030330882352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.86066176470588" calcext:value-type="float">
            <text:p>1.86066176470588</text:p>
          </table:table-cell>
          <table:table-cell office:value-type="float" office:value="2.00303308823529" calcext:value-type="float">
            <text:p>2.00303308823529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1" calcext:value-type="float">
            <text:p>21</text:p>
          </table:table-cell>
          <table:table-cell office:value-type="float" office:value="1.90772058823529" calcext:value-type="float">
            <text:p>1.90772058823529</text:p>
          </table:table-cell>
          <table:table-cell office:value-type="float" office:value="2.04347426470588" calcext:value-type="float">
            <text:p>2.04347426470588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21" calcext:value-type="float">
            <text:p>21</text:p>
          </table:table-cell>
          <table:table-cell office:value-type="float" office:value="1.90772058823529" calcext:value-type="float">
            <text:p>1.90772058823529</text:p>
          </table:table-cell>
          <table:table-cell office:value-type="float" office:value="2.04347426470588" calcext:value-type="float">
            <text:p>2.0434742647058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.86433823529412" calcext:value-type="float">
            <text:p>1.86433823529412</text:p>
          </table:table-cell>
          <table:table-cell office:value-type="float" office:value="1.97049632352941" calcext:value-type="float">
            <text:p>1.9704963235294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.86433823529412" calcext:value-type="float">
            <text:p>1.86433823529412</text:p>
          </table:table-cell>
          <table:table-cell office:value-type="float" office:value="1.97049632352941" calcext:value-type="float">
            <text:p>1.9704963235294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0" calcext:value-type="float">
            <text:p>20</text:p>
          </table:table-cell>
          <table:table-cell office:value-type="float" office:value="1.98492647058824" calcext:value-type="float">
            <text:p>1.98492647058824</text:p>
          </table:table-cell>
          <table:table-cell office:value-type="float" office:value="2.08455882352941" calcext:value-type="float">
            <text:p>2.08455882352941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20" calcext:value-type="float">
            <text:p>20</text:p>
          </table:table-cell>
          <table:table-cell office:value-type="float" office:value="1.98492647058824" calcext:value-type="float">
            <text:p>1.98492647058824</text:p>
          </table:table-cell>
          <table:table-cell office:value-type="float" office:value="2.08455882352941" calcext:value-type="float">
            <text:p>2.084558823529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4" calcext:value-type="float">
            <text:p>24</text:p>
          </table:table-cell>
          <table:table-cell office:value-type="float" office:value="1.94044117647059" calcext:value-type="float">
            <text:p>1.94044117647059</text:p>
          </table:table-cell>
          <table:table-cell office:value-type="float" office:value="2.02757352941176" calcext:value-type="float">
            <text:p>2.0275735294117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4" calcext:value-type="float">
            <text:p>24</text:p>
          </table:table-cell>
          <table:table-cell office:value-type="float" office:value="1.94044117647059" calcext:value-type="float">
            <text:p>1.94044117647059</text:p>
          </table:table-cell>
          <table:table-cell office:value-type="float" office:value="2.02757352941176" calcext:value-type="float">
            <text:p>2.02757352941176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23" calcext:value-type="float">
            <text:p>23</text:p>
          </table:table-cell>
          <table:table-cell office:value-type="float" office:value="1.81691176470588" calcext:value-type="float">
            <text:p>1.81691176470588</text:p>
          </table:table-cell>
          <table:table-cell office:value-type="float" office:value="2.06672794117647" calcext:value-type="float">
            <text:p>2.06672794117647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23" calcext:value-type="float">
            <text:p>23</text:p>
          </table:table-cell>
          <table:table-cell office:value-type="float" office:value="1.81691176470588" calcext:value-type="float">
            <text:p>1.81691176470588</text:p>
          </table:table-cell>
          <table:table-cell office:value-type="float" office:value="2.06672794117647" calcext:value-type="float">
            <text:p>2.066727941176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office:value-type="float" office:value="1.96139705882353" calcext:value-type="float">
            <text:p>1.96139705882353</text:p>
          </table:table-cell>
          <table:table-cell office:value-type="float" office:value="2.00441176470588" calcext:value-type="float">
            <text:p>2.0044117647058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office:value-type="float" office:value="1.96139705882353" calcext:value-type="float">
            <text:p>1.96139705882353</text:p>
          </table:table-cell>
          <table:table-cell office:value-type="float" office:value="2.00441176470588" calcext:value-type="float">
            <text:p>2.00441176470588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2" calcext:value-type="float">
            <text:p>22</text:p>
          </table:table-cell>
          <table:table-cell office:value-type="float" office:value="1.92463235294118" calcext:value-type="float">
            <text:p>1.92463235294118</text:p>
          </table:table-cell>
          <table:table-cell office:value-type="float" office:value="2.04457720588235" calcext:value-type="float">
            <text:p>2.04457720588235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22" calcext:value-type="float">
            <text:p>22</text:p>
          </table:table-cell>
          <table:table-cell office:value-type="float" office:value="1.92463235294118" calcext:value-type="float">
            <text:p>1.92463235294118</text:p>
          </table:table-cell>
          <table:table-cell office:value-type="float" office:value="2.04457720588235" calcext:value-type="float">
            <text:p>2.04457720588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float" office:value="21.75" calcext:value-type="float">
            <text:p>21.75</text:p>
          </table:table-cell>
          <table:table-cell table:style-name="ce33" office:value-type="float" office:value="1.87610294117647" calcext:value-type="float">
            <text:p>1.87610294117647</text:p>
          </table:table-cell>
          <table:table-cell table:style-name="ce45" office:value-type="float" office:value="2.03363970588235" calcext:value-type="float">
            <text:p>2.03363970588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float" office:value="1.87610294117647" calcext:value-type="float">
            <text:p>1.87610294117647</text:p>
          </table:table-cell>
          <table:table-cell office:value-type="float" office:value="2.03363970588235" calcext:value-type="float">
            <text:p>2.03363970588235</text:p>
          </table:table-cell>
        </table:table-row>
        <table:table-row table:style-name="ro1">
          <table:table-cell table:style-name="ce22" office:value-type="string" calcext:value-type="string">
            <text:p>Total Result</text:p>
          </table:table-cell>
          <table:table-cell table:style-name="ce28" office:value-type="float" office:value="72.71875" calcext:value-type="float">
            <text:p>72.71875</text:p>
          </table:table-cell>
          <table:table-cell table:style-name="ce34" office:value-type="float" office:value="1.75992647058824" calcext:value-type="float">
            <text:p>1.75992647058824</text:p>
          </table:table-cell>
          <table:table-cell table:style-name="ce46" office:value-type="float" office:value="2.05126838235294" calcext:value-type="float">
            <text:p>2.05126838235294</text:p>
          </table:table-cell>
          <table:table-cell table:number-columns-repeated="5"/>
        </table:table-row>
      </table:table>
      <table:table table:name="Iterations" table:style-name="ta1">
        <table:shapes>
          <draw:frame draw:z-index="0" draw:style-name="gr1" draw:text-style-name="P1" svg:width="7.9819in" svg:height="4.4898in" svg:x="5.3295in" svg:y="0in">
            <draw:object draw:notify-on-update-of-ranges="Iterations.A2:Iterations.A41 Iterations.B1:Iterations.B1 Iterations.B2:Iterations.B41 Iterations.C1:Iterations.C1 Iterations.C2:Iterations.C41 Iterations.D1:Iterations.D1 Iterations.D2:Iterations.D41 Iterations.E1:Iterations.E1 Iterations.E2:Iterations.E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.9819in" svg:height="4.4898in" svg:x="14.222in" svg:y="0in">
            <draw:object draw:notify-on-update-of-ranges="Iterations.A2:Iterations.A41 Iterations.B1:Iterations.B1 Iterations.B2:Iterations.B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7.9819in" svg:height="4.4898in" svg:x="23.111in" svg:y="0in">
            <draw:object draw:notify-on-update-of-ranges="Iterations.A2:Iterations.A41 Iterations.C1:Iterations.C1 Iterations.C2:Iterations.C41 Iterations.E1:Iterations.E1 Iterations.E2:Iterations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7.9819in" svg:height="4.4898in" svg:x="14.222in" svg:y="4.622in">
            <draw:object draw:notify-on-update-of-ranges="Iterations.A2:Iterations.A41 Iterations.D1:Iterations.D1 Iterations.D2:Iterations.D4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9"/>
        <table:table-row table:style-name="ro1">
          <table:table-cell office:value-type="string" calcext:value-type="string">
            <text:p>Enhance Chance</text:p>
          </table:table-cell>
          <table:table-cell office:value-type="string" calcext:value-type="string">
            <text:p>Sim, N=70</text:p>
          </table:table-cell>
          <table:table-cell table:style-name="Default" office:value-type="string" calcext:value-type="string">
            <text:p>Sim, N=439</text:p>
          </table:table-cell>
          <table:table-cell table:style-name="Default" office:value-type="string" calcext:value-type="string">
            <text:p>Asim, N = 71</text:p>
          </table:table-cell>
          <table:table-cell table:style-name="Default" office:value-type="string" calcext:value-type="string">
            <text:p>Asim, N = 443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35169.5" calcext:value-type="float">
            <text:p>35169.5</text:p>
          </table:table-cell>
          <table:table-cell table:style-name="ce8" office:value-type="float" office:value="644.5" calcext:value-type="float">
            <text:p>644.5</text:p>
          </table:table-cell>
          <table:table-cell table:style-name="ce8" office:value-type="float" office:value="4316" calcext:value-type="float">
            <text:p>4316</text:p>
          </table:table-cell>
          <table:table-cell table:style-name="ce8" office:value-type="float" office:value="557.25" calcext:value-type="float">
            <text:p>557.2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940" calcext:value-type="float">
            <text:p>32940</text:p>
          </table:table-cell>
          <table:table-cell office:value-type="float" office:value="379.5" calcext:value-type="float">
            <text:p>379.5</text:p>
          </table:table-cell>
          <table:table-cell office:value-type="float" office:value="4244" calcext:value-type="float">
            <text:p>4244</text:p>
          </table:table-cell>
          <table:table-cell office:value-type="float" office:value="338.5" calcext:value-type="float">
            <text:p>338.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30538.5" calcext:value-type="float">
            <text:p>30538.5</text:p>
          </table:table-cell>
          <table:table-cell office:value-type="float" office:value="272.5" calcext:value-type="float">
            <text:p>272.5</text:p>
          </table:table-cell>
          <table:table-cell office:value-type="float" office:value="4154.75" calcext:value-type="float">
            <text:p>4154.75</text:p>
          </table:table-cell>
          <table:table-cell office:value-type="float" office:value="240.75" calcext:value-type="float">
            <text:p>240.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758" calcext:value-type="float">
            <text:p>28758</text:p>
          </table:table-cell>
          <table:table-cell office:value-type="float" office:value="213" calcext:value-type="float">
            <text:p>213</text:p>
          </table:table-cell>
          <table:table-cell office:value-type="float" office:value="4009.25" calcext:value-type="float">
            <text:p>4009.25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6851.25" calcext:value-type="float">
            <text:p>26851.25</text:p>
          </table:table-cell>
          <table:table-cell office:value-type="float" office:value="174" calcext:value-type="float">
            <text:p>174</text:p>
          </table:table-cell>
          <table:table-cell office:value-type="float" office:value="3908.75" calcext:value-type="float">
            <text:p>3908.75</text:p>
          </table:table-cell>
          <table:table-cell office:value-type="float" office:value="139.75" calcext:value-type="float">
            <text:p>139.7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5589" calcext:value-type="float">
            <text:p>25589</text:p>
          </table:table-cell>
          <table:table-cell office:value-type="float" office:value="145.75" calcext:value-type="float">
            <text:p>145.75</text:p>
          </table:table-cell>
          <table:table-cell office:value-type="float" office:value="3478" calcext:value-type="float">
            <text:p>347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23993.25" calcext:value-type="float">
            <text:p>23993.25</text:p>
          </table:table-cell>
          <table:table-cell office:value-type="float" office:value="126.25" calcext:value-type="float">
            <text:p>126.2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2767.75" calcext:value-type="float">
            <text:p>22767.75</text:p>
          </table:table-cell>
          <table:table-cell office:value-type="float" office:value="110.75" calcext:value-type="float">
            <text:p>110.75</text:p>
          </table:table-cell>
          <table:table-cell office:value-type="float" office:value="2967.75" calcext:value-type="float">
            <text:p>2967.75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21681" calcext:value-type="float">
            <text:p>21681</text:p>
          </table:table-cell>
          <table:table-cell office:value-type="float" office:value="100" calcext:value-type="float">
            <text:p>100</text:p>
          </table:table-cell>
          <table:table-cell office:value-type="float" office:value="3610" calcext:value-type="float">
            <text:p>3610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719.75" calcext:value-type="float">
            <text:p>20719.75</text:p>
          </table:table-cell>
          <table:table-cell office:value-type="float" office:value="90" calcext:value-type="float">
            <text:p>90</text:p>
          </table:table-cell>
          <table:table-cell office:value-type="float" office:value="3349.75" calcext:value-type="float">
            <text:p>3349.75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9810.75" calcext:value-type="float">
            <text:p>19810.75</text:p>
          </table:table-cell>
          <table:table-cell office:value-type="float" office:value="82.25" calcext:value-type="float">
            <text:p>82.25</text:p>
          </table:table-cell>
          <table:table-cell office:value-type="float" office:value="2927.5" calcext:value-type="float">
            <text:p>2927.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985.25" calcext:value-type="float">
            <text:p>18985.25</text:p>
          </table:table-cell>
          <table:table-cell office:value-type="float" office:value="76.5" calcext:value-type="float">
            <text:p>76.5</text:p>
          </table:table-cell>
          <table:table-cell office:value-type="float" office:value="2880.25" calcext:value-type="float">
            <text:p>2880.25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8248" calcext:value-type="float">
            <text:p>18248</text:p>
          </table:table-cell>
          <table:table-cell office:value-type="float" office:value="70" calcext:value-type="float">
            <text:p>70</text:p>
          </table:table-cell>
          <table:table-cell office:value-type="float" office:value="2873" calcext:value-type="float">
            <text:p>2873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490.5" calcext:value-type="float">
            <text:p>17490.5</text:p>
          </table:table-cell>
          <table:table-cell office:value-type="float" office:value="65.25" calcext:value-type="float">
            <text:p>65.25</text:p>
          </table:table-cell>
          <table:table-cell office:value-type="float" office:value="2858.75" calcext:value-type="float">
            <text:p>2858.75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6845.75" calcext:value-type="float">
            <text:p>16845.75</text:p>
          </table:table-cell>
          <table:table-cell office:value-type="float" office:value="60.5" calcext:value-type="float">
            <text:p>60.5</text:p>
          </table:table-cell>
          <table:table-cell office:value-type="float" office:value="2989.75" calcext:value-type="float">
            <text:p>2989.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185.75" calcext:value-type="float">
            <text:p>16185.75</text:p>
          </table:table-cell>
          <table:table-cell office:value-type="float" office:value="57.25" calcext:value-type="float">
            <text:p>57.25</text:p>
          </table:table-cell>
          <table:table-cell office:value-type="float" office:value="3255.75" calcext:value-type="float">
            <text:p>3255.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5665" calcext:value-type="float">
            <text:p>15665</text:p>
          </table:table-cell>
          <table:table-cell office:value-type="float" office:value="54" calcext:value-type="float">
            <text:p>54</text:p>
          </table:table-cell>
          <table:table-cell office:value-type="float" office:value="3291.75" calcext:value-type="float">
            <text:p>3291.75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109.5" calcext:value-type="float">
            <text:p>15109.5</text:p>
          </table:table-cell>
          <table:table-cell office:value-type="float" office:value="51.25" calcext:value-type="float">
            <text:p>51.25</text:p>
          </table:table-cell>
          <table:table-cell office:value-type="float" office:value="3184.5" calcext:value-type="float">
            <text:p>3184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4631.75" calcext:value-type="float">
            <text:p>14631.75</text:p>
          </table:table-cell>
          <table:table-cell office:value-type="float" office:value="48.75" calcext:value-type="float">
            <text:p>48.75</text:p>
          </table:table-cell>
          <table:table-cell office:value-type="float" office:value="2969.5" calcext:value-type="float">
            <text:p>2969.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184.75" calcext:value-type="float">
            <text:p>14184.75</text:p>
          </table:table-cell>
          <table:table-cell office:value-type="float" office:value="46.25" calcext:value-type="float">
            <text:p>46.25</text:p>
          </table:table-cell>
          <table:table-cell office:value-type="float" office:value="2984.75" calcext:value-type="float">
            <text:p>2984.75</text:p>
          </table:table-cell>
          <table:table-cell office:value-type="float" office:value="36.25" calcext:value-type="float">
            <text:p>36.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3716.75" calcext:value-type="float">
            <text:p>13716.75</text:p>
          </table:table-cell>
          <table:table-cell office:value-type="float" office:value="44.75" calcext:value-type="float">
            <text:p>44.75</text:p>
          </table:table-cell>
          <table:table-cell office:value-type="float" office:value="3209" calcext:value-type="float">
            <text:p>3209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320.75" calcext:value-type="float">
            <text:p>13320.75</text:p>
          </table:table-cell>
          <table:table-cell office:value-type="float" office:value="42.75" calcext:value-type="float">
            <text:p>42.75</text:p>
          </table:table-cell>
          <table:table-cell office:value-type="float" office:value="3161.25" calcext:value-type="float">
            <text:p>3161.25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2917.5" calcext:value-type="float">
            <text:p>12917.5</text:p>
          </table:table-cell>
          <table:table-cell office:value-type="float" office:value="41" calcext:value-type="float">
            <text:p>41</text:p>
          </table:table-cell>
          <table:table-cell office:value-type="float" office:value="3128.25" calcext:value-type="float">
            <text:p>3128.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81.75" calcext:value-type="float">
            <text:p>12581.75</text:p>
          </table:table-cell>
          <table:table-cell office:value-type="float" office:value="38.25" calcext:value-type="float">
            <text:p>38.25</text:p>
          </table:table-cell>
          <table:table-cell office:value-type="float" office:value="2641.75" calcext:value-type="float">
            <text:p>2641.75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2208.75" calcext:value-type="float">
            <text:p>12208.75</text:p>
          </table:table-cell>
          <table:table-cell office:value-type="float" office:value="37" calcext:value-type="float">
            <text:p>37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1926.5" calcext:value-type="float">
            <text:p>11926.5</text:p>
          </table:table-cell>
          <table:table-cell office:value-type="float" office:value="36" calcext:value-type="float">
            <text:p>36</text:p>
          </table:table-cell>
          <table:table-cell office:value-type="float" office:value="2726.75" calcext:value-type="float">
            <text:p>2726.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1587.75" calcext:value-type="float">
            <text:p>11587.75</text:p>
          </table:table-cell>
          <table:table-cell office:value-type="float" office:value="34.5" calcext:value-type="float">
            <text:p>34.5</text:p>
          </table:table-cell>
          <table:table-cell office:value-type="float" office:value="2467.25" calcext:value-type="float">
            <text:p>2467.25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324.75" calcext:value-type="float">
            <text:p>11324.75</text:p>
          </table:table-cell>
          <table:table-cell office:value-type="float" office:value="33.5" calcext:value-type="float">
            <text:p>33.5</text:p>
          </table:table-cell>
          <table:table-cell office:value-type="float" office:value="2546" calcext:value-type="float">
            <text:p>254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0993.75" calcext:value-type="float">
            <text:p>10993.75</text:p>
          </table:table-cell>
          <table:table-cell office:value-type="float" office:value="32.5" calcext:value-type="float">
            <text:p>32.5</text:p>
          </table:table-cell>
          <table:table-cell office:value-type="float" office:value="2915.5" calcext:value-type="float">
            <text:p>2915.5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756.25" calcext:value-type="float">
            <text:p>10756.25</text:p>
          </table:table-cell>
          <table:table-cell office:value-type="float" office:value="31.5" calcext:value-type="float">
            <text:p>31.5</text:p>
          </table:table-cell>
          <table:table-cell office:value-type="float" office:value="2884.25" calcext:value-type="float">
            <text:p>2884.25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0511.5" calcext:value-type="float">
            <text:p>10511.5</text:p>
          </table:table-cell>
          <table:table-cell office:value-type="float" office:value="30.25" calcext:value-type="float">
            <text:p>30.25</text:p>
          </table:table-cell>
          <table:table-cell office:value-type="float" office:value="2840" calcext:value-type="float">
            <text:p>28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48" calcext:value-type="float">
            <text:p>10248</text:p>
          </table:table-cell>
          <table:table-cell office:value-type="float" office:value="29.25" calcext:value-type="float">
            <text:p>29.25</text:p>
          </table:table-cell>
          <table:table-cell office:value-type="float" office:value="2820" calcext:value-type="float">
            <text:p>28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0011.25" calcext:value-type="float">
            <text:p>10011.25</text:p>
          </table:table-cell>
          <table:table-cell office:value-type="float" office:value="29" calcext:value-type="float">
            <text:p>29</text:p>
          </table:table-cell>
          <table:table-cell office:value-type="float" office:value="2791.5" calcext:value-type="float">
            <text:p>2791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830.75" calcext:value-type="float">
            <text:p>9830.75</text:p>
          </table:table-cell>
          <table:table-cell office:value-type="float" office:value="28" calcext:value-type="float">
            <text:p>28</text:p>
          </table:table-cell>
          <table:table-cell office:value-type="float" office:value="2762.25" calcext:value-type="float">
            <text:p>2762.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9599.25" calcext:value-type="float">
            <text:p>9599.25</text:p>
          </table:table-cell>
          <table:table-cell office:value-type="float" office:value="27" calcext:value-type="float">
            <text:p>27</text:p>
          </table:table-cell>
          <table:table-cell office:value-type="float" office:value="2732" calcext:value-type="float">
            <text:p>27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411.25" calcext:value-type="float">
            <text:p>9411.25</text:p>
          </table:table-cell>
          <table:table-cell office:value-type="float" office:value="26" calcext:value-type="float">
            <text:p>26</text:p>
          </table:table-cell>
          <table:table-cell office:value-type="float" office:value="2706.75" calcext:value-type="float">
            <text:p>2706.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9200" calcext:value-type="float">
            <text:p>9200</text:p>
          </table:table-cell>
          <table:table-cell office:value-type="float" office:value="25.5" calcext:value-type="float">
            <text:p>25.5</text:p>
          </table:table-cell>
          <table:table-cell office:value-type="float" office:value="2676.75" calcext:value-type="float">
            <text:p>2676.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9038.5" calcext:value-type="float">
            <text:p>9038.5</text:p>
          </table:table-cell>
          <table:table-cell office:value-type="float" office:value="25" calcext:value-type="float">
            <text:p>25</text:p>
          </table:table-cell>
          <table:table-cell office:value-type="float" office:value="2649.75" calcext:value-type="float">
            <text:p>2649.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8860.75" calcext:value-type="float">
            <text:p>8860.75</text:p>
          </table:table-cell>
          <table:table-cell office:value-type="float" office:value="24" calcext:value-type="float">
            <text:p>24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64" calcext:value-type="float">
            <text:p>826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95.75" calcext:value-type="float">
            <text:p>2595.75</text:p>
          </table:table-cell>
          <table:table-cell table:style-name="ce10" office:value-type="float" office:value="21.75" calcext:value-type="float">
            <text:p>21.7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float" office:value="35169.5" calcext:value-type="float">
            <text:p>35169.5</text:p>
          </table:table-cell>
          <table:table-cell table:style-name="ce8" office:value-type="float" office:value="644.5" calcext:value-type="float">
            <text:p>644.5</text:p>
          </table:table-cell>
          <table:table-cell table:style-name="ce8" office:value-type="float" office:value="4316" calcext:value-type="float">
            <text:p>4316</text:p>
          </table:table-cell>
          <table:table-cell table:style-name="ce8" office:value-type="float" office:value="557.25" calcext:value-type="float">
            <text:p>557.25</text:p>
          </table:table-cell>
        </table:table-row>
        <table:table-row table:style-name="ro1">
          <table:table-cell/>
          <table:table-cell office:value-type="float" office:value="32940" calcext:value-type="float">
            <text:p>32940</text:p>
          </table:table-cell>
          <table:table-cell office:value-type="float" office:value="379.5" calcext:value-type="float">
            <text:p>379.5</text:p>
          </table:table-cell>
          <table:table-cell office:value-type="float" office:value="4244" calcext:value-type="float">
            <text:p>4244</text:p>
          </table:table-cell>
          <table:table-cell office:value-type="float" office:value="338.5" calcext:value-type="float">
            <text:p>338.5</text:p>
          </table:table-cell>
        </table:table-row>
        <table:table-row table:style-name="ro1">
          <table:table-cell/>
          <table:table-cell office:value-type="float" office:value="30538.5" calcext:value-type="float">
            <text:p>30538.5</text:p>
          </table:table-cell>
          <table:table-cell office:value-type="float" office:value="272.5" calcext:value-type="float">
            <text:p>272.5</text:p>
          </table:table-cell>
          <table:table-cell office:value-type="float" office:value="4154.75" calcext:value-type="float">
            <text:p>4154.75</text:p>
          </table:table-cell>
          <table:table-cell office:value-type="float" office:value="240.75" calcext:value-type="float">
            <text:p>240.75</text:p>
          </table:table-cell>
        </table:table-row>
        <table:table-row table:style-name="ro1">
          <table:table-cell/>
          <table:table-cell office:value-type="float" office:value="28758" calcext:value-type="float">
            <text:p>28758</text:p>
          </table:table-cell>
          <table:table-cell office:value-type="float" office:value="213" calcext:value-type="float">
            <text:p>213</text:p>
          </table:table-cell>
          <table:table-cell office:value-type="float" office:value="4009.25" calcext:value-type="float">
            <text:p>4009.25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/>
          <table:table-cell office:value-type="float" office:value="26851.25" calcext:value-type="float">
            <text:p>26851.25</text:p>
          </table:table-cell>
          <table:table-cell office:value-type="float" office:value="174" calcext:value-type="float">
            <text:p>174</text:p>
          </table:table-cell>
          <table:table-cell office:value-type="float" office:value="3908.75" calcext:value-type="float">
            <text:p>3908.75</text:p>
          </table:table-cell>
          <table:table-cell office:value-type="float" office:value="139.75" calcext:value-type="float">
            <text:p>139.75</text:p>
          </table:table-cell>
        </table:table-row>
        <table:table-row table:style-name="ro1">
          <table:table-cell/>
          <table:table-cell office:value-type="float" office:value="25589" calcext:value-type="float">
            <text:p>25589</text:p>
          </table:table-cell>
          <table:table-cell office:value-type="float" office:value="145.75" calcext:value-type="float">
            <text:p>145.75</text:p>
          </table:table-cell>
          <table:table-cell office:value-type="float" office:value="3478" calcext:value-type="float">
            <text:p>347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23993.25" calcext:value-type="float">
            <text:p>23993.25</text:p>
          </table:table-cell>
          <table:table-cell office:value-type="float" office:value="126.25" calcext:value-type="float">
            <text:p>126.2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/>
          <table:table-cell office:value-type="float" office:value="22767.75" calcext:value-type="float">
            <text:p>22767.75</text:p>
          </table:table-cell>
          <table:table-cell office:value-type="float" office:value="110.75" calcext:value-type="float">
            <text:p>110.75</text:p>
          </table:table-cell>
          <table:table-cell office:value-type="float" office:value="2967.75" calcext:value-type="float">
            <text:p>2967.75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/>
          <table:table-cell office:value-type="float" office:value="21681" calcext:value-type="float">
            <text:p>21681</text:p>
          </table:table-cell>
          <table:table-cell office:value-type="float" office:value="100" calcext:value-type="float">
            <text:p>100</text:p>
          </table:table-cell>
          <table:table-cell office:value-type="float" office:value="3610" calcext:value-type="float">
            <text:p>3610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/>
          <table:table-cell office:value-type="float" office:value="20719.75" calcext:value-type="float">
            <text:p>20719.75</text:p>
          </table:table-cell>
          <table:table-cell office:value-type="float" office:value="90" calcext:value-type="float">
            <text:p>90</text:p>
          </table:table-cell>
          <table:table-cell office:value-type="float" office:value="3349.75" calcext:value-type="float">
            <text:p>3349.75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/>
          <table:table-cell office:value-type="float" office:value="19810.75" calcext:value-type="float">
            <text:p>19810.75</text:p>
          </table:table-cell>
          <table:table-cell office:value-type="float" office:value="82.25" calcext:value-type="float">
            <text:p>82.25</text:p>
          </table:table-cell>
          <table:table-cell office:value-type="float" office:value="2927.5" calcext:value-type="float">
            <text:p>2927.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/>
          <table:table-cell office:value-type="float" office:value="18985.25" calcext:value-type="float">
            <text:p>18985.25</text:p>
          </table:table-cell>
          <table:table-cell office:value-type="float" office:value="76.5" calcext:value-type="float">
            <text:p>76.5</text:p>
          </table:table-cell>
          <table:table-cell office:value-type="float" office:value="2880.25" calcext:value-type="float">
            <text:p>2880.25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/>
          <table:table-cell office:value-type="float" office:value="18248" calcext:value-type="float">
            <text:p>18248</text:p>
          </table:table-cell>
          <table:table-cell office:value-type="float" office:value="70" calcext:value-type="float">
            <text:p>70</text:p>
          </table:table-cell>
          <table:table-cell office:value-type="float" office:value="2873" calcext:value-type="float">
            <text:p>2873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/>
          <table:table-cell office:value-type="float" office:value="17490.5" calcext:value-type="float">
            <text:p>17490.5</text:p>
          </table:table-cell>
          <table:table-cell office:value-type="float" office:value="65.25" calcext:value-type="float">
            <text:p>65.25</text:p>
          </table:table-cell>
          <table:table-cell office:value-type="float" office:value="2858.75" calcext:value-type="float">
            <text:p>2858.75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/>
          <table:table-cell office:value-type="float" office:value="16845.75" calcext:value-type="float">
            <text:p>16845.75</text:p>
          </table:table-cell>
          <table:table-cell office:value-type="float" office:value="60.5" calcext:value-type="float">
            <text:p>60.5</text:p>
          </table:table-cell>
          <table:table-cell office:value-type="float" office:value="2989.75" calcext:value-type="float">
            <text:p>2989.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185.75" calcext:value-type="float">
            <text:p>16185.75</text:p>
          </table:table-cell>
          <table:table-cell office:value-type="float" office:value="57.25" calcext:value-type="float">
            <text:p>57.25</text:p>
          </table:table-cell>
          <table:table-cell office:value-type="float" office:value="3255.75" calcext:value-type="float">
            <text:p>3255.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5665" calcext:value-type="float">
            <text:p>15665</text:p>
          </table:table-cell>
          <table:table-cell office:value-type="float" office:value="54" calcext:value-type="float">
            <text:p>54</text:p>
          </table:table-cell>
          <table:table-cell office:value-type="float" office:value="3291.75" calcext:value-type="float">
            <text:p>3291.75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table-cell/>
          <table:table-cell office:value-type="float" office:value="15109.5" calcext:value-type="float">
            <text:p>15109.5</text:p>
          </table:table-cell>
          <table:table-cell office:value-type="float" office:value="51.25" calcext:value-type="float">
            <text:p>51.25</text:p>
          </table:table-cell>
          <table:table-cell office:value-type="float" office:value="3184.5" calcext:value-type="float">
            <text:p>3184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4631.75" calcext:value-type="float">
            <text:p>14631.75</text:p>
          </table:table-cell>
          <table:table-cell office:value-type="float" office:value="48.75" calcext:value-type="float">
            <text:p>48.75</text:p>
          </table:table-cell>
          <table:table-cell office:value-type="float" office:value="2969.5" calcext:value-type="float">
            <text:p>2969.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/>
          <table:table-cell office:value-type="float" office:value="14184.75" calcext:value-type="float">
            <text:p>14184.75</text:p>
          </table:table-cell>
          <table:table-cell office:value-type="float" office:value="46.25" calcext:value-type="float">
            <text:p>46.25</text:p>
          </table:table-cell>
          <table:table-cell office:value-type="float" office:value="2984.75" calcext:value-type="float">
            <text:p>2984.75</text:p>
          </table:table-cell>
          <table:table-cell office:value-type="float" office:value="36.25" calcext:value-type="float">
            <text:p>36.25</text:p>
          </table:table-cell>
        </table:table-row>
        <table:table-row table:style-name="ro1">
          <table:table-cell/>
          <table:table-cell office:value-type="float" office:value="13716.75" calcext:value-type="float">
            <text:p>13716.75</text:p>
          </table:table-cell>
          <table:table-cell office:value-type="float" office:value="44.75" calcext:value-type="float">
            <text:p>44.75</text:p>
          </table:table-cell>
          <table:table-cell office:value-type="float" office:value="3209" calcext:value-type="float">
            <text:p>3209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/>
          <table:table-cell office:value-type="float" office:value="13320.75" calcext:value-type="float">
            <text:p>13320.75</text:p>
          </table:table-cell>
          <table:table-cell office:value-type="float" office:value="42.75" calcext:value-type="float">
            <text:p>42.75</text:p>
          </table:table-cell>
          <table:table-cell office:value-type="float" office:value="3161.25" calcext:value-type="float">
            <text:p>3161.25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/>
          <table:table-cell office:value-type="float" office:value="12917.5" calcext:value-type="float">
            <text:p>12917.5</text:p>
          </table:table-cell>
          <table:table-cell office:value-type="float" office:value="41" calcext:value-type="float">
            <text:p>41</text:p>
          </table:table-cell>
          <table:table-cell office:value-type="float" office:value="3128.25" calcext:value-type="float">
            <text:p>3128.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2581.75" calcext:value-type="float">
            <text:p>12581.75</text:p>
          </table:table-cell>
          <table:table-cell office:value-type="float" office:value="38.25" calcext:value-type="float">
            <text:p>38.25</text:p>
          </table:table-cell>
          <table:table-cell office:value-type="float" office:value="2641.75" calcext:value-type="float">
            <text:p>2641.75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/>
          <table:table-cell office:value-type="float" office:value="12208.75" calcext:value-type="float">
            <text:p>12208.75</text:p>
          </table:table-cell>
          <table:table-cell office:value-type="float" office:value="37" calcext:value-type="float">
            <text:p>37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1926.5" calcext:value-type="float">
            <text:p>11926.5</text:p>
          </table:table-cell>
          <table:table-cell office:value-type="float" office:value="36" calcext:value-type="float">
            <text:p>36</text:p>
          </table:table-cell>
          <table:table-cell office:value-type="float" office:value="2726.75" calcext:value-type="float">
            <text:p>2726.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1587.75" calcext:value-type="float">
            <text:p>11587.75</text:p>
          </table:table-cell>
          <table:table-cell office:value-type="float" office:value="34.5" calcext:value-type="float">
            <text:p>34.5</text:p>
          </table:table-cell>
          <table:table-cell office:value-type="float" office:value="2467.25" calcext:value-type="float">
            <text:p>2467.25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/>
          <table:table-cell office:value-type="float" office:value="11324.75" calcext:value-type="float">
            <text:p>11324.75</text:p>
          </table:table-cell>
          <table:table-cell office:value-type="float" office:value="33.5" calcext:value-type="float">
            <text:p>33.5</text:p>
          </table:table-cell>
          <table:table-cell office:value-type="float" office:value="2546" calcext:value-type="float">
            <text:p>254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float" office:value="10993.75" calcext:value-type="float">
            <text:p>10993.75</text:p>
          </table:table-cell>
          <table:table-cell office:value-type="float" office:value="32.5" calcext:value-type="float">
            <text:p>32.5</text:p>
          </table:table-cell>
          <table:table-cell office:value-type="float" office:value="2915.5" calcext:value-type="float">
            <text:p>2915.5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/>
          <table:table-cell office:value-type="float" office:value="10756.25" calcext:value-type="float">
            <text:p>10756.25</text:p>
          </table:table-cell>
          <table:table-cell office:value-type="float" office:value="31.5" calcext:value-type="float">
            <text:p>31.5</text:p>
          </table:table-cell>
          <table:table-cell office:value-type="float" office:value="2884.25" calcext:value-type="float">
            <text:p>2884.25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/>
          <table:table-cell office:value-type="float" office:value="10511.5" calcext:value-type="float">
            <text:p>10511.5</text:p>
          </table:table-cell>
          <table:table-cell office:value-type="float" office:value="30.25" calcext:value-type="float">
            <text:p>30.25</text:p>
          </table:table-cell>
          <table:table-cell office:value-type="float" office:value="2840" calcext:value-type="float">
            <text:p>28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248" calcext:value-type="float">
            <text:p>10248</text:p>
          </table:table-cell>
          <table:table-cell office:value-type="float" office:value="29.25" calcext:value-type="float">
            <text:p>29.25</text:p>
          </table:table-cell>
          <table:table-cell office:value-type="float" office:value="2820" calcext:value-type="float">
            <text:p>28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011.25" calcext:value-type="float">
            <text:p>10011.25</text:p>
          </table:table-cell>
          <table:table-cell office:value-type="float" office:value="29" calcext:value-type="float">
            <text:p>29</text:p>
          </table:table-cell>
          <table:table-cell office:value-type="float" office:value="2791.5" calcext:value-type="float">
            <text:p>2791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830.75" calcext:value-type="float">
            <text:p>9830.75</text:p>
          </table:table-cell>
          <table:table-cell office:value-type="float" office:value="28" calcext:value-type="float">
            <text:p>28</text:p>
          </table:table-cell>
          <table:table-cell office:value-type="float" office:value="2762.25" calcext:value-type="float">
            <text:p>2762.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599.25" calcext:value-type="float">
            <text:p>9599.25</text:p>
          </table:table-cell>
          <table:table-cell office:value-type="float" office:value="27" calcext:value-type="float">
            <text:p>27</text:p>
          </table:table-cell>
          <table:table-cell office:value-type="float" office:value="2732" calcext:value-type="float">
            <text:p>27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411.25" calcext:value-type="float">
            <text:p>9411.25</text:p>
          </table:table-cell>
          <table:table-cell office:value-type="float" office:value="26" calcext:value-type="float">
            <text:p>26</text:p>
          </table:table-cell>
          <table:table-cell office:value-type="float" office:value="2706.75" calcext:value-type="float">
            <text:p>2706.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200" calcext:value-type="float">
            <text:p>9200</text:p>
          </table:table-cell>
          <table:table-cell office:value-type="float" office:value="25.5" calcext:value-type="float">
            <text:p>25.5</text:p>
          </table:table-cell>
          <table:table-cell office:value-type="float" office:value="2676.75" calcext:value-type="float">
            <text:p>2676.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9038.5" calcext:value-type="float">
            <text:p>9038.5</text:p>
          </table:table-cell>
          <table:table-cell office:value-type="float" office:value="25" calcext:value-type="float">
            <text:p>25</text:p>
          </table:table-cell>
          <table:table-cell office:value-type="float" office:value="2649.75" calcext:value-type="float">
            <text:p>2649.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8860.75" calcext:value-type="float">
            <text:p>8860.75</text:p>
          </table:table-cell>
          <table:table-cell office:value-type="float" office:value="24" calcext:value-type="float">
            <text:p>24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8264" calcext:value-type="float">
            <text:p>826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95.75" calcext:value-type="float">
            <text:p>2595.75</text:p>
          </table:table-cell>
          <table:table-cell table:style-name="ce10" office:value-type="float" office:value="21.75" calcext:value-type="float">
            <text:p>21.75</text:p>
          </table:table-cell>
        </table:table-row>
      </table:table>
      <table:named-expressions/>
      <table:data-pilot-tables>
        <table:data-pilot-table table:name="DataPilot1" table:application-data="" table:target-range-address="'Pivot Table_Sim70_1'.A1:'Pivot Table_Sim70_1'.D43" table:buttons="'Pivot Table_Sim70_1'.A2 'Pivot Table_Sim70_1'.B1" table:show-filter-button="false" table:drill-down-on-double-click="false">
          <table:source-cell-range table:cell-range-address="Sim70.A1:Sim70.E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hance Chance" table:orientation="row" table:used-hierarchy="0" table:function="auto">
            <table:data-pilot-level table:show-empty="false" calcext:repeat-item-labels="false">
              <table:data-pilot-members>
                <table:data-pilot-member table:name="0.025" table:display="true" table:show-details="true"/>
                <table:data-pilot-member table:name="0.05" table:display="true" table:show-details="true"/>
                <table:data-pilot-member table:name="0.075" table:display="true" table:show-details="true"/>
                <table:data-pilot-member table:name="0.1" table:display="true" table:show-details="true"/>
                <table:data-pilot-member table:name="0.125" table:display="true" table:show-details="true"/>
                <table:data-pilot-member table:name="0.15" table:display="true" table:show-details="true"/>
                <table:data-pilot-member table:name="0.175" table:display="true" table:show-details="true"/>
                <table:data-pilot-member table:name="0.2" table:display="true" table:show-details="true"/>
                <table:data-pilot-member table:name="0.225" table:display="true" table:show-details="true"/>
                <table:data-pilot-member table:name="0.25" table:display="true" table:show-details="true"/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  <table:data-pilot-member table:name="0.525" table:display="true" table:show-details="true"/>
                <table:data-pilot-member table:name="0.55" table:display="true" table:show-details="true"/>
                <table:data-pilot-member table:name="0.575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75" table:display="true" table:show-details="true"/>
                <table:data-pilot-member table:name="0.7" table:display="true" table:show-details="true"/>
                <table:data-pilot-member table:name="0.725" table:display="true" table:show-details="true"/>
                <table:data-pilot-member table:name="0.75" table:display="true" table:show-details="true"/>
                <table:data-pilot-member table:name="0.775" table:display="true" table:show-details="true"/>
                <table:data-pilot-member table:name="0.8" table:display="true" table:show-details="true"/>
                <table:data-pilot-member table:name="0.825" table:display="true" table:show-details="true"/>
                <table:data-pilot-member table:name="0.85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25" table:display="true" table:show-details="true"/>
                <table:data-pilot-member table:name="0.95" table:display="true" table:show-details="true"/>
                <table:data-pilot-member table:name="0.9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7910" table:display="true" table:show-details="true"/>
                <table:data-pilot-member table:name="8205" table:display="true" table:show-details="true"/>
                <table:data-pilot-member table:name="8311" table:display="true" table:show-details="true"/>
                <table:data-pilot-member table:name="8630" table:display="true" table:show-details="true"/>
                <table:data-pilot-member table:name="8836" table:display="true" table:show-details="true"/>
                <table:data-pilot-member table:name="8850" table:display="true" table:show-details="true"/>
                <table:data-pilot-member table:name="8852" table:display="true" table:show-details="true"/>
                <table:data-pilot-member table:name="8905" table:display="true" table:show-details="true"/>
                <table:data-pilot-member table:name="9009" table:display="true" table:show-details="true"/>
                <table:data-pilot-member table:name="9042" table:display="true" table:show-details="true"/>
                <table:data-pilot-member table:name="9049" table:display="true" table:show-details="true"/>
                <table:data-pilot-member table:name="9054" table:display="true" table:show-details="true"/>
                <table:data-pilot-member table:name="9165" table:display="true" table:show-details="true"/>
                <table:data-pilot-member table:name="9204" table:display="true" table:show-details="true"/>
                <table:data-pilot-member table:name="9205" table:display="true" table:show-details="true"/>
                <table:data-pilot-member table:name="9226" table:display="true" table:show-details="true"/>
                <table:data-pilot-member table:name="9394" table:display="true" table:show-details="true"/>
                <table:data-pilot-member table:name="9396" table:display="true" table:show-details="true"/>
                <table:data-pilot-member table:name="9419" table:display="true" table:show-details="true"/>
                <table:data-pilot-member table:name="9436" table:display="true" table:show-details="true"/>
                <table:data-pilot-member table:name="9572" table:display="true" table:show-details="true"/>
                <table:data-pilot-member table:name="9576" table:display="true" table:show-details="true"/>
                <table:data-pilot-member table:name="9612" table:display="true" table:show-details="true"/>
                <table:data-pilot-member table:name="9637" table:display="true" table:show-details="true"/>
                <table:data-pilot-member table:name="9795" table:display="true" table:show-details="true"/>
                <table:data-pilot-member table:name="9826" table:display="true" table:show-details="true"/>
                <table:data-pilot-member table:name="9827" table:display="true" table:show-details="true"/>
                <table:data-pilot-member table:name="9875" table:display="true" table:show-details="true"/>
                <table:data-pilot-member table:name="9985" table:display="true" table:show-details="true"/>
                <table:data-pilot-member table:name="9996" table:display="true" table:show-details="true"/>
                <table:data-pilot-member table:name="10029" table:display="true" table:show-details="true"/>
                <table:data-pilot-member table:name="10035" table:display="true" table:show-details="true"/>
                <table:data-pilot-member table:name="10214" table:display="true" table:show-details="true"/>
                <table:data-pilot-member table:name="10248" table:display="true" table:show-details="true"/>
                <table:data-pilot-member table:name="10256" table:display="true" table:show-details="true"/>
                <table:data-pilot-member table:name="10274" table:display="true" table:show-details="true"/>
                <table:data-pilot-member table:name="10473" table:display="true" table:show-details="true"/>
                <table:data-pilot-member table:name="10520" table:display="true" table:show-details="true"/>
                <table:data-pilot-member table:name="10522" table:display="true" table:show-details="true"/>
                <table:data-pilot-member table:name="10531" table:display="true" table:show-details="true"/>
                <table:data-pilot-member table:name="10715" table:display="true" table:show-details="true"/>
                <table:data-pilot-member table:name="10737" table:display="true" table:show-details="true"/>
                <table:data-pilot-member table:name="10749" table:display="true" table:show-details="true"/>
                <table:data-pilot-member table:name="10824" table:display="true" table:show-details="true"/>
                <table:data-pilot-member table:name="10954" table:display="true" table:show-details="true"/>
                <table:data-pilot-member table:name="10977" table:display="true" table:show-details="true"/>
                <table:data-pilot-member table:name="11013" table:display="true" table:show-details="true"/>
                <table:data-pilot-member table:name="11031" table:display="true" table:show-details="true"/>
                <table:data-pilot-member table:name="11245" table:display="true" table:show-details="true"/>
                <table:data-pilot-member table:name="11298" table:display="true" table:show-details="true"/>
                <table:data-pilot-member table:name="11336" table:display="true" table:show-details="true"/>
                <table:data-pilot-member table:name="11420" table:display="true" table:show-details="true"/>
                <table:data-pilot-member table:name="11555" table:display="true" table:show-details="true"/>
                <table:data-pilot-member table:name="11556" table:display="true" table:show-details="true"/>
                <table:data-pilot-member table:name="11612" table:display="true" table:show-details="true"/>
                <table:data-pilot-member table:name="11628" table:display="true" table:show-details="true"/>
                <table:data-pilot-member table:name="11869" table:display="true" table:show-details="true"/>
                <table:data-pilot-member table:name="11902" table:display="true" table:show-details="true"/>
                <table:data-pilot-member table:name="11940" table:display="true" table:show-details="true"/>
                <table:data-pilot-member table:name="11995" table:display="true" table:show-details="true"/>
                <table:data-pilot-member table:name="12182" table:display="true" table:show-details="true"/>
                <table:data-pilot-member table:name="12215" table:display="true" table:show-details="true"/>
                <table:data-pilot-member table:name="12217" table:display="true" table:show-details="true"/>
                <table:data-pilot-member table:name="12221" table:display="true" table:show-details="true"/>
                <table:data-pilot-member table:name="12545" table:display="true" table:show-details="true"/>
                <table:data-pilot-member table:name="12563" table:display="true" table:show-details="true"/>
                <table:data-pilot-member table:name="12579" table:display="true" table:show-details="true"/>
                <table:data-pilot-member table:name="12640" table:display="true" table:show-details="true"/>
                <table:data-pilot-member table:name="12910" table:display="true" table:show-details="true"/>
                <table:data-pilot-member table:name="12913" table:display="true" table:show-details="true"/>
                <table:data-pilot-member table:name="12919" table:display="true" table:show-details="true"/>
                <table:data-pilot-member table:name="12928" table:display="true" table:show-details="true"/>
                <table:data-pilot-member table:name="13272" table:display="true" table:show-details="true"/>
                <table:data-pilot-member table:name="13280" table:display="true" table:show-details="true"/>
                <table:data-pilot-member table:name="13309" table:display="true" table:show-details="true"/>
                <table:data-pilot-member table:name="13422" table:display="true" table:show-details="true"/>
                <table:data-pilot-member table:name="13712" table:display="true" table:show-details="true"/>
                <table:data-pilot-member table:name="13714" table:display="true" table:show-details="true"/>
                <table:data-pilot-member table:name="13719" table:display="true" table:show-details="true"/>
                <table:data-pilot-member table:name="13722" table:display="true" table:show-details="true"/>
                <table:data-pilot-member table:name="14090" table:display="true" table:show-details="true"/>
                <table:data-pilot-member table:name="14179" table:display="true" table:show-details="true"/>
                <table:data-pilot-member table:name="14233" table:display="true" table:show-details="true"/>
                <table:data-pilot-member table:name="14237" table:display="true" table:show-details="true"/>
                <table:data-pilot-member table:name="14583" table:display="true" table:show-details="true"/>
                <table:data-pilot-member table:name="14613" table:display="true" table:show-details="true"/>
                <table:data-pilot-member table:name="14614" table:display="true" table:show-details="true"/>
                <table:data-pilot-member table:name="14717" table:display="true" table:show-details="true"/>
                <table:data-pilot-member table:name="14973" table:display="true" table:show-details="true"/>
                <table:data-pilot-member table:name="15111" table:display="true" table:show-details="true"/>
                <table:data-pilot-member table:name="15162" table:display="true" table:show-details="true"/>
                <table:data-pilot-member table:name="15192" table:display="true" table:show-details="true"/>
                <table:data-pilot-member table:name="15615" table:display="true" table:show-details="true"/>
                <table:data-pilot-member table:name="15652" table:display="true" table:show-details="true"/>
                <table:data-pilot-member table:name="15694" table:display="true" table:show-details="true"/>
                <table:data-pilot-member table:name="15699" table:display="true" table:show-details="true"/>
                <table:data-pilot-member table:name="16117" table:display="true" table:show-details="true"/>
                <table:data-pilot-member table:name="16180" table:display="true" table:show-details="true"/>
                <table:data-pilot-member table:name="16223" table:display="true" table:show-details="true"/>
                <table:data-pilot-member table:name="16760" table:display="true" table:show-details="true"/>
                <table:data-pilot-member table:name="16790" table:display="true" table:show-details="true"/>
                <table:data-pilot-member table:name="16807" table:display="true" table:show-details="true"/>
                <table:data-pilot-member table:name="17026" table:display="true" table:show-details="true"/>
                <table:data-pilot-member table:name="17419" table:display="true" table:show-details="true"/>
                <table:data-pilot-member table:name="17437" table:display="true" table:show-details="true"/>
                <table:data-pilot-member table:name="17524" table:display="true" table:show-details="true"/>
                <table:data-pilot-member table:name="17582" table:display="true" table:show-details="true"/>
                <table:data-pilot-member table:name="18209" table:display="true" table:show-details="true"/>
                <table:data-pilot-member table:name="18210" table:display="true" table:show-details="true"/>
                <table:data-pilot-member table:name="18231" table:display="true" table:show-details="true"/>
                <table:data-pilot-member table:name="18342" table:display="true" table:show-details="true"/>
                <table:data-pilot-member table:name="18841" table:display="true" table:show-details="true"/>
                <table:data-pilot-member table:name="18905" table:display="true" table:show-details="true"/>
                <table:data-pilot-member table:name="19059" table:display="true" table:show-details="true"/>
                <table:data-pilot-member table:name="19136" table:display="true" table:show-details="true"/>
                <table:data-pilot-member table:name="19710" table:display="true" table:show-details="true"/>
                <table:data-pilot-member table:name="19725" table:display="true" table:show-details="true"/>
                <table:data-pilot-member table:name="19817" table:display="true" table:show-details="true"/>
                <table:data-pilot-member table:name="19991" table:display="true" table:show-details="true"/>
                <table:data-pilot-member table:name="20686" table:display="true" table:show-details="true"/>
                <table:data-pilot-member table:name="20688" table:display="true" table:show-details="true"/>
                <table:data-pilot-member table:name="20721" table:display="true" table:show-details="true"/>
                <table:data-pilot-member table:name="20784" table:display="true" table:show-details="true"/>
                <table:data-pilot-member table:name="21630" table:display="true" table:show-details="true"/>
                <table:data-pilot-member table:name="21664" table:display="true" table:show-details="true"/>
                <table:data-pilot-member table:name="21674" table:display="true" table:show-details="true"/>
                <table:data-pilot-member table:name="21756" table:display="true" table:show-details="true"/>
                <table:data-pilot-member table:name="22646" table:display="true" table:show-details="true"/>
                <table:data-pilot-member table:name="22711" table:display="true" table:show-details="true"/>
                <table:data-pilot-member table:name="22850" table:display="true" table:show-details="true"/>
                <table:data-pilot-member table:name="22864" table:display="true" table:show-details="true"/>
                <table:data-pilot-member table:name="23923" table:display="true" table:show-details="true"/>
                <table:data-pilot-member table:name="23996" table:display="true" table:show-details="true"/>
                <table:data-pilot-member table:name="24026" table:display="true" table:show-details="true"/>
                <table:data-pilot-member table:name="24028" table:display="true" table:show-details="true"/>
                <table:data-pilot-member table:name="25405" table:display="true" table:show-details="true"/>
                <table:data-pilot-member table:name="25637" table:display="true" table:show-details="true"/>
                <table:data-pilot-member table:name="25651" table:display="true" table:show-details="true"/>
                <table:data-pilot-member table:name="25663" table:display="true" table:show-details="true"/>
                <table:data-pilot-member table:name="26750" table:display="true" table:show-details="true"/>
                <table:data-pilot-member table:name="26780" table:display="true" table:show-details="true"/>
                <table:data-pilot-member table:name="26804" table:display="true" table:show-details="true"/>
                <table:data-pilot-member table:name="27071" table:display="true" table:show-details="true"/>
                <table:data-pilot-member table:name="28515" table:display="true" table:show-details="true"/>
                <table:data-pilot-member table:name="28748" table:display="true" table:show-details="true"/>
                <table:data-pilot-member table:name="28769" table:display="true" table:show-details="true"/>
                <table:data-pilot-member table:name="29000" table:display="true" table:show-details="true"/>
                <table:data-pilot-member table:name="30336" table:display="true" table:show-details="true"/>
                <table:data-pilot-member table:name="30367" table:display="true" table:show-details="true"/>
                <table:data-pilot-member table:name="30480" table:display="true" table:show-details="true"/>
                <table:data-pilot-member table:name="30971" table:display="true" table:show-details="true"/>
                <table:data-pilot-member table:name="32500" table:display="true" table:show-details="true"/>
                <table:data-pilot-member table:name="32943" table:display="true" table:show-details="true"/>
                <table:data-pilot-member table:name="32973" table:display="true" table:show-details="true"/>
                <table:data-pilot-member table:name="33344" table:display="true" table:show-details="true"/>
                <table:data-pilot-member table:name="34997" table:display="true" table:show-details="true"/>
                <table:data-pilot-member table:name="35085" table:display="true" table:show-details="true"/>
                <table:data-pilot-member table:name="35223" table:display="true" table:show-details="true"/>
                <table:data-pilot-member table:name="353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01185185185185" table:display="true" table:show-details="true"/>
                <table:data-pilot-member table:name="1.01333333333333" table:display="true" table:show-details="true"/>
                <table:data-pilot-member table:name="1.01481481481481" table:display="true" table:show-details="true"/>
                <table:data-pilot-member table:name="1.01925925925926" table:display="true" table:show-details="true"/>
                <table:data-pilot-member table:name="1.02222222222222" table:display="true" table:show-details="true"/>
                <table:data-pilot-member table:name="1.0237037037037" table:display="true" table:show-details="true"/>
                <table:data-pilot-member table:name="1.02518518518519" table:display="true" table:show-details="true"/>
                <table:data-pilot-member table:name="1.02666666666667" table:display="true" table:show-details="true"/>
                <table:data-pilot-member table:name="1.02814814814815" table:display="true" table:show-details="true"/>
                <table:data-pilot-member table:name="1.02962962962963" table:display="true" table:show-details="true"/>
                <table:data-pilot-member table:name="1.03111111111111" table:display="true" table:show-details="true"/>
                <table:data-pilot-member table:name="1.03407407407407" table:display="true" table:show-details="true"/>
                <table:data-pilot-member table:name="1.03555555555556" table:display="true" table:show-details="true"/>
                <table:data-pilot-member table:name="1.03703703703704" table:display="true" table:show-details="true"/>
                <table:data-pilot-member table:name="1.03851851851852" table:display="true" table:show-details="true"/>
                <table:data-pilot-member table:name="1.04" table:display="true" table:show-details="true"/>
                <table:data-pilot-member table:name="1.04148148148148" table:display="true" table:show-details="true"/>
                <table:data-pilot-member table:name="1.04296296296296" table:display="true" table:show-details="true"/>
                <table:data-pilot-member table:name="1.04444444444444" table:display="true" table:show-details="true"/>
                <table:data-pilot-member table:name="1.04592592592593" table:display="true" table:show-details="true"/>
                <table:data-pilot-member table:name="1.04740740740741" table:display="true" table:show-details="true"/>
                <table:data-pilot-member table:name="1.04888888888889" table:display="true" table:show-details="true"/>
                <table:data-pilot-member table:name="1.05037037037037" table:display="true" table:show-details="true"/>
                <table:data-pilot-member table:name="1.05777777777778" table:display="true" table:show-details="true"/>
                <table:data-pilot-member table:name="1.06666666666667" table:display="true" table:show-details="true"/>
                <table:data-pilot-member table:name="1.07111111111111" table:display="true" table:show-details="true"/>
                <table:data-pilot-member table:name="1.07703703703704" table:display="true" table:show-details="true"/>
                <table:data-pilot-member table:name="1.08" table:display="true" table:show-details="true"/>
                <table:data-pilot-member table:name="1.08148148148148" table:display="true" table:show-details="true"/>
                <table:data-pilot-member table:name="1.08296296296296" table:display="true" table:show-details="true"/>
                <table:data-pilot-member table:name="1.08444444444444" table:display="true" table:show-details="true"/>
                <table:data-pilot-member table:name="1.08592592592593" table:display="true" table:show-details="true"/>
                <table:data-pilot-member table:name="1.08740740740741" table:display="true" table:show-details="true"/>
                <table:data-pilot-member table:name="1.08888888888889" table:display="true" table:show-details="true"/>
                <table:data-pilot-member table:name="1.09037037037037" table:display="true" table:show-details="true"/>
                <table:data-pilot-member table:name="1.09185185185185" table:display="true" table:show-details="true"/>
                <table:data-pilot-member table:name="1.09333333333333" table:display="true" table:show-details="true"/>
                <table:data-pilot-member table:name="1.09481481481482" table:display="true" table:show-details="true"/>
                <table:data-pilot-member table:name="1.0962962962963" table:display="true" table:show-details="true"/>
                <table:data-pilot-member table:name="1.09777777777778" table:display="true" table:show-details="true"/>
                <table:data-pilot-member table:name="1.09925925925926" table:display="true" table:show-details="true"/>
                <table:data-pilot-member table:name="1.10074074074074" table:display="true" table:show-details="true"/>
                <table:data-pilot-member table:name="1.10222222222222" table:display="true" table:show-details="true"/>
                <table:data-pilot-member table:name="1.1037037037037" table:display="true" table:show-details="true"/>
                <table:data-pilot-member table:name="1.10518518518519" table:display="true" table:show-details="true"/>
                <table:data-pilot-member table:name="1.10666666666667" table:display="true" table:show-details="true"/>
                <table:data-pilot-member table:name="1.10814814814815" table:display="true" table:show-details="true"/>
                <table:data-pilot-member table:name="1.11111111111111" table:display="true" table:show-details="true"/>
                <table:data-pilot-member table:name="1.11407407407407" table:display="true" table:show-details="true"/>
                <table:data-pilot-member table:name="1.11555555555556" table:display="true" table:show-details="true"/>
                <table:data-pilot-member table:name="1.12" table:display="true" table:show-details="true"/>
                <table:data-pilot-member table:name="1.121481481481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  <table:data-pilot-table table:name="DataPilot2" table:application-data="" table:target-range-address="'Pivot Table_Sim439_1'.A1:'Pivot Table_Sim439_1'.D43" table:buttons="'Pivot Table_Sim439_1'.A2 'Pivot Table_Sim439_1'.B1" table:show-filter-button="false" table:drill-down-on-double-click="false">
          <table:source-cell-range table:cell-range-address="Sim439.A1:Sim439.E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hance Chance" table:orientation="row" table:used-hierarchy="0" table:function="auto">
            <table:data-pilot-level table:show-empty="false" calcext:repeat-item-labels="false">
              <table:data-pilot-members>
                <table:data-pilot-member table:name="0.025" table:display="true" table:show-details="true"/>
                <table:data-pilot-member table:name="0.05" table:display="true" table:show-details="true"/>
                <table:data-pilot-member table:name="0.075" table:display="true" table:show-details="true"/>
                <table:data-pilot-member table:name="0.1" table:display="true" table:show-details="true"/>
                <table:data-pilot-member table:name="0.125" table:display="true" table:show-details="true"/>
                <table:data-pilot-member table:name="0.15" table:display="true" table:show-details="true"/>
                <table:data-pilot-member table:name="0.175" table:display="true" table:show-details="true"/>
                <table:data-pilot-member table:name="0.2" table:display="true" table:show-details="true"/>
                <table:data-pilot-member table:name="0.225" table:display="true" table:show-details="true"/>
                <table:data-pilot-member table:name="0.25" table:display="true" table:show-details="true"/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  <table:data-pilot-member table:name="0.525" table:display="true" table:show-details="true"/>
                <table:data-pilot-member table:name="0.55" table:display="true" table:show-details="true"/>
                <table:data-pilot-member table:name="0.575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75" table:display="true" table:show-details="true"/>
                <table:data-pilot-member table:name="0.7" table:display="true" table:show-details="true"/>
                <table:data-pilot-member table:name="0.725" table:display="true" table:show-details="true"/>
                <table:data-pilot-member table:name="0.75" table:display="true" table:show-details="true"/>
                <table:data-pilot-member table:name="0.775" table:display="true" table:show-details="true"/>
                <table:data-pilot-member table:name="0.8" table:display="true" table:show-details="true"/>
                <table:data-pilot-member table:name="0.825" table:display="true" table:show-details="true"/>
                <table:data-pilot-member table:name="0.85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25" table:display="true" table:show-details="true"/>
                <table:data-pilot-member table:name="0.95" table:display="true" table:show-details="true"/>
                <table:data-pilot-member table:name="0.9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0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70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5" table:display="true" table:show-details="true"/>
                <table:data-pilot-member table:name="374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640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09380042344031" table:display="true" table:show-details="true"/>
                <table:data-pilot-member table:name="1.09934991652443" table:display="true" table:show-details="true"/>
                <table:data-pilot-member table:name="1.10335114767248" table:display="true" table:show-details="true"/>
                <table:data-pilot-member table:name="1.10762285831538" table:display="true" table:show-details="true"/>
                <table:data-pilot-member table:name="1.10868612253654" table:display="true" table:show-details="true"/>
                <table:data-pilot-member table:name="1.10973073299943" table:display="true" table:show-details="true"/>
                <table:data-pilot-member table:name="1.11409571243366" table:display="true" table:show-details="true"/>
                <table:data-pilot-member table:name="1.1165393547665" table:display="true" table:show-details="true"/>
                <table:data-pilot-member table:name="1.11794771351558" table:display="true" table:show-details="true"/>
                <table:data-pilot-member table:name="1.1200182806831" table:display="true" table:show-details="true"/>
                <table:data-pilot-member table:name="1.12690151748323" table:display="true" table:show-details="true"/>
                <table:data-pilot-member table:name="1.12758237965994" table:display="true" table:show-details="true"/>
                <table:data-pilot-member table:name="1.1320406278855" table:display="true" table:show-details="true"/>
                <table:data-pilot-member table:name="1.13218985795163" table:display="true" table:show-details="true"/>
                <table:data-pilot-member table:name="1.13221783858903" table:display="true" table:show-details="true"/>
                <table:data-pilot-member table:name="1.13362619733811" table:display="true" table:show-details="true"/>
                <table:data-pilot-member table:name="1.13579003329696" table:display="true" table:show-details="true"/>
                <table:data-pilot-member table:name="1.13758079409049" table:display="true" table:show-details="true"/>
                <table:data-pilot-member table:name="1.13955809246668" table:display="true" table:show-details="true"/>
                <table:data-pilot-member table:name="1.14142346829327" table:display="true" table:show-details="true"/>
                <table:data-pilot-member table:name="1.14183385097513" table:display="true" table:show-details="true"/>
                <table:data-pilot-member table:name="1.14382980310958" table:display="true" table:show-details="true"/>
                <table:data-pilot-member table:name="1.14546200695785" table:display="true" table:show-details="true"/>
                <table:data-pilot-member table:name="1.14647863678335" table:display="true" table:show-details="true"/>
                <table:data-pilot-member table:name="1.1468330581904" table:display="true" table:show-details="true"/>
                <table:data-pilot-member table:name="1.1476818041915" table:display="true" table:show-details="true"/>
                <table:data-pilot-member table:name="1.14770045794977" table:display="true" table:show-details="true"/>
                <table:data-pilot-member table:name="1.1477657461037" table:display="true" table:show-details="true"/>
                <table:data-pilot-member table:name="1.14925804676497" table:display="true" table:show-details="true"/>
                <table:data-pilot-member table:name="1.14926737364411" table:display="true" table:show-details="true"/>
                <table:data-pilot-member table:name="1.1494352574685" table:display="true" table:show-details="true"/>
                <table:data-pilot-member table:name="1.15129130641596" table:display="true" table:show-details="true"/>
                <table:data-pilot-member table:name="1.15239187815365" table:display="true" table:show-details="true"/>
                <table:data-pilot-member table:name="1.15409869703499" table:display="true" table:show-details="true"/>
                <table:data-pilot-member table:name="1.15435052277158" table:display="true" table:show-details="true"/>
                <table:data-pilot-member table:name="1.15493811615695" table:display="true" table:show-details="true"/>
                <table:data-pilot-member table:name="1.15509667310221" table:display="true" table:show-details="true"/>
                <table:data-pilot-member table:name="1.15698070268707" table:display="true" table:show-details="true"/>
                <table:data-pilot-member table:name="1.15703666396187" table:display="true" table:show-details="true"/>
                <table:data-pilot-member table:name="1.1572418553028" table:display="true" table:show-details="true"/>
                <table:data-pilot-member table:name="1.15772685301771" table:display="true" table:show-details="true"/>
                <table:data-pilot-member table:name="1.15856627213968" table:display="true" table:show-details="true"/>
                <table:data-pilot-member table:name="1.15948963317384" table:display="true" table:show-details="true"/>
                <table:data-pilot-member table:name="1.16045030172454" table:display="true" table:show-details="true"/>
                <table:data-pilot-member table:name="1.16091664568119" table:display="true" table:show-details="true"/>
                <table:data-pilot-member table:name="1.16153221970396" table:display="true" table:show-details="true"/>
                <table:data-pilot-member table:name="1.16180269919882" table:display="true" table:show-details="true"/>
                <table:data-pilot-member table:name="1.16211048621021" table:display="true" table:show-details="true"/>
                <table:data-pilot-member table:name="1.16304317412351" table:display="true" table:show-details="true"/>
                <table:data-pilot-member table:name="1.16336028801403" table:display="true" table:show-details="true"/>
                <table:data-pilot-member table:name="1.16350019120102" table:display="true" table:show-details="true"/>
                <table:data-pilot-member table:name="1.16377067069588" table:display="true" table:show-details="true"/>
                <table:data-pilot-member table:name="1.16406913082813" table:display="true" table:show-details="true"/>
                <table:data-pilot-member table:name="1.16425566841079" table:display="true" table:show-details="true"/>
                <table:data-pilot-member table:name="1.16431162968559" table:display="true" table:show-details="true"/>
                <table:data-pilot-member table:name="1.16466605109264" table:display="true" table:show-details="true"/>
                <table:data-pilot-member table:name="1.16479662740051" table:display="true" table:show-details="true"/>
                <table:data-pilot-member table:name="1.16521633696149" table:display="true" table:show-details="true"/>
                <table:data-pilot-member table:name="1.16526297135715" table:display="true" table:show-details="true"/>
                <table:data-pilot-member table:name="1.16567335403901" table:display="true" table:show-details="true"/>
                <table:data-pilot-member table:name="1.16594383353386" table:display="true" table:show-details="true"/>
                <table:data-pilot-member table:name="1.16703507839242" table:display="true" table:show-details="true"/>
                <table:data-pilot-member table:name="1.16730555788728" table:display="true" table:show-details="true"/>
                <table:data-pilot-member table:name="1.16732421164554" table:display="true" table:show-details="true"/>
                <table:data-pilot-member table:name="1.1684154565041" table:display="true" table:show-details="true"/>
                <table:data-pilot-member table:name="1.16849007153716" table:display="true" table:show-details="true"/>
                <table:data-pilot-member table:name="1.16861132096589" table:display="true" table:show-details="true"/>
                <table:data-pilot-member table:name="1.16870458975722" table:display="true" table:show-details="true"/>
                <table:data-pilot-member table:name="1.16878853166942" table:display="true" table:show-details="true"/>
                <table:data-pilot-member table:name="1.16881651230682" table:display="true" table:show-details="true"/>
                <table:data-pilot-member table:name="1.16952535512092" table:display="true" table:show-details="true"/>
                <table:data-pilot-member table:name="1.16977718085751" table:display="true" table:show-details="true"/>
                <table:data-pilot-member table:name="1.17030881296809" table:display="true" table:show-details="true"/>
                <table:data-pilot-member table:name="1.17035544736376" table:display="true" table:show-details="true"/>
                <table:data-pilot-member table:name="1.17037410112202" table:display="true" table:show-details="true"/>
                <table:data-pilot-member table:name="1.17041140863856" table:display="true" table:show-details="true"/>
                <table:data-pilot-member table:name="1.17044871615509" table:display="true" table:show-details="true"/>
                <table:data-pilot-member table:name="1.1709616945074" table:display="true" table:show-details="true"/>
                <table:data-pilot-member table:name="1.17164255668411" table:display="true" table:show-details="true"/>
                <table:data-pilot-member table:name="1.17167986420064" table:display="true" table:show-details="true"/>
                <table:data-pilot-member table:name="1.17176380611284" table:display="true" table:show-details="true"/>
                <table:data-pilot-member table:name="1.1719503436955" table:display="true" table:show-details="true"/>
                <table:data-pilot-member table:name="1.17196899745376" table:display="true" table:show-details="true"/>
                <table:data-pilot-member table:name="1.17199697809116" table:display="true" table:show-details="true"/>
                <table:data-pilot-member table:name="1.17229543822342" table:display="true" table:show-details="true"/>
                <table:data-pilot-member table:name="1.17235139949821" table:display="true" table:show-details="true"/>
                <table:data-pilot-member table:name="1.17243534141041" table:display="true" table:show-details="true"/>
                <table:data-pilot-member table:name="1.17250995644347" table:display="true" table:show-details="true"/>
                <table:data-pilot-member table:name="1.17259389835567" table:display="true" table:show-details="true"/>
                <table:data-pilot-member table:name="1.17287370472966" table:display="true" table:show-details="true"/>
                <table:data-pilot-member table:name="1.17330274116978" table:display="true" table:show-details="true"/>
                <table:data-pilot-member table:name="1.1734799518733" table:display="true" table:show-details="true"/>
                <table:data-pilot-member table:name="1.17462715800666" table:display="true" table:show-details="true"/>
                <table:data-pilot-member table:name="1.17524273202944" table:display="true" table:show-details="true"/>
                <table:data-pilot-member table:name="1.17541994273296" table:display="true" table:show-details="true"/>
                <table:data-pilot-member table:name="1.17550388464516" table:display="true" table:show-details="true"/>
                <table:data-pilot-member table:name="1.17559715343649" table:display="true" table:show-details="true"/>
                <table:data-pilot-member table:name="1.17568109534869" table:display="true" table:show-details="true"/>
                <table:data-pilot-member table:name="1.17575571038175" table:display="true" table:show-details="true"/>
                <table:data-pilot-member table:name="1.17580234477741" table:display="true" table:show-details="true"/>
                <table:data-pilot-member table:name="1.17601686299747" table:display="true" table:show-details="true"/>
                <table:data-pilot-member table:name="1.17647388007499" table:display="true" table:show-details="true"/>
                <table:data-pilot-member table:name="1.17679099396551" table:display="true" table:show-details="true"/>
                <table:data-pilot-member table:name="1.17689358963597" table:display="true" table:show-details="true"/>
                <table:data-pilot-member table:name="1.17735993359262" table:display="true" table:show-details="true"/>
                <table:data-pilot-member table:name="1.17755579805441" table:display="true" table:show-details="true"/>
                <table:data-pilot-member table:name="1.17762108620834" table:display="true" table:show-details="true"/>
                <table:data-pilot-member table:name="1.17767704748314" table:display="true" table:show-details="true"/>
                <table:data-pilot-member table:name="1.17774233563707" table:display="true" table:show-details="true"/>
                <table:data-pilot-member table:name="1.17785425818667" table:display="true" table:show-details="true"/>
                <table:data-pilot-member table:name="1.17796618073626" table:display="true" table:show-details="true"/>
                <table:data-pilot-member table:name="1.1779755076154" table:display="true" table:show-details="true"/>
                <table:data-pilot-member table:name="1.17815271831892" table:display="true" table:show-details="true"/>
                <table:data-pilot-member table:name="1.17824598711025" table:display="true" table:show-details="true"/>
                <table:data-pilot-member table:name="1.17849781284684" table:display="true" table:show-details="true"/>
                <table:data-pilot-member table:name="1.17861906227557" table:display="true" table:show-details="true"/>
                <table:data-pilot-member table:name="1.17881492673736" table:display="true" table:show-details="true"/>
                <table:data-pilot-member table:name="1.17971030713413" table:display="true" table:show-details="true"/>
                <table:data-pilot-member table:name="1.1805777068935" table:display="true" table:show-details="true"/>
                <table:data-pilot-member table:name="1.18094145517968" table:display="true" table:show-details="true"/>
                <table:data-pilot-member table:name="1.1814264528946" table:display="true" table:show-details="true"/>
                <table:data-pilot-member table:name="1.18258298590709" table:display="true" table:show-details="true"/>
                <table:data-pilot-member table:name="1.1831799061716" table:display="true" table:show-details="true"/>
                <table:data-pilot-member table:name="1.18354365445778" table:display="true" table:show-details="true"/>
                <table:data-pilot-member table:name="1.18376749955697" table:display="true" table:show-details="true"/>
                <table:data-pilot-member table:name="1.18439240045888" table:display="true" table:show-details="true"/>
                <table:data-pilot-member table:name="1.1847374949868" table:display="true" table:show-details="true"/>
                <table:data-pilot-member table:name="1.18475614874507" table:display="true" table:show-details="true"/>
                <table:data-pilot-member table:name="1.18525980021825" table:display="true" table:show-details="true"/>
                <table:data-pilot-member table:name="1.18565152914183" table:display="true" table:show-details="true"/>
                <table:data-pilot-member table:name="1.1856981635375" table:display="true" table:show-details="true"/>
                <table:data-pilot-member table:name="1.18631373756028" table:display="true" table:show-details="true"/>
                <table:data-pilot-member table:name="1.18647229450554" table:display="true" table:show-details="true"/>
                <table:data-pilot-member table:name="1.1864909482638" table:display="true" table:show-details="true"/>
                <table:data-pilot-member table:name="1.1866588320882" table:display="true" table:show-details="true"/>
                <table:data-pilot-member table:name="1.18676142775866" table:display="true" table:show-details="true"/>
                <table:data-pilot-member table:name="1.18678940839606" table:display="true" table:show-details="true"/>
                <table:data-pilot-member table:name="1.18733036738577" table:display="true" table:show-details="true"/>
                <table:data-pilot-member table:name="1.18734902114404" table:display="true" table:show-details="true"/>
                <table:data-pilot-member table:name="1.18769411567196" table:display="true" table:show-details="true"/>
                <table:data-pilot-member table:name="1.18819776714514" table:display="true" table:show-details="true"/>
                <table:data-pilot-member table:name="1.18927035824543" table:display="true" table:show-details="true"/>
                <table:data-pilot-member table:name="1.19011910424653" table:display="true" table:show-details="true"/>
                <table:data-pilot-member table:name="1.19022169991699" table:display="true" table:show-details="true"/>
                <table:data-pilot-member table:name="1.19083727393977" table:display="true" table:show-details="true"/>
                <table:data-pilot-member table:name="1.19249745842544" table:display="true" table:show-details="true"/>
                <table:data-pilot-member table:name="1.19275861104116" table:display="true" table:show-details="true"/>
                <table:data-pilot-member table:name="1.19285187983249" table:display="true" table:show-details="true"/>
                <table:data-pilot-member table:name="1.19297312926122" table:display="true" table:show-details="true"/>
                <table:data-pilot-member table:name="1.19393379781191" table:display="true" table:show-details="true"/>
                <table:data-pilot-member table:name="1.19463331374689" table:display="true" table:show-details="true"/>
                <table:data-pilot-member table:name="1.19492244700001" table:display="true" table:show-details="true"/>
                <table:data-pilot-member table:name="1.19642407454042" table:display="true" table:show-details="true"/>
                <table:data-pilot-member table:name="1.19756195379464" table:display="true" table:show-details="true"/>
                <table:data-pilot-member table:name="1.1996138672039" table:display="true" table:show-details="true"/>
                <table:data-pilot-member table:name="1.20341923389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  <table:data-pilot-table table:name="DataPilot3" table:application-data="" table:target-range-address="'Pivot Table_Asim71_1'.A1:'Pivot Table_Asim71_1'.D43" table:buttons="'Pivot Table_Asim71_1'.A2 'Pivot Table_Asim71_1'.B1" table:show-filter-button="false" table:drill-down-on-double-click="false">
          <table:source-cell-range table:cell-range-address="Asim71.A1:Asim71.E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hance Chance" table:orientation="row" table:used-hierarchy="0" table:function="auto">
            <table:data-pilot-level table:show-empty="false" calcext:repeat-item-labels="false">
              <table:data-pilot-members>
                <table:data-pilot-member table:name="0.025" table:display="true" table:show-details="true"/>
                <table:data-pilot-member table:name="0.05" table:display="true" table:show-details="true"/>
                <table:data-pilot-member table:name="0.075" table:display="true" table:show-details="true"/>
                <table:data-pilot-member table:name="0.1" table:display="true" table:show-details="true"/>
                <table:data-pilot-member table:name="0.125" table:display="true" table:show-details="true"/>
                <table:data-pilot-member table:name="0.15" table:display="true" table:show-details="true"/>
                <table:data-pilot-member table:name="0.175" table:display="true" table:show-details="true"/>
                <table:data-pilot-member table:name="0.2" table:display="true" table:show-details="true"/>
                <table:data-pilot-member table:name="0.225" table:display="true" table:show-details="true"/>
                <table:data-pilot-member table:name="0.25" table:display="true" table:show-details="true"/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  <table:data-pilot-member table:name="0.525" table:display="true" table:show-details="true"/>
                <table:data-pilot-member table:name="0.55" table:display="true" table:show-details="true"/>
                <table:data-pilot-member table:name="0.575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75" table:display="true" table:show-details="true"/>
                <table:data-pilot-member table:name="0.7" table:display="true" table:show-details="true"/>
                <table:data-pilot-member table:name="0.725" table:display="true" table:show-details="true"/>
                <table:data-pilot-member table:name="0.75" table:display="true" table:show-details="true"/>
                <table:data-pilot-member table:name="0.775" table:display="true" table:show-details="true"/>
                <table:data-pilot-member table:name="0.8" table:display="true" table:show-details="true"/>
                <table:data-pilot-member table:name="0.825" table:display="true" table:show-details="true"/>
                <table:data-pilot-member table:name="0.85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25" table:display="true" table:show-details="true"/>
                <table:data-pilot-member table:name="0.95" table:display="true" table:show-details="true"/>
                <table:data-pilot-member table:name="0.9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2415" table:display="true" table:show-details="true"/>
                <table:data-pilot-member table:name="2431" table:display="true" table:show-details="true"/>
                <table:data-pilot-member table:name="2440" table:display="true" table:show-details="true"/>
                <table:data-pilot-member table:name="2442" table:display="true" table:show-details="true"/>
                <table:data-pilot-member table:name="2447" table:display="true" table:show-details="true"/>
                <table:data-pilot-member table:name="2480" table:display="true" table:show-details="true"/>
                <table:data-pilot-member table:name="2525" table:display="true" table:show-details="true"/>
                <table:data-pilot-member table:name="2563" table:display="true" table:show-details="true"/>
                <table:data-pilot-member table:name="2567" table:display="true" table:show-details="true"/>
                <table:data-pilot-member table:name="2573" table:display="true" table:show-details="true"/>
                <table:data-pilot-member table:name="2577" table:display="true" table:show-details="true"/>
                <table:data-pilot-member table:name="2578" table:display="true" table:show-details="true"/>
                <table:data-pilot-member table:name="2583" table:display="true" table:show-details="true"/>
                <table:data-pilot-member table:name="2590" table:display="true" table:show-details="true"/>
                <table:data-pilot-member table:name="2592" table:display="true" table:show-details="true"/>
                <table:data-pilot-member table:name="2599" table:display="true" table:show-details="true"/>
                <table:data-pilot-member table:name="2602" table:display="true" table:show-details="true"/>
                <table:data-pilot-member table:name="2611" table:display="true" table:show-details="true"/>
                <table:data-pilot-member table:name="2618" table:display="true" table:show-details="true"/>
                <table:data-pilot-member table:name="2620" table:display="true" table:show-details="true"/>
                <table:data-pilot-member table:name="2646" table:display="true" table:show-details="true"/>
                <table:data-pilot-member table:name="2648" table:display="true" table:show-details="true"/>
                <table:data-pilot-member table:name="2651" table:display="true" table:show-details="true"/>
                <table:data-pilot-member table:name="2654" table:display="true" table:show-details="true"/>
                <table:data-pilot-member table:name="2658" table:display="true" table:show-details="true"/>
                <table:data-pilot-member table:name="2674" table:display="true" table:show-details="true"/>
                <table:data-pilot-member table:name="2676" table:display="true" table:show-details="true"/>
                <table:data-pilot-member table:name="2677" table:display="true" table:show-details="true"/>
                <table:data-pilot-member table:name="2680" table:display="true" table:show-details="true"/>
                <table:data-pilot-member table:name="2697" table:display="true" table:show-details="true"/>
                <table:data-pilot-member table:name="2699" table:display="true" table:show-details="true"/>
                <table:data-pilot-member table:name="2705" table:display="true" table:show-details="true"/>
                <table:data-pilot-member table:name="2710" table:display="true" table:show-details="true"/>
                <table:data-pilot-member table:name="2713" table:display="true" table:show-details="true"/>
                <table:data-pilot-member table:name="2723" table:display="true" table:show-details="true"/>
                <table:data-pilot-member table:name="2724" table:display="true" table:show-details="true"/>
                <table:data-pilot-member table:name="2726" table:display="true" table:show-details="true"/>
                <table:data-pilot-member table:name="2729" table:display="true" table:show-details="true"/>
                <table:data-pilot-member table:name="2731" table:display="true" table:show-details="true"/>
                <table:data-pilot-member table:name="2733" table:display="true" table:show-details="true"/>
                <table:data-pilot-member table:name="2735" table:display="true" table:show-details="true"/>
                <table:data-pilot-member table:name="2755" table:display="true" table:show-details="true"/>
                <table:data-pilot-member table:name="2759" table:display="true" table:show-details="true"/>
                <table:data-pilot-member table:name="2765" table:display="true" table:show-details="true"/>
                <table:data-pilot-member table:name="2770" table:display="true" table:show-details="true"/>
                <table:data-pilot-member table:name="2781" table:display="true" table:show-details="true"/>
                <table:data-pilot-member table:name="2793" table:display="true" table:show-details="true"/>
                <table:data-pilot-member table:name="2799" table:display="true" table:show-details="true"/>
                <table:data-pilot-member table:name="2810" table:display="true" table:show-details="true"/>
                <table:data-pilot-member table:name="2811" table:display="true" table:show-details="true"/>
                <table:data-pilot-member table:name="2814" table:display="true" table:show-details="true"/>
                <table:data-pilot-member table:name="2818" table:display="true" table:show-details="true"/>
                <table:data-pilot-member table:name="2819" table:display="true" table:show-details="true"/>
                <table:data-pilot-member table:name="2821" table:display="true" table:show-details="true"/>
                <table:data-pilot-member table:name="2822" table:display="true" table:show-details="true"/>
                <table:data-pilot-member table:name="2825" table:display="true" table:show-details="true"/>
                <table:data-pilot-member table:name="2831" table:display="true" table:show-details="true"/>
                <table:data-pilot-member table:name="2833" table:display="true" table:show-details="true"/>
                <table:data-pilot-member table:name="2835" table:display="true" table:show-details="true"/>
                <table:data-pilot-member table:name="2841" table:display="true" table:show-details="true"/>
                <table:data-pilot-member table:name="2847" table:display="true" table:show-details="true"/>
                <table:data-pilot-member table:name="2848" table:display="true" table:show-details="true"/>
                <table:data-pilot-member table:name="2849" table:display="true" table:show-details="true"/>
                <table:data-pilot-member table:name="2854" table:display="true" table:show-details="true"/>
                <table:data-pilot-member table:name="2867" table:display="true" table:show-details="true"/>
                <table:data-pilot-member table:name="2872" table:display="true" table:show-details="true"/>
                <table:data-pilot-member table:name="2881" table:display="true" table:show-details="true"/>
                <table:data-pilot-member table:name="2882" table:display="true" table:show-details="true"/>
                <table:data-pilot-member table:name="2884" table:display="true" table:show-details="true"/>
                <table:data-pilot-member table:name="2889" table:display="true" table:show-details="true"/>
                <table:data-pilot-member table:name="2890" table:display="true" table:show-details="true"/>
                <table:data-pilot-member table:name="2909" table:display="true" table:show-details="true"/>
                <table:data-pilot-member table:name="2912" table:display="true" table:show-details="true"/>
                <table:data-pilot-member table:name="2913" table:display="true" table:show-details="true"/>
                <table:data-pilot-member table:name="2914" table:display="true" table:show-details="true"/>
                <table:data-pilot-member table:name="2915" table:display="true" table:show-details="true"/>
                <table:data-pilot-member table:name="2920" table:display="true" table:show-details="true"/>
                <table:data-pilot-member table:name="2927" table:display="true" table:show-details="true"/>
                <table:data-pilot-member table:name="2935" table:display="true" table:show-details="true"/>
                <table:data-pilot-member table:name="2939" table:display="true" table:show-details="true"/>
                <table:data-pilot-member table:name="2955" table:display="true" table:show-details="true"/>
                <table:data-pilot-member table:name="2964" table:display="true" table:show-details="true"/>
                <table:data-pilot-member table:name="2987" table:display="true" table:show-details="true"/>
                <table:data-pilot-member table:name="3024" table:display="true" table:show-details="true"/>
                <table:data-pilot-member table:name="3032" table:display="true" table:show-details="true"/>
                <table:data-pilot-member table:name="3053" table:display="true" table:show-details="true"/>
                <table:data-pilot-member table:name="3055" table:display="true" table:show-details="true"/>
                <table:data-pilot-member table:name="3057" table:display="true" table:show-details="true"/>
                <table:data-pilot-member table:name="3059" table:display="true" table:show-details="true"/>
                <table:data-pilot-member table:name="3065" table:display="true" table:show-details="true"/>
                <table:data-pilot-member table:name="3123" table:display="true" table:show-details="true"/>
                <table:data-pilot-member table:name="3127" table:display="true" table:show-details="true"/>
                <table:data-pilot-member table:name="3128" table:display="true" table:show-details="true"/>
                <table:data-pilot-member table:name="3129" table:display="true" table:show-details="true"/>
                <table:data-pilot-member table:name="3133" table:display="true" table:show-details="true"/>
                <table:data-pilot-member table:name="3143" table:display="true" table:show-details="true"/>
                <table:data-pilot-member table:name="3159" table:display="true" table:show-details="true"/>
                <table:data-pilot-member table:name="3163" table:display="true" table:show-details="true"/>
                <table:data-pilot-member table:name="3165" table:display="true" table:show-details="true"/>
                <table:data-pilot-member table:name="3170" table:display="true" table:show-details="true"/>
                <table:data-pilot-member table:name="3173" table:display="true" table:show-details="true"/>
                <table:data-pilot-member table:name="3174" table:display="true" table:show-details="true"/>
                <table:data-pilot-member table:name="3182" table:display="true" table:show-details="true"/>
                <table:data-pilot-member table:name="3184" table:display="true" table:show-details="true"/>
                <table:data-pilot-member table:name="3185" table:display="true" table:show-details="true"/>
                <table:data-pilot-member table:name="3195" table:display="true" table:show-details="true"/>
                <table:data-pilot-member table:name="3200" table:display="true" table:show-details="true"/>
                <table:data-pilot-member table:name="3205" table:display="true" table:show-details="true"/>
                <table:data-pilot-member table:name="3208" table:display="true" table:show-details="true"/>
                <table:data-pilot-member table:name="3211" table:display="true" table:show-details="true"/>
                <table:data-pilot-member table:name="3212" table:display="true" table:show-details="true"/>
                <table:data-pilot-member table:name="3216" table:display="true" table:show-details="true"/>
                <table:data-pilot-member table:name="3220" table:display="true" table:show-details="true"/>
                <table:data-pilot-member table:name="3246" table:display="true" table:show-details="true"/>
                <table:data-pilot-member table:name="3281" table:display="true" table:show-details="true"/>
                <table:data-pilot-member table:name="3364" table:display="true" table:show-details="true"/>
                <table:data-pilot-member table:name="3396" table:display="true" table:show-details="true"/>
                <table:data-pilot-member table:name="3412" table:display="true" table:show-details="true"/>
                <table:data-pilot-member table:name="3453" table:display="true" table:show-details="true"/>
                <table:data-pilot-member table:name="3615" table:display="true" table:show-details="true"/>
                <table:data-pilot-member table:name="3633" table:display="true" table:show-details="true"/>
                <table:data-pilot-member table:name="3667" table:display="true" table:show-details="true"/>
                <table:data-pilot-member table:name="3676" table:display="true" table:show-details="true"/>
                <table:data-pilot-member table:name="3728" table:display="true" table:show-details="true"/>
                <table:data-pilot-member table:name="3740" table:display="true" table:show-details="true"/>
                <table:data-pilot-member table:name="3776" table:display="true" table:show-details="true"/>
                <table:data-pilot-member table:name="3812" table:display="true" table:show-details="true"/>
                <table:data-pilot-member table:name="3909" table:display="true" table:show-details="true"/>
                <table:data-pilot-member table:name="3950" table:display="true" table:show-details="true"/>
                <table:data-pilot-member table:name="3970" table:display="true" table:show-details="true"/>
                <table:data-pilot-member table:name="3975" table:display="true" table:show-details="true"/>
                <table:data-pilot-member table:name="4045" table:display="true" table:show-details="true"/>
                <table:data-pilot-member table:name="4066" table:display="true" table:show-details="true"/>
                <table:data-pilot-member table:name="4114" table:display="true" table:show-details="true"/>
                <table:data-pilot-member table:name="4131" table:display="true" table:show-details="true"/>
                <table:data-pilot-member table:name="4132" table:display="true" table:show-details="true"/>
                <table:data-pilot-member table:name="4177" table:display="true" table:show-details="true"/>
                <table:data-pilot-member table:name="4179" table:display="true" table:show-details="true"/>
                <table:data-pilot-member table:name="4239" table:display="true" table:show-details="true"/>
                <table:data-pilot-member table:name="4243" table:display="true" table:show-details="true"/>
                <table:data-pilot-member table:name="4246" table:display="true" table:show-details="true"/>
                <table:data-pilot-member table:name="4248" table:display="true" table:show-details="true"/>
                <table:data-pilot-member table:name="4304" table:display="true" table:show-details="true"/>
                <table:data-pilot-member table:name="4318" table:display="true" table:show-details="true"/>
                <table:data-pilot-member table:name="4319" table:display="true" table:show-details="true"/>
                <table:data-pilot-member table:name="43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45435897435897" table:display="true" table:show-details="true"/>
                <table:data-pilot-member table:name="1.48410256410256" table:display="true" table:show-details="true"/>
                <table:data-pilot-member table:name="1.49230769230769" table:display="true" table:show-details="true"/>
                <table:data-pilot-member table:name="1.50820512820513" table:display="true" table:show-details="true"/>
                <table:data-pilot-member table:name="1.50974358974359" table:display="true" table:show-details="true"/>
                <table:data-pilot-member table:name="1.51128205128205" table:display="true" table:show-details="true"/>
                <table:data-pilot-member table:name="1.51794871794872" table:display="true" table:show-details="true"/>
                <table:data-pilot-member table:name="1.52358974358974" table:display="true" table:show-details="true"/>
                <table:data-pilot-member table:name="1.52512820512821" table:display="true" table:show-details="true"/>
                <table:data-pilot-member table:name="1.52564102564103" table:display="true" table:show-details="true"/>
                <table:data-pilot-member table:name="1.52615384615385" table:display="true" table:show-details="true"/>
                <table:data-pilot-member table:name="1.52717948717949" table:display="true" table:show-details="true"/>
                <table:data-pilot-member table:name="1.52871794871795" table:display="true" table:show-details="true"/>
                <table:data-pilot-member table:name="1.53025641025641" table:display="true" table:show-details="true"/>
                <table:data-pilot-member table:name="1.53076923076923" table:display="true" table:show-details="true"/>
                <table:data-pilot-member table:name="1.53282051282051" table:display="true" table:show-details="true"/>
                <table:data-pilot-member table:name="1.53641025641026" table:display="true" table:show-details="true"/>
                <table:data-pilot-member table:name="1.53692307692308" table:display="true" table:show-details="true"/>
                <table:data-pilot-member table:name="1.53846153846154" table:display="true" table:show-details="true"/>
                <table:data-pilot-member table:name="1.5425641025641" table:display="true" table:show-details="true"/>
                <table:data-pilot-member table:name="1.54358974358974" table:display="true" table:show-details="true"/>
                <table:data-pilot-member table:name="1.54769230769231" table:display="true" table:show-details="true"/>
                <table:data-pilot-member table:name="1.54820512820513" table:display="true" table:show-details="true"/>
                <table:data-pilot-member table:name="1.54871794871795" table:display="true" table:show-details="true"/>
                <table:data-pilot-member table:name="1.55179487179487" table:display="true" table:show-details="true"/>
                <table:data-pilot-member table:name="1.55435897435897" table:display="true" table:show-details="true"/>
                <table:data-pilot-member table:name="1.55538461538462" table:display="true" table:show-details="true"/>
                <table:data-pilot-member table:name="1.55692307692308" table:display="true" table:show-details="true"/>
                <table:data-pilot-member table:name="1.55846153846154" table:display="true" table:show-details="true"/>
                <table:data-pilot-member table:name="1.56" table:display="true" table:show-details="true"/>
                <table:data-pilot-member table:name="1.56051282051282" table:display="true" table:show-details="true"/>
                <table:data-pilot-member table:name="1.56102564102564" table:display="true" table:show-details="true"/>
                <table:data-pilot-member table:name="1.56153846153846" table:display="true" table:show-details="true"/>
                <table:data-pilot-member table:name="1.56205128205128" table:display="true" table:show-details="true"/>
                <table:data-pilot-member table:name="1.56307692307692" table:display="true" table:show-details="true"/>
                <table:data-pilot-member table:name="1.56564102564103" table:display="true" table:show-details="true"/>
                <table:data-pilot-member table:name="1.56615384615385" table:display="true" table:show-details="true"/>
                <table:data-pilot-member table:name="1.56717948717949" table:display="true" table:show-details="true"/>
                <table:data-pilot-member table:name="1.56769230769231" table:display="true" table:show-details="true"/>
                <table:data-pilot-member table:name="1.56871794871795" table:display="true" table:show-details="true"/>
                <table:data-pilot-member table:name="1.56923076923077" table:display="true" table:show-details="true"/>
                <table:data-pilot-member table:name="1.56974358974359" table:display="true" table:show-details="true"/>
                <table:data-pilot-member table:name="1.57076923076923" table:display="true" table:show-details="true"/>
                <table:data-pilot-member table:name="1.57128205128205" table:display="true" table:show-details="true"/>
                <table:data-pilot-member table:name="1.57282051282051" table:display="true" table:show-details="true"/>
                <table:data-pilot-member table:name="1.57384615384615" table:display="true" table:show-details="true"/>
                <table:data-pilot-member table:name="1.57435897435897" table:display="true" table:show-details="true"/>
                <table:data-pilot-member table:name="1.57538461538462" table:display="true" table:show-details="true"/>
                <table:data-pilot-member table:name="1.57589743589744" table:display="true" table:show-details="true"/>
                <table:data-pilot-member table:name="1.57641025641026" table:display="true" table:show-details="true"/>
                <table:data-pilot-member table:name="1.57794871794872" table:display="true" table:show-details="true"/>
                <table:data-pilot-member table:name="1.57846153846154" table:display="true" table:show-details="true"/>
                <table:data-pilot-member table:name="1.58102564102564" table:display="true" table:show-details="true"/>
                <table:data-pilot-member table:name="1.58205128205128" table:display="true" table:show-details="true"/>
                <table:data-pilot-member table:name="1.58358974358974" table:display="true" table:show-details="true"/>
                <table:data-pilot-member table:name="1.58615384615385" table:display="true" table:show-details="true"/>
                <table:data-pilot-member table:name="1.58666666666667" table:display="true" table:show-details="true"/>
                <table:data-pilot-member table:name="1.58717948717949" table:display="true" table:show-details="true"/>
                <table:data-pilot-member table:name="1.58769230769231" table:display="true" table:show-details="true"/>
                <table:data-pilot-member table:name="1.58820512820513" table:display="true" table:show-details="true"/>
                <table:data-pilot-member table:name="1.58871794871795" table:display="true" table:show-details="true"/>
                <table:data-pilot-member table:name="1.58923076923077" table:display="true" table:show-details="true"/>
                <table:data-pilot-member table:name="1.59025641025641" table:display="true" table:show-details="true"/>
                <table:data-pilot-member table:name="1.59076923076923" table:display="true" table:show-details="true"/>
                <table:data-pilot-member table:name="1.59384615384615" table:display="true" table:show-details="true"/>
                <table:data-pilot-member table:name="1.5948717948718" table:display="true" table:show-details="true"/>
                <table:data-pilot-member table:name="1.59948717948718" table:display="true" table:show-details="true"/>
                <table:data-pilot-member table:name="1.6" table:display="true" table:show-details="true"/>
                <table:data-pilot-member table:name="1.60102564102564" table:display="true" table:show-details="true"/>
                <table:data-pilot-member table:name="1.60307692307692" table:display="true" table:show-details="true"/>
                <table:data-pilot-member table:name="1.60410256410256" table:display="true" table:show-details="true"/>
                <table:data-pilot-member table:name="1.60512820512821" table:display="true" table:show-details="true"/>
                <table:data-pilot-member table:name="1.60717948717949" table:display="true" table:show-details="true"/>
                <table:data-pilot-member table:name="1.60974358974359" table:display="true" table:show-details="true"/>
                <table:data-pilot-member table:name="1.61076923076923" table:display="true" table:show-details="true"/>
                <table:data-pilot-member table:name="1.61128205128205" table:display="true" table:show-details="true"/>
                <table:data-pilot-member table:name="1.61179487179487" table:display="true" table:show-details="true"/>
                <table:data-pilot-member table:name="1.61282051282051" table:display="true" table:show-details="true"/>
                <table:data-pilot-member table:name="1.61435897435897" table:display="true" table:show-details="true"/>
                <table:data-pilot-member table:name="1.61692307692308" table:display="true" table:show-details="true"/>
                <table:data-pilot-member table:name="1.6174358974359" table:display="true" table:show-details="true"/>
                <table:data-pilot-member table:name="1.61846153846154" table:display="true" table:show-details="true"/>
                <table:data-pilot-member table:name="1.62102564102564" table:display="true" table:show-details="true"/>
                <table:data-pilot-member table:name="1.62717948717949" table:display="true" table:show-details="true"/>
                <table:data-pilot-member table:name="1.62820512820513" table:display="true" table:show-details="true"/>
                <table:data-pilot-member table:name="1.63025641025641" table:display="true" table:show-details="true"/>
                <table:data-pilot-member table:name="1.63179487179487" table:display="true" table:show-details="true"/>
                <table:data-pilot-member table:name="1.63282051282051" table:display="true" table:show-details="true"/>
                <table:data-pilot-member table:name="1.63435897435897" table:display="true" table:show-details="true"/>
                <table:data-pilot-member table:name="1.63538461538462" table:display="true" table:show-details="true"/>
                <table:data-pilot-member table:name="1.63589743589744" table:display="true" table:show-details="true"/>
                <table:data-pilot-member table:name="1.6374358974359" table:display="true" table:show-details="true"/>
                <table:data-pilot-member table:name="1.6425641025641" table:display="true" table:show-details="true"/>
                <table:data-pilot-member table:name="1.64307692307692" table:display="true" table:show-details="true"/>
                <table:data-pilot-member table:name="1.64512820512821" table:display="true" table:show-details="true"/>
                <table:data-pilot-member table:name="1.64615384615385" table:display="true" table:show-details="true"/>
                <table:data-pilot-member table:name="1.64717948717949" table:display="true" table:show-details="true"/>
                <table:data-pilot-member table:name="1.65076923076923" table:display="true" table:show-details="true"/>
                <table:data-pilot-member table:name="1.65230769230769" table:display="true" table:show-details="true"/>
                <table:data-pilot-member table:name="1.65487179487179" table:display="true" table:show-details="true"/>
                <table:data-pilot-member table:name="1.65641025641026" table:display="true" table:show-details="true"/>
                <table:data-pilot-member table:name="1.65692307692308" table:display="true" table:show-details="true"/>
                <table:data-pilot-member table:name="1.6574358974359" table:display="true" table:show-details="true"/>
                <table:data-pilot-member table:name="1.65846153846154" table:display="true" table:show-details="true"/>
                <table:data-pilot-member table:name="1.66153846153846" table:display="true" table:show-details="true"/>
                <table:data-pilot-member table:name="1.66512820512821" table:display="true" table:show-details="true"/>
                <table:data-pilot-member table:name="1.66820512820513" table:display="true" table:show-details="true"/>
                <table:data-pilot-member table:name="1.66923076923077" table:display="true" table:show-details="true"/>
                <table:data-pilot-member table:name="1.67128205128205" table:display="true" table:show-details="true"/>
                <table:data-pilot-member table:name="1.67538461538462" table:display="true" table:show-details="true"/>
                <table:data-pilot-member table:name="1.67692307692308" table:display="true" table:show-details="true"/>
                <table:data-pilot-member table:name="1.67846153846154" table:display="true" table:show-details="true"/>
                <table:data-pilot-member table:name="1.67948717948718" table:display="true" table:show-details="true"/>
                <table:data-pilot-member table:name="1.68" table:display="true" table:show-details="true"/>
                <table:data-pilot-member table:name="1.68102564102564" table:display="true" table:show-details="true"/>
                <table:data-pilot-member table:name="1.68564102564103" table:display="true" table:show-details="true"/>
                <table:data-pilot-member table:name="1.68666666666667" table:display="true" table:show-details="true"/>
                <table:data-pilot-member table:name="1.68871794871795" table:display="true" table:show-details="true"/>
                <table:data-pilot-member table:name="1.69025641025641" table:display="true" table:show-details="true"/>
                <table:data-pilot-member table:name="1.69230769230769" table:display="true" table:show-details="true"/>
                <table:data-pilot-member table:name="1.70512820512821" table:display="true" table:show-details="true"/>
                <table:data-pilot-member table:name="1.70820512820513" table:display="true" table:show-details="true"/>
                <table:data-pilot-member table:name="1.70871794871795" table:display="true" table:show-details="true"/>
                <table:data-pilot-member table:name="1.71076923076923" table:display="true" table:show-details="true"/>
                <table:data-pilot-member table:name="1.71846153846154" table:display="true" table:show-details="true"/>
                <table:data-pilot-member table:name="1.71948717948718" table:display="true" table:show-details="true"/>
                <table:data-pilot-member table:name="1.72358974358974" table:display="true" table:show-details="true"/>
                <table:data-pilot-member table:name="1.72871794871795" table:display="true" table:show-details="true"/>
                <table:data-pilot-member table:name="1.72974358974359" table:display="true" table:show-details="true"/>
                <table:data-pilot-member table:name="1.74358974358974" table:display="true" table:show-details="true"/>
                <table:data-pilot-member table:name="1.74461538461538" table:display="true" table:show-details="true"/>
                <table:data-pilot-member table:name="1.74512820512821" table:display="true" table:show-details="true"/>
                <table:data-pilot-member table:name="1.74820512820513" table:display="true" table:show-details="true"/>
                <table:data-pilot-member table:name="1.751794871794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  <table:data-pilot-table table:name="DataPilot4" table:application-data="" table:target-range-address="'Pivot Table_Asim443_1'.A1:'Pivot Table_Asim443_1'.D43" table:buttons="'Pivot Table_Asim443_1'.A2 'Pivot Table_Asim443_1'.B1" table:show-filter-button="false" table:drill-down-on-double-click="false">
          <table:source-cell-range table:cell-range-address="Asim443.A1:Asim443.E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hance Chance" table:orientation="row" table:used-hierarchy="0" table:function="auto">
            <table:data-pilot-level table:show-empty="false" calcext:repeat-item-labels="false">
              <table:data-pilot-members>
                <table:data-pilot-member table:name="0.025" table:display="true" table:show-details="true"/>
                <table:data-pilot-member table:name="0.05" table:display="true" table:show-details="true"/>
                <table:data-pilot-member table:name="0.075" table:display="true" table:show-details="true"/>
                <table:data-pilot-member table:name="0.1" table:display="true" table:show-details="true"/>
                <table:data-pilot-member table:name="0.125" table:display="true" table:show-details="true"/>
                <table:data-pilot-member table:name="0.15" table:display="true" table:show-details="true"/>
                <table:data-pilot-member table:name="0.175" table:display="true" table:show-details="true"/>
                <table:data-pilot-member table:name="0.2" table:display="true" table:show-details="true"/>
                <table:data-pilot-member table:name="0.225" table:display="true" table:show-details="true"/>
                <table:data-pilot-member table:name="0.25" table:display="true" table:show-details="true"/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  <table:data-pilot-member table:name="0.525" table:display="true" table:show-details="true"/>
                <table:data-pilot-member table:name="0.55" table:display="true" table:show-details="true"/>
                <table:data-pilot-member table:name="0.575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75" table:display="true" table:show-details="true"/>
                <table:data-pilot-member table:name="0.7" table:display="true" table:show-details="true"/>
                <table:data-pilot-member table:name="0.725" table:display="true" table:show-details="true"/>
                <table:data-pilot-member table:name="0.75" table:display="true" table:show-details="true"/>
                <table:data-pilot-member table:name="0.775" table:display="true" table:show-details="true"/>
                <table:data-pilot-member table:name="0.8" table:display="true" table:show-details="true"/>
                <table:data-pilot-member table:name="0.825" table:display="true" table:show-details="true"/>
                <table:data-pilot-member table:name="0.85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25" table:display="true" table:show-details="true"/>
                <table:data-pilot-member table:name="0.95" table:display="true" table:show-details="true"/>
                <table:data-pilot-member table:name="0.9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3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41" table:display="true" table:show-details="true"/>
                <table:data-pilot-member table:name="156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238" table:display="true" table:show-details="true"/>
                <table:data-pilot-member table:name="240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336" table:display="true" table:show-details="true"/>
                <table:data-pilot-member table:name="338" table:display="true" table:show-details="true"/>
                <table:data-pilot-member table:name="340" table:display="true" table:show-details="true"/>
                <table:data-pilot-member table:name="555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75992647058824" table:display="true" table:show-details="true"/>
                <table:data-pilot-member table:name="1.77205882352941" table:display="true" table:show-details="true"/>
                <table:data-pilot-member table:name="1.81691176470588" table:display="true" table:show-details="true"/>
                <table:data-pilot-member table:name="1.85625" table:display="true" table:show-details="true"/>
                <table:data-pilot-member table:name="1.86066176470588" table:display="true" table:show-details="true"/>
                <table:data-pilot-member table:name="1.8625" table:display="true" table:show-details="true"/>
                <table:data-pilot-member table:name="1.86433823529412" table:display="true" table:show-details="true"/>
                <table:data-pilot-member table:name="1.86911764705882" table:display="true" table:show-details="true"/>
                <table:data-pilot-member table:name="1.87610294117647" table:display="true" table:show-details="true"/>
                <table:data-pilot-member table:name="1.89816176470588" table:display="true" table:show-details="true"/>
                <table:data-pilot-member table:name="1.90367647058824" table:display="true" table:show-details="true"/>
                <table:data-pilot-member table:name="1.90588235294118" table:display="true" table:show-details="true"/>
                <table:data-pilot-member table:name="1.90772058823529" table:display="true" table:show-details="true"/>
                <table:data-pilot-member table:name="1.90882352941176" table:display="true" table:show-details="true"/>
                <table:data-pilot-member table:name="1.91544117647059" table:display="true" table:show-details="true"/>
                <table:data-pilot-member table:name="1.92022058823529" table:display="true" table:show-details="true"/>
                <table:data-pilot-member table:name="1.92279411764706" table:display="true" table:show-details="true"/>
                <table:data-pilot-member table:name="1.92463235294118" table:display="true" table:show-details="true"/>
                <table:data-pilot-member table:name="1.93125" table:display="true" table:show-details="true"/>
                <table:data-pilot-member table:name="1.93713235294118" table:display="true" table:show-details="true"/>
                <table:data-pilot-member table:name="1.94044117647059" table:display="true" table:show-details="true"/>
                <table:data-pilot-member table:name="1.95110294117647" table:display="true" table:show-details="true"/>
                <table:data-pilot-member table:name="1.95220588235294" table:display="true" table:show-details="true"/>
                <table:data-pilot-member table:name="1.95441176470588" table:display="true" table:show-details="true"/>
                <table:data-pilot-member table:name="1.95698529411765" table:display="true" table:show-details="true"/>
                <table:data-pilot-member table:name="1.95735294117647" table:display="true" table:show-details="true"/>
                <table:data-pilot-member table:name="1.96139705882353" table:display="true" table:show-details="true"/>
                <table:data-pilot-member table:name="1.9625" table:display="true" table:show-details="true"/>
                <table:data-pilot-member table:name="1.96691176470588" table:display="true" table:show-details="true"/>
                <table:data-pilot-member table:name="1.96948529411765" table:display="true" table:show-details="true"/>
                <table:data-pilot-member table:name="1.97058823529412" table:display="true" table:show-details="true"/>
                <table:data-pilot-member table:name="1.97242647058824" table:display="true" table:show-details="true"/>
                <table:data-pilot-member table:name="1.97536764705882" table:display="true" table:show-details="true"/>
                <table:data-pilot-member table:name="1.97830882352941" table:display="true" table:show-details="true"/>
                <table:data-pilot-member table:name="1.98272058823529" table:display="true" table:show-details="true"/>
                <table:data-pilot-member table:name="1.98492647058824" table:display="true" table:show-details="true"/>
                <table:data-pilot-member table:name="1.98529411764706" table:display="true" table:show-details="true"/>
                <table:data-pilot-member table:name="1.99154411764706" table:display="true" table:show-details="true"/>
                <table:data-pilot-member table:name="1.99191176470588" table:display="true" table:show-details="true"/>
                <table:data-pilot-member table:name="1.99338235294118" table:display="true" table:show-details="true"/>
                <table:data-pilot-member table:name="1.99705882352941" table:display="true" table:show-details="true"/>
                <table:data-pilot-member table:name="2.00441176470588" table:display="true" table:show-details="true"/>
                <table:data-pilot-member table:name="2.00551470588235" table:display="true" table:show-details="true"/>
                <table:data-pilot-member table:name="2.00735294117647" table:display="true" table:show-details="true"/>
                <table:data-pilot-member table:name="2.00845588235294" table:display="true" table:show-details="true"/>
                <table:data-pilot-member table:name="2.00992647058824" table:display="true" table:show-details="true"/>
                <table:data-pilot-member table:name="2.01397058823529" table:display="true" table:show-details="true"/>
                <table:data-pilot-member table:name="2.01470588235294" table:display="true" table:show-details="true"/>
                <table:data-pilot-member table:name="2.01544117647059" table:display="true" table:show-details="true"/>
                <table:data-pilot-member table:name="2.01691176470588" table:display="true" table:show-details="true"/>
                <table:data-pilot-member table:name="2.01838235294118" table:display="true" table:show-details="true"/>
                <table:data-pilot-member table:name="2.01875" table:display="true" table:show-details="true"/>
                <table:data-pilot-member table:name="2.01911764705882" table:display="true" table:show-details="true"/>
                <table:data-pilot-member table:name="2.02058823529412" table:display="true" table:show-details="true"/>
                <table:data-pilot-member table:name="2.02463235294118" table:display="true" table:show-details="true"/>
                <table:data-pilot-member table:name="2.025" table:display="true" table:show-details="true"/>
                <table:data-pilot-member table:name="2.02610294117647" table:display="true" table:show-details="true"/>
                <table:data-pilot-member table:name="2.02757352941176" table:display="true" table:show-details="true"/>
                <table:data-pilot-member table:name="2.02941176470588" table:display="true" table:show-details="true"/>
                <table:data-pilot-member table:name="2.03272058823529" table:display="true" table:show-details="true"/>
                <table:data-pilot-member table:name="2.03308823529412" table:display="true" table:show-details="true"/>
                <table:data-pilot-member table:name="2.03970588235294" table:display="true" table:show-details="true"/>
                <table:data-pilot-member table:name="2.04044117647059" table:display="true" table:show-details="true"/>
                <table:data-pilot-member table:name="2.04117647058824" table:display="true" table:show-details="true"/>
                <table:data-pilot-member table:name="2.04191176470588" table:display="true" table:show-details="true"/>
                <table:data-pilot-member table:name="2.04301470588235" table:display="true" table:show-details="true"/>
                <table:data-pilot-member table:name="2.04338235294118" table:display="true" table:show-details="true"/>
                <table:data-pilot-member table:name="2.04595588235294" table:display="true" table:show-details="true"/>
                <table:data-pilot-member table:name="2.04632352941176" table:display="true" table:show-details="true"/>
                <table:data-pilot-member table:name="2.04669117647059" table:display="true" table:show-details="true"/>
                <table:data-pilot-member table:name="2.04742647058824" table:display="true" table:show-details="true"/>
                <table:data-pilot-member table:name="2.04852941176471" table:display="true" table:show-details="true"/>
                <table:data-pilot-member table:name="2.05" table:display="true" table:show-details="true"/>
                <table:data-pilot-member table:name="2.05073529411765" table:display="true" table:show-details="true"/>
                <table:data-pilot-member table:name="2.05404411764706" table:display="true" table:show-details="true"/>
                <table:data-pilot-member table:name="2.05441176470588" table:display="true" table:show-details="true"/>
                <table:data-pilot-member table:name="2.05661764705882" table:display="true" table:show-details="true"/>
                <table:data-pilot-member table:name="2.05698529411765" table:display="true" table:show-details="true"/>
                <table:data-pilot-member table:name="2.05772058823529" table:display="true" table:show-details="true"/>
                <table:data-pilot-member table:name="2.05808823529412" table:display="true" table:show-details="true"/>
                <table:data-pilot-member table:name="2.05882352941176" table:display="true" table:show-details="true"/>
                <table:data-pilot-member table:name="2.05992647058824" table:display="true" table:show-details="true"/>
                <table:data-pilot-member table:name="2.06176470588235" table:display="true" table:show-details="true"/>
                <table:data-pilot-member table:name="2.06286764705882" table:display="true" table:show-details="true"/>
                <table:data-pilot-member table:name="2.06397058823529" table:display="true" table:show-details="true"/>
                <table:data-pilot-member table:name="2.06544117647059" table:display="true" table:show-details="true"/>
                <table:data-pilot-member table:name="2.06580882352941" table:display="true" table:show-details="true"/>
                <table:data-pilot-member table:name="2.06691176470588" table:display="true" table:show-details="true"/>
                <table:data-pilot-member table:name="2.06801470588235" table:display="true" table:show-details="true"/>
                <table:data-pilot-member table:name="2.07022058823529" table:display="true" table:show-details="true"/>
                <table:data-pilot-member table:name="2.07132352941176" table:display="true" table:show-details="true"/>
                <table:data-pilot-member table:name="2.07169117647059" table:display="true" table:show-details="true"/>
                <table:data-pilot-member table:name="2.07316176470588" table:display="true" table:show-details="true"/>
                <table:data-pilot-member table:name="2.07536764705882" table:display="true" table:show-details="true"/>
                <table:data-pilot-member table:name="2.07610294117647" table:display="true" table:show-details="true"/>
                <table:data-pilot-member table:name="2.07647058823529" table:display="true" table:show-details="true"/>
                <table:data-pilot-member table:name="2.07683823529412" table:display="true" table:show-details="true"/>
                <table:data-pilot-member table:name="2.07904411764706" table:display="true" table:show-details="true"/>
                <table:data-pilot-member table:name="2.08051470588235" table:display="true" table:show-details="true"/>
                <table:data-pilot-member table:name="2.08235294117647" table:display="true" table:show-details="true"/>
                <table:data-pilot-member table:name="2.08345588235294" table:display="true" table:show-details="true"/>
                <table:data-pilot-member table:name="2.08860294117647" table:display="true" table:show-details="true"/>
                <table:data-pilot-member table:name="2.08897058823529" table:display="true" table:show-details="true"/>
                <table:data-pilot-member table:name="2.09007352941176" table:display="true" table:show-details="true"/>
                <table:data-pilot-member table:name="2.09154411764706" table:display="true" table:show-details="true"/>
                <table:data-pilot-member table:name="2.09227941176471" table:display="true" table:show-details="true"/>
                <table:data-pilot-member table:name="2.09779411764706" table:display="true" table:show-details="true"/>
                <table:data-pilot-member table:name="2.09963235294118" table:display="true" table:show-details="true"/>
                <table:data-pilot-member table:name="2.10147058823529" table:display="true" table:show-details="true"/>
                <table:data-pilot-member table:name="2.10625" table:display="true" table:show-details="true"/>
                <table:data-pilot-member table:name="2.10882352941176" table:display="true" table:show-details="true"/>
                <table:data-pilot-member table:name="2.10919117647059" table:display="true" table:show-details="true"/>
                <table:data-pilot-member table:name="2.11360294117647" table:display="true" table:show-details="true"/>
                <table:data-pilot-member table:name="2.11433823529412" table:display="true" table:show-details="true"/>
                <table:data-pilot-member table:name="2.11727941176471" table:display="true" table:show-details="true"/>
                <table:data-pilot-member table:name="2.11875" table:display="true" table:show-details="true"/>
                <table:data-pilot-member table:name="2.12316176470588" table:display="true" table:show-details="true"/>
                <table:data-pilot-member table:name="2.12794117647059" table:display="true" table:show-details="true"/>
                <table:data-pilot-member table:name="2.12867647058824" table:display="true" table:show-details="true"/>
                <table:data-pilot-member table:name="2.13272058823529" table:display="true" table:show-details="true"/>
                <table:data-pilot-member table:name="2.13308823529412" table:display="true" table:show-details="true"/>
                <table:data-pilot-member table:name="2.13382352941176" table:display="true" table:show-details="true"/>
                <table:data-pilot-member table:name="2.13676470588235" table:display="true" table:show-details="true"/>
                <table:data-pilot-member table:name="2.14264705882353" table:display="true" table:show-details="true"/>
                <table:data-pilot-member table:name="2.14338235294118" table:display="true" table:show-details="true"/>
                <table:data-pilot-member table:name="2.14375" table:display="true" table:show-details="true"/>
                <table:data-pilot-member table:name="2.14816176470588" table:display="true" table:show-details="true"/>
                <table:data-pilot-member table:name="2.15514705882353" table:display="true" table:show-details="true"/>
                <table:data-pilot-member table:name="2.15661764705882" table:display="true" table:show-details="true"/>
                <table:data-pilot-member table:name="2.15919117647059" table:display="true" table:show-details="true"/>
                <table:data-pilot-member table:name="2.16066176470588" table:display="true" table:show-details="true"/>
                <table:data-pilot-member table:name="2.16654411764706" table:display="true" table:show-details="true"/>
                <table:data-pilot-member table:name="2.16764705882353" table:display="true" table:show-details="true"/>
                <table:data-pilot-member table:name="2.17058823529412" table:display="true" table:show-details="true"/>
                <table:data-pilot-member table:name="2.17242647058824" table:display="true" table:show-details="true"/>
                <table:data-pilot-member table:name="2.17279411764706" table:display="true" table:show-details="true"/>
                <table:data-pilot-member table:name="2.17352941176471" table:display="true" table:show-details="true"/>
                <table:data-pilot-member table:name="2.18161764705882" table:display="true" table:show-details="true"/>
                <table:data-pilot-member table:name="2.18235294117647" table:display="true" table:show-details="true"/>
                <table:data-pilot-member table:name="2.18676470588235" table:display="true" table:show-details="true"/>
                <table:data-pilot-member table:name="2.20551470588235" table:display="true" table:show-details="true"/>
                <table:data-pilot-member table:name="2.20919117647059" table:display="true" table:show-details="true"/>
                <table:data-pilot-member table:name="2.21507352941176" table:display="true" table:show-details="true"/>
                <table:data-pilot-member table:name="2.22242647058824" table:display="true" table:show-details="true"/>
                <table:data-pilot-member table:name="2.22573529411765" table:display="true" table:show-details="true"/>
                <table:data-pilot-member table:name="2.23125" table:display="true" table:show-details="true"/>
                <table:data-pilot-member table:name="2.23860294117647" table:display="true" table:show-details="true"/>
                <table:data-pilot-member table:name="2.24448529411765" table:display="true" table:show-details="true"/>
                <table:data-pilot-member table:name="2.25367647058824" table:display="true" table:show-details="true"/>
                <table:data-pilot-member table:name="2.263970588235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5:03:30.954226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21:45:51.363235289</meta:creation-date>
    <dc:date>2022-06-02T15:14:44.059157050</dc:date>
    <meta:editing-duration>PT5H15M14S</meta:editing-duration>
    <meta:editing-cycles>29</meta:editing-cycles>
    <meta:generator>LibreOffice/6.4.7.2$Linux_X86_64 LibreOffice_project/40$Build-2</meta:generator>
    <meta:document-statistic meta:table-count="9" meta:cell-count="4921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3cm" svg:height="11.42cm" xlink:href=".." xlink:type="simple" chart:class="chart:line" chart:style-name="ch1">
        <chart:title svg:x="7.263cm" svg:y="0.364cm" chart:style-name="ch2">
          <text:p>Local Enhancer, Sim, n = 70</text:p>
        </chart:title>
        <chart:legend chart:legend-position="end" svg:x="18.35cm" svg:y="5.162cm" style:legend-expansion="high" chart:style-name="ch3"/>
        <chart:plot-area chart:style-name="ch4" table:cell-range-address="'Pivot Table_Sim70_1'.F3:'Pivot Table_Sim70_1'.F42 'Pivot Table_Sim70_1'.H2:'Pivot Table_Sim70_1'.I42" chart:data-source-has-labels="both" svg:x="1.417cm" svg:y="1.371cm" svg:width="16.527cm" svg:height="8.84cm">
          <chartooo:coordinate-region svg:x="2.329cm" svg:y="1.371cm" svg:width="15.615cm" svg:height="7.511cm"/>
          <chart:axis chart:dimension="x" chart:name="primary-x" chart:style-name="ch5" chartooo:axis-type="auto">
            <chartooo:date-scale/>
            <chart:title svg:x="8.366cm" svg:y="10.439cm" chart:style-name="ch6">
              <text:p>Enhance Chance</text:p>
            </chart:title>
            <chart:categories table:cell-range-address="'Pivot Table_Sim70_1'.F3:'Pivot Table_Sim70_1'.F42"/>
          </chart:axis>
          <chart:axis chart:dimension="y" chart:name="primary-y" chart:style-name="ch7">
            <chart:title svg:x="0.451cm" svg:y="6.682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Sim70_1'.H3:'Pivot Table_Sim70_1'.H42" chart:label-cell-address="'Pivot Table_Sim70_1'.H2:'Pivot Table_Sim70_1'.H2" chart:class="chart:line">
            <chart:data-point chart:repeated="40"/>
          </chart:series>
          <chart:series chart:style-name="ch11" chart:values-cell-range-address="'Pivot Table_Sim70_1'.I3:'Pivot Table_Sim70_1'.I42" chart:label-cell-address="'Pivot Table_Sim70_1'.I2:'Pivot Table_Sim70_1'.I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Pivot Table_Sim70_1'.H2:'Pivot Table_Sim70_1'.H2</svg:desc>
                </draw:g>
              </table:table-cell>
              <table:table-cell office:value-type="string">
                <text:p>Avg</text:p>
                <draw:g>
                  <svg:desc>'Pivot Table_Sim70_1'.I2:'Pivot Table_Sim70_1'.I2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'Pivot Table_Sim70_1'.F3:'Pivot Table_Sim70_1'.F42</svg:desc>
                </draw:g>
              </table:table-cell>
              <table:table-cell office:value-type="float" office:value="1.01333333333333">
                <text:p>1.01333333333333</text:p>
                <draw:g>
                  <svg:desc>'Pivot Table_Sim70_1'.H3:'Pivot Table_Sim70_1'.H42</svg:desc>
                </draw:g>
              </table:table-cell>
              <table:table-cell office:value-type="float" office:value="1.05777777777778">
                <text:p>1.05777777777778</text:p>
                <draw:g>
                  <svg:desc>'Pivot Table_Sim70_1'.I3:'Pivot Table_Sim70_1'.I4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5259259259259">
                <text:p>1.05259259259259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4777777777778">
                <text:p>1.047777777777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01925925925926">
                <text:p>1.01925925925926</text:p>
              </table:table-cell>
              <table:table-cell office:value-type="float" office:value="1.06740740740741">
                <text:p>1.06740740740741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03111111111111">
                <text:p>1.03111111111111</text:p>
              </table:table-cell>
              <table:table-cell office:value-type="float" office:value="1.07555555555556">
                <text:p>1.0755555555555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7222222222222">
                <text:p>1.07222222222222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.01185185185185">
                <text:p>1.01185185185185</text:p>
              </table:table-cell>
              <table:table-cell office:value-type="float" office:value="1.04333333333333">
                <text:p>1.0433333333333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01481481481481">
                <text:p>1.01481481481481</text:p>
              </table:table-cell>
              <table:table-cell office:value-type="float" office:value="1.05888888888889">
                <text:p>1.05888888888889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5703703703704">
                <text:p>1.05703703703704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.08444444444444">
                <text:p>1.08444444444444</text:p>
              </table:table-cell>
              <table:table-cell office:value-type="float" office:value="1.09296296296296">
                <text:p>1.0929629629629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111111111111">
                <text:p>1.04111111111111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.03111111111111">
                <text:p>1.03111111111111</text:p>
              </table:table-cell>
              <table:table-cell office:value-type="float" office:value="1.08666666666667">
                <text:p>1.086666666666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296296296296">
                <text:p>1.04296296296296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01185185185185">
                <text:p>1.01185185185185</text:p>
              </table:table-cell>
              <table:table-cell office:value-type="float" office:value="1.05925925925926">
                <text:p>1.05925925925926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.01481481481481">
                <text:p>1.01481481481481</text:p>
              </table:table-cell>
              <table:table-cell office:value-type="float" office:value="1.05888888888889">
                <text:p>1.0588888888888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222222222222">
                <text:p>1.04222222222222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5703703703704">
                <text:p>1.0570370370370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662962962963">
                <text:p>1.0662962962963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3296296296296">
                <text:p>1.0329629629629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01185185185185">
                <text:p>1.0118518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851851851852">
                <text:p>1.0485185185185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4518518518519">
                <text:p>1.04518518518519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185185185185">
                <text:p>1.0418518518518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8259259259259">
                <text:p>1.08259259259259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7888888888889">
                <text:p>1.0788888888888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02814814814815">
                <text:p>1.02814814814815</text:p>
              </table:table-cell>
              <table:table-cell office:value-type="float" office:value="1.06481481481481">
                <text:p>1.06481481481481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.07111111111111">
                <text:p>1.07111111111111</text:p>
              </table:table-cell>
              <table:table-cell office:value-type="float" office:value="1.09148148148148">
                <text:p>1.0914814814814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01185185185185">
                <text:p>1.01185185185185</text:p>
              </table:table-cell>
              <table:table-cell office:value-type="float" office:value="1.02407407407407">
                <text:p>1.02407407407407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5111111111111">
                <text:p>1.051111111111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3037037037037">
                <text:p>1.03037037037037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5740740740741">
                <text:p>1.0574074074074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03555555555556">
                <text:p>1.03555555555556</text:p>
              </table:table-cell>
              <table:table-cell office:value-type="float" office:value="1.05555555555556">
                <text:p>1.05555555555556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4703703703704">
                <text:p>1.047037037037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7777777777778">
                <text:p>1.07777777777778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.0237037037037">
                <text:p>1.0237037037037</text:p>
              </table:table-cell>
              <table:table-cell office:value-type="float" office:value="1.03148148148148">
                <text:p>1.0314814814814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02962962962963">
                <text:p>1.02962962962963</text:p>
              </table:table-cell>
              <table:table-cell office:value-type="float" office:value="1.06592592592593">
                <text:p>1.06592592592593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6444444444444">
                <text:p>1.064444444444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04888888888889">
                <text:p>1.04888888888889</text:p>
              </table:table-cell>
              <table:table-cell office:value-type="float" office:value="1.07851851851852">
                <text:p>1.0785185185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0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8cm" svg:height="11.423cm" xlink:href=".." xlink:type="simple" chart:class="chart:line" chart:style-name="ch1">
        <chart:title svg:x="7.147cm" svg:y="0.364cm" chart:style-name="ch2">
          <text:p>Local Enhancer, Sim, n = 439</text:p>
        </chart:title>
        <chart:legend chart:legend-position="end" svg:x="18.355cm" svg:y="5.163cm" style:legend-expansion="high" chart:style-name="ch3"/>
        <chart:plot-area chart:style-name="ch4" table:cell-range-address="'Pivot Table_Sim439_1'.F3:'Pivot Table_Sim439_1'.F42 'Pivot Table_Sim439_1'.H2:'Pivot Table_Sim439_1'.I42" chart:data-source-has-labels="both" svg:x="1.417cm" svg:y="1.371cm" svg:width="16.532cm" svg:height="8.843cm">
          <chartooo:coordinate-region svg:x="2.329cm" svg:y="1.371cm" svg:width="15.62cm" svg:height="7.514cm"/>
          <chart:axis chart:dimension="x" chart:name="primary-x" chart:style-name="ch5" chartooo:axis-type="auto">
            <chartooo:date-scale/>
            <chart:title svg:x="8.369cm" svg:y="10.442cm" chart:style-name="ch6">
              <text:p>Enhance Chance</text:p>
            </chart:title>
            <chart:categories table:cell-range-address="'Pivot Table_Sim439_1'.F3:'Pivot Table_Sim439_1'.F42"/>
          </chart:axis>
          <chart:axis chart:dimension="y" chart:name="primary-y" chart:style-name="ch7">
            <chart:title svg:x="0.451cm" svg:y="6.709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Sim439_1'.H3:'Pivot Table_Sim439_1'.H42" chart:label-cell-address="'Pivot Table_Sim439_1'.H2:'Pivot Table_Sim439_1'.H2" chart:class="chart:line">
            <chart:data-point chart:repeated="40"/>
          </chart:series>
          <chart:series chart:style-name="ch11" chart:values-cell-range-address="'Pivot Table_Sim439_1'.I3:'Pivot Table_Sim439_1'.I42" chart:label-cell-address="'Pivot Table_Sim439_1'.I2:'Pivot Table_Sim439_1'.I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Pivot Table_Sim439_1'.H2:'Pivot Table_Sim439_1'.H2</svg:desc>
                </draw:g>
              </table:table-cell>
              <table:table-cell office:value-type="string">
                <text:p>Avg</text:p>
                <draw:g>
                  <svg:desc>'Pivot Table_Sim439_1'.I2:'Pivot Table_Sim439_1'.I2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'Pivot Table_Sim439_1'.F3:'Pivot Table_Sim439_1'.F42</svg:desc>
                </draw:g>
              </table:table-cell>
              <table:table-cell office:value-type="float" office:value="1.10973073299943">
                <text:p>1.10973073299943</text:p>
                <draw:g>
                  <svg:desc>'Pivot Table_Sim439_1'.H3:'Pivot Table_Sim439_1'.H42</svg:desc>
                </draw:g>
              </table:table-cell>
              <table:table-cell office:value-type="float" office:value="1.11457837842879">
                <text:p>1.11457837842879</text:p>
                <draw:g>
                  <svg:desc>'Pivot Table_Sim439_1'.I3:'Pivot Table_Sim439_1'.I4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09380042344031">
                <text:p>1.09380042344031</text:p>
              </table:table-cell>
              <table:table-cell office:value-type="float" office:value="1.10236483020417">
                <text:p>1.10236483020417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.10335114767248">
                <text:p>1.10335114767248</text:p>
              </table:table-cell>
              <table:table-cell office:value-type="float" office:value="1.13084212391692">
                <text:p>1.1308421239169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1200182806831">
                <text:p>1.1200182806831</text:p>
              </table:table-cell>
              <table:table-cell office:value-type="float" office:value="1.13054599550444">
                <text:p>1.1305459955044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13221783858903">
                <text:p>1.13221783858903</text:p>
              </table:table-cell>
              <table:table-cell office:value-type="float" office:value="1.14767480903215">
                <text:p>1.1476748090321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14647863678335">
                <text:p>1.14647863678335</text:p>
              </table:table-cell>
              <table:table-cell office:value-type="float" office:value="1.15144519992165">
                <text:p>1.15144519992165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.13218985795163">
                <text:p>1.13218985795163</text:p>
              </table:table-cell>
              <table:table-cell office:value-type="float" office:value="1.15210041318075">
                <text:p>1.152100413180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13758079409049">
                <text:p>1.13758079409049</text:p>
              </table:table-cell>
              <table:table-cell office:value-type="float" office:value="1.15636046522473">
                <text:p>1.15636046522473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.1320406278855">
                <text:p>1.1320406278855</text:p>
              </table:table-cell>
              <table:table-cell office:value-type="float" office:value="1.148891966759">
                <text:p>1.14889196675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14546200695785">
                <text:p>1.14546200695785</text:p>
              </table:table-cell>
              <table:table-cell office:value-type="float" office:value="1.16080239141181">
                <text:p>1.16080239141181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.15129130641596">
                <text:p>1.15129130641596</text:p>
              </table:table-cell>
              <table:table-cell office:value-type="float" office:value="1.16713301062332">
                <text:p>1.1671330106233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1477657461037">
                <text:p>1.1477657461037</text:p>
              </table:table-cell>
              <table:table-cell office:value-type="float" office:value="1.15426191741981">
                <text:p>1.15426191741981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.16336028801403">
                <text:p>1.16336028801403</text:p>
              </table:table-cell>
              <table:table-cell office:value-type="float" office:value="1.16796776630572">
                <text:p>1.1679677663057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16849007153716">
                <text:p>1.16849007153716</text:p>
              </table:table-cell>
              <table:table-cell office:value-type="float" office:value="1.18061734612981">
                <text:p>1.18061734612981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.16703507839242">
                <text:p>1.16703507839242</text:p>
              </table:table-cell>
              <table:table-cell office:value-type="float" office:value="1.17094070902935">
                <text:p>1.1709407090293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13579003329696">
                <text:p>1.13579003329696</text:p>
              </table:table-cell>
              <table:table-cell office:value-type="float" office:value="1.16002359700421">
                <text:p>1.16002359700421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.16870458975722">
                <text:p>1.16870458975722</text:p>
              </table:table-cell>
              <table:table-cell office:value-type="float" office:value="1.17575804210153">
                <text:p>1.1757580421015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15409869703499">
                <text:p>1.15409869703499</text:p>
              </table:table-cell>
              <table:table-cell office:value-type="float" office:value="1.17107128533721">
                <text:p>1.17107128533721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.16211048621021">
                <text:p>1.16211048621021</text:p>
              </table:table-cell>
              <table:table-cell office:value-type="float" office:value="1.1713790723486">
                <text:p>1.171379072348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1494352574685">
                <text:p>1.1494352574685</text:p>
              </table:table-cell>
              <table:table-cell office:value-type="float" office:value="1.16822192376209">
                <text:p>1.16822192376209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.16091664568119">
                <text:p>1.16091664568119</text:p>
              </table:table-cell>
              <table:table-cell office:value-type="float" office:value="1.16907766492254">
                <text:p>1.1690776649225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15856627213968">
                <text:p>1.15856627213968</text:p>
              </table:table-cell>
              <table:table-cell office:value-type="float" office:value="1.17180577706894">
                <text:p>1.17180577706894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.17167986420064">
                <text:p>1.17167986420064</text:p>
              </table:table-cell>
              <table:table-cell office:value-type="float" office:value="1.1790737476333">
                <text:p>1.17907374763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18525980021825">
                <text:p>1.18525980021825</text:p>
              </table:table-cell>
              <table:table-cell office:value-type="float" office:value="1.18946155926765">
                <text:p>1.1894615592676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.16425566841079">
                <text:p>1.16425566841079</text:p>
              </table:table-cell>
              <table:table-cell office:value-type="float" office:value="1.17577902757958">
                <text:p>1.1757790275795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16377067069588">
                <text:p>1.16377067069588</text:p>
              </table:table-cell>
              <table:table-cell office:value-type="float" office:value="1.17208791516271">
                <text:p>1.17208791516271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.17176380611284">
                <text:p>1.17176380611284</text:p>
              </table:table-cell>
              <table:table-cell office:value-type="float" office:value="1.18048676982195">
                <text:p>1.1804867698219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16521633696149">
                <text:p>1.16521633696149</text:p>
              </table:table-cell>
              <table:table-cell office:value-type="float" office:value="1.177807623791">
                <text:p>1.177807623791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.16878853166942">
                <text:p>1.16878853166942</text:p>
              </table:table-cell>
              <table:table-cell office:value-type="float" office:value="1.18168294207075">
                <text:p>1.1816829420707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15948963317384">
                <text:p>1.15948963317384</text:p>
              </table:table-cell>
              <table:table-cell office:value-type="float" office:value="1.17027383717134">
                <text:p>1.17027383717134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.16153221970396">
                <text:p>1.16153221970396</text:p>
              </table:table-cell>
              <table:table-cell office:value-type="float" office:value="1.17406754525868">
                <text:p>1.1740675452586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17601686299747">
                <text:p>1.17601686299747</text:p>
              </table:table-cell>
              <table:table-cell office:value-type="float" office:value="1.18718346903942">
                <text:p>1.18718346903942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.17250995644347">
                <text:p>1.17250995644347</text:p>
              </table:table-cell>
              <table:table-cell office:value-type="float" office:value="1.18417321879926">
                <text:p>1.1841732187992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15435052277158">
                <text:p>1.15435052277158</text:p>
              </table:table-cell>
              <table:table-cell office:value-type="float" office:value="1.16985412761036">
                <text:p>1.16985412761036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.17785425818667">
                <text:p>1.17785425818667</text:p>
              </table:table-cell>
              <table:table-cell office:value-type="float" office:value="1.18647229450554">
                <text:p>1.186472294505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16350019120102">
                <text:p>1.16350019120102</text:p>
              </table:table-cell>
              <table:table-cell office:value-type="float" office:value="1.17339367824132">
                <text:p>1.17339367824132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.17287370472966">
                <text:p>1.17287370472966</text:p>
              </table:table-cell>
              <table:table-cell office:value-type="float" office:value="1.18030722739864">
                <text:p>1.1803072273986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17796618073626">
                <text:p>1.17796618073626</text:p>
              </table:table-cell>
              <table:table-cell office:value-type="float" office:value="1.18210031991195">
                <text:p>1.18210031991195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16730555788728">
                <text:p>1.16730555788728</text:p>
              </table:table-cell>
              <table:table-cell office:value-type="float" office:value="1.18566318774075">
                <text:p>1.185663187740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7774233563707">
                <text:p>1.17774233563707</text:p>
              </table:table-cell>
              <table:table-cell office:value-type="float" office:value="1.18609455590065">
                <text:p>1.18609455590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18cm" svg:height="11.373cm" xlink:href=".." xlink:type="simple" chart:class="chart:line" chart:style-name="ch1">
        <chart:title svg:x="7.102cm" svg:y="0.363cm" chart:style-name="ch2">
          <text:p>Local Enhancer, Asim, n = 71</text:p>
        </chart:title>
        <chart:legend chart:legend-position="end" svg:x="18.265cm" svg:y="5.138cm" style:legend-expansion="high" chart:style-name="ch3"/>
        <chart:plot-area chart:style-name="ch4" table:cell-range-address="'Pivot Table_Asim71_1'.F3:'Pivot Table_Asim71_1'.F42 'Pivot Table_Asim71_1'.H2:'Pivot Table_Asim71_1'.I42" chart:data-source-has-labels="both" svg:x="1.415cm" svg:y="1.369cm" svg:width="16.446cm" svg:height="8.796cm">
          <chartooo:coordinate-region svg:x="2.327cm" svg:y="1.369cm" svg:width="15.534cm" svg:height="7.467cm"/>
          <chart:axis chart:dimension="x" chart:name="primary-x" chart:style-name="ch5" chartooo:axis-type="auto">
            <chartooo:date-scale/>
            <chart:title svg:x="8.324cm" svg:y="10.392cm" chart:style-name="ch6">
              <text:p>Enhance Chance</text:p>
            </chart:title>
            <chart:categories table:cell-range-address="'Pivot Table_Asim71_1'.F3:'Pivot Table_Asim71_1'.F42"/>
          </chart:axis>
          <chart:axis chart:dimension="y" chart:name="primary-y" chart:style-name="ch7">
            <chart:title svg:x="0.451cm" svg:y="6.684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Asim71_1'.H3:'Pivot Table_Asim71_1'.H42" chart:label-cell-address="'Pivot Table_Asim71_1'.H2:'Pivot Table_Asim71_1'.H2" chart:class="chart:line">
            <chart:data-point chart:repeated="40"/>
          </chart:series>
          <chart:series chart:style-name="ch11" chart:values-cell-range-address="'Pivot Table_Asim71_1'.I3:'Pivot Table_Asim71_1'.I42" chart:label-cell-address="'Pivot Table_Asim71_1'.I2:'Pivot Table_Asim71_1'.I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Pivot Table_Asim71_1'.H2:'Pivot Table_Asim71_1'.H2</svg:desc>
                </draw:g>
              </table:table-cell>
              <table:table-cell office:value-type="string">
                <text:p>Avg</text:p>
                <draw:g>
                  <svg:desc>'Pivot Table_Asim71_1'.I2:'Pivot Table_Asim71_1'.I2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'Pivot Table_Asim71_1'.F3:'Pivot Table_Asim71_1'.F42</svg:desc>
                </draw:g>
              </table:table-cell>
              <table:table-cell office:value-type="float" office:value="1.54769230769231">
                <text:p>1.54769230769231</text:p>
                <draw:g>
                  <svg:desc>'Pivot Table_Asim71_1'.H3:'Pivot Table_Asim71_1'.H42</svg:desc>
                </draw:g>
              </table:table-cell>
              <table:table-cell office:value-type="float" office:value="1.5724358974359">
                <text:p>1.5724358974359</text:p>
                <draw:g>
                  <svg:desc>'Pivot Table_Asim71_1'.I3:'Pivot Table_Asim71_1'.I4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6">
                <text:p>1.6</text:p>
              </table:table-cell>
              <table:table-cell office:value-type="float" office:value="1.65615384615385">
                <text:p>1.65615384615385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.57282051282051">
                <text:p>1.57282051282051</text:p>
              </table:table-cell>
              <table:table-cell office:value-type="float" office:value="1.60692307692308">
                <text:p>1.6069230769230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52512820512821">
                <text:p>1.52512820512821</text:p>
              </table:table-cell>
              <table:table-cell office:value-type="float" office:value="1.59115384615385">
                <text:p>1.5911538461538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52564102564103">
                <text:p>1.52564102564103</text:p>
              </table:table-cell>
              <table:table-cell office:value-type="float" office:value="1.58705128205128">
                <text:p>1.5870512820512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53692307692308">
                <text:p>1.53692307692308</text:p>
              </table:table-cell>
              <table:table-cell office:value-type="float" office:value="1.60512820512821">
                <text:p>1.60512820512821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.5948717948718">
                <text:p>1.5948717948718</text:p>
              </table:table-cell>
              <table:table-cell office:value-type="float" office:value="1.66153846153846">
                <text:p>1.6615384615384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6174358974359">
                <text:p>1.6174358974359</text:p>
              </table:table-cell>
              <table:table-cell office:value-type="float" office:value="1.63423076923077">
                <text:p>1.63423076923077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.57794871794872">
                <text:p>1.57794871794872</text:p>
              </table:table-cell>
              <table:table-cell office:value-type="float" office:value="1.61589743589744">
                <text:p>1.6158974358974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56">
                <text:p>1.56</text:p>
              </table:table-cell>
              <table:table-cell office:value-type="float" office:value="1.5975641025641">
                <text:p>1.5975641025641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.55435897435897">
                <text:p>1.55435897435897</text:p>
              </table:table-cell>
              <table:table-cell office:value-type="float" office:value="1.61564102564103">
                <text:p>1.6156410256410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1.61294871794872">
                <text:p>1.61294871794872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.56871794871795">
                <text:p>1.56871794871795</text:p>
              </table:table-cell>
              <table:table-cell office:value-type="float" office:value="1.65769230769231">
                <text:p>1.6576923076923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56564102564103">
                <text:p>1.56564102564103</text:p>
              </table:table-cell>
              <table:table-cell office:value-type="float" office:value="1.58525641025641">
                <text:p>1.58525641025641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.52615384615385">
                <text:p>1.52615384615385</text:p>
              </table:table-cell>
              <table:table-cell office:value-type="float" office:value="1.62858974358974">
                <text:p>1.628589743589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56923076923077">
                <text:p>1.56923076923077</text:p>
              </table:table-cell>
              <table:table-cell office:value-type="float" office:value="1.6425641025641">
                <text:p>1.6425641025641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.60512820512821">
                <text:p>1.60512820512821</text:p>
              </table:table-cell>
              <table:table-cell office:value-type="float" office:value="1.66282051282051">
                <text:p>1.6628205128205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58615384615385">
                <text:p>1.58615384615385</text:p>
              </table:table-cell>
              <table:table-cell office:value-type="float" office:value="1.63564102564103">
                <text:p>1.63564102564103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.60717948717949">
                <text:p>1.60717948717949</text:p>
              </table:table-cell>
              <table:table-cell office:value-type="float" office:value="1.65102564102564">
                <text:p>1.6510256410256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58666666666667">
                <text:p>1.58666666666667</text:p>
              </table:table-cell>
              <table:table-cell office:value-type="float" office:value="1.66474358974359">
                <text:p>1.66474358974359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.54769230769231">
                <text:p>1.54769230769231</text:p>
              </table:table-cell>
              <table:table-cell office:value-type="float" office:value="1.59397435897436">
                <text:p>1.5939743589743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50974358974359">
                <text:p>1.50974358974359</text:p>
              </table:table-cell>
              <table:table-cell office:value-type="float" office:value="1.5575641025641">
                <text:p>1.5575641025641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.52717948717949">
                <text:p>1.52717948717949</text:p>
              </table:table-cell>
              <table:table-cell office:value-type="float" office:value="1.61051282051282">
                <text:p>1.6105128205128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50820512820513">
                <text:p>1.50820512820513</text:p>
              </table:table-cell>
              <table:table-cell office:value-type="float" office:value="1.60794871794872">
                <text:p>1.60794871794872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.53641025641026">
                <text:p>1.53641025641026</text:p>
              </table:table-cell>
              <table:table-cell office:value-type="float" office:value="1.58012820512821">
                <text:p>1.5801282051282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55692307692308">
                <text:p>1.55692307692308</text:p>
              </table:table-cell>
              <table:table-cell office:value-type="float" office:value="1.59974358974359">
                <text:p>1.59974358974359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.48410256410256">
                <text:p>1.48410256410256</text:p>
              </table:table-cell>
              <table:table-cell office:value-type="float" office:value="1.60217948717949">
                <text:p>1.602179487179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61128205128205">
                <text:p>1.61128205128205</text:p>
              </table:table-cell>
              <table:table-cell office:value-type="float" office:value="1.65705128205128">
                <text:p>1.65705128205128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.53076923076923">
                <text:p>1.53076923076923</text:p>
              </table:table-cell>
              <table:table-cell office:value-type="float" office:value="1.6674358974359">
                <text:p>1.667435897435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49230769230769">
                <text:p>1.49230769230769</text:p>
              </table:table-cell>
              <table:table-cell office:value-type="float" office:value="1.55179487179487">
                <text:p>1.55179487179487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.53025641025641">
                <text:p>1.53025641025641</text:p>
              </table:table-cell>
              <table:table-cell office:value-type="float" office:value="1.60025641025641">
                <text:p>1.6002564102564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62820512820513">
                <text:p>1.62820512820513</text:p>
              </table:table-cell>
              <table:table-cell office:value-type="float" office:value="1.63666666666667">
                <text:p>1.63666666666667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.57538461538462">
                <text:p>1.57538461538462</text:p>
              </table:table-cell>
              <table:table-cell office:value-type="float" office:value="1.62166666666667">
                <text:p>1.6216666666666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58102564102564">
                <text:p>1.58102564102564</text:p>
              </table:table-cell>
              <table:table-cell office:value-type="float" office:value="1.60602564102564">
                <text:p>1.60602564102564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.51128205128205">
                <text:p>1.51128205128205</text:p>
              </table:table-cell>
              <table:table-cell office:value-type="float" office:value="1.58423076923077">
                <text:p>1.5842307692307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45435897435897">
                <text:p>1.45435897435897</text:p>
              </table:table-cell>
              <table:table-cell office:value-type="float" office:value="1.55294871794872">
                <text:p>1.55294871794872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.56051282051282">
                <text:p>1.56051282051282</text:p>
              </table:table-cell>
              <table:table-cell office:value-type="float" office:value="1.60871794871795">
                <text:p>1.6087179487179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52871794871795">
                <text:p>1.52871794871795</text:p>
              </table:table-cell>
              <table:table-cell office:value-type="float" office:value="1.55679487179487">
                <text:p>1.55679487179487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51794871794872">
                <text:p>1.51794871794872</text:p>
              </table:table-cell>
              <table:table-cell office:value-type="float" office:value="1.55897435897436">
                <text:p>1.558974358974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52358974358974">
                <text:p>1.52358974358974</text:p>
              </table:table-cell>
              <table:table-cell office:value-type="float" office:value="1.56012820512821">
                <text:p>1.560128205128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73cm" svg:height="11.403cm" xlink:href=".." xlink:type="simple" chart:class="chart:line" chart:style-name="ch1">
        <chart:title svg:x="7.01cm" svg:y="0.364cm" chart:style-name="ch2">
          <text:p>Local Enhancer, Asim, n = 443</text:p>
        </chart:title>
        <chart:legend chart:legend-position="end" svg:x="18.32cm" svg:y="5.153cm" style:legend-expansion="high" chart:style-name="ch3"/>
        <chart:plot-area chart:style-name="ch4" table:cell-range-address="'Pivot Table_Asim443_1'.F3:'Pivot Table_Asim443_1'.F42 'Pivot Table_Asim443_1'.H2:'Pivot Table_Asim443_1'.I42" chart:data-source-has-labels="both" svg:x="1.416cm" svg:y="1.371cm" svg:width="16.499cm" svg:height="8.823cm">
          <chartooo:coordinate-region svg:x="2.328cm" svg:y="1.371cm" svg:width="15.587cm" svg:height="7.494cm"/>
          <chart:axis chart:dimension="x" chart:name="primary-x" chart:style-name="ch5" chartooo:axis-type="auto">
            <chartooo:date-scale/>
            <chart:title svg:x="8.351cm" svg:y="10.422cm" chart:style-name="ch6">
              <text:p>Enhance Chance</text:p>
            </chart:title>
            <chart:categories table:cell-range-address="'Pivot Table_Asim443_1'.F3:'Pivot Table_Asim443_1'.F42"/>
          </chart:axis>
          <chart:axis chart:dimension="y" chart:name="primary-y" chart:style-name="ch7">
            <chart:title svg:x="0.451cm" svg:y="6.699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Asim443_1'.H3:'Pivot Table_Asim443_1'.H42" chart:label-cell-address="'Pivot Table_Asim443_1'.H2:'Pivot Table_Asim443_1'.H2" chart:class="chart:line">
            <chart:data-point chart:repeated="40"/>
          </chart:series>
          <chart:series chart:style-name="ch11" chart:values-cell-range-address="'Pivot Table_Asim443_1'.I3:'Pivot Table_Asim443_1'.I42" chart:label-cell-address="'Pivot Table_Asim443_1'.I2:'Pivot Table_Asim443_1'.I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Pivot Table_Asim443_1'.H2:'Pivot Table_Asim443_1'.H2</svg:desc>
                </draw:g>
              </table:table-cell>
              <table:table-cell office:value-type="string">
                <text:p>Avg</text:p>
                <draw:g>
                  <svg:desc>'Pivot Table_Asim443_1'.I2:'Pivot Table_Asim443_1'.I2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'Pivot Table_Asim443_1'.F3:'Pivot Table_Asim443_1'.F42</svg:desc>
                </draw:g>
              </table:table-cell>
              <table:table-cell office:value-type="float" office:value="1.9625">
                <text:p>1.9625</text:p>
                <draw:g>
                  <svg:desc>'Pivot Table_Asim443_1'.H3:'Pivot Table_Asim443_1'.H42</svg:desc>
                </draw:g>
              </table:table-cell>
              <table:table-cell office:value-type="float" office:value="2.04430147058823">
                <text:p>2.04430147058823</text:p>
                <draw:g>
                  <svg:desc>'Pivot Table_Asim443_1'.I3:'Pivot Table_Asim443_1'.I4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97830882352941">
                <text:p>1.97830882352941</text:p>
              </table:table-cell>
              <table:table-cell office:value-type="float" office:value="2.05431985294118">
                <text:p>2.05431985294118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2.06544117647059">
                <text:p>2.06544117647059</text:p>
              </table:table-cell>
              <table:table-cell office:value-type="float" office:value="2.11727941176471">
                <text:p>2.1172794117647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00845588235294">
                <text:p>2.00845588235294</text:p>
              </table:table-cell>
              <table:table-cell office:value-type="float" office:value="2.10367647058824">
                <text:p>2.1036764705882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2.01911764705882">
                <text:p>2.01911764705882</text:p>
              </table:table-cell>
              <table:table-cell office:value-type="float" office:value="2.08621323529412">
                <text:p>2.0862132352941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.05404411764706">
                <text:p>2.05404411764706</text:p>
              </table:table-cell>
              <table:table-cell office:value-type="float" office:value="2.11112132352941">
                <text:p>2.11112132352941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.96948529411765">
                <text:p>1.96948529411765</text:p>
              </table:table-cell>
              <table:table-cell office:value-type="float" office:value="2.08134191176471">
                <text:p>2.0813419117647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8272058823529">
                <text:p>1.98272058823529</text:p>
              </table:table-cell>
              <table:table-cell office:value-type="float" office:value="2.06029411764706">
                <text:p>2.06029411764706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.86911764705882">
                <text:p>1.86911764705882</text:p>
              </table:table-cell>
              <table:table-cell office:value-type="float" office:value="1.95376838235294">
                <text:p>1.9537683823529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85625">
                <text:p>1.85625</text:p>
              </table:table-cell>
              <table:table-cell office:value-type="float" office:value="1.99007352941176">
                <text:p>1.99007352941176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2.02610294117647">
                <text:p>2.02610294117647</text:p>
              </table:table-cell>
              <table:table-cell office:value-type="float" office:value="2.09099264705882">
                <text:p>2.0909926470588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8625">
                <text:p>1.8625</text:p>
              </table:table-cell>
              <table:table-cell office:value-type="float" office:value="2.02821691176471">
                <text:p>2.02821691176471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.97242647058824">
                <text:p>1.97242647058824</text:p>
              </table:table-cell>
              <table:table-cell office:value-type="float" office:value="2.10744485294118">
                <text:p>2.1074448529411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.05073529411765">
                <text:p>2.05073529411765</text:p>
              </table:table-cell>
              <table:table-cell office:value-type="float" office:value="2.15284926470588">
                <text:p>2.1528492647058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.92279411764706">
                <text:p>1.92279411764706</text:p>
              </table:table-cell>
              <table:table-cell office:value-type="float" office:value="2.08805147058824">
                <text:p>2.0880514705882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97058823529412">
                <text:p>1.97058823529412</text:p>
              </table:table-cell>
              <table:table-cell office:value-type="float" office:value="2.06277573529412">
                <text:p>2.06277573529412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2.04852941176471">
                <text:p>2.04852941176471</text:p>
              </table:table-cell>
              <table:table-cell office:value-type="float" office:value="2.11314338235294">
                <text:p>2.1131433823529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77205882352941">
                <text:p>1.77205882352941</text:p>
              </table:table-cell>
              <table:table-cell office:value-type="float" office:value="2.00128676470588">
                <text:p>2.00128676470588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.95698529411765">
                <text:p>1.95698529411765</text:p>
              </table:table-cell>
              <table:table-cell office:value-type="float" office:value="2.02784926470588">
                <text:p>2.0278492647058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75992647058824">
                <text:p>1.75992647058824</text:p>
              </table:table-cell>
              <table:table-cell office:value-type="float" office:value="2.00018382352941">
                <text:p>2.00018382352941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2.00441176470588">
                <text:p>2.00441176470588</text:p>
              </table:table-cell>
              <table:table-cell office:value-type="float" office:value="2.04411764705882">
                <text:p>2.0441176470588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90367647058824">
                <text:p>1.90367647058824</text:p>
              </table:table-cell>
              <table:table-cell office:value-type="float" office:value="2.04227941176471">
                <text:p>2.04227941176471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.93713235294118">
                <text:p>1.93713235294118</text:p>
              </table:table-cell>
              <table:table-cell office:value-type="float" office:value="2.04108455882353">
                <text:p>2.0410845588235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90882352941176">
                <text:p>1.90882352941176</text:p>
              </table:table-cell>
              <table:table-cell office:value-type="float" office:value="2.05266544117647">
                <text:p>2.05266544117647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.95220588235294">
                <text:p>1.95220588235294</text:p>
              </table:table-cell>
              <table:table-cell office:value-type="float" office:value="2.00073529411765">
                <text:p>2.000735294117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95441176470588">
                <text:p>1.95441176470588</text:p>
              </table:table-cell>
              <table:table-cell office:value-type="float" office:value="2.04007352941176">
                <text:p>2.04007352941176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2.04117647058824">
                <text:p>2.04117647058824</text:p>
              </table:table-cell>
              <table:table-cell office:value-type="float" office:value="2.08354779411765">
                <text:p>2.0835477941176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02463235294118">
                <text:p>2.02463235294118</text:p>
              </table:table-cell>
              <table:table-cell office:value-type="float" office:value="2.08299632352941">
                <text:p>2.08299632352941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.91544117647059">
                <text:p>1.91544117647059</text:p>
              </table:table-cell>
              <table:table-cell office:value-type="float" office:value="2.02941176470588">
                <text:p>2.0294117647058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93125">
                <text:p>1.93125</text:p>
              </table:table-cell>
              <table:table-cell office:value-type="float" office:value="2.02049632352941">
                <text:p>2.02049632352941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.95110294117647">
                <text:p>1.95110294117647</text:p>
              </table:table-cell>
              <table:table-cell office:value-type="float" office:value="2.05965073529412">
                <text:p>2.0596507352941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86066176470588">
                <text:p>1.86066176470588</text:p>
              </table:table-cell>
              <table:table-cell office:value-type="float" office:value="2.00303308823529">
                <text:p>2.00303308823529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.90772058823529">
                <text:p>1.90772058823529</text:p>
              </table:table-cell>
              <table:table-cell office:value-type="float" office:value="2.04347426470588">
                <text:p>2.0434742647058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86433823529412">
                <text:p>1.86433823529412</text:p>
              </table:table-cell>
              <table:table-cell office:value-type="float" office:value="1.97049632352941">
                <text:p>1.97049632352941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.98492647058824">
                <text:p>1.98492647058824</text:p>
              </table:table-cell>
              <table:table-cell office:value-type="float" office:value="2.08455882352941">
                <text:p>2.0845588235294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94044117647059">
                <text:p>1.94044117647059</text:p>
              </table:table-cell>
              <table:table-cell office:value-type="float" office:value="2.02757352941176">
                <text:p>2.02757352941176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.81691176470588">
                <text:p>1.81691176470588</text:p>
              </table:table-cell>
              <table:table-cell office:value-type="float" office:value="2.06672794117647">
                <text:p>2.0667279411764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96139705882353">
                <text:p>1.96139705882353</text:p>
              </table:table-cell>
              <table:table-cell office:value-type="float" office:value="2.00441176470588">
                <text:p>2.00441176470588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92463235294118">
                <text:p>1.92463235294118</text:p>
              </table:table-cell>
              <table:table-cell office:value-type="float" office:value="2.04457720588235">
                <text:p>2.044577205882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87610294117647">
                <text:p>1.87610294117647</text:p>
              </table:table-cell>
              <table:table-cell office:value-type="float" office:value="2.03363970588235">
                <text:p>2.033639705882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line" chart:style-name="ch1">
        <chart:title svg:x="6.191cm" svg:y="0.364cm" chart:style-name="ch2">
          <text:p>Average Iterations by Enhance Chance</text:p>
        </chart:title>
        <chart:legend chart:legend-position="end" svg:x="16.708cm" svg:y="4.656cm" style:legend-expansion="high" chart:style-name="ch3"/>
        <chart:plot-area chart:style-name="ch4" table:cell-range-address="Iterations.A1:Iterations.E41" chart:data-source-has-labels="both" svg:x="1.416cm" svg:y="1.371cm" svg:width="14.887cm" svg:height="8.825cm">
          <chartooo:coordinate-region svg:x="2.778cm" svg:y="1.371cm" svg:width="13.525cm" svg:height="7.496cm"/>
          <chart:axis chart:dimension="x" chart:name="primary-x" chart:style-name="ch5" chartooo:axis-type="auto">
            <chartooo:date-scale/>
            <chart:title svg:x="7.545cm" svg:y="10.424cm" chart:style-name="ch6">
              <text:p>Enhance Chance</text:p>
            </chart:title>
            <chart:categories table:cell-range-address="Iterations.A2:Iterations.A41"/>
          </chart:axis>
          <chart:axis chart:dimension="y" chart:name="primary-y" chart:style-name="ch7">
            <chart:title svg:x="0.451cm" svg:y="7.15cm" chart:style-name="ch8">
              <text:p>Average Iterations</text:p>
            </chart:title>
            <chart:grid chart:style-name="ch9" chart:class="major"/>
          </chart:axis>
          <chart:series chart:style-name="ch10" chart:values-cell-range-address="Iterations.B2:Iterations.B41" chart:label-cell-address="Iterations.B1:Iterations.B1" chart:class="chart:line">
            <chart:data-point chart:repeated="40"/>
          </chart:series>
          <chart:series chart:style-name="ch11" chart:values-cell-range-address="Iterations.C2:Iterations.C41" chart:label-cell-address="Iterations.C1:Iterations.C1" chart:class="chart:line">
            <chart:data-point chart:repeated="40"/>
          </chart:series>
          <chart:series chart:style-name="ch12" chart:values-cell-range-address="Iterations.D2:Iterations.D41" chart:label-cell-address="Iterations.D1:Iterations.D1" chart:class="chart:line">
            <chart:data-point chart:repeated="40"/>
          </chart:series>
          <chart:series chart:style-name="ch13" chart:values-cell-range-address="Iterations.E2:Iterations.E41" chart:label-cell-address="Iterations.E1:Iterations.E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, N=70</text:p>
                <draw:g>
                  <svg:desc>Iterations.B1:Iterations.B1</svg:desc>
                </draw:g>
              </table:table-cell>
              <table:table-cell office:value-type="string">
                <text:p>Sim, N=439</text:p>
                <draw:g>
                  <svg:desc>Iterations.C1:Iterations.C1</svg:desc>
                </draw:g>
              </table:table-cell>
              <table:table-cell office:value-type="string">
                <text:p>Asim, N = 71</text:p>
                <draw:g>
                  <svg:desc>Iterations.D1:Iterations.D1</svg:desc>
                </draw:g>
              </table:table-cell>
              <table:table-cell office:value-type="string">
                <text:p>Asim, N = 443</text:p>
                <draw:g>
                  <svg:desc>Iterations.E1:Iterations.E1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Iterations.A2:Iterations.A41</svg:desc>
                </draw:g>
              </table:table-cell>
              <table:table-cell office:value-type="float" office:value="35169.5">
                <text:p>35169.5</text:p>
                <draw:g>
                  <svg:desc>Iterations.B2:Iterations.B41</svg:desc>
                </draw:g>
              </table:table-cell>
              <table:table-cell office:value-type="float" office:value="644.5">
                <text:p>644.5</text:p>
                <draw:g>
                  <svg:desc>Iterations.C2:Iterations.C41</svg:desc>
                </draw:g>
              </table:table-cell>
              <table:table-cell office:value-type="float" office:value="4316">
                <text:p>4316</text:p>
                <draw:g>
                  <svg:desc>Iterations.D2:Iterations.D41</svg:desc>
                </draw:g>
              </table:table-cell>
              <table:table-cell office:value-type="float" office:value="557.25">
                <text:p>557.25</text:p>
                <draw:g>
                  <svg:desc>Iterations.E2:Iterations.E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2940">
                <text:p>32940</text:p>
              </table:table-cell>
              <table:table-cell office:value-type="float" office:value="379.5">
                <text:p>379.5</text:p>
              </table:table-cell>
              <table:table-cell office:value-type="float" office:value="4244">
                <text:p>4244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30538.5">
                <text:p>30538.5</text:p>
              </table:table-cell>
              <table:table-cell office:value-type="float" office:value="272.5">
                <text:p>272.5</text:p>
              </table:table-cell>
              <table:table-cell office:value-type="float" office:value="4154.75">
                <text:p>4154.75</text:p>
              </table:table-cell>
              <table:table-cell office:value-type="float" office:value="240.75">
                <text:p>240.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8758">
                <text:p>28758</text:p>
              </table:table-cell>
              <table:table-cell office:value-type="float" office:value="213">
                <text:p>213</text:p>
              </table:table-cell>
              <table:table-cell office:value-type="float" office:value="4009.25">
                <text:p>4009.25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26851.25">
                <text:p>26851.25</text:p>
              </table:table-cell>
              <table:table-cell office:value-type="float" office:value="174">
                <text:p>174</text:p>
              </table:table-cell>
              <table:table-cell office:value-type="float" office:value="3908.75">
                <text:p>3908.75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5589">
                <text:p>25589</text:p>
              </table:table-cell>
              <table:table-cell office:value-type="float" office:value="145.75">
                <text:p>145.75</text:p>
              </table:table-cell>
              <table:table-cell office:value-type="float" office:value="3478">
                <text:p>34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23993.25">
                <text:p>23993.25</text:p>
              </table:table-cell>
              <table:table-cell office:value-type="float" office:value="126.25">
                <text:p>126.25</text:p>
              </table:table-cell>
              <table:table-cell office:value-type="float" office:value="3145.75">
                <text:p>3145.7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2767.75">
                <text:p>22767.75</text:p>
              </table:table-cell>
              <table:table-cell office:value-type="float" office:value="110.75">
                <text:p>110.75</text:p>
              </table:table-cell>
              <table:table-cell office:value-type="float" office:value="2967.75">
                <text:p>2967.75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21681">
                <text:p>21681</text:p>
              </table:table-cell>
              <table:table-cell office:value-type="float" office:value="100">
                <text:p>100</text:p>
              </table:table-cell>
              <table:table-cell office:value-type="float" office:value="3610">
                <text:p>3610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0719.75">
                <text:p>20719.75</text:p>
              </table:table-cell>
              <table:table-cell office:value-type="float" office:value="90">
                <text:p>90</text:p>
              </table:table-cell>
              <table:table-cell office:value-type="float" office:value="3349.75">
                <text:p>3349.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9810.75">
                <text:p>19810.75</text:p>
              </table:table-cell>
              <table:table-cell office:value-type="float" office:value="82.25">
                <text:p>82.25</text:p>
              </table:table-cell>
              <table:table-cell office:value-type="float" office:value="2927.5">
                <text:p>2927.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985.25">
                <text:p>18985.25</text:p>
              </table:table-cell>
              <table:table-cell office:value-type="float" office:value="76.5">
                <text:p>76.5</text:p>
              </table:table-cell>
              <table:table-cell office:value-type="float" office:value="2880.25">
                <text:p>2880.2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8248">
                <text:p>18248</text:p>
              </table:table-cell>
              <table:table-cell office:value-type="float" office:value="70">
                <text:p>70</text:p>
              </table:table-cell>
              <table:table-cell office:value-type="float" office:value="2873">
                <text:p>2873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7490.5">
                <text:p>17490.5</text:p>
              </table:table-cell>
              <table:table-cell office:value-type="float" office:value="65.25">
                <text:p>65.25</text:p>
              </table:table-cell>
              <table:table-cell office:value-type="float" office:value="2858.75">
                <text:p>2858.7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6845.75">
                <text:p>16845.75</text:p>
              </table:table-cell>
              <table:table-cell office:value-type="float" office:value="60.5">
                <text:p>60.5</text:p>
              </table:table-cell>
              <table:table-cell office:value-type="float" office:value="2989.75">
                <text:p>2989.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6185.75">
                <text:p>16185.75</text:p>
              </table:table-cell>
              <table:table-cell office:value-type="float" office:value="57.25">
                <text:p>57.25</text:p>
              </table:table-cell>
              <table:table-cell office:value-type="float" office:value="3255.75">
                <text:p>3255.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5665">
                <text:p>15665</text:p>
              </table:table-cell>
              <table:table-cell office:value-type="float" office:value="54">
                <text:p>54</text:p>
              </table:table-cell>
              <table:table-cell office:value-type="float" office:value="3291.75">
                <text:p>3291.75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5109.5">
                <text:p>15109.5</text:p>
              </table:table-cell>
              <table:table-cell office:value-type="float" office:value="51.25">
                <text:p>51.25</text:p>
              </table:table-cell>
              <table:table-cell office:value-type="float" office:value="3184.5">
                <text:p>3184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4631.75">
                <text:p>14631.75</text:p>
              </table:table-cell>
              <table:table-cell office:value-type="float" office:value="48.75">
                <text:p>48.75</text:p>
              </table:table-cell>
              <table:table-cell office:value-type="float" office:value="2969.5">
                <text:p>2969.5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184.75">
                <text:p>14184.75</text:p>
              </table:table-cell>
              <table:table-cell office:value-type="float" office:value="46.25">
                <text:p>46.25</text:p>
              </table:table-cell>
              <table:table-cell office:value-type="float" office:value="2984.75">
                <text:p>2984.7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3716.75">
                <text:p>13716.75</text:p>
              </table:table-cell>
              <table:table-cell office:value-type="float" office:value="44.75">
                <text:p>44.75</text:p>
              </table:table-cell>
              <table:table-cell office:value-type="float" office:value="3209">
                <text:p>3209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3320.75">
                <text:p>13320.75</text:p>
              </table:table-cell>
              <table:table-cell office:value-type="float" office:value="42.75">
                <text:p>42.75</text:p>
              </table:table-cell>
              <table:table-cell office:value-type="float" office:value="3161.25">
                <text:p>3161.25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2917.5">
                <text:p>12917.5</text:p>
              </table:table-cell>
              <table:table-cell office:value-type="float" office:value="41">
                <text:p>41</text:p>
              </table:table-cell>
              <table:table-cell office:value-type="float" office:value="3128.25">
                <text:p>3128.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581.75">
                <text:p>12581.75</text:p>
              </table:table-cell>
              <table:table-cell office:value-type="float" office:value="38.25">
                <text:p>38.25</text:p>
              </table:table-cell>
              <table:table-cell office:value-type="float" office:value="2641.75">
                <text:p>2641.7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208.75">
                <text:p>12208.75</text:p>
              </table:table-cell>
              <table:table-cell office:value-type="float" office:value="37">
                <text:p>37</text:p>
              </table:table-cell>
              <table:table-cell office:value-type="float" office:value="2675.25">
                <text:p>2675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1926.5">
                <text:p>11926.5</text:p>
              </table:table-cell>
              <table:table-cell office:value-type="float" office:value="36">
                <text:p>36</text:p>
              </table:table-cell>
              <table:table-cell office:value-type="float" office:value="2726.75">
                <text:p>2726.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1587.75">
                <text:p>11587.75</text:p>
              </table:table-cell>
              <table:table-cell office:value-type="float" office:value="34.5">
                <text:p>34.5</text:p>
              </table:table-cell>
              <table:table-cell office:value-type="float" office:value="2467.25">
                <text:p>2467.2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324.75">
                <text:p>11324.75</text:p>
              </table:table-cell>
              <table:table-cell office:value-type="float" office:value="33.5">
                <text:p>33.5</text:p>
              </table:table-cell>
              <table:table-cell office:value-type="float" office:value="2546">
                <text:p>254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0993.75">
                <text:p>10993.75</text:p>
              </table:table-cell>
              <table:table-cell office:value-type="float" office:value="32.5">
                <text:p>32.5</text:p>
              </table:table-cell>
              <table:table-cell office:value-type="float" office:value="2915.5">
                <text:p>2915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756.25">
                <text:p>10756.25</text:p>
              </table:table-cell>
              <table:table-cell office:value-type="float" office:value="31.5">
                <text:p>31.5</text:p>
              </table:table-cell>
              <table:table-cell office:value-type="float" office:value="2884.25">
                <text:p>2884.2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0511.5">
                <text:p>10511.5</text:p>
              </table:table-cell>
              <table:table-cell office:value-type="float" office:value="30.25">
                <text:p>30.25</text:p>
              </table:table-cell>
              <table:table-cell office:value-type="float" office:value="2840">
                <text:p>2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248">
                <text:p>10248</text:p>
              </table:table-cell>
              <table:table-cell office:value-type="float" office:value="29.25">
                <text:p>29.25</text:p>
              </table:table-cell>
              <table:table-cell office:value-type="float" office:value="2820">
                <text:p>28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0011.25">
                <text:p>10011.25</text:p>
              </table:table-cell>
              <table:table-cell office:value-type="float" office:value="29">
                <text:p>29</text:p>
              </table:table-cell>
              <table:table-cell office:value-type="float" office:value="2791.5">
                <text:p>2791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9830.75">
                <text:p>9830.75</text:p>
              </table:table-cell>
              <table:table-cell office:value-type="float" office:value="28">
                <text:p>28</text:p>
              </table:table-cell>
              <table:table-cell office:value-type="float" office:value="2762.25">
                <text:p>2762.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9599.25">
                <text:p>9599.25</text:p>
              </table:table-cell>
              <table:table-cell office:value-type="float" office:value="27">
                <text:p>27</text:p>
              </table:table-cell>
              <table:table-cell office:value-type="float" office:value="2732">
                <text:p>27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9411.25">
                <text:p>9411.25</text:p>
              </table:table-cell>
              <table:table-cell office:value-type="float" office:value="26">
                <text:p>26</text:p>
              </table:table-cell>
              <table:table-cell office:value-type="float" office:value="2706.75">
                <text:p>2706.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9200">
                <text:p>9200</text:p>
              </table:table-cell>
              <table:table-cell office:value-type="float" office:value="25.5">
                <text:p>25.5</text:p>
              </table:table-cell>
              <table:table-cell office:value-type="float" office:value="2676.75">
                <text:p>2676.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9038.5">
                <text:p>9038.5</text:p>
              </table:table-cell>
              <table:table-cell office:value-type="float" office:value="25">
                <text:p>25</text:p>
              </table:table-cell>
              <table:table-cell office:value-type="float" office:value="2649.75">
                <text:p>2649.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8860.75">
                <text:p>8860.75</text:p>
              </table:table-cell>
              <table:table-cell office:value-type="float" office:value="24">
                <text:p>24</text:p>
              </table:table-cell>
              <table:table-cell office:value-type="float" office:value="2617.25">
                <text:p>2617.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64">
                <text:p>8264</text:p>
              </table:table-cell>
              <table:table-cell office:value-type="float" office:value="23">
                <text:p>23</text:p>
              </table:table-cell>
              <table:table-cell office:value-type="float" office:value="2595.75">
                <text:p>2595.75</text:p>
              </table:table-cell>
              <table:table-cell office:value-type="float" office:value="21.75">
                <text:p>2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line" chart:style-name="ch1">
        <chart:title svg:x="6.191cm" svg:y="0.364cm" chart:style-name="ch2">
          <text:p>Average Iterations by Enhance Chance</text:p>
        </chart:title>
        <chart:legend chart:legend-position="end" svg:x="17.291cm" svg:y="5.403cm" style:legend-expansion="high" chart:style-name="ch3"/>
        <chart:plot-area chart:style-name="ch4" table:cell-range-address="Iterations.A1:Iterations.B41" chart:data-source-has-labels="both" svg:x="1.416cm" svg:y="1.371cm" svg:width="15.47cm" svg:height="8.825cm">
          <chartooo:coordinate-region svg:x="2.593cm" svg:y="1.371cm" svg:width="14.293cm" svg:height="7.496cm"/>
          <chart:axis chart:dimension="x" chart:name="primary-x" chart:style-name="ch5" chartooo:axis-type="auto">
            <chartooo:date-scale/>
            <chart:title svg:x="7.837cm" svg:y="10.424cm" chart:style-name="ch6">
              <text:p>Enhance Chance</text:p>
            </chart:title>
            <chart:categories table:cell-range-address="Iterations.A2:Iterations.A41"/>
          </chart:axis>
          <chart:axis chart:dimension="y" chart:name="primary-y" chart:style-name="ch5">
            <chart:title svg:x="0.451cm" svg:y="7.15cm" chart:style-name="ch7">
              <text:p>Average Iterations</text:p>
            </chart:title>
            <chart:grid chart:style-name="ch8" chart:class="major"/>
          </chart:axis>
          <chart:series chart:style-name="ch9" chart:values-cell-range-address="Iterations.B2:Iterations.B41" chart:label-cell-address="Iterations.B1:Iterations.B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, N=70</text:p>
                <draw:g>
                  <svg:desc>Iterations.B1:Iterations.B1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Iterations.A2:Iterations.A41</svg:desc>
                </draw:g>
              </table:table-cell>
              <table:table-cell office:value-type="float" office:value="35169.5">
                <text:p>35169.5</text:p>
                <draw:g>
                  <svg:desc>Iterations.B2:Iterations.B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2940">
                <text:p>32940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30538.5">
                <text:p>30538.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8758">
                <text:p>28758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26851.25">
                <text:p>26851.2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5589">
                <text:p>25589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23993.25">
                <text:p>23993.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2767.75">
                <text:p>22767.7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21681">
                <text:p>2168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0719.75">
                <text:p>20719.75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9810.75">
                <text:p>19810.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985.25">
                <text:p>18985.25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8248">
                <text:p>1824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7490.5">
                <text:p>17490.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6845.75">
                <text:p>16845.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6185.75">
                <text:p>16185.75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5665">
                <text:p>1566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5109.5">
                <text:p>15109.5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4631.75">
                <text:p>14631.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184.75">
                <text:p>14184.7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3716.75">
                <text:p>13716.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3320.75">
                <text:p>13320.7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2917.5">
                <text:p>12917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581.75">
                <text:p>12581.7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208.75">
                <text:p>12208.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1926.5">
                <text:p>11926.5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1587.75">
                <text:p>11587.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324.75">
                <text:p>11324.75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0993.75">
                <text:p>10993.7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756.25">
                <text:p>10756.2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0511.5">
                <text:p>10511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0011.25">
                <text:p>10011.2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9830.75">
                <text:p>9830.75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9599.25">
                <text:p>9599.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9411.25">
                <text:p>9411.25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9038.5">
                <text:p>9038.5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8860.75">
                <text:p>8860.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64">
                <text:p>82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line" chart:style-name="ch1">
        <chart:title svg:x="6.191cm" svg:y="0.364cm" chart:style-name="ch2">
          <text:p>Average Iterations by Enhance Chance</text:p>
        </chart:title>
        <chart:legend chart:legend-position="end" svg:x="16.708cm" svg:y="5.154cm" style:legend-expansion="high" chart:style-name="ch3"/>
        <chart:plot-area chart:style-name="ch4" table:cell-range-address="Iterations.A2:Iterations.A41 Iterations.C1:Iterations.C41 Iterations.E1:Iterations.E41" chart:data-source-has-labels="both" svg:x="1.416cm" svg:y="1.371cm" svg:width="14.887cm" svg:height="8.825cm">
          <chartooo:coordinate-region svg:x="2.223cm" svg:y="1.371cm" svg:width="14.08cm" svg:height="7.495cm"/>
          <chart:axis chart:dimension="x" chart:name="primary-x" chart:style-name="ch5" chartooo:axis-type="auto">
            <chartooo:date-scale/>
            <chart:title svg:x="7.545cm" svg:y="10.424cm" chart:style-name="ch6">
              <text:p>Enhance Chance</text:p>
            </chart:title>
            <chart:categories table:cell-range-address="Iterations.A2:Iterations.A41"/>
          </chart:axis>
          <chart:axis chart:dimension="y" chart:name="primary-y" chart:style-name="ch5">
            <chart:title svg:x="0.451cm" svg:y="7.15cm" chart:style-name="ch7">
              <text:p>Average Iterations</text:p>
            </chart:title>
            <chart:grid chart:style-name="ch8" chart:class="major"/>
          </chart:axis>
          <chart:series chart:style-name="ch9" chart:values-cell-range-address="Iterations.C2:Iterations.C41" chart:label-cell-address="Iterations.C1:Iterations.C1" chart:class="chart:line">
            <chart:data-point chart:repeated="40"/>
          </chart:series>
          <chart:series chart:style-name="ch10" chart:values-cell-range-address="Iterations.E2:Iterations.E41" chart:label-cell-address="Iterations.E1:Iterations.E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, N=439</text:p>
                <draw:g>
                  <svg:desc>Iterations.C1:Iterations.C1</svg:desc>
                </draw:g>
              </table:table-cell>
              <table:table-cell office:value-type="string">
                <text:p>Asim, N = 443</text:p>
                <draw:g>
                  <svg:desc>Iterations.E1:Iterations.E1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Iterations.A2:Iterations.A41</svg:desc>
                </draw:g>
              </table:table-cell>
              <table:table-cell office:value-type="float" office:value="644.5">
                <text:p>644.5</text:p>
                <draw:g>
                  <svg:desc>Iterations.C2:Iterations.C41</svg:desc>
                </draw:g>
              </table:table-cell>
              <table:table-cell office:value-type="float" office:value="557.25">
                <text:p>557.25</text:p>
                <draw:g>
                  <svg:desc>Iterations.E2:Iterations.E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79.5">
                <text:p>379.5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272.5">
                <text:p>272.5</text:p>
              </table:table-cell>
              <table:table-cell office:value-type="float" office:value="240.75">
                <text:p>240.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13">
                <text:p>213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74">
                <text:p>174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45.75">
                <text:p>145.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26.25">
                <text:p>126.2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0.75">
                <text:p>110.75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00">
                <text:p>100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90">
                <text:p>90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82.25">
                <text:p>82.2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6.5">
                <text:p>76.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70">
                <text:p>7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65.25">
                <text:p>65.2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60.5">
                <text:p>60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57.25">
                <text:p>57.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54">
                <text:p>54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.25">
                <text:p>51.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48.75">
                <text:p>48.75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6.25">
                <text:p>46.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44.75">
                <text:p>44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42.75">
                <text:p>42.75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8.25">
                <text:p>38.2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34.5">
                <text:p>34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3.5">
                <text:p>33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32.5">
                <text:p>32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.5">
                <text:p>31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30.25">
                <text:p>30.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9.25">
                <text:p>29.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25.5">
                <text:p>25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1.75">
                <text:p>21.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line" chart:style-name="ch1">
        <chart:title svg:x="6.191cm" svg:y="0.364cm" chart:style-name="ch2">
          <text:p>Average Iterations by Enhance Chance</text:p>
        </chart:title>
        <chart:legend chart:legend-position="end" svg:x="16.894cm" svg:y="5.403cm" style:legend-expansion="high" chart:style-name="ch3"/>
        <chart:plot-area chart:style-name="ch4" table:cell-range-address="Iterations.A2:Iterations.A41 Iterations.D1:Iterations.D41" chart:data-source-has-labels="both" svg:x="1.416cm" svg:y="1.371cm" svg:width="15.073cm" svg:height="8.825cm">
          <chartooo:coordinate-region svg:x="2.408cm" svg:y="1.371cm" svg:width="14.081cm" svg:height="7.496cm"/>
          <chart:axis chart:dimension="x" chart:name="primary-x" chart:style-name="ch5" chartooo:axis-type="auto">
            <chartooo:date-scale/>
            <chart:title svg:x="7.638cm" svg:y="10.424cm" chart:style-name="ch6">
              <text:p>Enhance Chance</text:p>
            </chart:title>
            <chart:categories table:cell-range-address="Iterations.A2:Iterations.A41"/>
          </chart:axis>
          <chart:axis chart:dimension="y" chart:name="primary-y" chart:style-name="ch5">
            <chart:title svg:x="0.451cm" svg:y="7.15cm" chart:style-name="ch7">
              <text:p>Average Iterations</text:p>
            </chart:title>
            <chart:grid chart:style-name="ch8" chart:class="major"/>
          </chart:axis>
          <chart:series chart:style-name="ch9" chart:values-cell-range-address="Iterations.D2:Iterations.D41" chart:label-cell-address="Iterations.D1:Iterations.D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m, N = 71</text:p>
                <draw:g>
                  <svg:desc>Iterations.D1:Iterations.D1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Iterations.A2:Iterations.A41</svg:desc>
                </draw:g>
              </table:table-cell>
              <table:table-cell office:value-type="float" office:value="4316">
                <text:p>4316</text:p>
                <draw:g>
                  <svg:desc>Iterations.D2:Iterations.D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4154.75">
                <text:p>4154.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009.25">
                <text:p>4009.2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3908.75">
                <text:p>3908.7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3145.75">
                <text:p>3145.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967.75">
                <text:p>2967.7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349.75">
                <text:p>3349.75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2927.5">
                <text:p>2927.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880.25">
                <text:p>2880.25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858.75">
                <text:p>2858.7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2989.75">
                <text:p>2989.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255.75">
                <text:p>3255.75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3291.75">
                <text:p>3291.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84.5">
                <text:p>3184.5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2969.5">
                <text:p>2969.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984.75">
                <text:p>2984.7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161.25">
                <text:p>3161.2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3128.25">
                <text:p>3128.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641.75">
                <text:p>2641.7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2675.25">
                <text:p>2675.2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726.75">
                <text:p>2726.75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2467.25">
                <text:p>2467.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2915.5">
                <text:p>2915.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884.25">
                <text:p>2884.2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2791.5">
                <text:p>2791.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762.25">
                <text:p>2762.25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706.75">
                <text:p>2706.75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2676.75">
                <text:p>2676.7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649.75">
                <text:p>2649.75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2617.25">
                <text:p>2617.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95.75">
                <text:p>2595.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